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C000003D554653D6B.png" manifest:media-type="image/png"/>
  <manifest:file-entry manifest:full-path="Pictures/10000000000004590000016D135F4A4C.png" manifest:media-type="image/png"/>
  <manifest:file-entry manifest:full-path="Pictures/1000000000000308000002A831B86E6D.png" manifest:media-type="image/png"/>
  <manifest:file-entry manifest:full-path="Pictures/10000000000004AE000003B489E36146.png" manifest:media-type="image/png"/>
  <manifest:file-entry manifest:full-path="Pictures/100000000000020000000200CD4B9EC1.png" manifest:media-type="image/png"/>
  <manifest:file-entry manifest:full-path="Pictures/100000000000052B0000024D86C60D55.png" manifest:media-type="image/png"/>
  <manifest:file-entry manifest:full-path="Pictures/100000000000052B0000024D8FEBAC4A.png" manifest:media-type="image/png"/>
  <manifest:file-entry manifest:full-path="Pictures/10000000000003C600000100D2B568FC.png" manifest:media-type="image/png"/>
  <manifest:file-entry manifest:full-path="Pictures/100000000000052B0000024DFE1C9F23.png" manifest:media-type="image/png"/>
  <manifest:file-entry manifest:full-path="Pictures/10000000000003BC0000009868474A59.png" manifest:media-type="image/png"/>
  <manifest:file-entry manifest:full-path="Pictures/1000000000000498000001BA0DFE4FB5.png" manifest:media-type="image/png"/>
  <manifest:file-entry manifest:full-path="Pictures/10000000000003C000000118DCE269FF.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6.6931in" style:rel-column-width="65535*"/>
    </style:style>
    <style:style style:name="Tabla1.A1" style:family="table-cell">
      <style:table-cell-properties fo:padding="0.0382in" fo:border="0.05pt solid #000000"/>
    </style:style>
    <style:style style:name="Tabla2" style:family="table">
      <style:table-properties style:width="6.6931in" table:align="margins"/>
    </style:style>
    <style:style style:name="Tabla2.A" style:family="table-column">
      <style:table-column-properties style:column-width="6.6931in" style:rel-column-width="65535*"/>
    </style:style>
    <style:style style:name="Tabla2.A1" style:family="table-cell">
      <style:table-cell-properties fo:padding="0.0382in" fo:border="0.05pt solid #000000"/>
    </style:style>
    <style:style style:name="Tabla3" style:family="table">
      <style:table-properties style:width="6.6931in" table:align="margins"/>
    </style:style>
    <style:style style:name="Tabla3.A" style:family="table-column">
      <style:table-column-properties style:column-width="6.6931in" style:rel-column-width="65535*"/>
    </style:style>
    <style:style style:name="Tabla3.A1" style:family="table-cell">
      <style:table-cell-properties fo:background-color="transparent" fo:padding="0.0382in" fo:border="0.05pt solid #000000">
        <style:background-image/>
      </style:table-cell-properties>
    </style:style>
    <style:style style:name="Tabla4" style:family="table">
      <style:table-properties style:width="6.6931in" table:align="margins"/>
    </style:style>
    <style:style style:name="Tabla4.A" style:family="table-column">
      <style:table-column-properties style:column-width="6.6931in" style:rel-column-width="65535*"/>
    </style:style>
    <style:style style:name="Tabla4.A1" style:family="table-cell">
      <style:table-cell-properties fo:padding="0.0382in" fo:border="0.05pt solid #000000"/>
    </style:style>
    <style:style style:name="Tabla5" style:family="table">
      <style:table-properties style:width="6.6931in" table:align="margins"/>
    </style:style>
    <style:style style:name="Tabla5.A" style:family="table-column">
      <style:table-column-properties style:column-width="6.6931in" style:rel-column-width="65535*"/>
    </style:style>
    <style:style style:name="Tabla5.A1" style:family="table-cell">
      <style:table-cell-properties fo:padding="0.0382in" fo:border="0.05pt solid #000000"/>
    </style:style>
    <style:style style:name="Tabla6" style:family="table">
      <style:table-properties style:width="4.7972in" table:align="left"/>
    </style:style>
    <style:style style:name="Tabla6.A" style:family="table-column">
      <style:table-column-properties style:column-width="2.4618in"/>
    </style:style>
    <style:style style:name="Tabla6.B" style:family="table-column">
      <style:table-column-properties style:column-width="2.3354in"/>
    </style:style>
    <style:style style:name="Tabla6.A1" style:family="table-cell">
      <style:table-cell-properties fo:padding="0.0382in" fo:border-left="0.05pt solid #000000" fo:border-right="none" fo:border-top="0.05pt solid #000000" fo:border-bottom="0.05pt solid #000000"/>
    </style:style>
    <style:style style:name="Tabla6.B1" style:family="table-cell">
      <style:table-cell-properties fo:padding="0.0382in" fo:border="0.05pt solid #000000"/>
    </style:style>
    <style:style style:name="Tabla6.A2" style:family="table-cell">
      <style:table-cell-properties fo:padding="0.0382in" fo:border-left="0.05pt solid #000000" fo:border-right="none" fo:border-top="none" fo:border-bottom="0.05pt solid #000000"/>
    </style:style>
    <style:style style:name="Tabla6.B2" style:family="table-cell">
      <style:table-cell-properties fo:padding="0.0382in" fo:border-left="0.05pt solid #000000" fo:border-right="0.05pt solid #000000" fo:border-top="none" fo:border-bottom="0.05pt solid #000000"/>
    </style:style>
    <style:style style:name="Tabla48" style:family="table">
      <style:table-properties style:width="6.6931in" table:align="margins"/>
    </style:style>
    <style:style style:name="Tabla48.A" style:family="table-column">
      <style:table-column-properties style:column-width="6.6931in" style:rel-column-width="65535*"/>
    </style:style>
    <style:style style:name="Tabla48.A1" style:family="table-cell">
      <style:table-cell-properties fo:padding="0.0382in" fo:border="0.05pt solid #000000"/>
    </style:style>
    <style:style style:name="Tabla49" style:family="table">
      <style:table-properties style:width="6.6931in" table:align="margins"/>
    </style:style>
    <style:style style:name="Tabla49.A" style:family="table-column">
      <style:table-column-properties style:column-width="6.6931in" style:rel-column-width="65535*"/>
    </style:style>
    <style:style style:name="Tabla49.A1" style:family="table-cell">
      <style:table-cell-properties fo:padding="0.0382in" fo:border="0.05pt solid #000000"/>
    </style:style>
    <style:style style:name="Tabla23" style:family="table">
      <style:table-properties style:width="6.6931in" table:align="margins"/>
    </style:style>
    <style:style style:name="Tabla23.A" style:family="table-column">
      <style:table-column-properties style:column-width="6.6931in" style:rel-column-width="65535*"/>
    </style:style>
    <style:style style:name="Tabla23.A1" style:family="table-cell">
      <style:table-cell-properties fo:padding="0.0382in" fo:border="0.05pt solid #000000"/>
    </style:style>
    <style:style style:name="Tabla24" style:family="table">
      <style:table-properties style:width="6.6931in" table:align="margins"/>
    </style:style>
    <style:style style:name="Tabla24.A" style:family="table-column">
      <style:table-column-properties style:column-width="6.6931in" style:rel-column-width="65535*"/>
    </style:style>
    <style:style style:name="Tabla24.A1" style:family="table-cell">
      <style:table-cell-properties fo:padding="0.0382in" fo:border="0.05pt solid #000000"/>
    </style:style>
    <style:style style:name="Tabla50" style:family="table">
      <style:table-properties style:width="6.6931in" table:align="margins"/>
    </style:style>
    <style:style style:name="Tabla50.A" style:family="table-column">
      <style:table-column-properties style:column-width="6.6931in" style:rel-column-width="65535*"/>
    </style:style>
    <style:style style:name="Tabla50.A1" style:family="table-cell">
      <style:table-cell-properties fo:background-color="#ffff99" fo:padding="0.0382in" fo:border="4pt solid #000000">
        <style:background-image/>
      </style:table-cell-properties>
    </style:style>
    <style:style style:name="Tabla33" style:family="table">
      <style:table-properties style:width="6.6931in" table:align="margins"/>
    </style:style>
    <style:style style:name="Tabla33.A" style:family="table-column">
      <style:table-column-properties style:column-width="6.6931in" style:rel-column-width="65535*"/>
    </style:style>
    <style:style style:name="Tabla33.A1" style:family="table-cell">
      <style:table-cell-properties fo:padding="0.0382in" fo:border="0.05pt solid #000000"/>
    </style:style>
    <style:style style:name="Tabla87" style:family="table">
      <style:table-properties style:width="6.6931in" table:align="margins"/>
    </style:style>
    <style:style style:name="Tabla87.A" style:family="table-column">
      <style:table-column-properties style:column-width="6.6931in" style:rel-column-width="65535*"/>
    </style:style>
    <style:style style:name="Tabla87.A1" style:family="table-cell">
      <style:table-cell-properties fo:padding="0.0382in" fo:border="0.05pt solid #000000"/>
    </style:style>
    <style:style style:name="Tabla88" style:family="table">
      <style:table-properties style:width="6.6931in" table:align="margins"/>
    </style:style>
    <style:style style:name="Tabla88.A" style:family="table-column">
      <style:table-column-properties style:column-width="6.6931in" style:rel-column-width="65535*"/>
    </style:style>
    <style:style style:name="Tabla88.A1" style:family="table-cell">
      <style:table-cell-properties fo:padding="0.0382in" fo:border="0.05pt solid #000000"/>
    </style:style>
    <style:style style:name="Tabla89" style:family="table">
      <style:table-properties style:width="6.6931in" table:align="margins"/>
    </style:style>
    <style:style style:name="Tabla89.A" style:family="table-column">
      <style:table-column-properties style:column-width="6.6931in" style:rel-column-width="65535*"/>
    </style:style>
    <style:style style:name="Tabla89.A1" style:family="table-cell">
      <style:table-cell-properties fo:padding="0.0382in" fo:border="0.05pt solid #000000"/>
    </style:style>
    <style:style style:name="Tabla90" style:family="table">
      <style:table-properties style:width="6.6931in" table:align="margins"/>
    </style:style>
    <style:style style:name="Tabla90.A" style:family="table-column">
      <style:table-column-properties style:column-width="6.6931in" style:rel-column-width="65535*"/>
    </style:style>
    <style:style style:name="Tabla90.A1" style:family="table-cell">
      <style:table-cell-properties fo:padding="0.0382in" fo:border="0.05pt solid #000000"/>
    </style:style>
    <style:style style:name="Tabla91" style:family="table">
      <style:table-properties style:width="6.6931in" table:align="margins"/>
    </style:style>
    <style:style style:name="Tabla91.A" style:family="table-column">
      <style:table-column-properties style:column-width="6.6931in" style:rel-column-width="65535*"/>
    </style:style>
    <style:style style:name="Tabla91.A1" style:family="table-cell">
      <style:table-cell-properties fo:padding="0.0382in" fo:border="0.05pt solid #000000"/>
    </style:style>
    <style:style style:name="Tabla93" style:family="table">
      <style:table-properties style:width="6.6931in" table:align="margins"/>
    </style:style>
    <style:style style:name="Tabla93.A" style:family="table-column">
      <style:table-column-properties style:column-width="6.6931in" style:rel-column-width="65535*"/>
    </style:style>
    <style:style style:name="Tabla93.A1" style:family="table-cell">
      <style:table-cell-properties fo:padding="0.0382in" fo:border="0.05pt solid #000000"/>
    </style:style>
    <style:style style:name="Tabla94" style:family="table">
      <style:table-properties style:width="6.6931in" table:align="margins"/>
    </style:style>
    <style:style style:name="Tabla94.A" style:family="table-column">
      <style:table-column-properties style:column-width="6.6931in" style:rel-column-width="65535*"/>
    </style:style>
    <style:style style:name="Tabla94.A1" style:family="table-cell">
      <style:table-cell-properties fo:padding="0.0382in" fo:border="0.05pt solid #000000"/>
    </style:style>
    <style:style style:name="Tabla45" style:family="table">
      <style:table-properties style:width="6.6931in" table:align="margins"/>
    </style:style>
    <style:style style:name="Tabla45.A" style:family="table-column">
      <style:table-column-properties style:column-width="6.6931in" style:rel-column-width="65535*"/>
    </style:style>
    <style:style style:name="Tabla45.A1" style:family="table-cell">
      <style:table-cell-properties fo:background-color="#ff9966" fo:padding="0.0382in" fo:border="4pt solid #000000">
        <style:background-image/>
      </style:table-cell-properties>
    </style:style>
    <style:style style:name="Tabla7" style:family="table">
      <style:table-properties style:width="6.6931in" table:align="margins"/>
    </style:style>
    <style:style style:name="Tabla7.A" style:family="table-column">
      <style:table-column-properties style:column-width="6.6931in" style:rel-column-width="65535*"/>
    </style:style>
    <style:style style:name="Tabla7.A1" style:family="table-cell">
      <style:table-cell-properties fo:padding="0.0382in" fo:border="0.05pt solid #000000"/>
    </style:style>
    <style:style style:name="Tabla8" style:family="table">
      <style:table-properties style:width="6.6931in" table:align="margins"/>
    </style:style>
    <style:style style:name="Tabla8.A" style:family="table-column">
      <style:table-column-properties style:column-width="6.6931in" style:rel-column-width="65535*"/>
    </style:style>
    <style:style style:name="Tabla8.A1" style:family="table-cell">
      <style:table-cell-properties fo:padding="0.0382in" fo:border="0.05pt solid #000000"/>
    </style:style>
    <style:style style:name="Tabla19" style:family="table">
      <style:table-properties style:width="6.6931in" table:align="margins"/>
    </style:style>
    <style:style style:name="Tabla19.A" style:family="table-column">
      <style:table-column-properties style:column-width="6.6931in" style:rel-column-width="65535*"/>
    </style:style>
    <style:style style:name="Tabla19.A1" style:family="table-cell">
      <style:table-cell-properties fo:padding="0.0382in" fo:border="0.05pt solid #000000"/>
    </style:style>
    <style:style style:name="Tabla47" style:family="table">
      <style:table-properties style:width="6.6931in" table:align="margins"/>
    </style:style>
    <style:style style:name="Tabla47.A" style:family="table-column">
      <style:table-column-properties style:column-width="6.6931in" style:rel-column-width="65535*"/>
    </style:style>
    <style:style style:name="Tabla47.A1" style:family="table-cell">
      <style:table-cell-properties fo:background-color="#ffff99" fo:padding="0.0382in" fo:border="4pt solid #000000">
        <style:background-image/>
      </style:table-cell-properties>
    </style:style>
    <style:style style:name="Tabla51" style:family="table">
      <style:table-properties style:width="6.6931in" table:align="margins"/>
    </style:style>
    <style:style style:name="Tabla51.A" style:family="table-column">
      <style:table-column-properties style:column-width="6.6931in" style:rel-column-width="65535*"/>
    </style:style>
    <style:style style:name="Tabla51.A1" style:family="table-cell">
      <style:table-cell-properties fo:background-color="#ffff99" fo:padding="0.0382in" fo:border="4pt solid #000000">
        <style:background-image/>
      </style:table-cell-properties>
    </style:style>
    <style:style style:name="Tabla10" style:family="table">
      <style:table-properties style:width="6.6931in" table:align="margins"/>
    </style:style>
    <style:style style:name="Tabla10.A" style:family="table-column">
      <style:table-column-properties style:column-width="6.6931in" style:rel-column-width="65535*"/>
    </style:style>
    <style:style style:name="Tabla10.A1" style:family="table-cell">
      <style:table-cell-properties fo:background-color="#ff9966" fo:padding="0.0382in" fo:border="4pt solid #000000">
        <style:background-image/>
      </style:table-cell-properties>
    </style:style>
    <style:style style:name="Table10" style:family="table">
      <style:table-properties style:width="5.7292in" table:align="right"/>
    </style:style>
    <style:style style:name="Table10.A" style:family="table-column">
      <style:table-column-properties style:column-width="5.7292in"/>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background-color="#ff9966" fo:padding="0.0382in" fo:border="4pt solid #000000">
        <style:background-image/>
      </style:table-cell-properties>
    </style:style>
    <style:style style:name="Tabla11" style:family="table">
      <style:table-properties style:width="6.6931in" table:align="margins"/>
    </style:style>
    <style:style style:name="Tabla11.A" style:family="table-column">
      <style:table-column-properties style:column-width="6.6931in" style:rel-column-width="65535*"/>
    </style:style>
    <style:style style:name="Tabla11.A1" style:family="table-cell">
      <style:table-cell-properties fo:background-color="#ff9966" fo:padding="0.0382in" fo:border="4pt solid #000000">
        <style:background-image/>
      </style:table-cell-properties>
    </style:style>
    <style:style style:name="Tabla12" style:family="table">
      <style:table-properties style:width="6.6931in" table:align="margins"/>
    </style:style>
    <style:style style:name="Tabla12.A" style:family="table-column">
      <style:table-column-properties style:column-width="6.6931in" style:rel-column-width="65535*"/>
    </style:style>
    <style:style style:name="Tabla12.A1" style:family="table-cell">
      <style:table-cell-properties fo:background-color="#004a4a" fo:padding="0.0382in" fo:border="0.05pt solid #000000">
        <style:background-image/>
      </style:table-cell-properties>
    </style:style>
    <style:style style:name="Tabla13" style:family="table">
      <style:table-properties style:width="6.6931in" table:align="margins"/>
    </style:style>
    <style:style style:name="Tabla13.A" style:family="table-column">
      <style:table-column-properties style:column-width="6.6931in" style:rel-column-width="65535*"/>
    </style:style>
    <style:style style:name="Tabla13.A1" style:family="table-cell">
      <style:table-cell-properties fo:background-color="#004a4a" fo:padding="0.0382in" fo:border="0.05pt solid #000000">
        <style:background-image/>
      </style:table-cell-properties>
    </style:style>
    <style:style style:name="Tabla44" style:family="table">
      <style:table-properties style:width="6.6931in" fo:break-before="page" table:align="margins"/>
    </style:style>
    <style:style style:name="Tabla44.A" style:family="table-column">
      <style:table-column-properties style:column-width="6.6931in" style:rel-column-width="65535*"/>
    </style:style>
    <style:style style:name="Tabla44.A1" style:family="table-cell">
      <style:table-cell-properties fo:padding="0.0382in" fo:border="0.05pt solid #000000"/>
    </style:style>
    <style:style style:name="Tabla46" style:family="table">
      <style:table-properties style:width="6.6931in" table:align="margins"/>
    </style:style>
    <style:style style:name="Tabla46.A" style:family="table-column">
      <style:table-column-properties style:column-width="6.6931in" style:rel-column-width="65535*"/>
    </style:style>
    <style:style style:name="Tabla46.A1" style:family="table-cell">
      <style:table-cell-properties fo:padding="0.0382in" fo:border="0.05pt solid #000000"/>
    </style:style>
    <style:style style:name="Tabla14" style:family="table">
      <style:table-properties style:width="6.6931in" fo:break-before="page" table:align="margins"/>
    </style:style>
    <style:style style:name="Tabla14.A" style:family="table-column">
      <style:table-column-properties style:column-width="6.6931in" style:rel-column-width="65535*"/>
    </style:style>
    <style:style style:name="Tabla14.A1" style:family="table-cell">
      <style:table-cell-properties fo:padding="0.0382in" fo:border="0.05pt solid #000000"/>
    </style:style>
    <style:style style:name="Tabla14.A2" style:family="table-cell">
      <style:table-cell-properties fo:padding="0.0382in" fo:border-left="0.05pt solid #000000" fo:border-right="0.05pt solid #000000" fo:border-top="none" fo:border-bottom="0.05pt solid #000000"/>
    </style:style>
    <style:style style:name="Tabla15" style:family="table">
      <style:table-properties style:width="6.6931in" table:align="margins"/>
    </style:style>
    <style:style style:name="Tabla15.A" style:family="table-column">
      <style:table-column-properties style:column-width="6.6931in" style:rel-column-width="65535*"/>
    </style:style>
    <style:style style:name="Tabla15.A1" style:family="table-cell">
      <style:table-cell-properties fo:background-color="#ff9966" fo:padding="0.0382in" fo:border="4pt solid #000000">
        <style:background-image/>
      </style:table-cell-properties>
    </style:style>
    <style:style style:name="Tabla16" style:family="table">
      <style:table-properties style:width="6.6931in" table:align="margins"/>
    </style:style>
    <style:style style:name="Tabla16.A" style:family="table-column">
      <style:table-column-properties style:column-width="6.6931in" style:rel-column-width="65535*"/>
    </style:style>
    <style:style style:name="Tabla16.A1" style:family="table-cell">
      <style:table-cell-properties fo:padding="0.0382in" fo:border="0.05pt solid #000000"/>
    </style:style>
    <style:style style:name="Tabla17" style:family="table">
      <style:table-properties style:width="6.6931in" table:align="margins"/>
    </style:style>
    <style:style style:name="Tabla17.A" style:family="table-column">
      <style:table-column-properties style:column-width="6.6931in" style:rel-column-width="65535*"/>
    </style:style>
    <style:style style:name="Tabla17.A1" style:family="table-cell">
      <style:table-cell-properties fo:padding="0.0382in" fo:border="0.05pt solid #000000"/>
    </style:style>
    <style:style style:name="Tabla18" style:family="table">
      <style:table-properties style:width="6.6931in" table:align="margins"/>
    </style:style>
    <style:style style:name="Tabla18.A" style:family="table-column">
      <style:table-column-properties style:column-width="6.6931in" style:rel-column-width="65535*"/>
    </style:style>
    <style:style style:name="Tabla18.A1" style:family="table-cell">
      <style:table-cell-properties fo:background-color="#ff9966" fo:padding="0.0382in" fo:border="4pt solid #000000">
        <style:background-image/>
      </style:table-cell-properties>
    </style:style>
    <style:style style:name="Tabla37" style:family="table">
      <style:table-properties style:width="6.6931in" table:align="margins"/>
    </style:style>
    <style:style style:name="Tabla37.A" style:family="table-column">
      <style:table-column-properties style:column-width="5.9507in" style:rel-column-width="58266*"/>
    </style:style>
    <style:style style:name="Tabla37.B" style:family="table-column">
      <style:table-column-properties style:column-width="0.7424in" style:rel-column-width="7269*"/>
    </style:style>
    <style:style style:name="Tabla37.A1" style:family="table-cell">
      <style:table-cell-properties fo:padding="0.0382in" fo:border-left="0.05pt solid #000000" fo:border-right="none" fo:border-top="0.05pt solid #000000" fo:border-bottom="0.05pt solid #000000"/>
    </style:style>
    <style:style style:name="Tabla37.B1" style:family="table-cell">
      <style:table-cell-properties fo:padding="0.0382in" fo:border="0.05pt solid #000000"/>
    </style:style>
    <style:style style:name="Tabla37.A2" style:family="table-cell">
      <style:table-cell-properties fo:padding="0.0382in" fo:border-left="0.05pt solid #000000" fo:border-right="none" fo:border-top="none" fo:border-bottom="0.05pt solid #000000"/>
    </style:style>
    <style:style style:name="Tabla37.B2" style:family="table-cell">
      <style:table-cell-properties fo:padding="0.0382in" fo:border-left="0.05pt solid #000000" fo:border-right="0.05pt solid #000000" fo:border-top="none" fo:border-bottom="0.05pt solid #000000"/>
    </style:style>
    <style:style style:name="Tabla25" style:family="table">
      <style:table-properties style:width="6.6931in" table:align="margins"/>
    </style:style>
    <style:style style:name="Tabla25.A" style:family="table-column">
      <style:table-column-properties style:column-width="6.6931in" style:rel-column-width="65535*"/>
    </style:style>
    <style:style style:name="Tabla25.A1" style:family="table-cell">
      <style:table-cell-properties fo:background-color="#004a4a" fo:padding="0.0382in" fo:border="0.05pt solid #000000">
        <style:background-image/>
      </style:table-cell-properties>
    </style:style>
    <style:style style:name="Tabla26" style:family="table">
      <style:table-properties style:width="6.6931in" table:align="margins"/>
    </style:style>
    <style:style style:name="Tabla26.A" style:family="table-column">
      <style:table-column-properties style:column-width="6.6931in" style:rel-column-width="65535*"/>
    </style:style>
    <style:style style:name="Tabla26.A1" style:family="table-cell">
      <style:table-cell-properties fo:padding="0.0382in" fo:border="0.05pt solid #000000"/>
    </style:style>
    <style:style style:name="Tabla27" style:family="table">
      <style:table-properties style:width="6.6931in" table:align="margins"/>
    </style:style>
    <style:style style:name="Tabla27.A" style:family="table-column">
      <style:table-column-properties style:column-width="6.6931in" style:rel-column-width="65535*"/>
    </style:style>
    <style:style style:name="Tabla27.A1" style:family="table-cell">
      <style:table-cell-properties fo:background-color="#ffff99" fo:padding="0.0382in" fo:border="4pt solid #000000">
        <style:background-image/>
      </style:table-cell-properties>
    </style:style>
    <style:style style:name="Tabla28" style:family="table">
      <style:table-properties style:width="6.6931in" table:align="margins"/>
    </style:style>
    <style:style style:name="Tabla28.A" style:family="table-column">
      <style:table-column-properties style:column-width="6.6931in" style:rel-column-width="65535*"/>
    </style:style>
    <style:style style:name="Tabla28.A1" style:family="table-cell">
      <style:table-cell-properties fo:background-color="#004a4a" fo:padding="0.0382in" fo:border="0.05pt solid #000000">
        <style:background-image/>
      </style:table-cell-properties>
    </style:style>
    <style:style style:name="Tabla29" style:family="table">
      <style:table-properties style:width="6.6931in" table:align="margins"/>
    </style:style>
    <style:style style:name="Tabla29.A" style:family="table-column">
      <style:table-column-properties style:column-width="6.6931in" style:rel-column-width="65535*"/>
    </style:style>
    <style:style style:name="Tabla29.A1" style:family="table-cell">
      <style:table-cell-properties fo:padding="0.0382in" fo:border="0.05pt solid #000000"/>
    </style:style>
    <style:style style:name="Tabla30" style:family="table">
      <style:table-properties style:width="6.6931in" table:align="margins"/>
    </style:style>
    <style:style style:name="Tabla30.A" style:family="table-column">
      <style:table-column-properties style:column-width="6.6931in" style:rel-column-width="65535*"/>
    </style:style>
    <style:style style:name="Tabla30.A1" style:family="table-cell">
      <style:table-cell-properties fo:padding="0.0382in" fo:border="0.05pt solid #000000"/>
    </style:style>
    <style:style style:name="Tabla31" style:family="table">
      <style:table-properties style:width="6.6931in" table:align="margins"/>
    </style:style>
    <style:style style:name="Tabla31.A" style:family="table-column">
      <style:table-column-properties style:column-width="6.6931in" style:rel-column-width="65535*"/>
    </style:style>
    <style:style style:name="Tabla31.A1" style:family="table-cell">
      <style:table-cell-properties fo:background-color="#004a4a" fo:padding="0.0382in" fo:border="0.05pt solid #000000">
        <style:background-image/>
      </style:table-cell-properties>
    </style:style>
    <style:style style:name="Tabla32" style:family="table">
      <style:table-properties style:width="6.6931in" table:align="margins"/>
    </style:style>
    <style:style style:name="Tabla32.A" style:family="table-column">
      <style:table-column-properties style:column-width="6.6931in" style:rel-column-width="65535*"/>
    </style:style>
    <style:style style:name="Tabla32.A1" style:family="table-cell">
      <style:table-cell-properties fo:padding="0.0382in" fo:border="0.05pt solid #000000"/>
    </style:style>
    <style:style style:name="Tabla36" style:family="table">
      <style:table-properties style:width="6.6931in" table:align="margins"/>
    </style:style>
    <style:style style:name="Tabla36.A" style:family="table-column">
      <style:table-column-properties style:column-width="6.6931in" style:rel-column-width="65535*"/>
    </style:style>
    <style:style style:name="Tabla36.A1" style:family="table-cell">
      <style:table-cell-properties fo:padding="0.0382in" fo:border="0.05pt solid #000000"/>
    </style:style>
    <style:style style:name="Tabla34" style:family="table">
      <style:table-properties style:width="6.6931in" table:align="margins"/>
    </style:style>
    <style:style style:name="Tabla34.A" style:family="table-column">
      <style:table-column-properties style:column-width="6.6931in" style:rel-column-width="65535*"/>
    </style:style>
    <style:style style:name="Tabla34.A1" style:family="table-cell">
      <style:table-cell-properties fo:padding="0.0382in" fo:border="0.05pt solid #000000"/>
    </style:style>
    <style:style style:name="Tabla35" style:family="table">
      <style:table-properties style:width="6.6931in" table:align="margins"/>
    </style:style>
    <style:style style:name="Tabla35.A" style:family="table-column">
      <style:table-column-properties style:column-width="6.6931in" style:rel-column-width="65535*"/>
    </style:style>
    <style:style style:name="Tabla35.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a92" style:family="table">
      <style:table-properties style:width="6.6931in" table:align="margins"/>
    </style:style>
    <style:style style:name="Tabla92.A" style:family="table-column">
      <style:table-column-properties style:column-width="6.6931in" style:rel-column-width="65535*"/>
    </style:style>
    <style:style style:name="Tabla92.A1" style:family="table-cell">
      <style:table-cell-properties fo:background-color="#ffff99" fo:padding="0.0382in" fo:border="4pt solid #000000">
        <style:background-image/>
      </style:table-cell-properties>
    </style:style>
    <style:style style:name="Tabla38" style:family="table">
      <style:table-properties style:width="6.6931in" table:align="margins"/>
    </style:style>
    <style:style style:name="Tabla38.A" style:family="table-column">
      <style:table-column-properties style:column-width="6.6931in" style:rel-column-width="65535*"/>
    </style:style>
    <style:style style:name="Tabla38.A1" style:family="table-cell">
      <style:table-cell-properties fo:padding="0.0382in" fo:border="0.05pt solid #000000"/>
    </style:style>
    <style:style style:name="Tabla39" style:family="table">
      <style:table-properties style:width="6.6931in" table:align="margins"/>
    </style:style>
    <style:style style:name="Tabla39.A" style:family="table-column">
      <style:table-column-properties style:column-width="6.6931in" style:rel-column-width="65535*"/>
    </style:style>
    <style:style style:name="Tabla39.A1" style:family="table-cell">
      <style:table-cell-properties fo:padding="0.0382in" fo:border="0.05pt solid #000000"/>
    </style:style>
    <style:style style:name="Tabla41" style:family="table">
      <style:table-properties style:width="6.6931in" table:align="margins"/>
    </style:style>
    <style:style style:name="Tabla41.A" style:family="table-column">
      <style:table-column-properties style:column-width="6.6931in" style:rel-column-width="65535*"/>
    </style:style>
    <style:style style:name="Tabla41.A1" style:family="table-cell">
      <style:table-cell-properties fo:padding="0.0382in" fo:border="0.05pt solid #000000"/>
    </style:style>
    <style:style style:name="Tabla42" style:family="table">
      <style:table-properties style:width="6.6931in" table:align="margins"/>
    </style:style>
    <style:style style:name="Tabla42.A" style:family="table-column">
      <style:table-column-properties style:column-width="6.6931in" style:rel-column-width="65535*"/>
    </style:style>
    <style:style style:name="Tabla42.A1" style:family="table-cell">
      <style:table-cell-properties fo:padding="0.0382in" fo:border="0.05pt solid #000000"/>
    </style:style>
    <style:style style:name="Tabla43" style:family="table">
      <style:table-properties style:width="6.6931in" table:align="margins"/>
    </style:style>
    <style:style style:name="Tabla43.A" style:family="table-column">
      <style:table-column-properties style:column-width="6.6931in" style:rel-column-width="65535*"/>
    </style:style>
    <style:style style:name="Tabla43.A1" style:family="table-cell">
      <style:table-cell-properties fo:padding="0.0382in" fo:border="0.05pt solid #000000"/>
    </style:style>
    <style:style style:name="Tabla40" style:family="table">
      <style:table-properties style:width="6.6931in" table:align="margins"/>
    </style:style>
    <style:style style:name="Tabla40.A" style:family="table-column">
      <style:table-column-properties style:column-width="6.6931in" style:rel-column-width="65535*"/>
    </style:style>
    <style:style style:name="Tabla40.A1" style:family="table-cell">
      <style:table-cell-properties fo:padding="0.0382in" fo:border="0.05pt solid #000000"/>
    </style:style>
    <style:style style:name="Tabla9" style:family="table">
      <style:table-properties style:width="6.6931in" table:align="margins"/>
    </style:style>
    <style:style style:name="Tabla9.A" style:family="table-column">
      <style:table-column-properties style:column-width="6.6931in" style:rel-column-width="65535*"/>
    </style:style>
    <style:style style:name="Tabla9.A1" style:family="table-cell">
      <style:table-cell-properties fo:padding="0.0382in" fo:border="0.05pt solid #000000"/>
    </style:style>
    <style:style style:name="Tabla20" style:family="table">
      <style:table-properties style:width="6.6931in" table:align="margins"/>
    </style:style>
    <style:style style:name="Tabla20.A" style:family="table-column">
      <style:table-column-properties style:column-width="6.6931in" style:rel-column-width="65535*"/>
    </style:style>
    <style:style style:name="Tabla20.A1" style:family="table-cell">
      <style:table-cell-properties fo:padding="0.0382in" fo:border="0.05pt solid #000000"/>
    </style:style>
    <style:style style:name="Tabla21" style:family="table">
      <style:table-properties style:width="6.6931in" table:align="margins"/>
    </style:style>
    <style:style style:name="Tabla21.A" style:family="table-column">
      <style:table-column-properties style:column-width="6.6931in" style:rel-column-width="65535*"/>
    </style:style>
    <style:style style:name="Tabla21.A1" style:family="table-cell">
      <style:table-cell-properties fo:padding="0.0382in" fo:border="0.05pt solid #000000"/>
    </style:style>
    <style:style style:name="Tabla22" style:family="table">
      <style:table-properties style:width="6.6931in" table:align="margins"/>
    </style:style>
    <style:style style:name="Tabla22.A" style:family="table-column">
      <style:table-column-properties style:column-width="6.6931in" style:rel-column-width="65535*"/>
    </style:style>
    <style:style style:name="Tabla22.A1" style:family="table-cell">
      <style:table-cell-properties fo:background-color="#ffff99" fo:padding="0.0382in" fo:border="4pt solid #000000">
        <style:background-image/>
      </style:table-cell-properties>
    </style:style>
    <style:style style:name="Tabla52" style:family="table">
      <style:table-properties style:width="6.6931in" table:align="margins"/>
    </style:style>
    <style:style style:name="Tabla52.A" style:family="table-column">
      <style:table-column-properties style:column-width="6.6931in" style:rel-column-width="65535*"/>
    </style:style>
    <style:style style:name="Tabla52.A1" style:family="table-cell">
      <style:table-cell-properties fo:padding="0.0382in" fo:border="0.05pt solid #000000"/>
    </style:style>
    <style:style style:name="Tabla53" style:family="table">
      <style:table-properties style:width="6.6931in" table:align="margins"/>
    </style:style>
    <style:style style:name="Tabla53.A" style:family="table-column">
      <style:table-column-properties style:column-width="6.6931in" style:rel-column-width="65535*"/>
    </style:style>
    <style:style style:name="Tabla53.A1" style:family="table-cell">
      <style:table-cell-properties fo:padding="0.0382in" fo:border="0.05pt solid #000000"/>
    </style:style>
    <style:style style:name="Tabla54" style:family="table">
      <style:table-properties style:width="6.6931in" table:align="margins"/>
    </style:style>
    <style:style style:name="Tabla54.A" style:family="table-column">
      <style:table-column-properties style:column-width="6.6931in" style:rel-column-width="65535*"/>
    </style:style>
    <style:style style:name="Tabla54.A1" style:family="table-cell">
      <style:table-cell-properties fo:padding="0.0382in" fo:border="0.05pt solid #000000"/>
    </style:style>
    <style:style style:name="Tabla55" style:family="table">
      <style:table-properties style:width="6.6931in" table:align="margins"/>
    </style:style>
    <style:style style:name="Tabla55.A" style:family="table-column">
      <style:table-column-properties style:column-width="6.6931in" style:rel-column-width="65535*"/>
    </style:style>
    <style:style style:name="Tabla55.A1" style:family="table-cell">
      <style:table-cell-properties fo:padding="0.0382in" fo:border="0.05pt solid #000000"/>
    </style:style>
    <style:style style:name="Tabla56" style:family="table">
      <style:table-properties style:width="6.6931in" table:align="margins"/>
    </style:style>
    <style:style style:name="Tabla56.A" style:family="table-column">
      <style:table-column-properties style:column-width="6.6931in" style:rel-column-width="65535*"/>
    </style:style>
    <style:style style:name="Tabla56.A1" style:family="table-cell">
      <style:table-cell-properties fo:padding="0.0382in" fo:border="0.05pt solid #000000"/>
    </style:style>
    <style:style style:name="Tabla57" style:family="table">
      <style:table-properties style:width="6.6931in" table:align="margins"/>
    </style:style>
    <style:style style:name="Tabla57.A" style:family="table-column">
      <style:table-column-properties style:column-width="3.3465in" style:rel-column-width="32767*"/>
    </style:style>
    <style:style style:name="Tabla57.B" style:family="table-column">
      <style:table-column-properties style:column-width="3.3465in" style:rel-column-width="32768*"/>
    </style:style>
    <style:style style:name="Tabla57.A1" style:family="table-cell">
      <style:table-cell-properties fo:padding="0.0382in" fo:border-left="0.05pt solid #000000" fo:border-right="none" fo:border-top="0.05pt solid #000000" fo:border-bottom="0.05pt solid #000000"/>
    </style:style>
    <style:style style:name="Tabla57.B1" style:family="table-cell">
      <style:table-cell-properties fo:padding="0.0382in" fo:border="0.05pt solid #000000"/>
    </style:style>
    <style:style style:name="Tabla57.A2" style:family="table-cell">
      <style:table-cell-properties fo:padding="0.0382in" fo:border-left="0.05pt solid #000000" fo:border-right="none" fo:border-top="none" fo:border-bottom="0.05pt solid #000000"/>
    </style:style>
    <style:style style:name="Tabla57.B2" style:family="table-cell">
      <style:table-cell-properties fo:padding="0.0382in" fo:border-left="0.05pt solid #000000" fo:border-right="0.05pt solid #000000" fo:border-top="none" fo:border-bottom="0.05pt solid #000000"/>
    </style:style>
    <style:style style:name="Tabla58" style:family="table">
      <style:table-properties style:width="6.6931in" table:align="margins"/>
    </style:style>
    <style:style style:name="Tabla58.A" style:family="table-column">
      <style:table-column-properties style:column-width="3.3465in" style:rel-column-width="32767*"/>
    </style:style>
    <style:style style:name="Tabla58.B" style:family="table-column">
      <style:table-column-properties style:column-width="3.3465in" style:rel-column-width="32768*"/>
    </style:style>
    <style:style style:name="Tabla58.A1" style:family="table-cell">
      <style:table-cell-properties fo:padding="0.0382in" fo:border-left="0.05pt solid #000000" fo:border-right="none" fo:border-top="0.05pt solid #000000" fo:border-bottom="0.05pt solid #000000"/>
    </style:style>
    <style:style style:name="Tabla58.B1" style:family="table-cell">
      <style:table-cell-properties fo:padding="0.0382in" fo:border="0.05pt solid #000000"/>
    </style:style>
    <style:style style:name="Tabla58.A2" style:family="table-cell">
      <style:table-cell-properties fo:padding="0.0382in" fo:border-left="0.05pt solid #000000" fo:border-right="none" fo:border-top="none" fo:border-bottom="0.05pt solid #000000"/>
    </style:style>
    <style:style style:name="Tabla58.B2" style:family="table-cell">
      <style:table-cell-properties fo:padding="0.0382in" fo:border-left="0.05pt solid #000000" fo:border-right="0.05pt solid #000000" fo:border-top="none" fo:border-bottom="0.05pt solid #000000"/>
    </style:style>
    <style:style style:name="Tabla59" style:family="table">
      <style:table-properties style:width="6.6931in" table:align="margins"/>
    </style:style>
    <style:style style:name="Tabla59.A" style:family="table-column">
      <style:table-column-properties style:column-width="6.6931in" style:rel-column-width="65535*"/>
    </style:style>
    <style:style style:name="Tabla59.A1" style:family="table-cell">
      <style:table-cell-properties fo:background-color="#ffff99" fo:padding="0.0382in" fo:border="4pt solid #000000">
        <style:background-image/>
      </style:table-cell-properties>
    </style:style>
    <style:style style:name="Tabla60" style:family="table">
      <style:table-properties style:width="6.6167in" table:align="margins"/>
    </style:style>
    <style:style style:name="Tabla60.A" style:family="table-column">
      <style:table-column-properties style:column-width="6.6167in" style:rel-column-width="65535*"/>
    </style:style>
    <style:style style:name="Tabla60.A1" style:family="table-cell">
      <style:table-cell-properties fo:padding="0.0382in" fo:border="0.05pt solid #000000"/>
    </style:style>
    <style:style style:name="Tabla61" style:family="table">
      <style:table-properties style:width="6.6931in" table:align="margins"/>
    </style:style>
    <style:style style:name="Tabla61.A" style:family="table-column">
      <style:table-column-properties style:column-width="3.3465in" style:rel-column-width="32767*"/>
    </style:style>
    <style:style style:name="Tabla61.B" style:family="table-column">
      <style:table-column-properties style:column-width="3.3465in" style:rel-column-width="32768*"/>
    </style:style>
    <style:style style:name="Tabla61.A1" style:family="table-cell">
      <style:table-cell-properties fo:padding="0.0382in" fo:border-left="0.05pt solid #000000" fo:border-right="none" fo:border-top="0.05pt solid #000000" fo:border-bottom="0.05pt solid #000000"/>
    </style:style>
    <style:style style:name="Tabla61.B1" style:family="table-cell">
      <style:table-cell-properties fo:padding="0.0382in" fo:border="0.05pt solid #000000"/>
    </style:style>
    <style:style style:name="Tabla61.A2" style:family="table-cell">
      <style:table-cell-properties fo:padding="0.0382in" fo:border-left="0.05pt solid #000000" fo:border-right="none" fo:border-top="none" fo:border-bottom="0.05pt solid #000000"/>
    </style:style>
    <style:style style:name="Tabla61.B2" style:family="table-cell">
      <style:table-cell-properties fo:padding="0.0382in" fo:border-left="0.05pt solid #000000" fo:border-right="0.05pt solid #000000" fo:border-top="none" fo:border-bottom="0.05pt solid #000000"/>
    </style:style>
    <style:style style:name="Tabla62" style:family="table">
      <style:table-properties style:width="6.6931in" table:align="margins"/>
    </style:style>
    <style:style style:name="Tabla62.A" style:family="table-column">
      <style:table-column-properties style:column-width="3.3465in" style:rel-column-width="32767*"/>
    </style:style>
    <style:style style:name="Tabla62.B" style:family="table-column">
      <style:table-column-properties style:column-width="3.3465in" style:rel-column-width="32768*"/>
    </style:style>
    <style:style style:name="Tabla62.A1" style:family="table-cell">
      <style:table-cell-properties fo:padding="0.0382in" fo:border-left="0.05pt solid #000000" fo:border-right="none" fo:border-top="0.05pt solid #000000" fo:border-bottom="0.05pt solid #000000"/>
    </style:style>
    <style:style style:name="Tabla62.B1" style:family="table-cell">
      <style:table-cell-properties fo:padding="0.0382in" fo:border="0.05pt solid #000000"/>
    </style:style>
    <style:style style:name="Tabla62.A2" style:family="table-cell">
      <style:table-cell-properties fo:padding="0.0382in" fo:border-left="0.05pt solid #000000" fo:border-right="none" fo:border-top="none" fo:border-bottom="0.05pt solid #000000"/>
    </style:style>
    <style:style style:name="Tabla62.B2" style:family="table-cell">
      <style:table-cell-properties fo:padding="0.0382in" fo:border-left="0.05pt solid #000000" fo:border-right="0.05pt solid #000000" fo:border-top="none" fo:border-bottom="0.05pt solid #000000"/>
    </style:style>
    <style:style style:name="Tabla63" style:family="table">
      <style:table-properties style:width="6.6931in" table:align="margins"/>
    </style:style>
    <style:style style:name="Tabla63.A" style:family="table-column">
      <style:table-column-properties style:column-width="2.2313in" style:rel-column-width="21845*"/>
    </style:style>
    <style:style style:name="Tabla63.A1" style:family="table-cell">
      <style:table-cell-properties fo:padding="0.0382in" fo:border-left="0.05pt solid #000000" fo:border-right="none" fo:border-top="0.05pt solid #000000" fo:border-bottom="0.05pt solid #000000"/>
    </style:style>
    <style:style style:name="Tabla63.C1" style:family="table-cell">
      <style:table-cell-properties fo:padding="0.0382in" fo:border="0.05pt solid #000000"/>
    </style:style>
    <style:style style:name="Tabla63.A2" style:family="table-cell">
      <style:table-cell-properties fo:padding="0.0382in" fo:border-left="0.05pt solid #000000" fo:border-right="none" fo:border-top="none" fo:border-bottom="0.05pt solid #000000"/>
    </style:style>
    <style:style style:name="Tabla63.B2" style:family="table-cell" style:data-style-name="N0">
      <style:table-cell-properties fo:padding="0.0382in" fo:border-left="0.05pt solid #000000" fo:border-right="none" fo:border-top="none" fo:border-bottom="0.05pt solid #000000"/>
    </style:style>
    <style:style style:name="Tabla63.C2" style:family="table-cell">
      <style:table-cell-properties fo:padding="0.0382in" fo:border-left="0.05pt solid #000000" fo:border-right="0.05pt solid #000000" fo:border-top="none" fo:border-bottom="0.05pt solid #000000"/>
    </style:style>
    <style:style style:name="Tabla63.C3" style:family="table-cell">
      <style:table-cell-properties fo:padding="0.0382in" fo:border-left="0.05pt solid #000000" fo:border-right="0.05pt solid #000000" fo:border-top="none" fo:border-bottom="0.05pt solid #000000"/>
    </style:style>
    <style:style style:name="Tabla63.C4" style:family="table-cell">
      <style:table-cell-properties fo:padding="0.0382in" fo:border-left="0.05pt solid #000000" fo:border-right="0.05pt solid #000000" fo:border-top="none" fo:border-bottom="0.05pt solid #000000"/>
    </style:style>
    <style:style style:name="Tabla63.C5" style:family="table-cell">
      <style:table-cell-properties fo:padding="0.0382in" fo:border-left="0.05pt solid #000000" fo:border-right="0.05pt solid #000000" fo:border-top="none" fo:border-bottom="0.05pt solid #000000"/>
    </style:style>
    <style:style style:name="Tabla63.C6" style:family="table-cell">
      <style:table-cell-properties fo:padding="0.0382in" fo:border-left="0.05pt solid #000000" fo:border-right="0.05pt solid #000000" fo:border-top="none" fo:border-bottom="0.05pt solid #000000"/>
    </style:style>
    <style:style style:name="Tabla63.C7" style:family="table-cell">
      <style:table-cell-properties fo:padding="0.0382in" fo:border-left="0.05pt solid #000000" fo:border-right="0.05pt solid #000000" fo:border-top="none" fo:border-bottom="0.05pt solid #000000"/>
    </style:style>
    <style:style style:name="Tabla64" style:family="table">
      <style:table-properties style:width="6.6931in" table:align="margins"/>
    </style:style>
    <style:style style:name="Tabla64.A" style:family="table-column">
      <style:table-column-properties style:column-width="3.3465in" style:rel-column-width="32767*"/>
    </style:style>
    <style:style style:name="Tabla64.B" style:family="table-column">
      <style:table-column-properties style:column-width="3.3465in" style:rel-column-width="32768*"/>
    </style:style>
    <style:style style:name="Tabla64.A1" style:family="table-cell">
      <style:table-cell-properties fo:padding="0.0382in" fo:border-left="0.05pt solid #000000" fo:border-right="none" fo:border-top="0.05pt solid #000000" fo:border-bottom="0.05pt solid #000000"/>
    </style:style>
    <style:style style:name="Tabla64.B1" style:family="table-cell">
      <style:table-cell-properties fo:padding="0.0382in" fo:border="0.05pt solid #000000"/>
    </style:style>
    <style:style style:name="Tabla64.A2" style:family="table-cell">
      <style:table-cell-properties fo:padding="0.0382in" fo:border-left="0.05pt solid #000000" fo:border-right="none" fo:border-top="none" fo:border-bottom="0.05pt solid #000000"/>
    </style:style>
    <style:style style:name="Tabla64.B2" style:family="table-cell">
      <style:table-cell-properties fo:padding="0.0382in" fo:border-left="0.05pt solid #000000" fo:border-right="0.05pt solid #000000" fo:border-top="none" fo:border-bottom="0.05pt solid #000000"/>
    </style:style>
    <style:style style:name="Tabla65" style:family="table">
      <style:table-properties style:width="6.6931in" table:align="margins"/>
    </style:style>
    <style:style style:name="Tabla65.A" style:family="table-column">
      <style:table-column-properties style:column-width="3.9194in" style:rel-column-width="38377*"/>
    </style:style>
    <style:style style:name="Tabla65.B" style:family="table-column">
      <style:table-column-properties style:column-width="2.7736in" style:rel-column-width="27158*"/>
    </style:style>
    <style:style style:name="Tabla65.A1" style:family="table-cell">
      <style:table-cell-properties fo:padding="0.0382in" fo:border-left="0.05pt solid #000000" fo:border-right="none" fo:border-top="0.05pt solid #000000" fo:border-bottom="0.05pt solid #000000"/>
    </style:style>
    <style:style style:name="Tabla65.B1" style:family="table-cell">
      <style:table-cell-properties fo:padding="0.0382in" fo:border="0.05pt solid #000000"/>
    </style:style>
    <style:style style:name="Tabla65.A2" style:family="table-cell">
      <style:table-cell-properties fo:padding="0.0382in" fo:border-left="0.05pt solid #000000" fo:border-right="none" fo:border-top="none" fo:border-bottom="0.05pt solid #000000"/>
    </style:style>
    <style:style style:name="Tabla65.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1.9986in" style:rel-column-width="19569*"/>
    </style:style>
    <style:style style:name="Table8.B" style:family="table-column">
      <style:table-column-properties style:column-width="4.6944in" style:rel-column-width="45966*"/>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style:min-row-height="0.2646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a78" style:family="table">
      <style:table-properties style:width="6.6931in" table:align="margins"/>
    </style:style>
    <style:style style:name="Tabla78.A" style:family="table-column">
      <style:table-column-properties style:column-width="6.6931in" style:rel-column-width="65535*"/>
    </style:style>
    <style:style style:name="Tabla78.A1" style:family="table-cell">
      <style:table-cell-properties fo:padding="0.0382in" fo:border="0.05pt solid #000000"/>
    </style:style>
    <style:style style:name="Tabla81" style:family="table">
      <style:table-properties style:width="6.6931in" table:align="margins"/>
    </style:style>
    <style:style style:name="Tabla81.A" style:family="table-column">
      <style:table-column-properties style:column-width="6.6931in" style:rel-column-width="65535*"/>
    </style:style>
    <style:style style:name="Tabla81.A1" style:family="table-cell">
      <style:table-cell-properties fo:padding="0.0382in" fo:border="0.05pt solid #000000"/>
    </style:style>
    <style:style style:name="Tabla79" style:family="table">
      <style:table-properties style:width="3.8465in" table:align="center"/>
    </style:style>
    <style:style style:name="Tabla79.A" style:family="table-column">
      <style:table-column-properties style:column-width="1.9389in"/>
    </style:style>
    <style:style style:name="Tabla79.B" style:family="table-column">
      <style:table-column-properties style:column-width="1.9076in"/>
    </style:style>
    <style:style style:name="Tabla79.A1" style:family="table-cell">
      <style:table-cell-properties fo:padding="0.0382in" fo:border-left="0.05pt solid #000000" fo:border-right="none" fo:border-top="0.05pt solid #000000" fo:border-bottom="0.05pt solid #000000"/>
    </style:style>
    <style:style style:name="Tabla79.B1" style:family="table-cell">
      <style:table-cell-properties fo:padding="0.0382in" fo:border="0.05pt solid #000000"/>
    </style:style>
    <style:style style:name="Tabla79.A2" style:family="table-cell">
      <style:table-cell-properties fo:padding="0.0382in" fo:border-left="0.05pt solid #000000" fo:border-right="none" fo:border-top="none" fo:border-bottom="0.05pt solid #000000"/>
    </style:style>
    <style:style style:name="Tabla79.B2" style:family="table-cell">
      <style:table-cell-properties fo:padding="0.0382in" fo:border-left="0.05pt solid #000000" fo:border-right="0.05pt solid #000000" fo:border-top="none" fo:border-bottom="0.05pt solid #000000"/>
    </style:style>
    <style:style style:name="Tabla80" style:family="table">
      <style:table-properties style:width="6.6931in" table:align="margins"/>
    </style:style>
    <style:style style:name="Tabla80.A" style:family="table-column">
      <style:table-column-properties style:column-width="6.6931in" style:rel-column-width="65535*"/>
    </style:style>
    <style:style style:name="Tabla80.A1" style:family="table-cell">
      <style:table-cell-properties fo:padding="0.0382in" fo:border="0.05pt solid #000000"/>
    </style:style>
    <style:style style:name="Tabla83" style:family="table">
      <style:table-properties style:width="6.6931in" table:align="margins"/>
    </style:style>
    <style:style style:name="Tabla83.A" style:family="table-column">
      <style:table-column-properties style:column-width="6.6931in" style:rel-column-width="65535*"/>
    </style:style>
    <style:style style:name="Tabla83.A1" style:family="table-cell">
      <style:table-cell-properties fo:background-color="#ffff99" fo:padding="0.0382in" fo:border="4pt solid #000000">
        <style:background-image/>
      </style:table-cell-properties>
    </style:style>
    <style:style style:name="Tabla82" style:family="table">
      <style:table-properties style:width="6.6931in" table:align="margins"/>
    </style:style>
    <style:style style:name="Tabla82.A" style:family="table-column">
      <style:table-column-properties style:column-width="6.6931in" style:rel-column-width="65535*"/>
    </style:style>
    <style:style style:name="Tabla82.A1" style:family="table-cell">
      <style:table-cell-properties fo:padding="0.0382in" fo:border="0.05pt solid #000000"/>
    </style:style>
    <style:style style:name="Tabla84" style:family="table">
      <style:table-properties style:width="6.6931in" table:align="margins"/>
    </style:style>
    <style:style style:name="Tabla84.A" style:family="table-column">
      <style:table-column-properties style:column-width="6.6931in" style:rel-column-width="65535*"/>
    </style:style>
    <style:style style:name="Tabla84.A1" style:family="table-cell">
      <style:table-cell-properties fo:padding="0.0382in" fo:border="0.05pt solid #000000"/>
    </style:style>
    <style:style style:name="Tabla85" style:family="table">
      <style:table-properties style:width="6.6931in" table:align="margins"/>
    </style:style>
    <style:style style:name="Tabla85.A" style:family="table-column">
      <style:table-column-properties style:column-width="6.6931in" style:rel-column-width="65535*"/>
    </style:style>
    <style:style style:name="Tabla85.A1" style:family="table-cell">
      <style:table-cell-properties fo:padding="0.0382in" fo:border="0.05pt solid #000000"/>
    </style:style>
    <style:style style:name="Tabla86" style:family="table">
      <style:table-properties style:width="6.6931in" table:align="margins"/>
    </style:style>
    <style:style style:name="Tabla86.A" style:family="table-column">
      <style:table-column-properties style:column-width="6.6931in" style:rel-column-width="65535*"/>
    </style:style>
    <style:style style:name="Tabla86.A1" style:family="table-cell">
      <style:table-cell-properties fo:padding="0.0382in" fo:border="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a66" style:family="table">
      <style:table-properties style:width="6.6931in" table:align="margins"/>
    </style:style>
    <style:style style:name="Tabla66.A" style:family="table-column">
      <style:table-column-properties style:column-width="1.3382in" style:rel-column-width="13102*"/>
    </style:style>
    <style:style style:name="Tabla66.B" style:family="table-column">
      <style:table-column-properties style:column-width="0.8882in" style:rel-column-width="8696*"/>
    </style:style>
    <style:style style:name="Tabla66.C" style:family="table-column">
      <style:table-column-properties style:column-width="1.5431in" style:rel-column-width="15108*"/>
    </style:style>
    <style:style style:name="Tabla66.D" style:family="table-column">
      <style:table-column-properties style:column-width="1.5847in" style:rel-column-width="15516*"/>
    </style:style>
    <style:style style:name="Tabla66.E" style:family="table-column">
      <style:table-column-properties style:column-width="1.3389in" style:rel-column-width="13113*"/>
    </style:style>
    <style:style style:name="Tabla66.A1" style:family="table-cell">
      <style:table-cell-properties fo:padding="0.0382in" fo:border-left="0.05pt solid #000000" fo:border-right="none" fo:border-top="0.05pt solid #000000" fo:border-bottom="0.05pt solid #000000"/>
    </style:style>
    <style:style style:name="Tabla66.E1" style:family="table-cell">
      <style:table-cell-properties fo:padding="0.0382in" fo:border="0.05pt solid #000000"/>
    </style:style>
    <style:style style:name="Tabla66.A2" style:family="table-cell">
      <style:table-cell-properties fo:padding="0.0382in" fo:border-left="0.05pt solid #000000" fo:border-right="none" fo:border-top="none" fo:border-bottom="0.05pt solid #000000"/>
    </style:style>
    <style:style style:name="Tabla66.E2" style:family="table-cell">
      <style:table-cell-properties fo:padding="0.0382in" fo:border-left="0.05pt solid #000000" fo:border-right="0.05pt solid #000000" fo:border-top="none" fo:border-bottom="0.05pt solid #000000"/>
    </style:style>
    <style:style style:name="Tabla67" style:family="table">
      <style:table-properties style:width="6.6931in" table:align="margins"/>
    </style:style>
    <style:style style:name="Tabla67.A" style:family="table-column">
      <style:table-column-properties style:column-width="6.6931in" style:rel-column-width="65535*"/>
    </style:style>
    <style:style style:name="Tabla67.A1" style:family="table-cell">
      <style:table-cell-properties fo:padding="0.0382in" fo:border="0.05pt solid #000000"/>
    </style:style>
    <style:style style:name="Tabla68" style:family="table">
      <style:table-properties style:width="6.6931in" table:align="margins"/>
    </style:style>
    <style:style style:name="Tabla68.A" style:family="table-column">
      <style:table-column-properties style:column-width="6.6931in" style:rel-column-width="65535*"/>
    </style:style>
    <style:style style:name="Tabla68.A1" style:family="table-cell">
      <style:table-cell-properties fo:padding="0.0382in" fo:border="0.05pt solid #000000"/>
    </style:style>
    <style:style style:name="Tabla69" style:family="table">
      <style:table-properties style:width="6.6931in" table:align="margins"/>
    </style:style>
    <style:style style:name="Tabla69.A" style:family="table-column">
      <style:table-column-properties style:column-width="6.6931in" style:rel-column-width="65535*"/>
    </style:style>
    <style:style style:name="Tabla69.A1" style:family="table-cell">
      <style:table-cell-properties fo:padding="0.0382in" fo:border="0.05pt solid #000000"/>
    </style:style>
    <style:style style:name="Tabla70" style:family="table">
      <style:table-properties style:width="6.6931in" table:align="margins"/>
    </style:style>
    <style:style style:name="Tabla70.A" style:family="table-column">
      <style:table-column-properties style:column-width="6.6931in" style:rel-column-width="65535*"/>
    </style:style>
    <style:style style:name="Tabla70.A1" style:family="table-cell">
      <style:table-cell-properties fo:padding="0.0382in" fo:border="0.05pt solid #000000"/>
    </style:style>
    <style:style style:name="Tabla71" style:family="table">
      <style:table-properties style:width="6.6931in" table:align="margins"/>
    </style:style>
    <style:style style:name="Tabla71.A" style:family="table-column">
      <style:table-column-properties style:column-width="6.6931in" style:rel-column-width="65535*"/>
    </style:style>
    <style:style style:name="Tabla71.A1" style:family="table-cell">
      <style:table-cell-properties fo:padding="0.0382in" fo:border="0.05pt solid #000000"/>
    </style:style>
    <style:style style:name="Tabla72" style:family="table">
      <style:table-properties style:width="6.6931in" table:align="margins"/>
    </style:style>
    <style:style style:name="Tabla72.A" style:family="table-column">
      <style:table-column-properties style:column-width="6.6931in" style:rel-column-width="65535*"/>
    </style:style>
    <style:style style:name="Tabla72.A1" style:family="table-cell">
      <style:table-cell-properties fo:padding="0.0382in" fo:border="0.05pt solid #000000"/>
    </style:style>
    <style:style style:name="Tabla73" style:family="table">
      <style:table-properties style:width="6.6931in" table:align="margins"/>
    </style:style>
    <style:style style:name="Tabla73.A" style:family="table-column">
      <style:table-column-properties style:column-width="6.6931in" style:rel-column-width="65535*"/>
    </style:style>
    <style:style style:name="Tabla73.A1" style:family="table-cell">
      <style:table-cell-properties fo:padding="0.0382in" fo:border="0.05pt solid #000000"/>
    </style:style>
    <style:style style:name="Tabla74" style:family="table">
      <style:table-properties style:width="6.6931in" table:align="margins"/>
    </style:style>
    <style:style style:name="Tabla74.A" style:family="table-column">
      <style:table-column-properties style:column-width="6.6931in" style:rel-column-width="65535*"/>
    </style:style>
    <style:style style:name="Tabla74.A1" style:family="table-cell">
      <style:table-cell-properties fo:padding="0.0382in" fo:border="0.05pt solid #000000"/>
    </style:style>
    <style:style style:name="Tabla75" style:family="table">
      <style:table-properties style:width="6.6931in" table:align="margins"/>
    </style:style>
    <style:style style:name="Tabla75.A" style:family="table-column">
      <style:table-column-properties style:column-width="6.6931in" style:rel-column-width="65535*"/>
    </style:style>
    <style:style style:name="Tabla75.A1" style:family="table-cell">
      <style:table-cell-properties fo:padding="0.0382in" fo:border="0.05pt solid #000000"/>
    </style:style>
    <style:style style:name="Tabla76" style:family="table">
      <style:table-properties style:width="6.6931in" table:align="margins"/>
    </style:style>
    <style:style style:name="Tabla76.A" style:family="table-column">
      <style:table-column-properties style:column-width="6.6931in" style:rel-column-width="65535*"/>
    </style:style>
    <style:style style:name="Tabla76.A1" style:family="table-cell">
      <style:table-cell-properties fo:padding="0.0382in" fo:border="0.05pt solid #000000"/>
    </style:style>
    <style:style style:name="Tabla77" style:family="table">
      <style:table-properties style:width="6.6931in" table:align="margins"/>
    </style:style>
    <style:style style:name="Tabla77.A" style:family="table-column">
      <style:table-column-properties style:column-width="6.6931in" style:rel-column-width="65535*"/>
    </style:style>
    <style:style style:name="Tabla77.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Contents">
      <style:text-properties officeooo:paragraph-rsid="0024a27b"/>
    </style:style>
    <style:style style:name="P35" style:family="paragraph" style:parent-style-name="Table_20_Contents">
      <style:text-properties officeooo:paragraph-rsid="002c5faf"/>
    </style:style>
    <style:style style:name="P36" style:family="paragraph" style:parent-style-name="Text_20_body">
      <style:text-properties fo:font-size="10pt" style:font-size-asian="10pt" style:font-size-complex="10pt"/>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start" style:justify-single-word="false"/>
    </style:style>
    <style:style style:name="P39" style:family="paragraph" style:parent-style-name="Text_20_body">
      <style:text-properties fo:color="#ffffff"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fo:text-align="start" style:justify-single-word="false"/>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style="normal" fo:font-weight="bold" style:font-style-asian="normal" style:font-weight-asian="bold" style:font-style-complex="normal" style:font-weight-complex="bold"/>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fo:font-style="italic" fo:font-weight="bold" style:font-style-asian="italic" style:font-weight-asian="bold" style:font-style-complex="italic" style:font-weight-complex="bold"/>
    </style:style>
    <style:style style:name="P47" style:family="paragraph" style:parent-style-name="Text_20_body">
      <style:text-properties fo:font-weight="normal" style:font-weight-asian="normal" style:font-weight-complex="normal"/>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50"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51" style:family="paragraph" style:parent-style-name="Text_20_body">
      <style:text-properties fo:color="#000000"/>
    </style:style>
    <style:style style:name="P52" style:family="paragraph" style:parent-style-name="Text_20_body">
      <style:text-properties fo:color="#000000" fo:font-style="normal" style:font-style-asian="normal" style:font-style-complex="normal"/>
    </style:style>
    <style:style style:name="P53" style:family="paragraph" style:parent-style-name="Text_20_body">
      <style:text-properties officeooo:rsid="00144481" officeooo:paragraph-rsid="00144481"/>
    </style:style>
    <style:style style:name="P54" style:family="paragraph" style:parent-style-name="Text_20_body">
      <style:text-properties officeooo:rsid="00211331" officeooo:paragraph-rsid="00211331"/>
    </style:style>
    <style:style style:name="P55" style:family="paragraph" style:parent-style-name="Text_20_body">
      <style:text-properties officeooo:rsid="0014bb9f" officeooo:paragraph-rsid="0014bb9f"/>
    </style:style>
    <style:style style:name="P56" style:family="paragraph" style:parent-style-name="Text_20_body">
      <style:text-properties officeooo:paragraph-rsid="0024d9d5"/>
    </style:style>
    <style:style style:name="P57" style:family="paragraph" style:parent-style-name="Text_20_body">
      <style:text-properties officeooo:rsid="0025c21c" officeooo:paragraph-rsid="00277721"/>
    </style:style>
    <style:style style:name="P58" style:family="paragraph" style:parent-style-name="Text_20_body">
      <style:text-properties officeooo:rsid="00277721" officeooo:paragraph-rsid="00277721"/>
    </style:style>
    <style:style style:name="P59" style:family="paragraph" style:parent-style-name="Text_20_body">
      <style:text-properties officeooo:rsid="002acc51" officeooo:paragraph-rsid="002acc51"/>
    </style:style>
    <style:style style:name="P60" style:family="paragraph" style:parent-style-name="Text_20_body">
      <style:paragraph-properties fo:break-before="page"/>
    </style:style>
    <style:style style:name="P61" style:family="paragraph" style:parent-style-name="Text_20_body">
      <style:paragraph-properties fo:margin-left="0.9756in" fo:margin-right="0in" fo:text-indent="0in" style:auto-text-indent="false"/>
    </style:style>
    <style:style style:name="P62" style:family="paragraph" style:parent-style-name="Text_20_body">
      <style:paragraph-properties fo:margin-left="0in" fo:margin-right="0in" fo:text-indent="0in" style:auto-text-indent="false"/>
    </style:style>
    <style:style style:name="P6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64"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65" style:family="paragraph" style:parent-style-name="Text_20_body">
      <style:paragraph-properties fo:margin-left="0in" fo:margin-right="0in" fo:text-indent="0in" style:auto-text-indent="false"/>
      <style:text-properties style:font-name="Times New Roman1" officeooo:rsid="00294386" officeooo:paragraph-rsid="002a1966"/>
    </style:style>
    <style:style style:name="P66" style:family="paragraph" style:parent-style-name="Footnote">
      <style:paragraph-properties fo:margin-left="0in" fo:margin-right="0in" fo:text-indent="0in" style:auto-text-indent="false"/>
    </style:style>
    <style:style style:name="P67" style:family="paragraph" style:parent-style-name="Preformatted_20_Text">
      <style:paragraph-properties fo:margin-left="0in" fo:margin-right="0in" fo:margin-top="0in" fo:margin-bottom="0.1965in" style:contextual-spacing="false" fo:text-indent="0in" style:auto-text-indent="false"/>
    </style:style>
    <style:style style:name="P68" style:family="paragraph" style:parent-style-name="Preformatted_20_Text">
      <style:paragraph-properties fo:margin-left="0in" fo:margin-right="0in" fo:margin-top="0in" fo:margin-bottom="0.1965in" style:contextual-spacing="false" fo:text-indent="0in" style:auto-text-indent="false"/>
      <style:text-properties fo:color="#000000"/>
    </style:style>
    <style:style style:name="P69" style:family="paragraph" style:parent-style-name="Preformatted_20_Text">
      <style:paragraph-properties fo:margin-left="0in" fo:margin-right="0in" fo:margin-top="0in" fo:margin-bottom="0in" style:contextual-spacing="false" fo:text-indent="0in" style:auto-text-indent="false"/>
    </style:style>
    <style:style style:name="P70"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71" style:family="paragraph" style:parent-style-name="Preformatted_20_Text">
      <style:paragraph-properties fo:margin-left="0in" fo:margin-right="0in" fo:margin-top="0in" fo:margin-bottom="0in" style:contextual-spacing="false" fo:text-indent="0in" style:auto-text-indent="false"/>
      <style:text-properties officeooo:paragraph-rsid="00211331"/>
    </style:style>
    <style:style style:name="P72" style:family="paragraph" style:parent-style-name="Text_20_body">
      <style:paragraph-properties fo:margin-left="0.9673in" fo:margin-right="0in" fo:text-indent="0in" style:auto-text-indent="false"/>
    </style:style>
    <style:style style:name="P73" style:family="paragraph" style:parent-style-name="Text_20_body">
      <style:paragraph-properties fo:margin-left="0.9673in" fo:margin-right="0in" fo:text-indent="0in" style:auto-text-indent="false"/>
      <style:text-properties officeooo:paragraph-rsid="002546a1"/>
    </style:style>
    <style:style style:name="P74" style:family="paragraph" style:parent-style-name="Text_20_body">
      <style:paragraph-properties fo:margin-left="0.9673in" fo:margin-right="0in" fo:text-indent="0in" style:auto-text-indent="false"/>
      <style:text-properties officeooo:rsid="002546a1" officeooo:paragraph-rsid="002546a1"/>
    </style:style>
    <style:style style:name="P75" style:family="paragraph" style:parent-style-name="Text_20_body">
      <style:paragraph-properties fo:margin-left="0.9835in" fo:margin-right="0in" fo:text-indent="0in" style:auto-text-indent="false"/>
    </style:style>
    <style:style style:name="P76" style:family="paragraph" style:parent-style-name="Text_20_body">
      <style:paragraph-properties fo:margin-left="0.9835in" fo:margin-right="0in" fo:text-indent="0in" style:auto-text-indent="false"/>
      <style:text-properties fo:font-weight="bold" style:font-weight-asian="bold" style:font-weight-complex="bold"/>
    </style:style>
    <style:style style:name="P77" style:family="paragraph" style:parent-style-name="Text_20_body">
      <style:paragraph-properties fo:margin-left="0.9835in" fo:margin-right="0in" fo:text-indent="0in" style:auto-text-indent="false"/>
      <style:text-properties fo:font-style="normal" fo:font-weight="normal" style:font-style-asian="normal" style:font-weight-asian="normal" style:font-style-complex="normal" style:font-weight-complex="normal"/>
    </style:style>
    <style:style style:name="P78" style:family="paragraph" style:parent-style-name="Text_20_body">
      <style:paragraph-properties fo:margin-left="0.9835in" fo:margin-right="0in" fo:text-indent="0in" style:auto-text-indent="false"/>
      <style:text-properties officeooo:rsid="00277721" officeooo:paragraph-rsid="002a0d2c"/>
    </style:style>
    <style:style style:name="P79" style:family="paragraph" style:parent-style-name="Text_20_body">
      <style:paragraph-properties fo:margin-left="0.9835in" fo:margin-right="0in" fo:text-indent="0in" style:auto-text-indent="false"/>
      <style:text-properties officeooo:rsid="00277721" officeooo:paragraph-rsid="002a1966"/>
    </style:style>
    <style:style style:name="P80" style:family="paragraph" style:parent-style-name="Text_20_body">
      <style:paragraph-properties fo:margin-left="0.9835in" fo:margin-right="0in" fo:text-indent="0in" style:auto-text-indent="false"/>
      <style:text-properties officeooo:paragraph-rsid="00294386"/>
    </style:style>
    <style:style style:name="P81" style:family="paragraph" style:parent-style-name="Text_20_body">
      <style:paragraph-properties fo:margin-left="0.9835in" fo:margin-right="0in" fo:text-indent="0in" style:auto-text-indent="false"/>
      <style:text-properties officeooo:rsid="00294386" officeooo:paragraph-rsid="00294386"/>
    </style:style>
    <style:style style:name="P82" style:family="paragraph" style:parent-style-name="Text_20_body">
      <style:paragraph-properties fo:margin-left="0.9835in" fo:margin-right="0in" fo:text-indent="0in" style:auto-text-indent="false"/>
      <style:text-properties officeooo:rsid="002acc51" officeooo:paragraph-rsid="002acc51"/>
    </style:style>
    <style:style style:name="P83" style:family="paragraph" style:parent-style-name="Standard">
      <style:paragraph-properties fo:margin-left="0.9835in" fo:margin-right="0in" fo:text-indent="0in" style:auto-text-indent="false"/>
    </style:style>
    <style:style style:name="P84" style:family="paragraph" style:parent-style-name="Heading">
      <style:paragraph-properties fo:text-align="center" style:justify-single-word="false"/>
      <style:text-properties fo:font-size="70pt" style:font-size-asian="70pt" style:font-size-complex="70pt"/>
    </style:style>
    <style:style style:name="P85" style:family="paragraph" style:parent-style-name="Preformatted_20_Text">
      <style:text-properties officeooo:paragraph-rsid="0021f46e"/>
    </style:style>
    <style:style style:name="P86" style:family="paragraph" style:parent-style-name="Footnote">
      <style:text-properties officeooo:rsid="00294386" officeooo:paragraph-rsid="00294386"/>
    </style:style>
    <style:style style:name="P87" style:family="paragraph" style:parent-style-name="Text_20_body" style:list-style-name="L90"/>
    <style:style style:name="P88" style:family="paragraph" style:parent-style-name="Text_20_body" style:list-style-name="L91">
      <style:text-properties style:text-underline-style="none" fo:font-weight="normal" style:font-weight-asian="normal" style:font-weight-complex="normal"/>
    </style:style>
    <style:style style:name="P89" style:family="paragraph" style:parent-style-name="Text_20_body" style:list-style-name="L92"/>
    <style:style style:name="P90" style:family="paragraph" style:parent-style-name="Text_20_body" style:list-style-name="L93"/>
    <style:style style:name="P91" style:family="paragraph" style:parent-style-name="Text_20_body" style:list-style-name="L94"/>
    <style:style style:name="P92" style:family="paragraph" style:parent-style-name="Text_20_body" style:list-style-name="L95"/>
    <style:style style:name="P93" style:family="paragraph" style:parent-style-name="Text_20_body" style:list-style-name="L96"/>
    <style:style style:name="P94" style:family="paragraph" style:parent-style-name="Text_20_body" style:list-style-name="L97">
      <style:text-properties fo:font-weight="bold" style:font-weight-asian="bold" style:font-weight-complex="bold"/>
    </style:style>
    <style:style style:name="P95" style:family="paragraph" style:parent-style-name="Text_20_body" style:list-style-name="L99">
      <style:text-properties fo:font-weight="bold" style:font-weight-asian="bold" style:font-weight-complex="bold"/>
    </style:style>
    <style:style style:name="P96" style:family="paragraph" style:parent-style-name="Text_20_body" style:list-style-name="L120">
      <style:paragraph-properties fo:text-align="start" style:justify-single-word="false"/>
      <style:text-properties fo:font-weight="bold" style:font-weight-asian="bold" style:font-weight-complex="bold"/>
    </style:style>
    <style:style style:name="P97" style:family="paragraph" style:parent-style-name="Text_20_body" style:list-style-name="L122">
      <style:text-properties fo:font-weight="bold" style:font-weight-asian="bold" style:font-weight-complex="bold"/>
    </style:style>
    <style:style style:name="P98" style:family="paragraph" style:parent-style-name="Text_20_body" style:list-style-name="L134">
      <style:text-properties fo:font-weight="bold" style:font-weight-asian="bold" style:font-weight-complex="bold"/>
    </style:style>
    <style:style style:name="P99" style:family="paragraph" style:parent-style-name="Text_20_body" style:list-style-name="L98"/>
    <style:style style:name="P100" style:family="paragraph" style:parent-style-name="Text_20_body" style:list-style-name="L98">
      <style:text-properties fo:font-weight="normal" style:font-weight-asian="normal" style:font-weight-complex="normal"/>
    </style:style>
    <style:style style:name="P101" style:family="paragraph" style:parent-style-name="Text_20_body" style:list-style-name="L131">
      <style:text-properties fo:font-weight="normal" style:font-weight-asian="normal" style:font-weight-complex="normal"/>
    </style:style>
    <style:style style:name="P102" style:family="paragraph" style:parent-style-name="Text_20_body" style:list-style-name="L100"/>
    <style:style style:name="P103" style:family="paragraph" style:parent-style-name="Text_20_body" style:list-style-name="L101"/>
    <style:style style:name="P104" style:family="paragraph" style:parent-style-name="Text_20_body" style:list-style-name="L102"/>
    <style:style style:name="P105" style:family="paragraph" style:parent-style-name="Text_20_body" style:list-style-name="L103"/>
    <style:style style:name="P106" style:family="paragraph" style:parent-style-name="Text_20_body" style:list-style-name="L103">
      <style:text-properties fo:font-style="normal" style:font-style-asian="normal" style:font-style-complex="normal"/>
    </style:style>
    <style:style style:name="P107" style:family="paragraph" style:parent-style-name="Text_20_body" style:list-style-name="L104">
      <style:text-properties fo:font-style="normal" fo:font-weight="normal" style:font-style-asian="normal" style:font-weight-asian="normal" style:font-style-complex="normal" style:font-weight-complex="normal"/>
    </style:style>
    <style:style style:name="P108" style:family="paragraph" style:parent-style-name="Text_20_body" style:list-style-name="L123">
      <style:text-properties fo:font-style="normal" fo:font-weight="normal" style:font-style-asian="normal" style:font-weight-asian="normal" style:font-style-complex="normal" style:font-weight-complex="normal"/>
    </style:style>
    <style:style style:name="P109" style:family="paragraph" style:parent-style-name="Text_20_body" style:list-style-name="L124">
      <style:text-properties fo:font-style="normal" fo:font-weight="normal" style:font-style-asian="normal" style:font-weight-asian="normal" style:font-style-complex="normal" style:font-weight-complex="normal"/>
    </style:style>
    <style:style style:name="P110" style:family="paragraph" style:parent-style-name="Text_20_body" style:list-style-name="L125">
      <style:text-properties fo:font-style="normal" fo:font-weight="normal" style:font-style-asian="normal" style:font-weight-asian="normal" style:font-style-complex="normal" style:font-weight-complex="normal"/>
    </style:style>
    <style:style style:name="P111" style:family="paragraph" style:parent-style-name="Text_20_body" style:list-style-name="L126">
      <style:text-properties fo:font-style="normal" fo:font-weight="normal" style:font-style-asian="normal" style:font-weight-asian="normal" style:font-style-complex="normal" style:font-weight-complex="normal"/>
    </style:style>
    <style:style style:name="P112" style:family="paragraph" style:parent-style-name="Text_20_body" style:list-style-name="L127">
      <style:text-properties fo:font-style="normal" fo:font-weight="normal" style:font-style-asian="normal" style:font-weight-asian="normal" style:font-style-complex="normal" style:font-weight-complex="normal"/>
    </style:style>
    <style:style style:name="P113" style:family="paragraph" style:parent-style-name="Text_20_body" style:list-style-name="L129">
      <style:text-properties fo:font-style="normal" fo:font-weight="normal" style:font-style-asian="normal" style:font-weight-asian="normal" style:font-style-complex="normal" style:font-weight-complex="normal"/>
    </style:style>
    <style:style style:name="P114" style:family="paragraph" style:parent-style-name="Text_20_body" style:list-style-name="L104"/>
    <style:style style:name="P115" style:family="paragraph" style:parent-style-name="Text_20_body" style:list-style-name="L105"/>
    <style:style style:name="P116" style:family="paragraph" style:parent-style-name="Text_20_body" style:list-style-name="L105">
      <style:text-properties officeooo:paragraph-rsid="002546a1"/>
    </style:style>
    <style:style style:name="P117" style:family="paragraph" style:parent-style-name="Text_20_body" style:list-style-name="L106"/>
    <style:style style:name="P118" style:family="paragraph" style:parent-style-name="Text_20_body" style:list-style-name="L106">
      <style:text-properties officeooo:paragraph-rsid="0025c21c"/>
    </style:style>
    <style:style style:name="P119" style:family="paragraph" style:parent-style-name="Text_20_body" style:list-style-name="L107"/>
    <style:style style:name="P120" style:family="paragraph" style:parent-style-name="Text_20_body" style:list-style-name="L108"/>
    <style:style style:name="P121" style:family="paragraph" style:parent-style-name="Text_20_body" style:list-style-name="L109"/>
    <style:style style:name="P122" style:family="paragraph" style:parent-style-name="Text_20_body" style:list-style-name="L110"/>
    <style:style style:name="P123" style:family="paragraph" style:parent-style-name="Text_20_body" style:list-style-name="L110">
      <style:text-properties officeooo:paragraph-rsid="00294386"/>
    </style:style>
    <style:style style:name="P124" style:family="paragraph" style:parent-style-name="Text_20_body" style:list-style-name="L111"/>
    <style:style style:name="P125" style:family="paragraph" style:parent-style-name="Text_20_body">
      <style:text-properties officeooo:rsid="00277721" officeooo:paragraph-rsid="00277721"/>
    </style:style>
    <style:style style:name="P126" style:family="paragraph" style:parent-style-name="Text_20_body" style:list-style-name="L112">
      <style:text-properties officeooo:rsid="002a0d2c" officeooo:paragraph-rsid="00294386"/>
    </style:style>
    <style:style style:name="P127" style:family="paragraph" style:parent-style-name="Text_20_body" style:list-style-name="L112">
      <style:text-properties officeooo:rsid="002a1966" officeooo:paragraph-rsid="002a1966"/>
    </style:style>
    <style:style style:name="P128" style:family="paragraph" style:parent-style-name="Text_20_body" style:list-style-name="L113"/>
    <style:style style:name="P129" style:family="paragraph" style:parent-style-name="Text_20_body" style:list-style-name="L114"/>
    <style:style style:name="P130" style:family="paragraph" style:parent-style-name="Text_20_body" style:list-style-name="L115"/>
    <style:style style:name="P131" style:family="paragraph" style:parent-style-name="Text_20_body" style:list-style-name="L116"/>
    <style:style style:name="P132" style:family="paragraph" style:parent-style-name="Text_20_body" style:list-style-name="L117"/>
    <style:style style:name="P133" style:family="paragraph" style:parent-style-name="Text_20_body" style:list-style-name="L118"/>
    <style:style style:name="P134" style:family="paragraph" style:parent-style-name="Text_20_body" style:list-style-name="L119"/>
    <style:style style:name="P135" style:family="paragraph" style:parent-style-name="Text_20_body" style:list-style-name="L120">
      <style:paragraph-properties fo:text-align="start" style:justify-single-word="false"/>
    </style:style>
    <style:style style:name="P136" style:family="paragraph" style:parent-style-name="Text_20_body" style:list-style-name="L121"/>
    <style:style style:name="P137" style:family="paragraph" style:parent-style-name="Text_20_body" style:list-style-name="L122"/>
    <style:style style:name="P138" style:family="paragraph" style:parent-style-name="Text_20_body" style:list-style-name="L123"/>
    <style:style style:name="P139" style:family="paragraph" style:parent-style-name="Text_20_body" style:list-style-name="L128"/>
    <style:style style:name="P140" style:family="paragraph" style:parent-style-name="Text_20_body" style:list-style-name="L130"/>
    <style:style style:name="P141" style:family="paragraph" style:parent-style-name="Text_20_body" style:list-style-name="L132"/>
    <style:style style:name="P142" style:family="paragraph" style:parent-style-name="Text_20_body" style:list-style-name="L133"/>
    <style:style style:name="P143" style:family="paragraph" style:parent-style-name="Text_20_body" style:list-style-name="L134"/>
    <style:style style:name="P144" style:family="paragraph" style:parent-style-name="Text_20_body" style:list-style-name="L135"/>
    <style:style style:name="P145" style:family="paragraph" style:parent-style-name="Text_20_body" style:list-style-name="L136"/>
    <style:style style:name="P146" style:family="paragraph" style:parent-style-name="Text_20_body" style:list-style-name="L137"/>
    <style:style style:name="P147" style:family="paragraph" style:parent-style-name="Text_20_body" style:list-style-name="L138"/>
    <style:style style:name="P148" style:family="paragraph" style:parent-style-name="Text_20_body" style:list-style-name="L139"/>
    <style:style style:name="P149" style:family="paragraph" style:parent-style-name="Text_20_body" style:list-style-name="L140"/>
    <style:style style:name="P150" style:family="paragraph" style:parent-style-name="Text_20_body" style:list-style-name="L141"/>
    <style:style style:name="P151" style:family="paragraph" style:parent-style-name="Text_20_body" style:list-style-name="L142"/>
    <style:style style:name="P152" style:family="paragraph" style:parent-style-name="Text_20_body" style:list-style-name="L143"/>
    <style:style style:name="P153" style:family="paragraph" style:parent-style-name="Text_20_body" style:list-style-name="L144"/>
    <style:style style:name="P154" style:family="paragraph" style:parent-style-name="Text_20_body" style:list-style-name="L145"/>
    <style:style style:name="P155" style:family="paragraph" style:parent-style-name="Text_20_body" style:list-style-name="L145">
      <style:text-properties fo:font-style="italic" fo:font-weight="bold" style:font-style-asian="italic" style:font-weight-asian="bold" style:font-style-complex="italic" style:font-weight-complex="bold"/>
    </style:style>
    <style:style style:name="P156" style:family="paragraph" style:parent-style-name="Text_20_body" style:list-style-name="L146"/>
    <style:style style:name="P157" style:family="paragraph" style:parent-style-name="Text_20_body" style:list-style-name="L147">
      <style:text-properties officeooo:paragraph-rsid="0024a27b"/>
    </style:style>
    <style:style style:name="P158" style:family="paragraph" style:parent-style-name="Text_20_body" style:list-style-name="L147">
      <style:text-properties officeooo:paragraph-rsid="0021f46e"/>
    </style:style>
    <style:style style:name="P159" style:family="paragraph" style:parent-style-name="Text_20_body" style:list-style-name="L147">
      <style:text-properties officeooo:rsid="00211331" officeooo:paragraph-rsid="0021f46e"/>
    </style:style>
    <style:style style:name="P160" style:family="paragraph" style:parent-style-name="Text_20_body" style:list-style-name="L147">
      <style:text-properties officeooo:rsid="0021f46e" officeooo:paragraph-rsid="0021f46e"/>
    </style:style>
    <style:style style:name="P161" style:family="paragraph" style:parent-style-name="Text_20_body" style:list-style-name="L148">
      <style:text-properties fo:color="#000000"/>
    </style:style>
    <style:style style:name="P162" style:family="paragraph" style:parent-style-name="Text_20_body" style:list-style-name="L150"/>
    <style:style style:name="P163" style:family="paragraph" style:parent-style-name="Text_20_body" style:list-style-name="L151"/>
    <style:style style:name="P164" style:family="paragraph" style:parent-style-name="Text_20_body" style:list-style-name="L152"/>
    <style:style style:name="P165" style:family="paragraph" style:parent-style-name="Text_20_body" style:list-style-name="L153"/>
    <style:style style:name="P166" style:family="paragraph" style:parent-style-name="Text_20_body" style:list-style-name="L154"/>
    <style:style style:name="P167" style:family="paragraph" style:parent-style-name="Text_20_body" style:list-style-name="L155"/>
    <style:style style:name="P168" style:family="paragraph" style:parent-style-name="Text_20_body" style:list-style-name="L156"/>
    <style:style style:name="P169" style:family="paragraph" style:parent-style-name="Text_20_body" style:list-style-name="L157"/>
    <style:style style:name="P170" style:family="paragraph" style:parent-style-name="Text_20_body" style:list-style-name="L158"/>
    <style:style style:name="P171" style:family="paragraph" style:parent-style-name="Text_20_body" style:list-style-name="L95">
      <style:paragraph-properties fo:margin-left="0.4925in" fo:margin-right="0in" fo:text-indent="-0.25in" style:auto-text-indent="false"/>
    </style:style>
    <style:style style:name="P172" style:family="paragraph" style:parent-style-name="Text_20_body">
      <style:paragraph-properties fo:margin-left="0.9835in" fo:margin-right="0in" fo:text-indent="0in" style:auto-text-indent="false"/>
      <style:text-properties officeooo:rsid="002a1966" officeooo:paragraph-rsid="002a1966"/>
    </style:style>
    <style:style style:name="P173" style:family="paragraph" style:parent-style-name="Heading_20_2">
      <style:text-properties fo:font-weight="bold" style:font-weight-asian="bold" style:font-weight-complex="bold"/>
    </style:style>
    <style:style style:name="P174" style:family="paragraph" style:parent-style-name="Heading_20_2">
      <style:text-properties fo:font-style="italic" fo:font-weight="bold" style:font-style-asian="italic" style:font-weight-asian="bold" style:font-style-complex="italic" style:font-weight-complex="bold"/>
    </style:style>
    <style:style style:name="P175" style:family="paragraph" style:parent-style-name="Heading_20_2">
      <style:text-properties fo:color="#000000"/>
    </style:style>
    <style:style style:name="P176" style:family="paragraph" style:parent-style-name="Heading_20_2">
      <style:text-properties fo:font-weight="normal" style:font-weight-asian="normal" style:font-weight-complex="normal"/>
    </style:style>
    <style:style style:name="P177" style:family="paragraph" style:parent-style-name="Heading_20_1">
      <style:paragraph-properties fo:break-before="page"/>
    </style:style>
    <style:style style:name="P178" style:family="paragraph" style:parent-style-name="Heading_20_4">
      <style:text-properties officeooo:rsid="0025c21c" officeooo:paragraph-rsid="0025c21c"/>
    </style:style>
    <style:style style:name="P179" style:family="paragraph" style:parent-style-name="Heading_20_4">
      <style:text-properties fo:font-style="italic" fo:font-weight="bold" style:font-style-asian="italic" style:font-weight-asian="bold" style:font-style-complex="italic" style:font-weight-complex="bold"/>
    </style:style>
    <style:style style:name="P180" style:family="paragraph" style:parent-style-name="Heading_20_4">
      <style:paragraph-properties fo:margin-left="0in" fo:margin-right="0in" fo:text-indent="0in" style:auto-text-indent="false"/>
    </style:style>
    <style:style style:name="P181" style:family="paragraph" style:parent-style-name="Heading_20_3">
      <style:text-properties fo:font-size="12pt" style:font-size-asian="12pt" style:font-size-complex="12pt"/>
    </style:style>
    <style:style style:name="P182" style:family="paragraph" style:parent-style-name="Heading_20_3">
      <style:text-properties officeooo:paragraph-rsid="002c5faf"/>
    </style:style>
    <style:style style:name="P183" style:family="paragraph" style:parent-style-name="Heading_20_3">
      <style:text-properties fo:font-style="normal" fo:font-weight="bold" style:font-style-asian="normal" style:font-weight-asian="bold" style:font-style-complex="normal" style:font-weight-complex="bold"/>
    </style:style>
    <style:style style:name="P184" style:family="paragraph" style:parent-style-name="Heading_20_3">
      <style:text-properties fo:font-weight="normal" style:font-weight-asian="normal" style:font-weight-complex="normal"/>
    </style:style>
    <style:style style:name="P185" style:family="paragraph" style:parent-style-name="Heading_20_3">
      <style:text-properties officeooo:rsid="00144481" officeooo:paragraph-rsid="00144481"/>
    </style:style>
    <style:style style:name="P186" style:family="paragraph" style:parent-style-name="Heading_20_3">
      <style:text-properties fo:color="#000000"/>
    </style:style>
    <style:style style:name="P187" style:family="paragraph" style:parent-style-name="Contents_20_Heading">
      <style:paragraph-properties fo:break-before="page"/>
    </style:style>
    <style:style style:name="P188" style:family="paragraph" style:parent-style-name="Contents_20_2">
      <style:paragraph-properties>
        <style:tab-stops>
          <style:tab-stop style:position="6.4965in" style:type="right" style:leader-style="dotted" style:leader-text="."/>
        </style:tab-stops>
      </style:paragraph-properties>
    </style:style>
    <style:style style:name="P189" style:family="paragraph" style:parent-style-name="Contents_20_4">
      <style:paragraph-properties>
        <style:tab-stops>
          <style:tab-stop style:position="6.1035in" style:type="right" style:leader-style="dotted" style:leader-text="."/>
        </style:tab-stops>
      </style:paragraph-properties>
    </style:style>
    <style:style style:name="P190" style:family="paragraph" style:parent-style-name="Contents_20_1">
      <style:paragraph-properties>
        <style:tab-stops>
          <style:tab-stop style:position="6.6929in" style:type="right" style:leader-style="dotted" style:leader-text="."/>
        </style:tab-stops>
      </style:paragraph-properties>
    </style:style>
    <style:style style:name="P191" style:family="paragraph" style:parent-style-name="Contents_20_3">
      <style:paragraph-properties>
        <style:tab-stops>
          <style:tab-stop style:position="6.3in" style:type="right" style:leader-style="dotted" style:leader-text="."/>
        </style:tab-stops>
      </style:paragraph-properties>
    </style:style>
    <style:style style:name="P192" style:family="paragraph" style:parent-style-name="Preformatted_20_Text" style:list-style-name="L149">
      <style:text-properties fo:color="#800080"/>
    </style:style>
    <style:style style:name="P193" style:family="paragraph" style:parent-style-name="Contents_20_5">
      <style:paragraph-properties>
        <style:tab-stops>
          <style:tab-stop style:position="5.9071in" style:type="right" style:leader-style="dotted" style:leader-text="."/>
        </style:tab-stops>
      </style:paragraph-properties>
    </style:style>
    <style:style style:name="P194" style:family="paragraph">
      <style:paragraph-properties fo:margin-left="0in" fo:margin-right="0in" fo:margin-top="0in" fo:margin-bottom="0in" fo:line-height="100%" fo:text-align="center" fo:text-indent="0in" style:text-autospace="none">
        <style:tab-stops/>
      </style:paragraph-properties>
    </style:style>
    <style:style style:name="P195"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96" style:family="paragraph">
      <style:paragraph-properties fo:margin-left="0in" fo:margin-right="0in" fo:margin-top="0in" fo:margin-bottom="0in" fo:line-height="100%" fo:text-align="center" fo:text-indent="0in" style:text-autospace="none">
        <style:tab-stops/>
      </style:paragraph-properties>
      <style:text-properties fo:color="#000000" style:text-outline="false" style:text-line-through-style="none" style:text-line-through-typ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7" style:family="paragraph">
      <style:paragraph-properties fo:margin-left="0in" fo:margin-right="0in" fo:margin-top="0in" fo:margin-bottom="0in" fo:line-height="100%" fo:text-align="center" fo:text-indent="0in" style:text-autospace="none">
        <style:tab-stops/>
      </style:paragraph-properties>
      <style:text-properties fo:color="#ffffff" style:text-outline="false" style:text-line-through-style="none" style:text-line-through-typ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98" style:family="paragraph">
      <style:paragraph-properties fo:text-align="center"/>
    </style:style>
    <style:style style:name="P199" style:family="paragraph">
      <style:paragraph-properties fo:margin-left="0in" fo:margin-right="0in" fo:margin-top="0in" fo:margin-bottom="0in" fo:line-height="100%" fo:text-align="start" fo:text-indent="0in"/>
    </style:style>
    <style:style style:name="P200" style:family="paragraph">
      <style:paragraph-properties fo:margin-left="0in" fo:margin-right="0in" fo:margin-top="0in" fo:margin-bottom="0in" fo:line-height="100%" fo:text-align="start" fo:text-indent="0in"/>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201" style:family="paragraph">
      <style:paragraph-properties fo:margin-left="0in" fo:margin-right="0in" fo:margin-top="0in" fo:margin-bottom="0in" fo:line-height="100%" fo:text-align="center" fo:text-indent="0in"/>
    </style:style>
    <style:style style:name="P202" style:family="paragraph">
      <style:paragraph-properties fo:margin-left="0in" fo:margin-right="0in" fo:margin-top="0in" fo:margin-bottom="0in" fo:line-height="100%" fo:text-align="center" fo:text-indent="0in"/>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203" style:family="paragraph">
      <style:paragraph-properties fo:margin-left="0in" fo:margin-right="0in" fo:margin-top="0in" fo:margin-bottom="0in" fo:line-height="100%" fo:text-align="start"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00" fo:font-style="normal" officeooo:rsid="0024d9d5" style:font-style-asian="normal" style:font-style-complex="normal"/>
    </style:style>
    <style:style style:name="T20" style:family="text">
      <style:text-properties fo:color="#000080"/>
    </style:style>
    <style:style style:name="T21" style:family="text">
      <style:text-properties fo:color="#000080" fo:font-size="10pt" fo:font-weight="bold" style:font-size-asian="10pt" style:font-weight-asian="bold" style:font-size-complex="10pt" style:font-weight-complex="bold"/>
    </style:style>
    <style:style style:name="T22"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3" style:family="text">
      <style:text-properties fo:color="#000080" fo:font-size="10pt" fo:font-weight="normal" style:font-size-asian="10pt" style:font-weight-asian="normal" style:font-size-complex="10pt" style:font-weight-complex="normal"/>
    </style:style>
    <style:style style:name="T24"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5"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6" style:family="text">
      <style:text-properties fo:color="#000080" fo:font-weight="normal" style:font-weight-asian="normal" style:font-weight-complex="normal"/>
    </style:style>
    <style:style style:name="T27" style:family="text">
      <style:text-properties fo:color="#000080" fo:font-weight="bold" style:font-weight-asian="bold" style:font-weight-complex="bold"/>
    </style:style>
    <style:style style:name="T28" style:family="text">
      <style:text-properties fo:color="#808080" fo:font-size="10pt" fo:font-weight="normal" style:font-size-asian="10pt" style:font-weight-asian="normal" style:font-size-complex="10pt" style:font-weight-complex="normal"/>
    </style:style>
    <style:style style:name="T29"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30" style:family="text">
      <style:text-properties fo:color="#8000ff" fo:font-size="10pt"/>
    </style:style>
    <style:style style:name="T31" style:family="text">
      <style:text-properties fo:color="#8000ff" fo:font-size="10pt" fo:font-weight="normal" style:font-size-asian="10pt" style:font-weight-asian="normal" style:font-size-complex="10pt" style:font-weight-complex="normal"/>
    </style:style>
    <style:style style:name="T32" style:family="text">
      <style:text-properties fo:color="#8000ff" fo:font-size="10pt" style:font-size-asian="10pt" style:font-size-complex="10pt"/>
    </style:style>
    <style:style style:name="T33" style:family="text">
      <style:text-properties fo:color="#8000ff" style:font-name="Courier New" fo:font-size="10pt" style:font-name-asian="Courier New" style:font-size-asian="10pt" style:font-name-complex="Courier New" style:font-size-complex="10pt"/>
    </style:style>
    <style:style style:name="T34" style:family="text">
      <style:text-properties fo:color="#008000"/>
    </style:style>
    <style:style style:name="T35" style:family="text">
      <style:text-properties fo:color="#008000" fo:font-size="10pt" fo:font-weight="normal" style:font-size-asian="10pt" style:font-weight-asian="normal" style:font-size-complex="10pt" style:font-weight-complex="normal"/>
    </style:style>
    <style:style style:name="T36"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style:font-style-asian="normal" style:font-weight-asian="bold" style:font-style-complex="normal" style:font-weight-complex="bold"/>
    </style:style>
    <style:style style:name="T42" style:family="text">
      <style:text-properties fo:font-style="normal"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weight="bold" style:font-weight-asian="bold" style:font-weight-complex="bold"/>
    </style:style>
    <style:style style:name="T45" style:family="text">
      <style:text-properties fo:font-weight="bold" officeooo:rsid="0024d9d5" style:font-weight-asian="bold" style:font-weight-complex="bold"/>
    </style:style>
    <style:style style:name="T46" style:family="text">
      <style:text-properties style:text-position="super 58%"/>
    </style:style>
    <style:style style:name="T47" style:family="text">
      <style:text-properties style:text-position="super 58%" fo:font-style="normal" style:font-style-asian="normal" style:font-style-complex="normal"/>
    </style:style>
    <style:style style:name="T48" style:family="text">
      <style:text-properties style:text-position="super 58%" style:text-underline-style="none" fo:font-weight="normal" style:font-weight-asian="normal" style:font-weight-complex="normal"/>
    </style:style>
    <style:style style:name="T49" style:family="text">
      <style:text-properties fo:font-size="10pt" style:font-size-asian="10pt" style:font-size-complex="10pt"/>
    </style:style>
    <style:style style:name="T50" style:family="text">
      <style:text-properties fo:color="#ff0000" fo:font-size="10pt" fo:font-weight="normal" style:font-size-asian="10pt" style:font-weight-asian="normal" style:font-size-complex="10pt" style:font-weight-complex="normal"/>
    </style:style>
    <style:style style:name="T51" style:family="text">
      <style:text-properties fo:color="#ff0000" fo:font-size="10pt" fo:font-weight="normal" officeooo:rsid="002a1966" style:font-size-asian="10pt" style:font-weight-asian="normal" style:font-size-complex="10pt" style:font-weight-complex="normal"/>
    </style:style>
    <style:style style:name="T5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3" style:family="text">
      <style:text-properties fo:color="#ff0000" fo:font-size="10pt" fo:font-style="normal" style:font-size-asian="10pt" style:font-style-asian="normal" style:font-size-complex="10pt" style:font-style-complex="normal"/>
    </style:style>
    <style:style style:name="T5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7" style:family="text">
      <style:text-properties fo:color="#008080" fo:font-size="10pt" fo:font-weight="normal" style:font-size-asian="10pt" style:font-weight-asian="normal" style:font-size-complex="10pt" style:font-weight-complex="normal"/>
    </style:style>
    <style:style style:name="T5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60" style:family="text">
      <style:text-properties fo:color="#800080"/>
    </style:style>
    <style:style style:name="T61"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62" style:family="text">
      <style:text-properties fo:color="#800080" fo:font-size="10pt" fo:font-weight="normal" style:font-size-asian="10pt" style:font-weight-asian="normal" style:font-size-complex="10pt" style:font-weight-complex="normal"/>
    </style:style>
    <style:style style:name="T63" style:family="text">
      <style:text-properties fo:color="#800080" fo:font-style="italic"/>
    </style:style>
    <style:style style:name="T64" style:family="text">
      <style:text-properties fo:color="#800080" fo:font-style="normal" style:font-style-asian="normal" style:font-style-complex="normal"/>
    </style:style>
    <style:style style:name="T65" style:family="text">
      <style:text-properties fo:color="#800080" fo:font-weight="normal" style:font-weight-asian="normal" style:font-weight-complex="normal"/>
    </style:style>
    <style:style style:name="T66" style:family="text">
      <style:text-properties fo:color="#800080" officeooo:rsid="0021f46e"/>
    </style:style>
    <style:style style:name="T67" style:family="text">
      <style:text-properties fo:color="#800080" officeooo:rsid="0024a27b"/>
    </style:style>
    <style:style style:name="T68" style:family="text">
      <style:text-properties fo:font-weight="normal" style:font-weight-asian="normal" style:font-weight-complex="normal"/>
    </style:style>
    <style:style style:name="T69" style:family="text">
      <style:text-properties fo:font-weight="normal" officeooo:rsid="0024d9d5" style:font-weight-asian="normal" style:font-weight-complex="normal"/>
    </style:style>
    <style:style style:name="T70" style:family="text">
      <style:text-properties fo:color="#0000ff"/>
    </style:style>
    <style:style style:name="T71"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72" style:family="text">
      <style:text-properties fo:color="#0000ff" style:font-name="Courier New" fo:font-size="10pt" style:font-name-asian="Courier New" style:font-size-asian="10pt" style:font-name-complex="Courier New" style:font-size-complex="10pt"/>
    </style:style>
    <style:style style:name="T73"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74" style:family="text">
      <style:text-properties fo:color="#0000ff" fo:font-size="10pt" fo:font-weight="bold" style:font-size-asian="10pt" style:font-weight-asian="bold" style:font-size-complex="10pt" style:font-weight-complex="bold"/>
    </style:style>
    <style:style style:name="T75"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6" style:family="text">
      <style:text-properties fo:color="#ff8000" fo:font-size="10pt" fo:font-weight="normal" style:font-size-asian="10pt" style:font-weight-asian="normal" style:font-size-complex="10pt" style:font-weight-complex="normal"/>
    </style:style>
    <style:style style:name="T77"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8" style:family="text">
      <style:text-properties fo:color="#ff8000" fo:font-weight="normal" style:font-weight-asian="normal" style:font-weight-complex="normal"/>
    </style:style>
    <style:style style:name="T79" style:family="text">
      <style:text-properties style:text-underline-style="solid" style:text-underline-width="auto" style:text-underline-color="font-color"/>
    </style:style>
    <style:style style:name="T80" style:family="text">
      <style:text-properties style:text-underline-style="none"/>
    </style:style>
    <style:style style:name="T81" style:family="text">
      <style:text-properties style:text-underline-style="none" fo:font-weight="normal" style:font-weight-asian="normal" style:font-weight-complex="normal"/>
    </style:style>
    <style:style style:name="T82" style:family="text">
      <style:text-properties fo:color="#c0c0c0"/>
    </style:style>
    <style:style style:name="T83" style:family="text">
      <style:text-properties fo:color="#c0c0c0" fo:font-weight="normal" style:font-weight-asian="normal" style:font-weight-complex="normal"/>
    </style:style>
    <style:style style:name="T84" style:family="text">
      <style:text-properties fo:color="#800000"/>
    </style:style>
    <style:style style:name="T85" style:family="text">
      <style:text-properties fo:color="#808000"/>
    </style:style>
    <style:style style:name="T86" style:family="text">
      <style:text-properties officeooo:rsid="0016ac93"/>
    </style:style>
    <style:style style:name="T87" style:family="text">
      <style:text-properties officeooo:rsid="00181738"/>
    </style:style>
    <style:style style:name="T88" style:family="text">
      <style:text-properties officeooo:rsid="0018fff5"/>
    </style:style>
    <style:style style:name="T89" style:family="text">
      <style:text-properties officeooo:rsid="001ad97b"/>
    </style:style>
    <style:style style:name="T90" style:family="text">
      <style:text-properties officeooo:rsid="001c3aec"/>
    </style:style>
    <style:style style:name="T91" style:family="text">
      <style:text-properties officeooo:rsid="001e2db1"/>
    </style:style>
    <style:style style:name="T92" style:family="text">
      <style:text-properties officeooo:rsid="0021f46e"/>
    </style:style>
    <style:style style:name="T93" style:family="text">
      <style:text-properties officeooo:rsid="0023ee3a"/>
    </style:style>
    <style:style style:name="T94" style:family="text">
      <style:text-properties officeooo:rsid="0024a27b"/>
    </style:style>
    <style:style style:name="T95" style:family="text">
      <style:text-properties officeooo:rsid="002546a1"/>
    </style:style>
    <style:style style:name="T96" style:family="text">
      <style:text-properties officeooo:rsid="0025c21c"/>
    </style:style>
    <style:style style:name="T97" style:family="text">
      <style:text-properties officeooo:rsid="00277721"/>
    </style:style>
    <style:style style:name="T98" style:family="text">
      <style:text-properties officeooo:rsid="00294386"/>
    </style:style>
    <style:style style:name="T99" style:family="text">
      <style:text-properties officeooo:rsid="002a0d2c"/>
    </style:style>
    <style:style style:name="T100" style:family="text">
      <style:text-properties officeooo:rsid="002c5faf"/>
    </style:style>
    <style:style style:name="T101" style:family="text">
      <style:text-properties fo:color="#000000"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2" style:family="text">
      <style:text-properties fo:color="#000000" style:text-outline="false" style:text-line-through-style="none" style:text-line-through-typ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103" style:family="text">
      <style:text-properties fo:color="#000000" style:text-outline="false" style:text-line-through-style="none" style:text-line-through-typ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4" style:family="text">
      <style:text-properties fo:color="#ffffff" style:text-outline="false" style:text-line-through-style="none" style:text-line-through-typ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05" style:family="text">
      <style:text-properties fo:color="#ffffff" style:text-outline="false" style:text-line-through-style="none" style:text-line-through-typ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106" style:family="text">
      <style:text-properties fo:color="#ffffff"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107" style:family="text">
      <style:text-properties fo:color="#ffffff" style:text-outline="false" style:text-line-through-style="none" style:text-line-through-typ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108" style:family="text">
      <style:text-properties style:use-window-font-color="true" style:text-outline="false" style:text-line-through-style="none" style:text-line-through-typ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09"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0" style:family="text">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1" style:family="text">
      <style:text-properties style:use-window-font-color="true" style:text-outline="false" style:text-line-through-style="none" style:text-line-through-typ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9">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0.6547in" fo:text-indent="-0.25in" fo:margin-left="0.6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47in" fo:text-indent="-0.25in" fo:margin-left="2.9047in"/>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draw:stroke-dash="Dashed_20__28_var_29__20_1" svg:stroke-width="0in" svg:stroke-color="#000000" draw:marker-start="" draw:marker-start-width="0.1181in" draw:marker-start-center="false" draw:marker-end="" draw:marker-end-width="0.1181in" draw:marker-end-center="false" draw:fill="gradient" draw:fill-color="#99ccff" draw:fill-gradient-name="Gradient_20_7"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draw:stroke-dash="Dashed_20__28_var_29__20_2"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draw:stroke-dash="Dashed_20__28_var_29__20_3" svg:stroke-width="0in" svg:stroke-color="#000000" draw:marker-start="" draw:marker-start-width="0.1181in" draw:marker-start-center="false" draw:marker-end="" draw:marker-end-width="0.1181in" draw:marker-end-center="false" draw:fill="gradient" draw:fill-color="#99ccff" draw:fill-gradient-name="DistantSouls_20_Fg3" draw:fill-image-width="0in" draw:fill-image-height="0in" draw:textarea-horizontal-align="left"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gradient" draw:fill-color="#e6e6ff" draw:fill-gradient-name="Gradient_20_9" draw:textarea-horizontal-align="left" draw:textarea-vertical-align="top" fo:padding-top="0.0492in" fo:padding-bottom="0.0492in" fo:padding-left="0.0398in" fo:padding-right="0.0984in" draw:shadow="hidden" draw:shadow-offset-x="0.0783in" draw:shadow-offset-y="0.0783in" draw:shadow-color="#808080" style:run-through="foreground"/>
    </style:style>
    <style:style style:name="gr11" style:family="graphic">
      <style:graphic-properties draw:stroke="solid" svg:stroke-width="0.0398in" svg:stroke-color="#808080" draw:marker-start="" draw:marker-start-width="0.1965in" draw:marker-start-center="false" draw:marker-end="" draw:marker-end-width="0.1965in" draw:marker-end-center="false" draw:fill="gradient" draw:fill-color="#cfe7f5" draw:fill-gradient-name="Cool02" draw:textarea-horizontal-align="left" draw:textarea-vertical-align="top" fo:padding-top="0.0598in" fo:padding-bottom="0.0689in" fo:padding-left="0.0598in" fo:padding-right="0.1181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gradient" draw:fill-color="#cfe7f5" draw:fill-gradient-name="Cool03" draw:textarea-horizontal-align="left" draw:textarea-vertical-align="middle" fo:padding-top="0.0492in" fo:padding-bottom="0.0492in" fo:padding-left="0.0398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top"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left" draw:textarea-vertical-align="top"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84"/>
      <text:p text:style-name="P84">Ogre 2.1 Porting Manual</text:p>
      <text:p text:style-name="P50">(DRAFT)</text:p>
      <text:p text:style-name="P49"/>
      <text:p text:style-name="P49"/>
      <text:p text:style-name="P49"/>
      <text:p text:style-name="P49"/>
      <text:p text:style-name="P49">Last revision: 2015-04-04</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87">Table of Contents</text:p>
          </text:index-title>
          <text:p text:style-name="P190">1 Legal<text:tab/>6</text:p>
          <text:p text:style-name="P190">2 Changes: Objects, Scene &amp; Nodes<text:tab/>7</text:p>
          <text:p text:style-name="P188">2.1 Names are now optional<text:tab/>7</text:p>
          <text:p text:style-name="P188">2.2 How to debug MovableObjects' (and Nodes) data<text:tab/>7</text:p>
          <text:p text:style-name="P191">2.2.1 Interpreting ArrayVector3<text:tab/>9</text:p>
          <text:p text:style-name="P191">2.2.2 Dummy pointers instead of NULL<text:tab/>10</text:p>
          <text:p text:style-name="P188">2.3 Attachment and Visibility<text:tab/>11</text:p>
          <text:p text:style-name="P188">2.4 Attaching/Detaching is more expensive than hiding<text:tab/>11</text:p>
          <text:p text:style-name="P188">2.5 All MovableObjects require a SceneNode (Lights &amp; Cameras)<text:tab/>11</text:p>
          <text:p text:style-name="P188">2.6 Obtaining derived transforms<text:tab/>12</text:p>
          <text:p text:style-name="P188">2.7 SCENE_STATIC and SCENE_DYNAMIC<text:tab/>13</text:p>
          <text:p text:style-name="P191">2.7.1 What means a Node to be SCENE_STATIC:<text:tab/>13</text:p>
          <text:p text:style-name="P191">2.7.2 What means a Entities (and InstancedEntities) to be SCENE_STATIC:<text:tab/>13</text:p>
          <text:p text:style-name="P191">2.7.3 General<text:tab/>14</text:p>
          <text:p text:style-name="P188">2.8 Ogre asserts mCachedAabbOutOfDate or mCachedTransformOutOfDate while in debug mode<text:tab/>15</text:p>
          <text:p text:style-name="P188">2.9 Custom classes derived from Renderable or MovableObject<text:tab/>15</text:p>
          <text:p text:style-name="P188">2.10 How do I get the vertex information from the new v2 Mesh classes?<text:tab/>16</text:p>
          <text:p text:style-name="P188">2.11 How do I set the element offsets, vertex buffer's source and index?<text:tab/>17</text:p>
          <text:p text:style-name="P188">2.12 My scene looks too dark or dull!<text:tab/>18</text:p>
          <text:p text:style-name="P188">2.13 I activated gamma correction, but now my GUI textures look washed out!<text:tab/>19</text:p>
          <text:p text:style-name="P190">3 Technical Overview<text:tab/>20</text:p>
          <text:p text:style-name="P188">3.1 Overview<text:tab/>20</text:p>
          <text:p text:style-name="P191">3.1.1 SIMD Coherence<text:tab/>21</text:p>
          <text:p text:style-name="P188">3.2 Memory Managers usage patterns<text:tab/>21</text:p>
          <text:p text:style-name="P191">3.2.1 Cleanups<text:tab/>21</text:p>
          <text:p text:style-name="P188">3.3 Memory preallocation<text:tab/>22</text:p>
          <text:p text:style-name="P188">3.4 Configuring memory managers<text:tab/>22</text:p>
          <text:p text:style-name="P188">3.5 Where is RenderTarget::update? Why do I get errors in Viewport?<text:tab/>22</text:p>
          <text:p text:style-name="P190">4 Compositor<text:tab/>24</text:p>
          <text:p text:style-name="P188">4.1 Nodes<text:tab/>25</text:p>
          <text:p text:style-name="P191">4.1.1 Input &amp; output channels and RTTs<text:tab/>26</text:p>
          <text:p text:style-name="P189">4.1.1.1 Locally declared textures<text:tab/>26</text:p>
          <text:p text:style-name="P189">4.1.1.2 It comes from an input channel.<text:tab/>26</text:p>
          <text:p text:style-name="P189">4.1.1.3 It is a global texture<text:tab/>27</text:p>
          <text:p text:style-name="P189">4.1.1.4 Main RenderTarget<text:tab/>28</text:p>
          <text:p text:style-name="P191">4.1.2 Target<text:tab/>29</text:p>
          <text:p text:style-name="P191">4.1.3 Passes<text:tab/>29</text:p>
          <text:p text:style-name="P189">4.1.3.1 clear<text:tab/>30</text:p>
          <text:p text:style-name="P189">4.1.3.2 quad<text:tab/>30</text:p>
          <text:p text:style-name="P189">4.1.3.3 resolve<text:tab/>32</text:p>
          <text:p text:style-name="P189">4.1.3.4 render_scene<text:tab/>32</text:p>
          <text:p text:style-name="P189">4.1.3.5 stencil<text:tab/>34</text:p>
          <text:p text:style-name="P189">4.1.3.6 uav_queue<text:tab/>34</text:p>
          <text:p text:style-name="P193">4.1.3.6.1 Synchronization<text:tab/>36</text:p>
          <text:p text:style-name="P191">4.1.4 Textures<text:tab/>36</text:p>
          <text:p text:style-name="P189">4.1.4.1 MSAA: Explicit vs Implicit resolves<text:tab/>36</text:p>
          <text:p text:style-name="P193">4.1.4.1.1 Implicit resolves<text:tab/>36</text:p>
          <text:p text:style-name="P193">4.1.4.1.2 Explicit resolves<text:tab/>37</text:p>
          <text:p text:style-name="P193"><text:soft-page-break/>4.1.4.1.3 Resources<text:tab/>37</text:p>
          <text:p text:style-name="P188">4.2 Shadow Nodes<text:tab/>37</text:p>
          <text:p text:style-name="P191">4.2.1 Setting up shadow nodes<text:tab/>38</text:p>
          <text:p text:style-name="P191">4.2.2 Example<text:tab/>40</text:p>
          <text:p text:style-name="P191">4.2.3 Shadow map atlas<text:tab/>43</text:p>
          <text:p text:style-name="P191">4.2.4 Reuse, recalculate and first<text:tab/>43</text:p>
          <text:p text:style-name="P191">4.2.5 Shadow mapping setup types<text:tab/>45</text:p>
          <text:p text:style-name="P189">4.2.5.1 Uniform shadow mapping<text:tab/>45</text:p>
          <text:p text:style-name="P189">4.2.5.2 Focused<text:tab/>45</text:p>
          <text:p text:style-name="P189">4.2.5.3 LispSM<text:tab/>46</text:p>
          <text:p text:style-name="P189">4.2.5.4 PSSM / CSM<text:tab/>46</text:p>
          <text:p text:style-name="P189">4.2.5.5 Plane Optimal<text:tab/>46</text:p>
          <text:p text:style-name="P191">4.2.6 Writing shaders<text:tab/>47</text:p>
          <text:p text:style-name="P188">4.3 Workspaces<text:tab/>47</text:p>
          <text:p text:style-name="P191">4.3.1 Data dependencies between nodes and circular dependencies<text:tab/>50</text:p>
          <text:p text:style-name="P188">4.4 Setting up code<text:tab/>50</text:p>
          <text:p text:style-name="P191">4.4.1 Initializing the workspace<text:tab/>50</text:p>
          <text:p text:style-name="P191">4.4.2 Simple bootstrap for beginners<text:tab/>50</text:p>
          <text:p text:style-name="P191">4.4.3 Advanced C++ users<text:tab/>51</text:p>
          <text:p text:style-name="P188">4.5 Stereo and Split-Screen Rendering<text:tab/>51</text:p>
          <text:p text:style-name="P191">4.5.1 Per-Workspace offset and scale<text:tab/>52</text:p>
          <text:p text:style-name="P191">4.5.2 Viewport modifier mask<text:tab/>52</text:p>
          <text:p text:style-name="P191">4.5.3 Execution mask<text:tab/>52</text:p>
          <text:p text:style-name="P191">4.5.4 Default values<text:tab/>52</text:p>
          <text:p text:style-name="P190">5 Instancing<text:tab/>54</text:p>
          <text:p text:style-name="P188">5.1 What is instancing?<text:tab/>54</text:p>
          <text:p text:style-name="P188">5.2 Instancing 101<text:tab/>54</text:p>
          <text:p text:style-name="P191">5.2.1 Instances per batch<text:tab/>55</text:p>
          <text:p text:style-name="P188">5.3 Techniques<text:tab/>55</text:p>
          <text:p text:style-name="P191">5.3.1 ShaderBased<text:tab/>55</text:p>
          <text:p text:style-name="P191">5.3.2 VTF (Software)<text:tab/>56</text:p>
          <text:p text:style-name="P191">5.3.3 HW VTF<text:tab/>56</text:p>
          <text:p text:style-name="P189">5.3.3.1 HW VTF LUT<text:tab/>56</text:p>
          <text:p text:style-name="P191">5.3.4 HW Basic<text:tab/>57</text:p>
          <text:p text:style-name="P188">5.4 Custom parameters<text:tab/>57</text:p>
          <text:p text:style-name="P188">5.5 Supporting multiple submeshes<text:tab/>58</text:p>
          <text:p text:style-name="P188">5.6 Defragmenting batches<text:tab/>59</text:p>
          <text:p text:style-name="P191">5.6.1 What is batch fragmentation?<text:tab/>59</text:p>
          <text:p text:style-name="P191">5.6.2 Prevention: Avoiding fragmentation<text:tab/>60</text:p>
          <text:p text:style-name="P191">5.6.3 Cure: Defragmenting on the fly<text:tab/>60</text:p>
          <text:p text:style-name="P188">5.7 Troubleshooting<text:tab/>60</text:p>
          <text:p text:style-name="P190">6 Threading<text:tab/>63</text:p>
          <text:p text:style-name="P188">6.1 Initializing<text:tab/>63</text:p>
          <text:p text:style-name="P191">6.1.1 Ideal number of threads<text:tab/>63</text:p>
          <text:p text:style-name="P191">6.1.2 More info about InstancingThreadedCullingMethod<text:tab/>63</text:p>
          <text:p text:style-name="P188">6.2 What tasks are threaded in Ogre<text:tab/>65</text:p>
          <text:p text:style-name="P188">6.3 Using Ogre's threading system for custom tasks<text:tab/>65</text:p>
          <text:p text:style-name="P188">6.4 Thread safety of SceneNodes<text:tab/>66</text:p>
          <text:p text:style-name="P190">7 Performance Hints<text:tab/>68</text:p>
          <text:p text:style-name="P190">8 HLMS: High Level Material System<text:tab/>69</text:p>
          <text:p text:style-name="P188"><text:soft-page-break/>8.1 Fundamental changes<text:tab/>69</text:p>
          <text:p text:style-name="P191">8.1.1 Viewports and Scissor tests<text:tab/>69</text:p>
          <text:p text:style-name="P191">8.1.2 A lot of data is stored in “Blocks”<text:tab/>69</text:p>
          <text:p text:style-name="P191">8.1.3 Materials are still alive<text:tab/>70</text:p>
          <text:p text:style-name="P191">8.1.4 Fixed Function has been removed<text:tab/>71</text:p>
          <text:p text:style-name="P188">8.2 The three components<text:tab/>71</text:p>
          <text:p text:style-name="P188">8.3 Blocks<text:tab/>72</text:p>
          <text:p text:style-name="P191">8.3.1 Datablocks<text:tab/>73</text:p>
          <text:p text:style-name="P191">8.3.2 Macroblocks<text:tab/>73</text:p>
          <text:p text:style-name="P191">8.3.3 Blendblocks<text:tab/>73</text:p>
          <text:p text:style-name="P191">8.3.4 Samplerblocks<text:tab/>73</text:p>
          <text:p text:style-name="P188">8.4 Hlms templates<text:tab/>74</text:p>
          <text:p text:style-name="P188">8.5 The Hlms preprocessor<text:tab/>75</text:p>
          <text:p text:style-name="P191">8.5.1 Preprocessor syntax<text:tab/>75</text:p>
          <text:p text:style-name="P189">8.5.1.1 @property( expression )<text:tab/>75</text:p>
          <text:p text:style-name="P189">8.5.1.2 @foreach( scopedVar, count, [start] )<text:tab/>76</text:p>
          <text:p text:style-name="P189">8.5.1.3 @counter( variable )<text:tab/>77</text:p>
          <text:p text:style-name="P189">8.5.1.4 @value( variable )<text:tab/>78</text:p>
          <text:p text:style-name="P189">8.5.1.5 @set add sub mul div mod min max<text:tab/>78</text:p>
          <text:p text:style-name="P189">8.5.1.6 @piece( nameOfPiece )<text:tab/>78</text:p>
          <text:p text:style-name="P189">8.5.1.7 @insertpiece( nameOfPiece )<text:tab/>79</text:p>
          <text:p text:style-name="P189">8.5.1.8 @pset padd psub pmul pdiv pmod pmin pmax<text:tab/>79</text:p>
          <text:p text:style-name="P188">8.6 Creation of shaders<text:tab/>79</text:p>
          <text:p text:style-name="P191">8.6.1 C++ interaction with shader templates<text:tab/>82</text:p>
          <text:p text:style-name="P191">8.6.2 Common conventions<text:tab/>82</text:p>
          <text:p text:style-name="P191">8.6.3 Hot reloading<text:tab/>83</text:p>
          <text:p text:style-name="P191">8.6.4 Disabling a stage<text:tab/>83</text:p>
          <text:p text:style-name="P191">8.6.5 Customizing an existing implementation<text:tab/>83</text:p>
          <text:p text:style-name="P188">8.7 Run-time rendering<text:tab/>84</text:p>
          <text:p text:style-name="P191">8.7.1 preparePassHash<text:tab/>84</text:p>
          <text:p text:style-name="P191">8.7.2 fillBuffersFor<text:tab/>85</text:p>
          <text:p text:style-name="P188">8.8 Using the HLMS implementations<text:tab/>85</text:p>
          <text:p text:style-name="P191">8.8.1 Initialization<text:tab/>85</text:p>
          <text:p text:style-name="P191">8.8.2 Deinitialization<text:tab/>85</text:p>
          <text:p text:style-name="P191">8.8.3 Creating a datablock<text:tab/>86</text:p>
          <text:p text:style-name="P188">8.9 The Hlms Texture Manager<text:tab/>86</text:p>
          <text:p text:style-name="P191">8.9.1 Automatic batching<text:tab/>87</text:p>
          <text:p text:style-name="P189">8.9.1.1 Texture types<text:tab/>88</text:p>
          <text:p text:style-name="P189">8.9.1.2 Automatic parameters<text:tab/>88</text:p>
          <text:p text:style-name="P189">8.9.1.3 Loading a texture twice (i.e. with a different format) via aliasing<text:tab/>89</text:p>
          <text:p text:style-name="P191">8.9.2 Manual: Texture packs<text:tab/>90</text:p>
          <text:p text:style-name="P191">8.9.3 Watching out for memory consumption<text:tab/>90</text:p>
          <text:p text:style-name="P189">8.9.3.1 Additional memory considerations<text:tab/>95</text:p>
          <text:p text:style-name="P188">8.10 Troubleshooting<text:tab/>95</text:p>
          <text:p text:style-name="P191">8.10.1 My shadows don't show up or are very glitchy.<text:tab/>95</text:p>
          <text:p text:style-name="P190">9 AZDO changes (Aproaching Zero Driver Overhead)<text:tab/>97</text:p>
          <text:p text:style-name="P188">9.1 V2 and v1 objects<text:tab/>97</text:p>
          <text:p text:style-name="P191">9.1.1 Longevity of the v1 objects and deprecation<text:tab/>97</text:p>
          <text:p text:style-name="P188">9.2 Render Queue<text:tab/>98</text:p>
          <text:p text:style-name="P188">9.3 The VaoManager<text:tab/>98</text:p>
          <text:p text:style-name="P190"><text:soft-page-break/>10 The Command Buffer<text:tab/>100</text:p>
          <text:p text:style-name="P188">10.1 Adding a command<text:tab/>100</text:p>
          <text:p text:style-name="P188">10.2 Structure of a command<text:tab/>101</text:p>
          <text:p text:style-name="P188">10.3 Execution table<text:tab/>101</text:p>
          <text:p text:style-name="P191">10.3.1 Hacks and Tricks<text:tab/>102</text:p>
          <text:p text:style-name="P188">10.4 Post-processing the command buffer<text:tab/>103</text:p>
        </text:index-body>
      </text:table-of-content>
      <text:p text:style-name="Text_20_body"/>
      <text:h text:style-name="P177"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60"/>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1">-&gt;</text:span><text:span text:style-name="T4">createEntity</text:span><text:span text:style-name="T21">(</text:span><text:span text:style-name="T4"> </text:span><text:span text:style-name="T28">"myEntityName"</text:span><text:span text:style-name="T21">,</text:span><text:span text:style-name="T4"> </text:span><text:span text:style-name="T28">"meshName.mesh"</text:span><text:span text:style-name="T4"> </text:span><text:span text:style-name="T21">);</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1">*</text:span><text:span text:style-name="T4"> createEntity</text:span><text:span text:style-name="T21">(</text:span><text:span text:style-name="T4"> </text:span><text:span text:style-name="T31">const</text:span><text:span text:style-name="T4"> String</text:span><text:span text:style-name="T21">&amp;</text:span><text:span text:style-name="T4"> meshName</text:span><text:span text:style-name="T21">,</text:span><text:span text:style-name="T4"> </text:span><text:span text:style-name="T31">const</text:span><text:span text:style-name="T4"> String</text:span><text:span text:style-name="T21">&amp;</text:span><text:span text:style-name="T4"> groupName </text:span><text:span text:style-name="T21">= </text:span><text:span text:style-name="T4">ResourceGroupManager</text:span><text:span text:style-name="T21">::</text:span><text:span text:style-name="T4">AUTODETECT_RESOURCE_GROUP_NAME</text:span><text:span text:style-name="T21">,</text:span></text:p>
            <text:p text:style-name="P2"><text:span text:style-name="T4"><text:tab/><text:tab/>SceneMemoryMgrTypes sceneType </text:span><text:span text:style-name="T21">=</text:span><text:span text:style-name="T4"> SCENE_DYNAMIC </text:span><text:span text:style-name="T21">);</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1">-&gt;</text:span><text:span text:style-name="T4">createEntity</text:span><text:span text:style-name="T21">(</text:span><text:span text:style-name="T4"> </text:span><text:span text:style-name="T28">"meshName.mesh"</text:span><text:span text:style-name="T4"> </text:span><text:span text:style-name="T21">);</text:span></text:p>
            <text:p text:style-name="Table_20_Contents"><text:span text:style-name="T3">myEnt</text:span><text:span text:style-name="T21">-&gt;</text:span><text:span text:style-name="T4">setName</text:span><text:span text:style-name="T21">(</text:span><text:span text:style-name="T4"> </text:span><text:span text:style-name="T28">"myEntityName"</text:span><text:span text:style-name="T4"> </text:span><text:span text:style-name="T21">);</text:span><text:span text:style-name="T4"> </text:span><text:span text:style-name="T35">//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2">class</text:span><text:span text:style-name="T3"> Node</text:span></text:p>
            <text:p text:style-name="P3">{</text:p>
            <text:p text:style-name="P2"><text:span text:style-name="T4"><text:tab/>Vector3<text:tab/><text:tab/>pos</text:span><text:span text:style-name="T21">;</text:span></text:p>
            <text:p text:style-name="P2"><text:span text:style-name="T4"><text:tab/>Quaternion<text:tab/>rotation</text:span><text:span text:style-name="T21">;</text:span></text:p>
            <text:p text:style-name="P2"><text:span text:style-name="T4"><text:tab/>Vector3<text:tab/><text:tab/>scale</text:span><text:span text:style-name="T21">;</text:span></text:p>
            <text:p text:style-name="P3">};</text:p>
          </table:table-cell>
        </table:table-row>
      </table:table>
      <text:p text:style-name="Text_20_body"/>
      <text:p text:style-name="P60">It is layed out as the following</text:p>
      <table:table table:name="Tabla5" table:style-name="Tabla5">
        <table:table-column table:style-name="Tabla5.A"/>
        <table:table-row>
          <table:table-cell table:style-name="Tabla5.A1" office:value-type="string">
            <text:p text:style-name="P2"><text:span text:style-name="T31">class</text:span><text:span text:style-name="T4"> Node</text:span></text:p>
            <text:p text:style-name="P3">{</text:p>
            <text:p text:style-name="P2"><text:span text:style-name="T4"><text:tab/>Vector3<text:tab/><text:tab/></text:span><text:span text:style-name="T21">*</text:span><text:span text:style-name="T4">pos</text:span><text:span text:style-name="T21">;</text:span></text:p>
            <text:p text:style-name="P2"><text:span text:style-name="T4"><text:tab/>Quaternion<text:tab/></text:span><text:span text:style-name="T21">*</text:span><text:span text:style-name="T4">rotation</text:span><text:span text:style-name="T21">;</text:span></text:p>
            <text:p text:style-name="P2"><text:span text:style-name="T4"><text:tab/>Vector3<text:tab/><text:tab/></text:span><text:span text:style-name="T21">*</text:span><text:span text:style-name="T4">scale</text:span><text:span text:style-name="T21">;</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7">MovableObject::mObjectData</text:span>. The following screenshot shows it's contents:</text:p>
      <text:p text:style-name="P18"><draw:frame draw:style-name="fr1" draw:name="gráficos1" text:anchor-type="paragraph" svg:width="6.6929in" svg:height="1.952in" draw:z-index="0"><draw:image xlink:href="Pictures/10000000000003C000000118DCE269FF.png" xlink:type="simple" xlink:show="embed" xlink:actuate="onLoad"/></draw:frame></text:p>
      <text:p text:style-name="Text_20_body">The most important element in this picture is <text:span text:style-name="T44">mIndex</text:span>. Because this was taken from a SSE2 (single precision) build, it's value can range between 0 and 3 (inclusive). The macro <text:span text:style-name="T49">“ARRAY_PACKED_REALS” is defined as “4” for this build to let application know how many floats are being packed together.</text:span></text:p>
      <text:p text:style-name="P36"/>
      <text:p text:style-name="P36">In this case, ObjectData::mParents contains the parent nodes of all four MovableObject. In this case our parent is in mObjectData.mParents[1]; because mIndex = 1</text:p>
      <text:p text:style-name="P36"><draw:frame draw:style-name="fr2" draw:name="gráficos2" text:anchor-type="paragraph" svg:width="6.6929in" svg:height="1.0638in"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4">,4</text:span>”</text:p>
      <text:p text:style-name="P36">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30">struct</text:span><text:span text:style-name="T2"> Transform</text:span></text:p>
            <text:p text:style-name="P3">{</text:p>
            <text:p text:style-name="P2"><text:span text:style-name="T4"><text:tab/></text:span><text:span text:style-name="T57">/// Which of the packed values is ours. Value in range [0; 4) for SSE2</text:span></text:p>
            <text:p text:style-name="P2"><text:span text:style-name="T4"><text:tab/></text:span><text:span text:style-name="T31">unsigned</text:span><text:span text:style-name="T4"> </text:span><text:span text:style-name="T31">char</text:span><text:span text:style-name="T4"><text:tab/><text:tab/>mIndex</text:span><text:span text:style-name="T21">;</text:span></text:p>
            <text:p text:style-name="P2"><text:span text:style-name="T4"><text:tab/>Node<text:tab/><text:tab/><text:tab/></text:span><text:span text:style-name="T21">**</text:span><text:span text:style-name="T4">mParents</text:span><text:span text:style-name="T21">;</text:span></text:p>
            <text:p text:style-name="P2"><text:span text:style-name="T4"><text:tab/></text:span><text:span text:style-name="T35">/* ... */</text:span></text:p>
            <text:p text:style-name="P2"><text:span text:style-name="T4"><text:tab/></text:span><text:span text:style-name="T31">bool</text:span><text:span text:style-name="T4"><text:tab/></text:span><text:span text:style-name="T21">*</text:span><text:span text:style-name="T4"> RESTRICT_ALIAS mInheritOrientation</text:span><text:span text:style-name="T21">;</text:span></text:p>
            <text:p text:style-name="P3">};</text:p>
          </table:table-cell>
        </table:table-row>
      </table:table>
      <text:p text:style-name="P36">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30">struct</text:span><text:span text:style-name="T2"> Transform</text:span></text:p>
            <text:p text:style-name="P3">{</text:p>
            <text:p text:style-name="P2"><text:span text:style-name="T4"><text:tab/></text:span><text:span text:style-name="T35">/* ... */</text:span></text:p>
            <text:p text:style-name="P2"><text:span text:style-name="T4"><text:tab/>Node<text:tab/><text:tab/><text:tab/></text:span><text:span text:style-name="T21">*</text:span><text:span text:style-name="T4">mParents[4]</text:span><text:span text:style-name="T21">;</text:span></text:p>
            <text:p text:style-name="P2"><text:span text:style-name="T4"><text:tab/></text:span><text:span text:style-name="T35">/*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4417540173338845108" text:style-name="L90">
        <text:list-item>
          <text:p text:style-name="P87">Transform::mParents = 0x00700000</text:p>
        </text:list-item>
        <text:list-item>
          <text:p text:style-name="P87">Transform::mParents = 0x00700000</text:p>
        </text:list-item>
        <text:list-item>
          <text:p text:style-name="P87">Transform::mParents = 0x00700000</text:p>
        </text:list-item>
        <text:list-item>
          <text:p text:style-name="P87">Transform::mParents = 0x00700000</text:p>
        </text:list-item>
        <text:list-item>
          <text:p text:style-name="P87">Transform::mParents = 0x00700010</text:p>
        </text:list-item>
        <text:list-item>
          <text:p text:style-name="P87">Transform::mParents = 0x00700010</text:p>
        </text:list-item>
        <text:list-item>
          <text:p text:style-name="P87">Transform::mParents = 0x00700010</text:p>
        </text:list-item>
        <text:list-item>
          <text:p text:style-name="P87">Transform::mParents = 0x00700010</text:p>
        </text:list-item>
        <text:list-item>
          <text:p text:style-name="P87">Transform::mParents = 0x00700020</text:p>
        </text:list-item>
      </text:list>
      <text:p text:style-name="Text_20_body">The Transform of the first 4 Nodes will have exactly the same pointers; <text:span text:style-name="T44">the only difference is the content of mIndex</text:span>. When we go to the 5<text:span text:style-name="T46">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81" text:outline-level="3">Interpreting ArrayVector3</text:h>
      <text:p text:style-name="P36">ArrayVector3, ArrayQuaternion &amp; ArrayMatrix4 require a bit more of work when watching them through the debugger:</text:p>
      <text:p text:style-name="Text_20_body"><draw:frame draw:style-name="fr1" draw:name="gráficos3" text:anchor-type="paragraph" svg:width="6.6929in" svg:height="1.7736in"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6">rd</text:span> column because mIndex is 1; if mIndex were 3; we would have to read the 1<text:span text:style-name="T46">st</text:span> column.</text:p>
      <text:p text:style-name="Text_20_body">m_chunkBase[0] contains four “XX<text:span text:style-name="T44">X</text:span>X” which are read right to left.</text:p>
      <text:p text:style-name="Text_20_body">m_chunkBase[1] contains four “YY<text:span text:style-name="T44">Y</text:span>Y”, ours is the second one (starting from the right)</text:p>
      <text:p text:style-name="Text_20_body">m_chunkBase[3] you should've guessed by now contains “ZZ<text:span text:style-name="T44">Z</text:span>Z”</text:p>
      <text:p text:style-name="Text_20_body">Note that if, for example, the 4<text:span text:style-name="T46">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7">Is m_chunkBase a transform matrix? <text:span text:style-name="T79">NO</text:span><text:span text:style-name="T80">. </text:span><text:span text:style-name="T81">In SSE2 SIMD builds, ArrayVector3 packs 4 vectors together (because ARRAY_PACKED_REALS = 4). If 4 Nodes are created named A, B, C, D; the picture above is saying:</text:span></text:p>
      <text:list xml:id="list546003846482073193" text:style-name="L91">
        <text:list-item>
          <text:p text:style-name="P88">m_chunkBase[0] = { D.x, C.x, B.x, A.x }</text:p>
        </text:list-item>
        <text:list-item>
          <text:p text:style-name="P88">m_chunkBase[1] = { D.y, C.y, B.y, A.y }</text:p>
        </text:list-item>
        <text:list-item>
          <text:p text:style-name="P88">m_chunkBase[2] = { D.z, C.z, B.z, A.z }</text:p>
        </text:list-item>
      </text:list>
      <text:p text:style-name="Text_20_body"><text:span text:style-name="T81">So, to know the contents of B, you need to look at the 3</text:span><text:span text:style-name="T48">rd </text:span><text:span text:style-name="T81">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4">This is a pattern in Data Oriented Design.</text:span></text:p>
      <text:p text:style-name="Text_20_body">Note however, that MovableObject::mParentNode <text:span text:style-name="T44">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7">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4">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7">Light::getDirection</text:span> and <text:span text:style-name="T37">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7">Camera::detachFromParent; </text:span><text:span text:style-name="T42">otherwise the engine will raise the well-known exception that the object has already been attached to a node</text:span><text:span text:style-name="T37">.</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2442087252083915430" text:style-name="L92">
        <text:list-item>
          <text:p text:style-name="P89">Node::_getDerivedPosition</text:p>
        </text:list-item>
        <text:list-item>
          <text:p text:style-name="P89">Node::_getDerivedOrientation</text:p>
        </text:list-item>
        <text:list-item>
          <text:p text:style-name="P89">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1">-&gt;</text:span><text:span text:style-name="T4">setPosition</text:span><text:span text:style-name="T21">(</text:span><text:span text:style-name="T4"> </text:span><text:span text:style-name="T76">1</text:span><text:span text:style-name="T21">,</text:span><text:span text:style-name="T4"> </text:span><text:span text:style-name="T76">1</text:span><text:span text:style-name="T21">,</text:span><text:span text:style-name="T4"> </text:span><text:span text:style-name="T76">1</text:span><text:span text:style-name="T4"> </text:span><text:span text:style-name="T21">);</text:span></text:p>
            <text:p text:style-name="P2"><text:span text:style-name="T4">Ogre</text:span><text:span text:style-name="T21">::</text:span><text:span text:style-name="T4">Vector3 derivedPos </text:span><text:span text:style-name="T21">=</text:span><text:span text:style-name="T4"> sceneNode</text:span><text:span text:style-name="T21">-&gt;</text:span><text:span text:style-name="T4">_getDerivedPosition</text:span><text:span text:style-name="T21">();</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4084124583348380314" text:style-name="L93">
        <text:list-item>
          <text:p text:style-name="P90">Node::_getDerivedPositionUpdated</text:p>
        </text:list-item>
        <text:list-item>
          <text:p text:style-name="P90">Node::_getDerivedOrientationUpdated</text:p>
        </text:list-item>
        <text:list-item>
          <text:p text:style-name="P90">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1">-&gt;</text:span><text:span text:style-name="T4">setPosition</text:span><text:span text:style-name="T21">(</text:span><text:span text:style-name="T4"> </text:span><text:span text:style-name="T76">1</text:span><text:span text:style-name="T21">,</text:span><text:span text:style-name="T4"> </text:span><text:span text:style-name="T76">1</text:span><text:span text:style-name="T21">,</text:span><text:span text:style-name="T4"> </text:span><text:span text:style-name="T76">1</text:span><text:span text:style-name="T4"> </text:span><text:span text:style-name="T21">);</text:span></text:p>
            <text:p text:style-name="P2"><text:span text:style-name="T4">sceneNode</text:span><text:span text:style-name="T21">-&gt;</text:span><text:span text:style-name="T4">setOrientation</text:span><text:span text:style-name="T21">(</text:span><text:span text:style-name="T4"> Quaternion</text:span><text:span text:style-name="T21">(</text:span><text:span text:style-name="T4"> Radian</text:span><text:span text:style-name="T21">(</text:span><text:span text:style-name="T4"> </text:span><text:span text:style-name="T76">4.0f</text:span><text:span text:style-name="T4"> </text:span><text:span text:style-name="T21">),</text:span><text:span text:style-name="T4"> Vector3</text:span><text:span text:style-name="T21">::</text:span><text:span text:style-name="T4">UNIT_X </text:span><text:span text:style-name="T21">)</text:span><text:span text:style-name="T4"> </text:span><text:span text:style-name="T21">);</text:span></text:p>
            <text:p text:style-name="P2"><text:span text:style-name="T4">sceneNode</text:span><text:span text:style-name="T21">-&gt;</text:span><text:span text:style-name="T4">setScale</text:span><text:span text:style-name="T21">(</text:span><text:span text:style-name="T4"> </text:span><text:span text:style-name="T76">6</text:span><text:span text:style-name="T21">,</text:span><text:span text:style-name="T4"> </text:span><text:span text:style-name="T76">1</text:span><text:span text:style-name="T21">,</text:span><text:span text:style-name="T4"> </text:span><text:span text:style-name="T76">2</text:span><text:span text:style-name="T4"> </text:span><text:span text:style-name="T21">);</text:span></text:p>
            <text:p text:style-name="P10"/>
            <text:p text:style-name="P2"><text:span text:style-name="T4">Vector3 derivedPos<text:tab/></text:span><text:span text:style-name="T21">=</text:span><text:span text:style-name="T4"> sceneNode</text:span><text:span text:style-name="T21">-&gt;</text:span><text:span text:style-name="T4">_getDerivedPositionUpdated</text:span><text:span text:style-name="T21">();</text:span></text:p>
            <text:p text:style-name="P21">//There's no need to call the Updated variants anymore. The node is up to date now.</text:p>
            <text:p text:style-name="P2"><text:span text:style-name="T4">Quaternion derivedRot<text:tab/></text:span><text:span text:style-name="T21">=</text:span><text:span text:style-name="T4"> sceneNode</text:span><text:span text:style-name="T21">-&gt;</text:span><text:span text:style-name="T4">_getDerivedQuaternion</text:span><text:span text:style-name="T21">();</text:span></text:p>
            <text:p text:style-name="P2"><text:span text:style-name="T4">Vector3 derivedScale<text:tab/></text:span><text:span text:style-name="T21">=</text:span><text:span text:style-name="T4"> sceneNode</text:span><text:span text:style-name="T21">-&gt;</text:span><text:span text:style-name="T4">_getDerivedScale</text:span><text:span text:style-name="T21">();</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580452745893152077" text:style-name="L94">
        <text:list-item>
          <text:p text:style-name="P91">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4">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7">Attention #1!</text:p>
            <text:p text:style-name="P47">Calling SceneNode::setStatic will also force a call to MovableObject::setStatic to all of its attached objects. If there are objects you wish not to switch flags, detach them first, and then reattach.</text:p>
            <text:p text:style-name="P47">If there are InstancedEntities attached to that node, you have to detach them first as they can't directly switch between types. Otherwise the engine will raise an exception.</text:p>
            <text:p text:style-name="P37">Attention #2!</text:p>
            <text:p text:style-name="P47">Calling setStatic( true ) when it was previously false will automatically call notifyStaticDirty for you.</text:p>
          </table:table-cell>
        </table:table-row>
      </table:table>
      <text:p text:style-name="Text_20_body"/>
      <text:p text:style-name="Text_20_body"><text:span text:style-name="T44">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7">mCachedAabbOutOfDate</text:span>” or “<text:span text:style-name="T37">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196177867865667518" text:style-name="L95">
        <text:list-item>
          <text:p text:style-name="P92">Nodes/Objects are of type SCENE_STATIC and their data changed (i.e. you called setPosition) but no call to SceneManager::notifyStaticDirty was made.</text:p>
        </text:list-item>
      </text:list>
      <text:list xml:id="list4585080791967997554" text:style-name="L96">
        <text:list-item>
          <text:list>
            <text:list-item>
              <text:p text:style-name="P93"><text:span text:style-name="T44">Solution:</text:span> Call SceneManager::notifyStaticDirty, or use a function that implicitly calls that function.</text:p>
            </text:list-item>
          </text:list>
        </text:list-item>
      </text:list>
      <text:list xml:id="list235228782805002" text:continue-list="list196177867865667518" text:style-name="L95">
        <text:list-item>
          <text:p text:style-name="P92">You've manually modified their data (i.e. you called setPosition) after SceneManager::updateAllTransforms or SceneManager::updateAllBounds happened; most likely through a listener.</text:p>
        </text:list-item>
      </text:list>
      <text:list xml:id="list8643020724428092940" text:style-name="L97">
        <text:list-item>
          <text:list>
            <text:list-item>
              <text:p text:style-name="P94">Solutions:</text:p>
            </text:list-item>
          </text:list>
        </text:list-item>
      </text:list>
      <text:list xml:id="list6492506761996221543" text:style-name="L98">
        <text:list-item>
          <text:list>
            <text:list-item>
              <text:p text:style-name="P100">Move your calculations so that they happen before updateAllTransforms.</text:p>
            </text:list-item>
            <text:list-item>
              <text:p text:style-name="P99"><text:span text:style-name="T68">If it's just a few nodes, call </text:span><text:span text:style-name="T60">Node</text:span><text:span text:style-name="T1">::</text:span>_getFullTransformUpdated<text:span text:style-name="T68"> or </text:span><text:span text:style-name="T65">MovableObject</text:span><text:span text:style-name="T14">::</text:span><text:span text:style-name="T68">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100">If it they're many nodes/entities, manually call updateAllTransforms/updateAllBounds again.</text:p>
            </text:list-item>
          </text:list>
        </text:list-item>
      </text:list>
      <text:list xml:id="list235228243485116" text:continue-list="list235228782805002" text:style-name="L95">
        <text:list-item>
          <text:p text:style-name="P171">It's a bug in Ogre. Because the refactor was very large, some components still try to modify nodes and movables after the call to updateAllTransforms/updateAllBounds.</text:p>
        </text:list-item>
      </text:list>
      <text:list xml:id="list552141691106117357" text:style-name="L99">
        <text:list-item>
          <text:list>
            <text:list-item>
              <text:p text:style-name="P95">Solution: <text:a xlink:type="simple" xlink:href="https://ogre3d.atlassian.net/browse/OGRE"><text:span text:style-name="T68">Report the bug to JIRA</text:span></text:a><text:span text:style-name="T68">.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8">In Ogre 1.x; advanced users could submit or inject Renderables directly to the RenderQueue without the </text:span><text:soft-page-break/><text:span text:style-name="T68">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8">Since Ogre 2.x; a Renderable </text:span><text:span text:style-name="T38">must</text:span><text:span text:style-name="T68"> have a MovableObject linked to it, as RenderQueue's addRenderable function requires two parameters, one for the MovableObject, another for the Renderable. Providing a null pointer as the MovableObject will likely result in a crash.</text:span></text:p>
      <text:p text:style-name="P47">Multiple Renderables can still share the same MovableObject though and implementations don't have to derive from both at the same time either.</text:p>
      <text:p text:style-name="P47"/>
      <text:p text:style-name="Text_20_body"><text:span text:style-name="T68">For objects that are part of the scene, Ogre 1.x employed the </text:span><text:a xlink:type="simple" xlink:href="http://en.wikipedia.org/wiki/Visitor_pattern"><text:span text:style-name="T68">visitor pattern</text:span></text:a><text:span text:style-name="T68"> to query all the Renderables that a MovableObject contained. In Ogre 2.x; this pattern was removed.</text:span></text:p>
      <text:p text:style-name="P47">Ogre users implementing their own classes that derive from MO must populate the MovableObject::mRenderables vector instead; which the SceneManager will access directly to add the renderables to the RenderQueue.</text:p>
      <text:p text:style-name="P47">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69"><text:span text:style-name="T60">Mesh</text:span><text:span text:style-name="T82"> </text:span><text:span text:style-name="T1">*mesh;</text:span></text:p>
            <text:p text:style-name="P69"><text:span text:style-name="T60">SubMesh</text:span><text:span text:style-name="T82"> </text:span><text:span text:style-name="T1">*submesh</text:span><text:span text:style-name="T82"> </text:span><text:span text:style-name="T1">=</text:span><text:span text:style-name="T82"> </text:span><text:span text:style-name="T1">mesh-&gt;getSubMesh(</text:span><text:span text:style-name="T20">0</text:span><text:span text:style-name="T1">);</text:span></text:p>
            <text:p text:style-name="P69"><text:span text:style-name="T60">VertexArrayObjectArray</text:span><text:span text:style-name="T82"> </text:span><text:span text:style-name="T1">vaos</text:span><text:span text:style-name="T82"> </text:span><text:span text:style-name="T1">=</text:span><text:span text:style-name="T82"> </text:span><text:span text:style-name="T1">submesh-&gt;</text:span><text:span text:style-name="T84">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69"><text:span text:style-name="T85">if</text:span><text:span text:style-name="T1">(</text:span><text:span text:style-name="T82"> </text:span><text:span text:style-name="T1">!vaos.empty()</text:span><text:span text:style-name="T82"> </text:span><text:span text:style-name="T1">)</text:span></text:p>
            <text:p text:style-name="P70">{</text:p>
            <text:p text:style-name="P70"><text:span text:style-name="T82"><text:s text:c="4"/></text:span><text:span text:style-name="T34">//Get</text:span><text:span text:style-name="T82"> </text:span><text:span text:style-name="T34">the</text:span><text:span text:style-name="T82"> </text:span><text:span text:style-name="T34">first</text:span><text:span text:style-name="T82"> </text:span><text:span text:style-name="T34">LOD</text:span><text:span text:style-name="T82"> </text:span><text:span text:style-name="T34">level</text:span></text:p>
            <text:p text:style-name="P69"><text:span text:style-name="T82"><text:s text:c="4"/></text:span><text:span text:style-name="T60">VertexArrayObject</text:span><text:span text:style-name="T82"> </text:span><text:span text:style-name="T1">*vao</text:span><text:span text:style-name="T82"> </text:span><text:span text:style-name="T1">=</text:span><text:span text:style-name="T82"> </text:span><text:span text:style-name="T1">vaos[</text:span><text:span text:style-name="T20">0</text:span><text:span text:style-name="T1">];</text:span></text:p>
            <text:p text:style-name="P69"><text:span text:style-name="T82"><text:s text:c="4"/></text:span><text:span text:style-name="T85">const</text:span><text:span text:style-name="T82"> </text:span><text:span text:style-name="T60">VertexBufferPackedVec</text:span><text:span text:style-name="T82"> </text:span><text:span text:style-name="T1">&amp;vertexBuffers</text:span><text:span text:style-name="T82"> </text:span><text:span text:style-name="T1">=</text:span><text:span text:style-name="T82"> </text:span><text:span text:style-name="T1">vao-&gt;getVertexBuffers();</text:span></text:p>
            <text:p text:style-name="P69"><text:span text:style-name="T82"><text:s text:c="4"/></text:span><text:span text:style-name="T60">IndexBufferPacked</text:span><text:span text:style-name="T82"> </text:span><text:span text:style-name="T1">*indexBuffer</text:span><text:span text:style-name="T82"> </text:span><text:span text:style-name="T1">=</text:span><text:span text:style-name="T82"> </text:span><text:span text:style-name="T1">vao-&gt;getIndexBuffer();</text:span></text:p>
            <text:p text:style-name="P7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69"><text:span text:style-name="T85">for</text:span><text:span text:style-name="T1">(</text:span><text:span text:style-name="T82"> </text:span><text:span text:style-name="T60">size_t</text:span><text:span text:style-name="T82"> </text:span><text:span text:style-name="T1">i=</text:span><text:span text:style-name="T20">0</text:span><text:span text:style-name="T1">;</text:span><text:span text:style-name="T82"> </text:span><text:span text:style-name="T1">i&lt;vertexBuffers.size();</text:span><text:span text:style-name="T82"> </text:span><text:span text:style-name="T1">++i</text:span><text:span text:style-name="T82"> </text:span><text:span text:style-name="T1">)</text:span></text:p>
            <text:p text:style-name="P70">{</text:p>
            <text:p text:style-name="P69"><text:span text:style-name="T82"><text:s text:c="4"/></text:span><text:span text:style-name="T34">//There</text:span><text:span text:style-name="T82"> </text:span><text:span text:style-name="T34">could</text:span><text:span text:style-name="T82"> </text:span><text:span text:style-name="T34">be</text:span><text:span text:style-name="T82"> </text:span><text:span text:style-name="T34">more</text:span><text:span text:style-name="T82"> </text:span><text:span text:style-name="T34">than</text:span><text:span text:style-name="T82"> </text:span><text:span text:style-name="T34">one</text:span><text:span text:style-name="T82"> </text:span><text:span text:style-name="T34">vertex</text:span><text:span text:style-name="T82"> </text:span><text:span text:style-name="T34">buffer,</text:span><text:span text:style-name="T82"> </text:span><text:span text:style-name="T34">or</text:span><text:span text:style-name="T82"> </text:span><text:span text:style-name="T34">even</text:span><text:span text:style-name="T82"> </text:span><text:span text:style-name="T34">none!</text:span></text:p>
            <text:p text:style-name="P69"><text:span text:style-name="T82"><text:s text:c="4"/></text:span><text:span text:style-name="T60">VertexBufferPacked</text:span><text:span text:style-name="T82"> </text:span><text:span text:style-name="T1">*vertexBuffer</text:span><text:span text:style-name="T82"> </text:span><text:span text:style-name="T1">=</text:span><text:span text:style-name="T82"> </text:span><text:span text:style-name="T1">vertexBuffers[i];</text:span></text:p>
            <text:p text:style-name="P69"><text:span text:style-name="T82"><text:s text:c="4"/></text:span><text:span text:style-name="T85">const</text:span><text:span text:style-name="T82"> </text:span><text:span text:style-name="T60">VertexElement2Vec</text:span><text:span text:style-name="T82"> </text:span><text:span text:style-name="T1">&amp;vertexElements</text:span><text:span text:style-name="T82"> </text:span><text:span text:style-name="T1">=</text:span><text:span text:style-name="T82"> </text:span><text:span text:style-name="T1">vertexBuffer-&gt;getVertexElements();</text:span></text:p>
            <text:p text:style-name="P7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69"><text:span text:style-name="T85">class</text:span><text:span text:style-name="T82"> </text:span><text:span text:style-name="T60">VertexDeclaration</text:span></text:p>
            <text:p text:style-name="P70">{</text:p>
            <text:p text:style-name="P69"><text:span text:style-name="T85">public</text:span><text:span text:style-name="T1">:</text:span></text:p>
            <text:p text:style-name="P69"><text:span text:style-name="T82"><text:s text:c="4"/></text:span><text:span text:style-name="T85">virtual</text:span><text:span text:style-name="T82"> </text:span><text:span text:style-name="T85">const</text:span><text:span text:style-name="T82"> </text:span>VertexElement<text:span text:style-name="T1">&amp;</text:span><text:span text:style-name="T82"> </text:span><text:span text:style-name="T15">addElement</text:span><text:span text:style-name="T1">(</text:span><text:span text:style-name="T85">unsigned</text:span><text:span text:style-name="T82"> </text:span><text:span text:style-name="T85">short</text:span><text:span text:style-name="T82"> </text:span>source<text:span text:style-name="T1">,</text:span></text:p>
            <text:p text:style-name="P69"><text:span text:style-name="T82"><text:s text:c="44"/></text:span><text:span text:style-name="T60">size_t</text:span><text:span text:style-name="T82"> </text:span>offset<text:span text:style-name="T1">,</text:span></text:p>
            <text:p text:style-name="P69"><text:span text:style-name="T82"><text:s text:c="44"/></text:span><text:span text:style-name="T60">VertexElementType</text:span><text:span text:style-name="T82"> </text:span>theType<text:span text:style-name="T1">,</text:span></text:p>
            <text:p text:style-name="P69"><text:span text:style-name="T82"><text:s text:c="44"/></text:span><text:span text:style-name="T60">VertexElementSemantic</text:span><text:span text:style-name="T82"> </text:span>semantic<text:span text:style-name="T1">,</text:span></text:p>
            <text:p text:style-name="P69"><text:span text:style-name="T82"><text:s text:c="44"/></text:span><text:span text:style-name="T85">unsigned</text:span><text:span text:style-name="T82"> </text:span><text:span text:style-name="T85">short</text:span><text:span text:style-name="T82"> </text:span>index<text:span text:style-name="T82"> </text:span><text:span text:style-name="T1">=</text:span><text:span text:style-name="T82"> </text:span><text:span text:style-name="T20">0</text:span><text:span text:style-name="T1">);</text:span></text:p>
            <text:p text:style-name="P7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69"><text:span text:style-name="T34">//V1</text:span><text:span text:style-name="T82"> </text:span><text:span text:style-name="T34">format</text:span></text:p>
            <text:p text:style-name="P67"><text:span text:style-name="T60">v1</text:span><text:span text:style-name="T1">::</text:span><text:span text:style-name="T60">VertexDeclaration</text:span><text:span text:style-name="T82"> </text:span><text:span text:style-name="T1">vertexDecl;</text:span></text:p>
            <text:p text:style-name="P69"><text:span text:style-name="T60">size_t</text:span><text:span text:style-name="T82"> </text:span><text:span text:style-name="T1">offset</text:span><text:span text:style-name="T82"> </text:span><text:span text:style-name="T1">=</text:span><text:span text:style-name="T82"> </text:span><text:span text:style-name="T20">0</text:span><text:span text:style-name="T1">;</text:span></text:p>
            <text:p text:style-name="P69"><text:span text:style-name="T1">vertexDecl.</text:span><text:span text:style-name="T15">addElement</text:span><text:span text:style-name="T1">(</text:span><text:span text:style-name="T82"> </text:span><text:span text:style-name="T20">0</text:span><text:span text:style-name="T1">,</text:span><text:span text:style-name="T82"> </text:span><text:span text:style-name="T1">offset,</text:span><text:span text:style-name="T82"> </text:span><text:span text:style-name="T60">VET_FLOAT3</text:span><text:span text:style-name="T1">,</text:span><text:span text:style-name="T82"> </text:span><text:span text:style-name="T60">VES_POSITION</text:span><text:span text:style-name="T1">,</text:span><text:span text:style-name="T82"> </text:span><text:span text:style-name="T20">0</text:span><text:span text:style-name="T82"> </text:span><text:span text:style-name="T1">);</text:span></text:p>
            <text:p text:style-name="P69"><text:span text:style-name="T1">offset</text:span><text:span text:style-name="T82"> </text:span><text:span text:style-name="T1">+=</text:span><text:span text:style-name="T82"> </text:span><text:span text:style-name="T1">vertexDecl.</text:span><text:span text:style-name="T15">getVertexSize</text:span><text:span text:style-name="T1">();</text:span></text:p>
            <text:p text:style-name="P69"><text:span text:style-name="T1">vertexDecl.</text:span><text:span text:style-name="T15">addElement</text:span><text:span text:style-name="T1">(</text:span><text:span text:style-name="T82"> </text:span><text:span text:style-name="T20">0</text:span><text:span text:style-name="T1">,</text:span><text:span text:style-name="T82"> </text:span><text:span text:style-name="T1">offset,</text:span><text:span text:style-name="T82"> </text:span><text:span text:style-name="T60">VET_FLOAT3</text:span><text:span text:style-name="T1">,</text:span><text:span text:style-name="T82"> </text:span><text:span text:style-name="T60">VES_NORMAL</text:span><text:span text:style-name="T1">,</text:span><text:span text:style-name="T82"> </text:span><text:span text:style-name="T20">0</text:span><text:span text:style-name="T82"> </text:span><text:span text:style-name="T1">);</text:span></text:p>
            <text:p text:style-name="P69"><text:span text:style-name="T1">offset</text:span><text:span text:style-name="T82"> </text:span><text:span text:style-name="T1">+=</text:span><text:span text:style-name="T82"> </text:span><text:span text:style-name="T1">vertexDecl.</text:span><text:span text:style-name="T15">getVertexSize</text:span><text:span text:style-name="T1">();</text:span></text:p>
            <text:p text:style-name="P69"><text:span text:style-name="T1">vertexDecl.</text:span><text:span text:style-name="T15">addElement</text:span><text:span text:style-name="T1">(</text:span><text:span text:style-name="T82"> </text:span><text:span text:style-name="T20">0</text:span><text:span text:style-name="T1">,</text:span><text:span text:style-name="T82"> </text:span><text:span text:style-name="T1">offset,</text:span><text:span text:style-name="T82"> </text:span><text:span text:style-name="T60">VET_FLOAT2</text:span><text:span text:style-name="T1">,</text:span><text:span text:style-name="T82"> </text:span><text:span text:style-name="T60">VES_TEXTURE_COORDINATES</text:span><text:span text:style-name="T1">,</text:span><text:span text:style-name="T82"> </text:span><text:span text:style-name="T20">0</text:span><text:span text:style-name="T82"> </text:span><text:span text:style-name="T1">);</text:span></text:p>
            <text:p text:style-name="P69"><text:span text:style-name="T1">offset</text:span><text:span text:style-name="T82"> </text:span><text:span text:style-name="T1">+=</text:span><text:span text:style-name="T82"> </text:span><text:span text:style-name="T1">vertexDecl.</text:span><text:span text:style-name="T15">getVertexSize</text:span><text:span text:style-name="T1">();</text:span></text:p>
            <text:p text:style-name="P69"><text:span text:style-name="T34">//Second</text:span><text:span text:style-name="T82"> </text:span><text:span text:style-name="T34">pair</text:span><text:span text:style-name="T82"> </text:span><text:span text:style-name="T34">of</text:span><text:span text:style-name="T82"> </text:span><text:span text:style-name="T34">tex</text:span><text:span text:style-name="T82"> </text:span><text:span text:style-name="T34">coords</text:span></text:p>
            <text:p text:style-name="P69"><text:span text:style-name="T1">vertexDecl.</text:span><text:span text:style-name="T15">addElement</text:span><text:span text:style-name="T1">(</text:span><text:span text:style-name="T82"> </text:span><text:span text:style-name="T20">0</text:span><text:span text:style-name="T1">,</text:span><text:span text:style-name="T82"> </text:span><text:span text:style-name="T1">offset,</text:span><text:span text:style-name="T82"> </text:span><text:span text:style-name="T60">VET_FLOAT2</text:span><text:span text:style-name="T1">,</text:span><text:span text:style-name="T82"> </text:span><text:span text:style-name="T60">VES_TEXTURE_COORDINATES</text:span><text:span text:style-name="T1">,</text:span><text:span text:style-name="T82"> </text:span><text:span text:style-name="T20">1</text:span><text:span text:style-name="T82"> </text:span><text:span text:style-name="T1">);</text:span></text:p>
            <text:p text:style-name="P69"><text:span text:style-name="T1">offset</text:span><text:span text:style-name="T82"> </text:span><text:span text:style-name="T1">+=</text:span><text:span text:style-name="T82"> </text:span><text:span text:style-name="T1">vertexDecl.</text:span><text:span text:style-name="T15">getVertexSize</text:span><text:span text:style-name="T1">();</text:span></text:p>
            <text:p text:style-name="P69"><text:span text:style-name="T34">//Third</text:span><text:span text:style-name="T82"> </text:span><text:span text:style-name="T34">pair</text:span><text:span text:style-name="T82"> </text:span><text:span text:style-name="T34">of</text:span><text:span text:style-name="T82"> </text:span><text:span text:style-name="T34">tex</text:span><text:span text:style-name="T82"> </text:span><text:span text:style-name="T34">coords,</text:span><text:span text:style-name="T82"> </text:span><text:span text:style-name="T34">in</text:span><text:span text:style-name="T82"> </text:span><text:span text:style-name="T34">a</text:span><text:span text:style-name="T82"> </text:span><text:span text:style-name="T34">second</text:span><text:span text:style-name="T82"> </text:span><text:span text:style-name="T34">buffer</text:span></text:p>
            <text:p text:style-name="P69"><text:span text:style-name="T1">vertexDecl.</text:span><text:span text:style-name="T15">addElement</text:span><text:span text:style-name="T1">(</text:span><text:span text:style-name="T82"> </text:span><text:span text:style-name="T20">1</text:span><text:span text:style-name="T1">,</text:span><text:span text:style-name="T82"> </text:span><text:span text:style-name="T20">0</text:span><text:span text:style-name="T1">,</text:span><text:span text:style-name="T82"> </text:span><text:span text:style-name="T60">VET_FLOAT2</text:span><text:span text:style-name="T1">,</text:span><text:span text:style-name="T82"> </text:span><text:span text:style-name="T60">VES_TEXTURE_COORDINATES</text:span><text:span text:style-name="T1">,</text:span><text:span text:style-name="T82"> </text:span><text:span text:style-name="T20">2</text:span><text:span text:style-name="T82">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69"><text:span text:style-name="T34">//V2</text:span><text:span text:style-name="T82"> </text:span><text:span text:style-name="T34">format</text:span></text:p>
            <text:p text:style-name="P69"><text:span text:style-name="T60">VertexElement2VecVec</text:span><text:span text:style-name="T82"> </text:span><text:span text:style-name="T1">multVertexDecl;</text:span></text:p>
            <text:p text:style-name="P67"><text:span text:style-name="T1">multVertexDecl.reserve(</text:span><text:span text:style-name="T82"> </text:span><text:span text:style-name="T20">2</text:span><text:span text:style-name="T82"> </text:span><text:span text:style-name="T1">);</text:span><text:span text:style-name="T82"> </text:span><text:span text:style-name="T34">//Not</text:span><text:span text:style-name="T82"> </text:span><text:span text:style-name="T34">strictly</text:span><text:span text:style-name="T82"> </text:span><text:span text:style-name="T34">necessary.</text:span></text:p>
            <text:p text:style-name="P69"><text:span text:style-name="T60">VertexElement2Vec</text:span><text:span text:style-name="T82"> </text:span><text:span text:style-name="T1">vertexDecl;</text:span></text:p>
            <text:p text:style-name="P67"><text:span text:style-name="T1">vertexDecl.reserve(</text:span><text:span text:style-name="T82"> </text:span><text:span text:style-name="T20">4</text:span><text:span text:style-name="T82"> </text:span><text:span text:style-name="T1">);</text:span><text:span text:style-name="T82"> </text:span><text:span text:style-name="T34">//Not</text:span><text:span text:style-name="T82"> </text:span><text:span text:style-name="T34">strictly</text:span><text:span text:style-name="T82"> </text:span><text:span text:style-name="T34">necessary.</text:span></text:p>
            <text:p text:style-name="P69"><text:span text:style-name="T1">vertexDecl.push_back(</text:span><text:span text:style-name="T82"> </text:span><text:span text:style-name="T60">VertexElement2</text:span><text:span text:style-name="T1">(</text:span><text:span text:style-name="T82"> </text:span><text:span text:style-name="T60">VET_FLOAT3</text:span><text:span text:style-name="T1">,</text:span><text:span text:style-name="T82"> </text:span><text:span text:style-name="T60">VES_POSITION</text:span><text:span text:style-name="T82"> </text:span><text:span text:style-name="T1">)</text:span><text:span text:style-name="T82"> </text:span><text:span text:style-name="T1">);</text:span></text:p>
            <text:p text:style-name="P69"><text:span text:style-name="T1">vertexDecl.push_back(</text:span><text:span text:style-name="T82"> </text:span><text:span text:style-name="T60">VertexElement2</text:span><text:span text:style-name="T1">(</text:span><text:span text:style-name="T82"> </text:span><text:span text:style-name="T60">VET_FLOAT3</text:span><text:span text:style-name="T1">,</text:span><text:span text:style-name="T82"> </text:span><text:span text:style-name="T60">VES_NORMAL</text:span><text:span text:style-name="T82"> </text:span><text:span text:style-name="T1">)</text:span><text:span text:style-name="T82"> </text:span><text:span text:style-name="T1">);</text:span></text:p>
            <text:p text:style-name="P69"><text:span text:style-name="T1">vertexDecl.push_back(</text:span><text:span text:style-name="T82"> </text:span><text:span text:style-name="T60">VertexElement2</text:span><text:span text:style-name="T1">(</text:span><text:span text:style-name="T82"> </text:span><text:span text:style-name="T60">VET_FLOAT2</text:span><text:span text:style-name="T1">,</text:span><text:span text:style-name="T82"> </text:span><text:span text:style-name="T60">VES_TEXTURE_COORDINATES</text:span><text:span text:style-name="T82"> </text:span><text:span text:style-name="T1">)</text:span><text:span text:style-name="T82"> </text:span><text:span text:style-name="T1">);</text:span></text:p>
            <text:p text:style-name="P69"><text:span text:style-name="T34">//Second</text:span><text:span text:style-name="T82"> </text:span><text:span text:style-name="T34">pair</text:span><text:span text:style-name="T82"> </text:span><text:span text:style-name="T34">of</text:span><text:span text:style-name="T82"> </text:span><text:span text:style-name="T34">tex</text:span><text:span text:style-name="T82"> </text:span><text:span text:style-name="T34">coords</text:span></text:p>
            <text:p text:style-name="P67"><text:span text:style-name="T1">vertexDecl.push_back(</text:span><text:span text:style-name="T82"> </text:span><text:span text:style-name="T60">VertexElement2</text:span><text:span text:style-name="T1">(</text:span><text:span text:style-name="T82"> </text:span><text:span text:style-name="T60">VET_FLOAT2</text:span><text:span text:style-name="T1">,</text:span><text:span text:style-name="T82"> </text:span><text:span text:style-name="T60">VES_TEXTURE_COORDINATES</text:span><text:span text:style-name="T82"> </text:span><text:span text:style-name="T1">)</text:span><text:span text:style-name="T82"> </text:span><text:span text:style-name="T1">);</text:span></text:p>
            <text:p text:style-name="P67"><text:span text:style-name="T1">multVertexDecl.push_back(</text:span><text:span text:style-name="T82"> </text:span><text:span text:style-name="T1">vertexDecl</text:span><text:span text:style-name="T82"> </text:span><text:span text:style-name="T1">);</text:span><text:span text:style-name="T82"> </text:span><text:span text:style-name="T34">//Add</text:span><text:span text:style-name="T82"> </text:span><text:span text:style-name="T34">the</text:span><text:span text:style-name="T82"> </text:span><text:span text:style-name="T34">decl.</text:span><text:span text:style-name="T82"> </text:span><text:span text:style-name="T34">of</text:span><text:span text:style-name="T82"> </text:span><text:span text:style-name="T34">the</text:span><text:span text:style-name="T82"> </text:span><text:span text:style-name="T34">first</text:span><text:span text:style-name="T82"> </text:span><text:span text:style-name="T34">buffer</text:span></text:p>
            <text:p text:style-name="P70">vertexDecl.clear();</text:p>
            <text:p text:style-name="P69"><text:span text:style-name="T34">//Third</text:span><text:span text:style-name="T82"> </text:span><text:span text:style-name="T34">pair</text:span><text:span text:style-name="T82"> </text:span><text:span text:style-name="T34">of</text:span><text:span text:style-name="T82"> </text:span><text:span text:style-name="T34">tex</text:span><text:span text:style-name="T82"> </text:span><text:span text:style-name="T34">coords,</text:span><text:span text:style-name="T82"> </text:span><text:span text:style-name="T34">in</text:span><text:span text:style-name="T82"> </text:span><text:span text:style-name="T34">a</text:span><text:span text:style-name="T82"> </text:span><text:span text:style-name="T34">second</text:span><text:span text:style-name="T82"> </text:span><text:span text:style-name="T34">buffer</text:span></text:p>
            <text:p text:style-name="P67"><text:span text:style-name="T1">vertexDecl.push_back(</text:span><text:span text:style-name="T82"> </text:span><text:span text:style-name="T60">VertexElement2</text:span><text:span text:style-name="T1">(</text:span><text:span text:style-name="T82"> </text:span><text:span text:style-name="T60">VET_FLOAT2</text:span><text:span text:style-name="T1">,</text:span><text:span text:style-name="T82"> </text:span><text:span text:style-name="T60">VES_TEXTURE_COORDINATES</text:span><text:span text:style-name="T82"> </text:span><text:span text:style-name="T1">)</text:span><text:span text:style-name="T82"> </text:span><text:span text:style-name="T1">);</text:span></text:p>
            <text:p text:style-name="P69"><text:span text:style-name="T1">multVertexDec</text:span>l<text:span text:style-name="T1">.push_bac</text:span>k<text:span text:style-name="T1">(</text:span><text:span text:style-name="T82"> </text:span><text:span text:style-name="T1">vertexDec</text:span>l<text:span text:style-name="T82"> </text:span><text:span text:style-name="T1">);</text:span><text:span text:style-name="T82"> </text:span><text:span text:style-name="T34">//Add</text:span><text:span text:style-name="T82"> </text:span><text:span text:style-name="T34">the</text:span><text:span text:style-name="T82"> </text:span><text:span text:style-name="T34">decl.</text:span><text:span text:style-name="T82"> </text:span><text:span text:style-name="T34">of</text:span><text:span text:style-name="T82"> </text:span><text:span text:style-name="T34">the</text:span><text:span text:style-name="T82"> </text:span><text:span text:style-name="T34">second</text:span><text:span text:style-name="T82"> </text:span><text:span text:style-name="T34">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60">VaoManager</text:span><text:span text:style-name="T1">::calculateVertexSize(</text:span><text:span text:style-name="T82"> </text:span><text:span text:style-name="T85">const</text:span><text:span text:style-name="T82"> </text:span><text:span text:style-name="T60">VertexElement2Vec</text:span><text:span text:style-name="T82"> </text:span><text:span text:style-name="T1">&amp;vertexElements</text:span><text:span text:style-name="T82">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4">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69"><text:span text:style-name="T84">mRoot</text:span><text:span text:style-name="T1">-&gt;getRenderSystem()-&gt;</text:span><text:span text:style-name="T15">setConfigOption</text:span><text:span text:style-name="T1">(</text:span><text:span text:style-name="T82"> </text:span><text:span text:style-name="T34">"sRGB</text:span><text:span text:style-name="T82"> </text:span><text:span text:style-name="T34">Gamma</text:span><text:span text:style-name="T82"> </text:span><text:span text:style-name="T34">Conversion"</text:span><text:span text:style-name="T1">,</text:span><text:span text:style-name="T82"> </text:span><text:span text:style-name="T34">"Yes"</text:span><text:span text:style-name="T82"> </text:span><text:span text:style-name="T1">);</text:span></text:p>
            <text:p text:style-name="P69"><text:span text:style-name="T84">mRoot</text:span><text:span text:style-name="T1">-&gt;initialise(</text:span><text:span text:style-name="T85">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69"><text:span text:style-name="T60">Ogre</text:span><text:span text:style-name="T1">::</text:span><text:span text:style-name="T60">NameValuePairList</text:span><text:span text:style-name="T82"> </text:span><text:span text:style-name="T1">params;</text:span></text:p>
            <text:p text:style-name="P69"><text:span text:style-name="T1">params.insert(</text:span><text:span text:style-name="T82"> </text:span><text:span text:style-name="T60">std</text:span><text:span text:style-name="T1">::make_pair(</text:span><text:span text:style-name="T34">"gamma"</text:span><text:span text:style-name="T1">,</text:span><text:span text:style-name="T82"> </text:span><text:span text:style-name="T34">"true"</text:span><text:span text:style-name="T1">)</text:span><text:span text:style-name="T82"> </text:span><text:span text:style-name="T1">);</text:span></text:p>
            <text:p text:style-name="P69"><text:span text:style-name="T84">mRenderWindow</text:span><text:span text:style-name="T82"> </text:span><text:span text:style-name="T1">=</text:span><text:span text:style-name="T82"> </text:span><text:span text:style-name="T60">Ogre</text:span><text:span text:style-name="T1">::</text:span><text:span text:style-name="T60">Root</text:span><text:span text:style-name="T1">::getSingleton().createRenderWindow(</text:span><text:span text:style-name="T82"> </text:span><text:span text:style-name="T1">windowTitle,</text:span><text:span text:style-name="T82"> </text:span><text:span text:style-name="T1">width,</text:span><text:span text:style-name="T82"> </text:span><text:span text:style-name="T1">height,</text:span><text:span text:style-name="T82"> </text:span>fullscreen<text:span text:style-name="T1">,</text:span><text:span text:style-name="T82"> </text:span><text:span text:style-name="T1">&amp;</text:span>params<text:span text:style-name="T82">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4">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60">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77"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6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7">NodeMemoryManager</text:p>
      <text:list xml:id="list5240615794559786296" text:style-name="L100">
        <text:list-item>
          <text:p text:style-name="P102">Multiple NodeArrayMemoryManager. One per parent level.</text:p>
          <text:list>
            <text:list-item>
              <text:p text:style-name="P102">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95" svg:width="3.5441in" svg:height="1.7717in" svg:x="0in" svg:y="0in"><text:p text:style-name="P194"><text:span text:style-name="T101">NodeMemoryManager</text:span></text:p><text:p text:style-name="P194"><text:span text:style-name="T102">(contains multiple...)</text:span></text:p><text:p text:style-name="P194"><text:span text:style-name="T101"/></text:p><text:p text:style-name="P194"><text:span text:style-name="T101"/></text:p><text:p text:style-name="P194"><text:span text:style-name="T101"/></text:p><text:p text:style-name="P194"><text:span text:style-name="T101"/></text:p><text:p text:style-name="P194"><text:span text:style-name="T101"/></text:p><text:p text:style-name="P194"><text:span text:style-name="T10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96" svg:width="3.1012in" svg:height="0.9969in" svg:x="0.3319in" svg:y="0.6646in"><text:p text:style-name="P194"><text:span text:style-name="T101"/></text:p><text:p text:style-name="P194"><text:span text:style-name="T101"/></text:p><text:p text:style-name="P194"><text:span text:style-name="T101">class NodeArrayMemoryManager</text:span></text:p><text:p text:style-name="P194"><text:span text:style-name="T103"/></text:p><text:p text:style-name="P194"><text:span text:style-name="T103"/></text:p><text:p text:style-name="P194"><text:span text:style-name="T10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97" svg:width="2.4362in" svg:height="0.4433in" svg:x="0.9299in" svg:y="1.1075in"><text:p text:style-name="P194"><text:span text:style-name="T104"><text:s/></text:span><text:span text:style-name="T10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96" svg:width="2.3252in" svg:height="0.9969in" svg:x="3.6543in" svg:y="0.0445in"><text:p text:style-name="P194"><text:span text:style-name="T101"/></text:p><text:p text:style-name="P194"><text:span text:style-name="T101"/></text:p><text:p text:style-name="P194"><text:span text:style-name="T101">Transform</text:span></text:p><text:p text:style-name="P194"><text:span text:style-name="T103"/></text:p><text:p text:style-name="P194"><text:span text:style-name="T103"/></text:p><text:p text:style-name="P194"><text:span text:style-name="T10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95" svg:width="1.9941in" svg:height="0.5539in" svg:x="3.9417in" svg:y="0.4209in"><text:p text:style-name="P194"><text:span text:style-name="T101">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7">ObjectDataMemoryManager</text:p>
      <text:list xml:id="list235228638412515" text:continue-numbering="true" text:style-name="L100">
        <text:list-item>
          <text:p text:style-name="P102">Multiple ObjectDataArrayMemoryManager. One per render queue.</text:p>
          <text:list>
            <text:list-item>
              <text:p text:style-name="P102">Each one return an ObjectData (contain Aabbs in local space, in world space, radius, visibility masks; etc) which is all SoA pointers.</text:p>
            </text:list-item>
          </text:list>
        </text:list-item>
      </text:list>
      <text:p text:style-name="P48"><text:soft-page-break/><draw:g text:anchor-type="as-char" draw:z-index="8" draw:style-name="gr1"><draw:g draw:style-name="gr2"><draw:custom-shape draw:style-name="gr3" draw:text-style-name="P195" svg:width="3.5441in" svg:height="1.7717in" svg:x="0in" svg:y="0in"><text:p text:style-name="P194"><text:span text:style-name="T101">ObjectMemoryManager</text:span></text:p><text:p text:style-name="P194"><text:span text:style-name="T102">(contains multiple...)</text:span></text:p><text:p text:style-name="P194"><text:span text:style-name="T101"/></text:p><text:p text:style-name="P194"><text:span text:style-name="T101"/></text:p><text:p text:style-name="P194"><text:span text:style-name="T101"/></text:p><text:p text:style-name="P194"><text:span text:style-name="T101"/></text:p><text:p text:style-name="P194"><text:span text:style-name="T101"/></text:p><text:p text:style-name="P194"><text:span text:style-name="T10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96" svg:width="3.1012in" svg:height="0.9969in" svg:x="0.3319in" svg:y="0.6646in"><text:p text:style-name="P194"><text:span text:style-name="T101"/></text:p><text:p text:style-name="P194"><text:span text:style-name="T101"/></text:p><text:p text:style-name="P194"><text:span text:style-name="T101">class ObjectDataArrayMemoryManager</text:span></text:p><text:p text:style-name="P194"><text:span text:style-name="T103"/></text:p><text:p text:style-name="P194"><text:span text:style-name="T103"/></text:p><text:p text:style-name="P194"><text:span text:style-name="T10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97" svg:width="2.4362in" svg:height="0.4433in" svg:x="0.9299in" svg:y="1.1075in"><text:p text:style-name="P194"><text:span text:style-name="T104"><text:s/></text:span><text:span text:style-name="T10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96" svg:width="2.3252in" svg:height="0.9969in" svg:x="3.6543in" svg:y="0.0445in"><text:p text:style-name="P194"><text:span text:style-name="T101"/></text:p><text:p text:style-name="P194"><text:span text:style-name="T101"/></text:p><text:p text:style-name="P194"><text:span text:style-name="T101">MovableObject</text:span></text:p><text:p text:style-name="P194"><text:span text:style-name="T103"/></text:p><text:p text:style-name="P194"><text:span text:style-name="T103"/></text:p><text:p text:style-name="P194"><text:span text:style-name="T10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95" svg:width="1.9941in" svg:height="0.5539in" svg:x="3.9417in" svg:y="0.4209in"><text:p text:style-name="P194"><text:span text:style-name="T101">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8">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4">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4">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8620974999921531278" text:style-name="L101">
        <text:list-item>
          <text:p text:style-name="P103">The buffer is resized. Any pointer to the slots will be invalidated (i.e. holding an external reference to Transform::mPosition). The Nodes &amp;MovableObjects internal pointers are automatically updated.</text:p>
        </text:list-item>
        <text:list-item>
          <text:p text:style-name="P103">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4">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4">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7">CompositorPassClearDef</text:span> and <text:span text:style-name="T37">CompositorPassClear</text:span>.</text:p>
      <text:p text:style-name="Text_20_body"><text:span text:style-name="T37">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7">CompositorPassScene::execute</text:span> to understand how to prepare a RenderTarget and render it manually. But again, we insist you should try the Compositor.</text:p>
      <text:h text:style-name="P177"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6.6929in" svg:height="2.9791in" draw:z-index="4"><draw:image xlink:href="Pictures/100000000000052B0000024DFE1C9F23.png" xlink:type="simple" xlink:show="embed" xlink:actuate="onLoad"/></draw:frame></text:p>
      <text:p text:style-name="Text_20_body"><draw:frame draw:style-name="fr3" draw:name="gráficos5" text:anchor-type="paragraph" svg:width="6.6929in" svg:height="2.9791in"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50">0</text:span><text:span text:style-name="T4"> Input_as_MyLocaName </text:span><text:span text:style-name="T56">//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6">//Clear to violet</text:span></text:p>
            <text:p text:style-name="P2"><text:span text:style-name="T5"><text:tab/><text:tab/></text:span><text:span text:style-name="T22">pass</text:span><text:span text:style-name="T5"> clear</text:span></text:p>
            <text:p text:style-name="P2"><text:span text:style-name="T5"><text:tab/><text:tab/></text:span><text:span text:style-name="T6">{</text:span></text:p>
            <text:p text:style-name="P2"><text:span text:style-name="T5"><text:tab/><text:tab/><text:tab/>colour_value </text:span><text:span text:style-name="T52">1</text:span><text:span text:style-name="T5"> </text:span><text:span text:style-name="T52">0</text:span><text:span text:style-name="T5"> </text:span><text:span text:style-name="T52">1</text:span><text:span text:style-name="T5"> </text:span><text:span text:style-name="T52">1</text:span></text:p>
            <text:p text:style-name="P2"><text:span text:style-name="T5"><text:tab/><text:tab/></text:span><text:span text:style-name="T6">}</text:span></text:p>
            <text:p text:style-name="P2"><text:span text:style-name="T5"><text:tab/><text:tab/></text:span><text:span text:style-name="T22">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52">0</text:span><text:span text:style-name="T5">xffffffff<text:tab/> </text:span><text:span text:style-name="T56">//Viewport's visibility mask</text:span></text:p>
            <text:p text:style-name="P6"/>
            <text:p text:style-name="P2"><text:span text:style-name="T5"><text:tab/><text:tab/><text:tab/>rq_first<text:tab/><text:tab/></text:span><text:span text:style-name="T52">50</text:span><text:span text:style-name="T5"><text:tab/><text:tab/></text:span><text:span text:style-name="T56">//Inclusive</text:span></text:p>
            <text:p text:style-name="P2"><text:span text:style-name="T5"><text:tab/><text:tab/><text:tab/>rq_last<text:tab/><text:tab/></text:span><text:span text:style-name="T52">51</text:span><text:span text:style-name="T5"><text:tab/><text:tab/></text:span><text:span text:style-name="T56">//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2">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387041283687550856" text:style-name="L102">
        <text:list-item>
          <text:p text:style-name="P104">It was locally declared.</text:p>
        </text:list-item>
        <text:list-item>
          <text:p text:style-name="P104">It comes from an input channel.</text:p>
        </text:list-item>
        <text:list-item>
          <text:p text:style-name="P104">It is a global texture declared in the Workspace. Global textures must use the <text:span text:style-name="T38">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61">texture</text:span><text:span text:style-name="T5"> rt0 </text:span><text:span text:style-name="T52">800</text:span><text:span text:style-name="T5"> </text:span><text:span text:style-name="T52">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6">//Clear to violet</text:span></text:p>
            <text:p text:style-name="P2"><text:span text:style-name="T5"><text:tab/><text:tab/></text:span><text:span text:style-name="T22">pass</text:span><text:span text:style-name="T5"> clear</text:span></text:p>
            <text:p text:style-name="P2"><text:span text:style-name="T5"><text:tab/><text:tab/></text:span><text:span text:style-name="T6">{</text:span></text:p>
            <text:p text:style-name="P2"><text:span text:style-name="T5"><text:tab/><text:tab/><text:tab/>colour_value </text:span><text:span text:style-name="T52">1</text:span><text:span text:style-name="T5"> </text:span><text:span text:style-name="T52">0</text:span><text:span text:style-name="T5"> </text:span><text:span text:style-name="T52">1</text:span><text:span text:style-name="T5"> </text:span><text:span text:style-name="T52">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52">0</text:span><text:span text:style-name="T5"> rt0</text:span></text:p>
            <text:p text:style-name="P7">}</text:p>
          </table:table-cell>
        </table:table-row>
      </table:table>
      <text:p text:style-name="Text_20_body">You may have noticed the syntax for declaring the RTT is <text:span text:style-name="T44">almost exactly the same</text:span> as it was in Ogre 1.x</text:p>
      <text:p text:style-name="Text_20_body">Refer to Ogre's 1.9 documentation for more information about it.</text:p>
      <text:p text:style-name="Text_20_body">There are a couple of small changes:</text:p>
      <text:list xml:id="list7061714169206700399" text:style-name="L103">
        <text:list-item>
          <text:p text:style-name="P105"><text:span text:style-name="T44">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2">and using the keyword '</text:span><text:span text:style-name="T37">no_gamma</text:span><text:span text:style-name="T42">' turns it off.</text:span></text:p>
        </text:list-item>
        <text:list-item>
          <text:p text:style-name="P106">The parameter “scope” is no longer available.</text:p>
        </text:list-item>
        <text:list-item>
          <text:p text:style-name="P106">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4">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50">0</text:span><text:span text:style-name="T4"> myFirstInput</text:span></text:p>
            <text:p text:style-name="P2"><text:span text:style-name="T4"><text:tab/>in </text:span><text:span text:style-name="T50">1</text:span><text:span text:style-name="T4"> mySecondInput</text:span></text:p>
            <text:p text:style-name="P10"><text:tab/></text:p>
            <text:p text:style-name="P2"><text:span text:style-name="T4"><text:tab/></text:span><text:span text:style-name="T62">texture</text:span><text:span text:style-name="T4"> rt0 target_width_scaled </text:span><text:span text:style-name="T50">0.25</text:span><text:span text:style-name="T4"> target_height_scaled </text:span><text:span text:style-name="T50">0.25</text:span><text:span text:style-name="T4"> PF_R8G8B8</text:span></text:p>
            <text:p text:style-name="P10"/>
            <text:p text:style-name="P2"><text:span text:style-name="T4"><text:tab/>out </text:span><text:span text:style-name="T50">0</text:span><text:span text:style-name="T4"> mySecondInput</text:span></text:p>
            <text:p text:style-name="P2"><text:span text:style-name="T4"><text:tab/>out </text:span><text:span text:style-name="T50">1</text:span><text:span text:style-name="T4"> myFirstInput</text:span></text:p>
            <text:p text:style-name="P2"><text:span text:style-name="T4"><text:tab/>out </text:span><text:span text:style-name="T50">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6.6929in" svg:height="2.9791in"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1303232943250359767" text:style-name="L104">
        <text:list-item>
          <text:p text:style-name="P114"><text:soft-page-break/>Global texture names must contain the <text:span text:style-name="T38">global_</text:span><text:span text:style-name="T40"> prefix. Inversely, any local texture or input channel trying to use a name that starts with “global_” is illegal.</text:span></text:p>
        </text:list-item>
        <text:list-item>
          <text:p text:style-name="P107">They can't be used in input or output channels.</text:p>
        </text:list-item>
        <text:list-item>
          <text:p text:style-name="P107">Global textures can be seen by any node belonging to the same workspace, but they can't see a global texture that belongs to a different workspace.</text:p>
        </text:list-item>
        <text:list-item>
          <text:p text:style-name="P107">If a Node uses a global texture that the Workspace didn't declare, execution of the workspace will fail.</text:p>
        </text:list-item>
      </text:list>
      <text:p text:style-name="Text_20_body"><text:span text:style-name="T40">Global textures are as powerful/dangerous as global variables are in C++. The main reason of their existence is that many nodes may use temporary rtts to perform their work, and it's </text:span><text:span text:style-name="T39">very</text:span><text:span text:style-name="T40"> wasteful to declare these intermediate rtts on every node when they can be shared and reused.</text:span></text:p>
      <text:p text:style-name="P43">Sharing and reusage can also be achieved through input &amp; output channels, however for temporary rtts (or rtts that are accessed very frequently, i.e. a deferred shader's G Buffer) it would lead to connection hell; and hence global textures are a much better fit.</text:p>
      <text:list xml:id="list1262064798742578856" text:style-name="L105">
        <text:list-item>
          <text:p text:style-name="P115">in &lt;channel_id&gt; &lt;local_texture_name&gt;</text:p>
        </text:list-item>
      </text:list>
      <text:p text:style-name="P72">channel_id is a number in range [0; inf) but must be consecutive and continuous (no gaps, i.e. define channel 0, 2, but not 1). loca_texture_name cannot start with “global_”. A node definition may have no input.</text:p>
      <text:list xml:id="list235228213113774" text:continue-numbering="true" text:style-name="L105">
        <text:list-item>
          <text:p text:style-name="P115">out &lt;channel_id&gt; &lt;local_texture_name&gt;</text:p>
        </text:list-item>
      </text:list>
      <text:p text:style-name="P72">channel_id is a number in range [0; inf) but must be consecutive and continuous (no gaps, i.e. define channel 0, 2, but not 1). loca_texture_name cannot start with “global_”. A node definition may have no output.</text:p>
      <text:list xml:id="list235229747408957" text:continue-numbering="true" text:style-name="L105">
        <text:list-item>
          <text:p text:style-name="P115">custom_id &lt;string&gt;</text:p>
        </text:list-item>
      </text:list>
      <text:p text:style-name="P72">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7">Attention #1!</text:p>
            <text:p text:style-name="P47">By default you cannot use the main RenderTarget as a texture (because it's usually the RenderWindow and D3D and OpenGL don't allow it), and doing it may result in a crash.</text:p>
            <text:p text:style-name="P47"><text:soft-page-break/></text:p>
            <text:p text:style-name="P47">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7">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7906504878442114642" text:style-name="L106">
        <text:list-item>
          <text:p text:style-name="P117">clear (PASS_CLEAR)</text:p>
        </text:list-item>
        <text:list-item>
          <text:p text:style-name="P117">quad (PASS_QUAD)</text:p>
        </text:list-item>
        <text:list-item>
          <text:p text:style-name="P117">resolve (PASS_RESOLVE)</text:p>
        </text:list-item>
        <text:list-item>
          <text:p text:style-name="P117">render_scene (PASS_SCENE)</text:p>
        </text:list-item>
        <text:list-item>
          <text:p text:style-name="P117">stencil (PASS_STENCIL)</text:p>
        </text:list-item>
        <text:list-item>
          <text:p text:style-name="P118"><text:span text:style-name="T96">uav_queue</text:span> (PASS_<text:span text:style-name="T96">UAV</text:span>)</text:p>
        </text:list-item>
      </text:list>
      <text:list xml:id="list2638111217952346007" text:style-name="L107">
        <text:list-item>
          <text:p text:style-name="P119">custom (PASS_CUSTOM)</text:p>
        </text:list-item>
      </text:list>
      <text:p text:style-name="Text_20_body">More passes are planned including the ability for users to extend with custom passes which used to be present in 1.x.</text:p>
      <text:p text:style-name="Text_20_body">Planned passes are:</text:p>
      <text:list xml:id="list1486156822929448565" text:style-name="L108">
        <text:list-item>
          <text:p text:style-name="P120">Paraboloid mapping passes (useful for efficient env. mapping and point light shadow maps)</text:p>
        </text:list-item>
        <text:list-item>
          <text:p text:style-name="P120">N pass (optimizes Ogre data for two or more passes i.e. a Z pre-pass with minimum overhead in the engine since the cull data is the same)</text:p>
        </text:list-item>
      </text:list>
      <text:p text:style-name="Text_20_body">All passes support the following script parameters:</text:p>
      <text:list xml:id="list235229433279460" text:continue-list="list235229747408957" text:style-name="L105">
        <text:list-item>
          <text:p text:style-name="P115">pass &lt;type&gt; [customId]</text:p>
        </text:list-item>
      </text:list>
      <text:p text:style-name="P72">'<text:span text:style-name="T37">type</text:span>' must be one of the supported types: clear, quad, resolve, render_scene, stencil, <text:soft-page-break/>custom.</text:p>
      <text:p text:style-name="P72">The <text:span text:style-name="T37">customId</text:span><text:span text:style-name="T42"> parameter is optional and is used by custom passes to give the registered custom pass provider the means to identify multiple types, in case there are more than one type of custom passes.</text:span></text:p>
      <text:list xml:id="list235229695440554" text:continue-numbering="true" text:style-name="L105">
        <text:list-item>
          <text:p text:style-name="P115">num_initial &lt;number&gt;</text:p>
        </text:list-item>
      </text:list>
      <text:p text:style-name="P72">Number of times this will be executed. Default is -1, which means always execute. When the execution count hits that value, it won't executed again until a d3d device reset, resize or workspace recreation (the execution count is reset and executed N times again)</text:p>
      <text:p text:style-name="P72">This parameter replaces the “only_initial” parameter in Ogre 1.x.</text:p>
      <text:list xml:id="list235230081461152" text:continue-numbering="true" text:style-name="L105">
        <text:list-item>
          <text:p text:style-name="P115">identifier &lt;number&gt;</text:p>
        </text:list-item>
      </text:list>
      <text:p text:style-name="P72">An arbitrary user-defined numeric ID used for identifying individual passes in the C++ code.</text:p>
      <text:list xml:id="list235229551596341" text:continue-numbering="true" text:style-name="L105">
        <text:list-item>
          <text:p text:style-name="P115">execution_mask &lt;hex number&gt;</text:p>
        </text:list-item>
      </text:list>
      <text:p text:style-name="P72">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235228949958250" text:continue-numbering="true" text:style-name="L105">
        <text:list-item>
          <text:p text:style-name="P115">viewport_modifier_mask &lt;hex number&gt;</text:p>
        </text:list-item>
      </text:list>
      <text:p text:style-name="P73">8-bit hex value. Specifies the viewport modifier mask. For more information see <text:a xlink:type="simple" xlink:href="#4.5.Stereo and Split-Screen Rendering|outline">Stereo and Split-Screen Rendering for more information</text:a>. Default is 0xFF except for clear passes, which default to 0x00.</text:p>
      <text:list xml:id="list235228903036199" text:continue-numbering="true" text:style-name="L105">
        <text:list-item>
          <text:p text:style-name="P116"><text:span text:style-name="T95">colour_write</text:span> &lt;off|on&gt;</text:p>
        </text:list-item>
      </text:list>
      <text:p text:style-name="P73"><text:span text:style-name="T95">Disables colour writes</text:span>. <text:span text:style-name="T95">Useful for Z prepass passes; or pixel shaders that output to an UAV instead of a regular RenderTarget (like a Render Texture).</text:span></text:p>
      <text:p text:style-name="P74">Default: on.</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578311223775132200" text:style-name="L109">
        <text:list-item>
          <text:p text:style-name="P121">use_quad [yes|no]</text:p>
        </text:list-item>
      </text:list>
      <text:p text:style-name="P61"><text:soft-page-break/>Default is <text:span text:style-name="T39">no</text:span>. When <text:span text:style-name="T37">no</text:span>; the compositor will draw a fullscreen <text:span text:style-name="T37">triangle</text:span>. Due to how modern GPUs work, using two rectangles wastes GPU processing power in the diagonal borders because pixels are processed <text:span text:style-name="T37">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61">When the viewport is not 0 0 1 1; this value is forced to <text:span text:style-name="T37">yes</text:span>. The following picture illustrates a fullscreen triangle:</text:p>
      <text:p text:style-name="P61"><draw:frame draw:style-name="fr1" draw:name="gráficos7" text:anchor-type="paragraph" svg:width="4.0992in" svg:height="4.0992in" draw:z-index="6"><draw:image xlink:href="Pictures/100000000000020000000200CD4B9EC1.png" xlink:type="simple" xlink:show="embed" xlink:actuate="onLoad"/></draw:frame>Interpolation will cause that the effective UV coordinates will be in the [0; 1] range while inside the viewport area.</text:p>
      <text:p text:style-name="P61">Using camera_far_corners_world_space will also force to use a quad instead of a tri (but camera_far_corners_view_space works with tris)</text:p>
      <text:p text:style-name="P61">For an explanation of why this is a performance optimization, refer to “<text:a xlink:type="simple" xlink:href="http://fgiesen.wordpress.com/2013/02/10/optimizing-the-basic-rasterizer/">Optimizing the basic rasterizer</text:a>” by Fabien Giesen.</text:p>
      <text:p text:style-name="P62"/>
      <text:p text:style-name="P62">The following setting was available in Ogre 1.x; but was not documented:</text:p>
      <text:list xml:id="list235228473901785" text:continue-list="list235228903036199" text:style-name="L105">
        <text:list-item>
          <text:p text:style-name="P115">quad_normals [camera_far_corners_view_space|camera_far_corners_world_space]</text:p>
        </text:list-item>
      </text:list>
      <text:p text:style-name="P72">Sends through the “NORMALS” semantic the camera's frustum corners in either world space or view space. This is particularly useful for efficiently reconstructing position using only the depth and the corners.</text:p>
      <text:p text:style-name="P72">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62"><text:soft-page-break/>Starting Ogre 2.0, UV coordinates are always sent to the vertex shader in pass quads.</text:p>
      <text:p text:style-name="P62"/>
      <table:table table:name="Tabla51" table:style-name="Tabla51">
        <table:table-column table:style-name="Tabla51.A"/>
        <table:table-row>
          <table:table-cell table:style-name="Tabla51.A1" office:value-type="string">
            <text:p text:style-name="P37">Attention!</text:p>
            <text:p text:style-name="P47">In Ogre 2.x; you need to apply the <text:span text:style-name="T44">world-view-proj matrix</text:span> so that the the pass being drawn compensates for texel-to-pixel aligning reads in Direct3D9. Failing to do so will not only cause the aforementioned alignment issue, but also will cause glitches when the viewport is not 0 0 1 1</text:p>
            <text:p text:style-name="P47">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4">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7">MSAA: Explicit vs Implicit resolves</text:span></text:a> section for more information.</text:p>
      <text:h text:style-name="Heading_20_4" text:outline-level="4">render_scene</text:h>
      <text:p text:style-name="Text_20_body">The syntax is also similar to 1.x; but there were a couple modifications:</text:p>
      <text:list xml:id="list6651778638408076923" text:style-name="L110">
        <text:list-item>
          <text:p text:style-name="P122">rq_first <text:s/>&lt;id&gt;</text:p>
        </text:list-item>
      </text:list>
      <text:p text:style-name="P75">Replaces first_render_queue. The default is 0. Must be a value between 0 and 255. The value is inclusive</text:p>
      <text:list xml:id="list235229626315590" text:continue-numbering="true" text:style-name="L110">
        <text:list-item>
          <text:p text:style-name="P122">rq_last <text:s/>&lt;id&gt;</text:p>
        </text:list-item>
      </text:list>
      <text:p text:style-name="P75">Replaces last_render_queue. The default is “max” which is a special parameter that implies the last active render queue ID. If numeric, value must be between 0 and 255. The value is <text:span text:style-name="T44">not</text:span> inclusive.</text:p>
      <text:list xml:id="list235229720493579" text:continue-numbering="true" text:style-name="L110">
        <text:list-item>
          <text:p text:style-name="P122">viewport <text:s/>&lt;left&gt; &lt;top&gt; &lt;width&gt; &lt;height&gt; [&lt;scissor_left&gt; &lt;scissor_top&gt; &lt;scissor_width&gt; &lt;scissor_height&gt;]</text:p>
        </text:list-item>
      </text:list>
      <text:p text:style-name="P75">Specifies the viewport. Also supported by all other passes (i.e. clear &amp; quads), The default is “0 0 1 1” which covers the entire screen. Values should be between 0 and 1.</text:p>
      <text:p text:style-name="P75">When 4 parameters are suplied, the scissor box will match the viewport's. All 8 parameters allow to set a custom scissor box. <text:span text:style-name="T37">Note:</text:span> Scissor testing must be enabled by the Hlms Macroblock for it to work, we just set the size here.</text:p>
      <text:p text:style-name="P75">The Compositor will automatically share Viewport pointers between different passes to the <text:soft-page-break/>same RenderTarget (even for different nodes) as long as they share the exact same parameters.</text:p>
      <text:list xml:id="list235229223018359" text:continue-numbering="true" text:style-name="L110">
        <text:list-item>
          <text:p text:style-name="P122">visibility_mask &lt;number&gt;</text:p>
        </text:list-item>
      </text:list>
      <text:p text:style-name="P75">Visibility mask to be used by the pass' viewport. Those entities that fail the test '<text:span text:style-name="T37">entityMask &amp; visibility_mask</text:span>' will not be rendered. There are no significant changes to Ogre 1.x, except that the script compiler now accepts hexadecimal values with the 0x prefix; not just decimal values.</text:p>
      <text:list xml:id="list235229499904327" text:continue-numbering="true" text:style-name="L110">
        <text:list-item>
          <text:p text:style-name="P122">shadows &lt;off|shadow_node_name&gt; &lt;reuse|recalculate|first&gt;</text:p>
        </text:list-item>
      </text:list>
      <text:p text:style-name="P75">Off by default. Specifies the shadow node to use for rendering with shadow maps. See section about <text:a xlink:type="simple" xlink:href="#3.2.4.Reuse, recalculate &amp; first|outline"><text:span text:style-name="T37">Shadow Nodes</text:span></text:a> for more information. When a shadow node's name is provided, the second parameter defaults to “<text:span text:style-name="T37">first</text:span>”.</text:p>
      <text:list xml:id="list7658310590508054355" text:style-name="L111">
        <text:list-item>
          <text:p text:style-name="P124">overlays &lt;off|on&gt;</text:p>
        </text:list-item>
      </text:list>
      <text:p text:style-name="P75">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235229344052693" text:continue-list="list235229499904327" text:style-name="L110">
        <text:list-item>
          <text:p text:style-name="P122">camera &lt;camera_name&gt;</text:p>
        </text:list-item>
      </text:list>
      <text:p text:style-name="P75">When not specified, the default camera is used for rendering the pass (this default camera is specified when instantiating the workspace from C++).</text:p>
      <text:p text:style-name="P75">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35228924488709" text:continue-numbering="true" text:style-name="L110">
        <text:list-item>
          <text:p text:style-name="P122">lod_camera &lt;camera_name&gt;</text:p>
        </text:list-item>
      </text:list>
      <text:p text:style-name="P75">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35229585830567" text:continue-numbering="true" text:style-name="L110">
        <text:list-item>
          <text:p text:style-name="P122">lod_update_list <text:span text:style-name="T80">[yes|no]</text:span></text:p>
        </text:list-item>
      </text:list>
      <text:p text:style-name="P75">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ext:soft-page-break/>the CPU). Default: Yes; except for passes belonging to shadow nodes, which is forced to false unless lod_camera is a non-empty string.</text:p>
      <text:list xml:id="list235229257087461" text:continue-numbering="true" text:style-name="L110">
        <text:list-item>
          <text:p text:style-name="P122">lod_bias <text:s/>&lt;bias&gt;</text:p>
        </text:list-item>
      </text:list>
      <text:p text:style-name="P75">Applies a bias multiplier to the lod. Valid values are in range [0; Inf). A higher lod bias causes LOD to pop up sooner. Default: 1.0</text:p>
      <text:list xml:id="list235230059541746" text:continue-numbering="true" text:style-name="L110">
        <text:list-item>
          <text:p text:style-name="P122">camera_cubemap_reorient <text:span text:style-name="T80">[yes|no]</text:span></text:p>
        </text:list-item>
      </text:list>
      <text:p text:style-name="P75">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75"><text:span text:style-name="T44">Note:</text:span> if the target is not a cubemap, Ogre will still try to rotate the camera, often to unintended angles.</text:p>
      <text:h text:style-name="P180" text:outline-level="4">stencil</text:h>
      <text:p text:style-name="P62">Stencil passes haven't changed at all since Ogre 1.x; remember to restore the stencil passes before leaving the node otherwise next nodes that will be executed may use unexpected stencil settings.</text:p>
      <text:h text:style-name="P178" text:outline-level="4">uav_queue</text:h>
      <text:p text:style-name="P57">This is a new feature in<text:span text:style-name="T97">troduced in</text:span> Ogre 2.1. UAV stands for <text:span text:style-name="T44">U</text:span>nordered <text:span text:style-name="T44">A</text:span>ccess <text:span text:style-name="T44">V</text:span>iews, <text:span text:style-name="T97">in</text:span> D3D's jargon. OpenGL users know UAVs as the feature combination of “<text:span text:style-name="T37">image</text:span>” textures (imageLoad, imageStore) and SSBOs (Shader Storage Buffer Object). <text:span text:style-name="T97">UAVs are powerful beasts because they allow random read and write access from a shader, and even support atomic operations. Proper use of them can achieve incredible results that couldn't be done without UAVs, but improper use can severely hurt performance.</text:span></text:p>
      <text:p text:style-name="P58">There's quite a discrepancy between D3D11 &amp; OpenGL in how they treat UAVs from API interface perspective. D3D11 equals UAVs to RenderTargets; while OpenGL equals them more like textures. </text:p>
      <text:p text:style-name="P58">In fact, the D3D11 API call to bind UAVs must set RenderTargets at the same time. There is no API call to only set UAVs. To make things harder, D3D11 forces UAVs to share slots with RenderTargets; and there are up to 8 slots in total (64 when using D3D11.1 on Windows 8.1). Which means if you're using an MRT with 3 targets, you only have 5 slots left for UAVs.</text:p>
      <text:p text:style-name="P58">We can guess for performance improvements: this way D3D11 can check for hazards when setting RTs and UAVs (i.e. make sure you don't bind the same resource as both RT and UAV) while they still use the same hazard checking they do for textures to check that you're not binding a texture at the same time it is bound as an RT/UAV.</text:p>
      <text:p text:style-name="P58">If the UAV equals a texture, as in OpenGL; they would have to check textures against textures every time a texture changes, which is O( N! ) complexity; and also a very common operation. Considering past <text:soft-page-break/>experiences, we're guessing OpenGL just simply skips the check and lets the hazard happen (which is cool when there are hardware extensions that allow you to read/write from these resources at the same time as long as you abide to certain rules).</text:p>
      <text:p text:style-name="P58"/>
      <text:p text:style-name="P58">Because D3D11 is more restrictive than OpenGL, our interface resemble's D3D11.</text:p>
      <text:list xml:id="list235229268940190" text:continue-numbering="true" text:style-name="L110">
        <text:list-item>
          <text:p text:style-name="P123"><text:span text:style-name="T98">starting_slot</text:span> &lt;number&gt;</text:p>
        </text:list-item>
      </text:list>
      <text:p text:style-name="P81">Offset for all UAV slots. For example if you bind an uav to slot 3 and the starting slot is 2; the uav will actually be bound to uav slot 5. When set to 255, the slot offset is ignore and leaves the last setting made.</text:p>
      <text:p text:style-name="P80"><text:span text:style-name="T98">Default: 255 (by default Ogre sets it to 1)</text:span>.</text:p>
      <text:list xml:id="list235229856829735" text:continue-numbering="true" text:style-name="L110">
        <text:list-item>
          <text:p text:style-name="P123"><text:span text:style-name="T98">uav</text:span> <text:span text:style-name="T98">&lt;slot&gt; &lt;texture_name&gt; [mrt #] &lt;read&gt; &lt;write&gt; [pixel_format] [&lt;mipmap&gt; #]</text:span></text:p>
        </text:list-item>
      </text:list>
      <text:p text:style-name="P80"><text:span text:style-name="T98">Sets a texture visible in the current compositor scope (i.e. global textures, input textures, local textures). Slot, name and at least read or write flags must be present. The others are optional and default to 0 (mrt &amp; mipmap) and PF_UNKNOWN (format, PF_UNKNOWN means the UAV will use the original texture's pixel format instead of trying to reinterpret the data)</text:span>.</text:p>
      <text:p text:style-name="P81">The keyword mipmap must be present if specifying the mipmap level.</text:p>
      <text:p text:style-name="P81">Example, assuming starting_slot is 1:</text:p>
      <table:table table:name="Table10" table:style-name="Table10">
        <table:table-column table:style-name="Table10.A"/>
        <table:table-row>
          <table:table-cell table:style-name="Table10.A1" office:value-type="string">
            <text:p text:style-name="P65">uav <text:span text:style-name="T50">0</text:span> global_myTexture <text:span text:style-name="T51">2</text:span> read write mipmap <text:span text:style-name="T51">5</text:span></text:p>
          </table:table-cell>
        </table:table-row>
      </table:table>
      <text:p text:style-name="P81"/>
      <text:p text:style-name="P81">Will bind the mrt slice #2 of the global texture 'global_myTexture' to slot 1<text:note text:id="ftn5" text:note-class="footnote"><text:note-citation>5</text:note-citation><text:note-body><text:p text:style-name="P86">starting_slot + slot = 1 + 0 = 1</text:p></text:note-body></text:note>, will have both read &amp; write access, and use mipmap level 5.</text:p>
      <text:p text:style-name="P82">If only the slot is specified, any UAV at the given slot will be cleared.</text:p>
      <text:list xml:id="list8865729229839440860" text:style-name="L112">
        <text:list-item>
          <text:p text:style-name="P126">uav_external</text:p>
        </text:list-item>
      </text:list>
      <text:p text:style-name="P78"><text:span text:style-name="T99">Exactly the same as uav</text:span>. <text:span text:style-name="T99">But instead of sourcing the texture by name from the Compositor scope, the name is referencing a texture that can be accessed via TextureManager::getByName.</text:span></text:p>
      <text:list xml:id="list235228753372136" text:continue-numbering="true" text:style-name="L112">
        <text:list-item>
          <text:p text:style-name="P127">keep_previous_uavs [true|false]</text:p>
        </text:list-item>
      </text:list>
      <text:p text:style-name="P172">When false, all previous UAVs in all slot will be cleared. When true, only the UAV slots modified by this pass will be affected. Default: true.</text:p>
      <text:p text:style-name="P79"/>
      <text:h text:style-name="Heading_20_5" text:outline-level="5"><text:soft-page-break/>Synchronization</text:h>
      <text:p text:style-name="P59">UAVs make little guarantees about the order of read and writes. Often memory barriers need to be placed to result in correct rendering.</text:p>
      <text:p text:style-name="P59">OpenGL uses a coarse barrier (affects all resources that will be used as a specific type); while D3D12 uses a fine barrier (per resource). Therefore we need to take D3D12's approach.</text:p>
      <text:p text:style-name="P59">The Compositor can detect when an UAV will be used in a PASS_QUAD pass as a texture, and thus it will automatically insert memory barriers. However it cannot detect if the pass will use an UAV that was just been used for writing as an UAV for reading, and hence the user must insert a barrier manually. <text:s/>(TODO: No interface to do this yet!)</text:p>
      <text:p text:style-name="P59">The compositor textures that are explicitly made visible to passes to be used as textures (i.e. in a CompositorPassScene) can also be detected and a memory barrier will automatically be placed.</text:p>
      <text:p text:style-name="P59">TODO: !!!Interface WIP. Code may not work as described in this section!!!</text:p>
      <table:table table:name="Table11" table:style-name="Table11">
        <table:table-column table:style-name="Table11.A"/>
        <table:table-row>
          <table:table-cell table:style-name="Table11.A1" office:value-type="string">
            <text:p text:style-name="P35"><text:span text:style-name="T44">Note:</text:span> at the time of writing, <text:span text:style-name="T100">memory barriers are a Work In Progress. Documentation may change!.</text:span></text:p>
          </table:table-cell>
        </table:table-row>
      </table:table>
      <text:h text:style-name="P182"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1991893255867337001" text:style-name="L113">
        <text:list-item>
          <text:p text:style-name="P128">Attempting to bind a dirty RTT as a texture will cause Ogre to send the MSAA buffer; granting the shader the ability to access subsamples.</text:p>
        </text:list-item>
        <text:list-item>
          <text:p text:style-name="P128">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7">explicitly </text:span>tell Ogre to <text:span text:style-name="T42">resolve</text:span> an msaa target and unset the dirty flag<text:note text:id="ftn6" text:note-class="footnote"><text:note-citation>6</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4340052493761066672" text:style-name="L114">
        <text:list-item>
          <text:p text:style-name="P129"><text:a xlink:type="simple" xlink:href="http://mynameismjp.wordpress.com/2012/10/24/msaa-overview/"><text:span text:style-name="T68">A Quick Overview of MSAA</text:span></text:a></text:p>
        </text:list-item>
        <text:list-item>
          <text:p text:style-name="P129"><text:a xlink:type="simple" xlink:href="http://mynameismjp.wordpress.com/2012/10/28/msaa-resolve-filters/"><text:span text:style-name="T68">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text:soft-page-break/>inside a regular node (normally, a render_scene pass) instead of being connected to other nodes.</text:p>
      <text:p text:style-name="P38">It is possible however, to connect the output from a Shadow Node to a regular Node for further postprocessing (i.e. reflective shadow maps for real time Global Illumination), but Shadow Nodes cannot have input. <text:span text:style-name="T37">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35229938302907" text:continue-list="list235229856829735" text:style-name="L110">
        <text:list-item>
          <text:p text:style-name="P122">technique &lt;uniform|planeoptimal|focused|lispsm|pssm&gt;</text:p>
        </text:list-item>
      </text:list>
      <text:p text:style-name="P75">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4">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235229136357119" text:continue-numbering="true" text:style-name="L110">
        <text:list-item>
          <text:p text:style-name="P122">use_aggressive_focus_region &lt;true|false&gt;</text:p>
        </text:list-item>
      </text:list>
      <text:p text:style-name="P75">Used by Focused, LispSM &amp; PSSM techniques. Default is true. If you're having shadow mapping glitches, try setting this value to false. Note however, quality degradation for disabling it can be noticeable.</text:p>
      <text:list xml:id="list235228620066986" text:continue-numbering="true" text:style-name="L110">
        <text:list-item>
          <text:p text:style-name="P122">optimal_adjust_factor &lt;factor&gt;</text:p>
        </text:list-item>
      </text:list>
      <text:p text:style-name="P75">Used by LispSM &amp; PSSM techniques. Default is 5. Lower values improve the quality of shadow maps closer to camera, while higher values reduce the “projection skew” which is the key feature of lispsm; thus causing quality to revert and look more like focused.</text:p>
      <text:p text:style-name="P76">Tip:<text:span text:style-name="T68"> When this value is negative, lispsm reverts to a focused shadow map technique. This is very useful for users who want to use PSSM techniques with focused setups instead of LispSM.</text:span></text:p>
      <text:list xml:id="list235229663303078" text:continue-numbering="true" text:style-name="L110">
        <text:list-item>
          <text:p text:style-name="P122">light_direction_threshold &lt;angle_in_degrees&gt;</text:p>
        </text:list-item>
      </text:list>
      <text:p text:style-name="P75">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76">Notes:<text:span text:style-name="T68"> When optimal_adjust_factor is negative (i.e. pssm + focused), this setting is ignored.</text:span></text:p>
      <text:list xml:id="list235228033693472" text:continue-numbering="true" text:style-name="L110">
        <text:list-item>
          <text:p text:style-name="P122">num_splits &lt;num_splits&gt;</text:p>
        </text:list-item>
      </text:list>
      <text:p text:style-name="P75">Only used by PSSM techniques. Specifies the number of splits per light. Can vary per <text:soft-page-break/>shadow map. The number of splits must be greater than 2. Default is 3.</text:p>
      <text:list xml:id="list235230147016029" text:continue-numbering="true" text:style-name="L110">
        <text:list-item>
          <text:p text:style-name="P122">pssm_lambda &lt;lambda&gt;</text:p>
        </text:list-item>
      </text:list>
      <text:p text:style-name="P75">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1913202625296956148" text:style-name="L115">
        <text:list-item>
          <text:p text:style-name="P130">shadow_atlas &lt;name&gt; light &lt;light index&gt; [split &lt;split index&gt;]</text:p>
        </text:list-item>
      </text:list>
      <text:p text:style-name="P75">See <text:a xlink:type="simple" xlink:href="#3.2.3.Shadow map atlas|outline">shadow atlas section</text:a>.</text:p>
      <table:table table:name="Tabla12" table:style-name="Tabla12">
        <table:table-column table:style-name="Tabla12.A"/>
        <table:table-row>
          <table:table-cell table:style-name="Tabla12.A1" office:value-type="string">
            <text:p text:style-name="P39">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ures. So only the new settings or the ones that behave differently will be described:</text:p>
      <text:list xml:id="list7014587864841530161" text:style-name="L116">
        <text:list-item>
          <text:p text:style-name="P131">&lt;Name&gt;</text:p>
        </text:list-item>
      </text:list>
      <text:p text:style-name="P75">Like regular textures, a locally unique name must be assigned (and cannot start with <text:span text:style-name="T37">global_</text:span> prefix). To avoid confusions, it is highly recommended that you name them by the number of shadow map. i.e. name the first shadow map “0”, the second one “1”</text:p>
      <text:list xml:id="list235228148255223" text:continue-numbering="true" text:style-name="L116">
        <text:list-item>
          <text:p text:style-name="P131">&lt;fsaa&gt;</text:p>
        </text:list-item>
      </text:list>
      <text:p text:style-name="P75">The default value is always 0 regardless of system settings. Setting this to higher values will activate fsaa. This behavior differs from regular texture declarations.</text:p>
      <text:list xml:id="list235228934214206" text:continue-numbering="true" text:style-name="L116">
        <text:list-item>
          <text:p text:style-name="P131">&lt;gamma&gt;</text:p>
        </text:list-item>
      </text:list>
      <text:p text:style-name="P75">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235228360232553" text:continue-numbering="true" text:style-name="L116">
        <text:list-item>
          <text:p text:style-name="P131">light &lt;index&gt;</text:p>
        </text:list-item>
      </text:list>
      <text:p text:style-name="P75">Indicates which light index will be associated with this shadow map. i.e. the Shadow map #0 may contain the Nth closest shadow mapping light to the entity, not necessarily the first one.</text:p>
      <text:list xml:id="list235228873725252" text:continue-numbering="true" text:style-name="L116">
        <text:list-item>
          <text:p text:style-name="P131">split &lt;split index&gt;</text:p>
        </text:list-item>
      </text:list>
      <text:p text:style-name="P75">Default: 0; only necessary when using PSSM techniques. Indicates which split this shadow map refers to.</text:p>
      <text:p text:style-name="P62"/>
      <table:table table:name="Tabla13" table:style-name="Tabla13">
        <table:table-column table:style-name="Tabla13.A"/>
        <text:soft-page-break/>
        <table:table-row>
          <table:table-cell table:style-name="Tabla13.A1" office:value-type="string">
            <text:p text:style-name="P39">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7">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5">technique</text:span><text:span text:style-name="T10"> focused</text:span></text:p>
            <text:p text:style-name="P2"><text:span text:style-name="T11"><text:tab/>shadow_map </text:span><text:span text:style-name="T54">0</text:span><text:span text:style-name="T11"> </text:span><text:span text:style-name="T54">2048</text:span><text:span text:style-name="T11"> </text:span><text:span text:style-name="T54">2048</text:span><text:span text:style-name="T11"> PF_FLOAT16_R light </text:span><text:span text:style-name="T54">0</text:span></text:p>
            <text:p text:style-name="P2"><text:span text:style-name="T11"><text:tab/></text:span><text:span text:style-name="T58">//Render shadow map "0"</text:span></text:p>
            <text:p text:style-name="P2"><text:span text:style-name="T11"><text:tab/>shadow_map </text:span><text:span text:style-name="T54">0</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4">1</text:span><text:span text:style-name="T11"> </text:span><text:span text:style-name="T54">1</text:span><text:span text:style-name="T11"> </text:span><text:span text:style-name="T54">1</text:span><text:span text:style-name="T11"> </text:span><text:span text:style-name="T54">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rq_first </text:span><text:span text:style-name="T54">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8"><text:tab/></text:span><text:span text:style-name="T20">technique</text:span><text:span text:style-name="T68"> pssm</text:span></text:p>
            <text:p text:style-name="P2"><text:span text:style-name="T10"><text:tab/></text:span><text:span text:style-name="T58">//Render 1st closest light, splits 0 1 &amp; 2</text:span></text:p>
            <text:p text:style-name="P2"><text:span text:style-name="T11"><text:tab/>shadow_map myStringName </text:span><text:span text:style-name="T54">2048</text:span><text:span text:style-name="T11"> </text:span><text:span text:style-name="T54">2048</text:span><text:span text:style-name="T11"> PF_FLOAT16_R light </text:span><text:span text:style-name="T54">0</text:span><text:span text:style-name="T11"> split </text:span><text:span text:style-name="T54">0</text:span></text:p>
            <text:p text:style-name="P2"><text:span text:style-name="T11"><text:tab/>shadow_map </text:span><text:span text:style-name="T54">1</text:span><text:span text:style-name="T11"> </text:span><text:span text:style-name="T54">1024</text:span><text:span text:style-name="T11"> </text:span><text:span text:style-name="T54">1024</text:span><text:span text:style-name="T11"> PF_FLOAT16_R light </text:span><text:span text:style-name="T54">0</text:span><text:span text:style-name="T11"> split </text:span><text:span text:style-name="T54">1</text:span></text:p>
            <text:p text:style-name="P2"><text:span text:style-name="T11"><text:tab/>shadow_map </text:span><text:span text:style-name="T54">2</text:span><text:span text:style-name="T11"> </text:span><text:span text:style-name="T54">1024</text:span><text:span text:style-name="T11"> </text:span><text:span text:style-name="T54">1024</text:span><text:span text:style-name="T11"> PF_FLOAT16_R light </text:span><text:span text:style-name="T54">0</text:span><text:span text:style-name="T11"> split </text:span><text:span text:style-name="T54">2</text:span></text:p>
            <text:p text:style-name="P12"><text:tab/></text:p>
            <text:p text:style-name="P2"><text:span text:style-name="T11"><text:tab/></text:span><text:span text:style-name="T58">//Change to focused from now on</text:span></text:p>
            <text:p text:style-name="P2"><text:span text:style-name="T11"><text:tab/></text:span><text:span text:style-name="T24">technique</text:span><text:span text:style-name="T11"> focused</text:span></text:p>
            <text:p text:style-name="P2"><text:span text:style-name="T11"><text:tab/>shadow_map </text:span><text:span text:style-name="T54">3</text:span><text:span text:style-name="T11"> </text:span><text:span text:style-name="T54">1024</text:span><text:span text:style-name="T11"> </text:span><text:span text:style-name="T54">1024</text:span><text:span text:style-name="T11"> PF_FLOAT16_R light </text:span><text:span text:style-name="T54">1</text:span></text:p>
            <text:p text:style-name="P2"><text:span text:style-name="T11"><text:tab/>shadow_map </text:span><text:span text:style-name="T54">4</text:span><text:span text:style-name="T11"> </text:span><text:span text:style-name="T54">1024</text:span><text:span text:style-name="T11"> </text:span><text:span text:style-name="T54">1024</text:span><text:span text:style-name="T11"> PF_FLOAT16_R light </text:span><text:span text:style-name="T54">2</text:span></text:p>
            <text:p text:style-name="P2"><text:span text:style-name="T11"><text:tab/>shadow_map </text:span><text:span text:style-name="T54">5</text:span><text:span text:style-name="T11"> </text:span><text:span text:style-name="T54">512</text:span><text:span text:style-name="T11"> </text:span><text:span text:style-name="T54">512</text:span><text:span text:style-name="T11"> PF_FLOAT16_R light </text:span><text:span text:style-name="T54">3</text:span></text:p>
            <text:p text:style-name="P12"/>
            <text:p text:style-name="P2"><text:span text:style-name="T11"><text:tab/></text:span><text:span text:style-name="T58">//Render shadow maps "myStringName", "1", "2", "3", "4" and "5"</text:span></text:p>
            <text:p text:style-name="P2"><text:span text:style-name="T11"><text:tab/>shadow_map myStringName </text:span><text:span text:style-name="T54">1</text:span><text:span text:style-name="T11"> </text:span><text:span text:style-name="T54">2 3 4</text:span><text:span text:style-name="T11"> </text:span><text:span text:style-name="T54">5</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4">1</text:span><text:span text:style-name="T11"> </text:span><text:span text:style-name="T54">1</text:span><text:span text:style-name="T11"> </text:span><text:span text:style-name="T54">1</text:span><text:span text:style-name="T11"> </text:span><text:span text:style-name="T54">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rq_first </text:span><text:span text:style-name="T54">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8"><text:tab/></text:span><text:span text:style-name="T20">technique</text:span><text:span text:style-name="T68"> pssm</text:span></text:p>
            <text:p text:style-name="P2"><text:span text:style-name="T10"><text:tab/></text:span><text:span text:style-name="T58">//Render 1st closest light, splits 0 1 &amp; 2</text:span></text:p>
            <text:p text:style-name="P2"><text:span text:style-name="T11"><text:tab/>shadow_map myStringName </text:span><text:span text:style-name="T54">2048</text:span><text:span text:style-name="T11"> </text:span><text:span text:style-name="T54">2048</text:span><text:span text:style-name="T11"> PF_FLOAT16_R light </text:span><text:span text:style-name="T54">0</text:span><text:span text:style-name="T11"> split </text:span><text:span text:style-name="T54">0</text:span></text:p>
            <text:p text:style-name="P2"><text:span text:style-name="T11"><text:tab/>shadow_map </text:span><text:span text:style-name="T54">1</text:span><text:span text:style-name="T11"> </text:span><text:span text:style-name="T54">1024</text:span><text:span text:style-name="T11"> </text:span><text:span text:style-name="T54">1024</text:span><text:span text:style-name="T11"> PF_FLOAT16_R light </text:span><text:span text:style-name="T54">0</text:span><text:span text:style-name="T11"> split </text:span><text:span text:style-name="T54">1</text:span></text:p>
            <text:p text:style-name="P2"><text:span text:style-name="T11"><text:tab/>shadow_map </text:span><text:span text:style-name="T54">2</text:span><text:span text:style-name="T11"> </text:span><text:span text:style-name="T54">1024</text:span><text:span text:style-name="T11"> </text:span><text:span text:style-name="T54">1024</text:span><text:span text:style-name="T11"> PF_FLOAT16_R light </text:span><text:span text:style-name="T54">0</text:span><text:span text:style-name="T11"> split </text:span><text:span text:style-name="T54">2</text:span></text:p>
            <text:p text:style-name="P12"><text:tab/></text:p>
            <text:p text:style-name="P2"><text:span text:style-name="T11"><text:tab/></text:span><text:span text:style-name="T58">//Change to focused from now on</text:span></text:p>
            <text:p text:style-name="P2"><text:span text:style-name="T11"><text:tab/></text:span><text:span text:style-name="T58">//(we can also change optimal_adjust_factor, etc)</text:span></text:p>
            <text:p text:style-name="P2"><text:span text:style-name="T11"><text:tab/></text:span><text:span text:style-name="T24">technique</text:span><text:span text:style-name="T11"> focused</text:span></text:p>
            <text:p text:style-name="P2"><text:span text:style-name="T11"><text:tab/> </text:span><text:span text:style-name="T58">//Render 2nd closest light in the 4th shadow map</text:span></text:p>
            <text:p text:style-name="P2"><text:span text:style-name="T11"><text:tab/></text:span><text:span text:style-name="T58">//(could be directional, point, spot)</text:span></text:p>
            <text:p text:style-name="P2"><text:span text:style-name="T11"><text:tab/>shadow_map </text:span><text:span text:style-name="T54">3</text:span><text:span text:style-name="T11"> </text:span><text:span text:style-name="T54">1024</text:span><text:span text:style-name="T11"> </text:span><text:span text:style-name="T54">1024</text:span><text:span text:style-name="T11"> PF_FLOAT16_R light </text:span><text:span text:style-name="T54">1</text:span></text:p>
            <text:p text:style-name="P2"><text:span text:style-name="T11"><text:tab/></text:span><text:span text:style-name="T58">//Render 3rd closest light in the 5th shadow map</text:span></text:p>
            <text:p text:style-name="P2"><text:span text:style-name="T11"><text:tab/>shadow_map </text:span><text:span text:style-name="T54">4</text:span><text:span text:style-name="T11"> </text:span><text:span text:style-name="T54">1024</text:span><text:span text:style-name="T11"> </text:span><text:span text:style-name="T54">1024</text:span><text:span text:style-name="T11"> PF_FLOAT16_R light </text:span><text:span text:style-name="T54">2</text:span></text:p>
            <text:p text:style-name="P12"/>
            <text:p text:style-name="P2"><text:span text:style-name="T11"><text:tab/></text:span><text:span text:style-name="T58">//Don't use aggressive focus region on shadow map 5 (and from anything</text:span></text:p>
            <text:p text:style-name="P2"><text:span text:style-name="T11"><text:tab/></text:span><text:span text:style-name="T58">//declared from now on, we can also turn it back on later) just for</text:span></text:p>
            <text:p text:style-name="P2"><text:span text:style-name="T11"><text:tab/></text:span><text:span text:style-name="T58">//showcasing how this works</text:span></text:p>
            <text:p text:style-name="P2"><text:span text:style-name="T11"><text:tab/>use_aggressive_focus_region </text:span><text:span text:style-name="T71">false</text:span></text:p>
            <text:p text:style-name="P2"><text:span text:style-name="T11"><text:tab/>shadow_map </text:span><text:span text:style-name="T54">5</text:span><text:span text:style-name="T11"> </text:span><text:span text:style-name="T54">target_width_scaled 0.25</text:span><text:span text:style-name="T11"> </text:span><text:span text:style-name="T54">1024</text:span><text:span text:style-name="T11"> PF_FLOAT16_R light </text:span><text:span text:style-name="T54">3</text:span></text:p>
            <text:p text:style-name="P12"/>
            <text:p text:style-name="P2"><text:span text:style-name="T11"><text:tab/></text:span><text:span text:style-name="T58">//Render shadow maps "myStringName", "1", "2", and "5"</text:span></text:p>
            <text:p text:style-name="P2"><text:span text:style-name="T11"><text:tab/>shadow_map myStringName </text:span><text:span text:style-name="T54">1</text:span><text:span text:style-name="T11"> </text:span><text:span text:style-name="T54">2</text:span><text:span text:style-name="T11"> </text:span><text:span text:style-name="T54">5</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4">1</text:span><text:span text:style-name="T11"> </text:span><text:span text:style-name="T54">1</text:span><text:span text:style-name="T11"> </text:span><text:span text:style-name="T54">1</text:span><text:span text:style-name="T11"> </text:span><text:span text:style-name="T54">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4">0</text:span><text:span text:style-name="T11">xffffffff</text:span></text:p>
            <text:p text:style-name="P2"><text:span text:style-name="T11"><text:tab/><text:tab/><text:tab/>rq_first </text:span><text:span text:style-name="T54">0</text:span></text:p>
            <text:p text:style-name="P2"><text:span text:style-name="T11"><text:tab/><text:tab/><text:tab/>rq_last max </text:span><text:span text:style-name="T58">//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8">//Render shadow map "4" with a different setting</text:span></text:p>
            <text:p text:style-name="P2"><text:span text:style-name="T11"><text:tab/>shadow_map </text:span><text:span text:style-name="T54">4</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4">1</text:span><text:span text:style-name="T11"> </text:span><text:span text:style-name="T54">1</text:span><text:span text:style-name="T11"> </text:span><text:span text:style-name="T54">1</text:span><text:span text:style-name="T11"> </text:span><text:span text:style-name="T54">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4">4</text:span><text:span text:style-name="T11"> </text:span><text:span text:style-name="T58">//Note this is needed!</text:span></text:p>
            <text:p text:style-name="P2"><text:span text:style-name="T11"><text:tab/><text:tab/><text:tab/>visibility_mask </text:span><text:span text:style-name="T54">0</text:span><text:span text:style-name="T11">xfaffffff</text:span></text:p>
            <text:p text:style-name="P2"><text:span text:style-name="T11"><text:tab/><text:tab/><text:tab/>rq_first<text:tab/></text:span><text:span text:style-name="T54">40</text:span></text:p>
            <text:p text:style-name="P2"><text:span text:style-name="T11"><text:tab/><text:tab/><text:tab/>rq_last<text:tab/></text:span><text:span text:style-name="T54">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8">//Regular way of declaring passes also works.</text:span></text:p>
            <text:p text:style-name="P2"><text:span text:style-name="T11"><text:tab/>target </text:span><text:span text:style-name="T54">3</text:span></text:p>
            <text:p text:style-name="P2"><text:span text:style-name="T11"><text:tab/></text:span><text:span text:style-name="T12">{</text:span></text:p>
            <text:p text:style-name="P2"><text:span text:style-name="T11"><text:tab/><text:tab/></text:span><text:span text:style-name="T24">pass</text:span><text:span text:style-name="T11"> clear </text:span><text:span text:style-name="T12">{</text:span><text:span text:style-name="T11"> colour_value </text:span><text:span text:style-name="T54">1</text:span><text:span text:style-name="T11"> </text:span><text:span text:style-name="T54">1</text:span><text:span text:style-name="T11"> </text:span><text:span text:style-name="T54">1</text:span><text:span text:style-name="T11"> </text:span><text:span text:style-name="T54">1</text:span><text:span text:style-name="T11"> </text:span><text:span text:style-name="T12">}</text:span></text:p>
            <text:p text:style-name="P2"><text:span text:style-name="T11"><text:tab/><text:tab/></text:span><text:span text:style-name="T24">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4">3</text:span><text:span text:style-name="T11"> </text:span><text:span text:style-name="T58">//Note this is needed!</text:span></text:p>
            <text:p text:style-name="P2"><text:span text:style-name="T11"><text:tab/><text:tab/><text:tab/>visibility_mask </text:span><text:span text:style-name="T54">0</text:span><text:span text:style-name="T11">xfaffffff</text:span></text:p>
            <text:p text:style-name="P2"><text:span text:style-name="T11"><text:tab/><text:tab/><text:tab/>rq_first<text:tab/></text:span><text:span text:style-name="T54">42</text:span></text:p>
            <text:p text:style-name="P2"><text:span text:style-name="T11"><text:tab/><text:tab/><text:tab/>rq_last<text:tab/></text:span><text:span text:style-name="T54">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8">//Send this RTT to the output channel. Other nodes can now use it.</text:span></text:p>
            <text:p text:style-name="P2"><text:span text:style-name="T11"><text:tab/>out </text:span><text:span text:style-name="T54">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4">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7">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8"><text:tab/></text:span><text:span text:style-name="T26">technique</text:span><text:span text:style-name="T68"> pssm</text:span></text:p>
            <text:p text:style-name="P2"><text:span text:style-name="T10"><text:tab/></text:span><text:span text:style-name="T58">//Render 1st closest light, splits 0 1 &amp; 2, and 2</text:span><text:span text:style-name="T59">nd</text:span><text:span text:style-name="T58"> light into myAtlas</text:span></text:p>
            <text:p text:style-name="P2"><text:span text:style-name="T11"><text:tab/>shadow_map myAtlas </text:span><text:span text:style-name="T54">2048</text:span><text:span text:style-name="T11"> </text:span><text:span text:style-name="T54">2048</text:span><text:span text:style-name="T11"> PF_FLOAT16_R light </text:span><text:span text:style-name="T54">0</text:span><text:span text:style-name="T11"> split </text:span><text:span text:style-name="T54">0 </text:span><text:span text:style-name="T11">viewport</text:span><text:span text:style-name="T54"> 0 0 0.5 0.5</text:span></text:p>
            <text:p text:style-name="P2"><text:span text:style-name="T11"><text:tab/>shadow_atlas myAtlas light </text:span><text:span text:style-name="T54">0</text:span><text:span text:style-name="T11"> split </text:span><text:span text:style-name="T54">1 </text:span><text:span text:style-name="T11">viewport</text:span><text:span text:style-name="T54"> 0 0.5 0.5 0.5</text:span></text:p>
            <text:p text:style-name="P2"><text:span text:style-name="T11"><text:tab/>shadow_atlas myAtlas light </text:span><text:span text:style-name="T54">0</text:span><text:span text:style-name="T11"> split </text:span><text:span text:style-name="T54">2 </text:span><text:span text:style-name="T11">viewport</text:span><text:span text:style-name="T54"> 0.5 0 0.5 0.5</text:span></text:p>
            <text:p text:style-name="P2"><text:span text:style-name="T11"><text:tab/></text:span><text:span text:style-name="T24">technique</text:span><text:span text:style-name="T11"> focused</text:span></text:p>
            <text:p text:style-name="P2"><text:span text:style-name="T11"><text:tab/>shadow_atlas myAtlas light </text:span><text:span text:style-name="T54">1 </text:span><text:span text:style-name="T11">viewport</text:span><text:span text:style-name="T54"> 0.5 0.5 0.5 0.5</text:span></text:p>
            <text:p text:style-name="P2"><text:span text:style-name="T11"><text:tab/></text:span><text:span text:style-name="T5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8">/*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5">pass</text:span><text:span text:style-name="T10"> clear </text:span><text:span text:style-name="T13">{</text:span><text:span text:style-name="T10"> colour_value </text:span><text:span text:style-name="T55">1</text:span><text:span text:style-name="T10"> </text:span><text:span text:style-name="T55">1</text:span><text:span text:style-name="T10"> </text:span><text:span text:style-name="T55">1</text:span><text:span text:style-name="T10"> </text:span><text:span text:style-name="T55">1</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5">0.0</text:span><text:span text:style-name="T10"> </text:span><text:span text:style-name="T55">0.0</text:span><text:span text:style-name="T10"> </text:span><text:span text:style-name="T55">0.5</text:span><text:span text:style-name="T10"> </text:span><text:span text:style-name="T55">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5">0.5</text:span><text:span text:style-name="T10"> </text:span><text:span text:style-name="T55">0.0</text:span><text:span text:style-name="T10"> </text:span><text:span text:style-name="T55">0.5</text:span><text:span text:style-name="T10"> </text:span><text:span text:style-name="T55">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5">0.0</text:span><text:span text:style-name="T10"> </text:span><text:span text:style-name="T55">0.5</text:span><text:span text:style-name="T10"> </text:span><text:span text:style-name="T55">0.5</text:span><text:span text:style-name="T10"> </text:span><text:span text:style-name="T55">0.5</text:span><text:span text:style-name="T10"> </text:span><text:span text:style-name="T13">}</text:span></text:p>
            <text:p text:style-name="P2"><text:span text:style-name="T10"><text:tab/><text:tab/></text:span><text:span text:style-name="T25">pass</text:span><text:span text:style-name="T10"> render_scene </text:span><text:span text:style-name="T13">{</text:span><text:span text:style-name="T10"> viewport </text:span><text:span text:style-name="T55">0.5</text:span><text:span text:style-name="T10"> </text:span><text:span text:style-name="T55">0.5</text:span><text:span text:style-name="T10"> </text:span><text:span text:style-name="T55">0.5</text:span><text:span text:style-name="T10"> </text:span><text:span text:style-name="T55">0.5</text:span><text:span text:style-name="T10"> </text:span><text:span text:style-name="T13">}</text:span></text:p>
            <text:p text:style-name="P2"><text:span text:style-name="T10"><text:tab/></text:span><text:span text:style-name="T13">}</text:span></text:p>
            <text:p text:style-name="P2"><text:span text:style-name="T11"><text:tab/></text:span><text:span text:style-name="T5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4"><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6227819138927857901" text:style-name="L117">
        <text:list-item>
          <text:p text:style-name="P132"><text:soft-page-break/>SHADOW_NODE_REUSE</text:p>
        </text:list-item>
        <text:list-item>
          <text:p text:style-name="P132">SHADOW_NODE_RECALCULATE</text:p>
        </text:list-item>
        <text:list-item>
          <text:p text:style-name="P132">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753979848395094900" text:style-name="L118">
        <text:list-item>
          <text:p text:style-name="P133">One for opaque geometry.</text:p>
        </text:list-item>
        <text:list-item>
          <text:p text:style-name="P133">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3968903807368882901" text:style-name="L119">
        <text:list-item>
          <text:p text:style-name="P134">One for opaque geometry.</text:p>
        </text:list-item>
        <text:list-item>
          <text:p text:style-name="P134">Another for reflections, seen from a different camera.</text:p>
        </text:list-item>
        <text:list-item>
          <text:p text:style-name="P134">The last pass for transparent geometry, rendered using the same camera as opaque geometry.</text:p>
        </text:list-item>
      </text:list>
      <text:p text:style-name="Text_20_body">If using SHADOW_NODE_FIRST_ONLY; the shadow node will be executed before the opaque geometry pass.</text:p>
      <text:p text:style-name="P38">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8">Ogre has no choice but to recalculate and execute the shadow node again</text:span><text:span text:style-name="T37">, </text:span><text:span text:style-name="T42">updating the shadow maps.</text:span></text:p>
      <text:p text:style-name="P41">When the third pass kicks in, the camera has changed again; thus we need to execute the shadow node... again!</text:p>
      <text:p text:style-name="P38"><text:span text:style-name="T42">Ogre will log a warning when it detects a suboptimal compositor setup such as this one. To be more specific, Ogre detects that the 3</text:span><text:span text:style-name="T47">rd</text:span><text:span text:style-name="T42"> pass uses the same results as the 1</text:span><text:span text:style-name="T47">st</text:span><text:span text:style-name="T42"> pass, but the shadow node is being forced to recalculate in the third one, instead of reusing.</text:span></text:p>
      <text:p text:style-name="P41">There are several ways to solve this problem:</text:p>
      <text:list xml:id="list3206976529367781087" text:style-name="L120">
        <text:list-item>
          <text:p text:style-name="P96"><text:span text:style-name="T42">Render reflections first:</text:span><text:span text:style-name="T40"> This is perhaps the most obvious one. If there are no data dependencies; </text:span><text:soft-page-break/><text:span text:style-name="T40">first perform the reflection pass, and then the opaque &amp; transparent passes; so the shadow node is executed twice instead of three times.</text:span></text:p>
        </text:list-item>
        <text:list-item>
          <text:p text:style-name="P96"><text:span text:style-name="T42">Use two shadow nodes:</text:span><text:span text:style-name="T40"> When the first option isn't viable (i.e. there's a data dependency) using two shadow nodes will guarantee the results don't get overwritten. This option needs more VRAM though.</text:span></text:p>
        </text:list-item>
        <text:list-item>
          <text:p text:style-name="P135"><text:span text:style-name="T43">Use SHADOW_NODE_REUSE in the reflection render_scene pass:</text:span><text:span text:style-name="T41">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2">The setting “SHADOW_NODE_RECALCULATE” forces Ogre to always recalculate. Ogre will not issue a warning if it detects your node setup is suboptimal because of passes using SHADOW_NODE_RECALCULATE.</text:p>
      <text:p text:style-name="P42">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4">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961832925781539401" text:style-name="L121">
        <text:list-item>
          <text:p text:style-name="P136"><text:a xlink:type="simple" xlink:href="http://mynameismjp.wordpress.com/2013/09/10/shadow-maps/">A Sampling of Shadow Techniques</text:a></text:p>
        </text:list-item>
        <text:list-item>
          <text:p text:style-name="P136"><text:a xlink:type="simple" xlink:href="http://msdn.microsoft.com/en-us/library/windows/desktop/ee416307(v=vs.85).aspx">Cascaded Shadow Maps</text:a></text:p>
        </text:list-item>
        <text:list-item>
          <text:p text:style-name="P136"><text:a xlink:type="simple" xlink:href="http://visual-computing.intel-research.net/art/publications/sdsm/">Sample Distribution Shadow Maps</text:a></text:p>
        </text:list-item>
        <text:list-item>
          <text:p text:style-name="P136"><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4">Declaration order is very important</text:span>.</text:p>
      <text:p text:style-name="Text_20_body">Nodes are automatically in use when their connection is specified.</text:p>
      <text:p text:style-name="P83"/>
      <table:table table:name="Tabla25" table:style-name="Tabla25">
        <table:table-column table:style-name="Tabla25.A"/>
        <table:table-row>
          <table:table-cell table:style-name="Tabla25.A1" office:value-type="string">
            <text:p text:style-name="P39">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35229209348296" text:continue-list="list235228873725252" text:style-name="L116">
        <text:list-item>
          <text:p text:style-name="P131">&lt;Node Name 1&gt;</text:p>
        </text:list-item>
      </text:list>
      <text:p text:style-name="P75">The name of the Node that will be executed before “<text:span text:style-name="T37">Node Name 2”</text:span></text:p>
      <text:list xml:id="list235230169309647" text:continue-numbering="true" text:style-name="L116">
        <text:list-item>
          <text:p text:style-name="P131">[&lt;output ch #&gt;] [&lt;output ch #&gt;] … [&lt;output ch #&gt;]</text:p>
        </text:list-item>
      </text:list>
      <text:p text:style-name="P77">Channel numbers from “<text:span text:style-name="T37">Node Name 1”</text:span>'s output channels that will be connected to “<text:span text:style-name="T37">Node Name 2</text:span>”.</text:p>
      <text:list xml:id="list235228217440631" text:continue-numbering="true" text:style-name="L116">
        <text:list-item>
          <text:p text:style-name="P131">&lt;Node Name 2&gt;</text:p>
        </text:list-item>
      </text:list>
      <text:p text:style-name="P77">The name of the Node that will be executed after “<text:span text:style-name="T37">Node Name 1”</text:span></text:p>
      <text:list xml:id="list235228762493660" text:continue-numbering="true" text:style-name="L116">
        <text:list-item>
          <text:p text:style-name="P131">[&lt;input ch #&gt;] [&lt;input ch #&gt;] … [&lt;input ch #&gt;]</text:p>
        </text:list-item>
      </text:list>
      <text:p text:style-name="P77">Channel numbers from “<text:span text:style-name="T37">Node Name 2”</text:span>'s inputs channels that will be connected from “<text:span text:style-name="T37">Node Name 1”</text:span> bindings.</text:p>
      <text:p text:style-name="P64">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3">0</text:span><text:span text:style-name="T7"> </text:span><text:span text:style-name="T53">1</text:span><text:span text:style-name="T7"> </text:span><text:span text:style-name="T53">2</text:span><text:span text:style-name="T7"> nodeB </text:span><text:span text:style-name="T53">1</text:span><text:span text:style-name="T7"> </text:span><text:span text:style-name="T53">2</text:span><text:span text:style-name="T7"> </text:span><text:span text:style-name="T53">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3">0</text:span><text:span text:style-name="T7"> </text:span><text:span text:style-name="T53">2</text:span><text:span text:style-name="T7"> nodeB <text:s/></text:span><text:span text:style-name="T53">0</text:span><text:span text:style-name="T7"> </text:span><text:span text:style-name="T53">1</text:span></text:p>
            <text:p text:style-name="P8"/>
            <text:p text:style-name="P24">//Connect nodeC to nodeB</text:p>
            <text:p text:style-name="P24">//C's output channel 3 ==&gt; B's input channel 1</text:p>
            <text:p text:style-name="P2"><text:span text:style-name="T7">connect nodeC </text:span><text:span text:style-name="T53">3</text:span><text:span text:style-name="T7"> nodeB </text:span><text:span text:style-name="T53">1</text:span></text:p>
          </table:table-cell>
        </table:table-row>
      </table:table>
      <text:p text:style-name="P64"/>
      <text:p text:style-name="P63">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7">Attention #1!</text:p>
            <text:p text:style-name="P47">All nodes must have their input channels connected. If a node has a disconnected input channel, the workspace will fail to initialize and throw a warning.</text:p>
            <text:p text:style-name="P37">Attention #2!</text:p>
            <text:p text:style-name="P47">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83"/>
      <table:table table:name="Tabla28" table:style-name="Tabla28">
        <table:table-column table:style-name="Tabla28.A"/>
        <table:table-row>
          <table:table-cell table:style-name="Tabla28.A1" office:value-type="string">
            <text:p text:style-name="P39">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235230111289621" text:continue-numbering="true" text:style-name="L116">
        <text:list-item>
          <text:p text:style-name="P131">&lt;Node Name 1&gt;</text:p>
        </text:list-item>
      </text:list>
      <text:p text:style-name="P75">The name of the Node that will receive the final RTT</text:p>
      <text:list xml:id="list235229776748256" text:continue-numbering="true" text:style-name="L116">
        <text:list-item>
          <text:p text:style-name="P131">&lt;input channel #&gt;</text:p>
        </text:list-item>
      </text:list>
      <text:p text:style-name="P75">The number of the input channel from <text:span text:style-name="T37">Node Name 1</text:span><text:span text:style-name="T42">.</text:span></text:p>
      <text:p text:style-name="P64">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7">0</text:span></text:p>
          </table:table-cell>
        </table:table-row>
      </table:table>
      <text:p text:style-name="P64"/>
      <text:p text:style-name="P37">Tip:<text:span text:style-name="T68">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6">0</text:span><text:span text:style-name="T4"> MyRenderWindow</text:span></text:p>
            <text:p text:style-name="P2"><text:span text:style-name="T4"><text:tab/>out </text:span><text:span text:style-name="T76">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8">0</text:span></text:p>
            <text:p text:style-name="P10"/>
            <text:p text:style-name="P10"><text:tab/>connect RttSplitter nodeA</text:p>
            <text:p text:style-name="P2"><text:span text:style-name="T4"><text:tab/>connect RttSplitter </text:span><text:span text:style-name="T76">0</text:span><text:span text:style-name="T4"> nodeB </text:span><text:span text:style-name="T76">0</text:span></text:p>
            <text:p text:style-name="P2"><text:span text:style-name="T4"><text:tab/>connect RttSplitter </text:span><text:span text:style-name="T76">0</text:span><text:span text:style-name="T4"> nodeC </text:span><text:span text:style-name="T76">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9">alias &lt;Node Name&gt; &lt;Aliased Name&gt;</text:p>
          </table:table-cell>
        </table:table-row>
      </table:table>
      <text:p text:style-name="Text_20_body">Normally, a Node is always reused. So, if node “<text:span text:style-name="T37">A</text:span>” connects to <text:span text:style-name="T37">B</text:span> and <text:span text:style-name="T37">C; and D </text:span><text:span text:style-name="T42">connects to </text:span><text:span text:style-name="T37">A</text:span><text:span text:style-name="T42">; it's always the same node A the one we're talking about. The definition is only instantiated once.</text:span></text:p>
      <text:p text:style-name="Text_20_body"><text:span text:style-name="T42">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35229722760705" text:continue-numbering="true" text:style-name="L116">
        <text:list-item>
          <text:p text:style-name="P131">&lt;Node Name&gt;</text:p>
        </text:list-item>
      </text:list>
      <text:p text:style-name="P77">The name of the original instance</text:p>
      <text:list xml:id="list235228873775287" text:continue-numbering="true" text:style-name="L116">
        <text:list-item>
          <text:p text:style-name="P131">&lt;Aliased Name&gt;</text:p>
        </text:list-item>
      </text:list>
      <text:p text:style-name="P77">The alias name to give to this separate instance. The alias must be unique across the workspace, and must also be unique across the names of original node definitions.</text:p>
      <text:p text:style-name="P64">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5">//Instantiate nodeA, calling it UniqueNode1</text:span></text:p>
            <text:p text:style-name="P10"/>
            <text:p text:style-name="P2"><text:span text:style-name="T4"><text:tab/>connect nodeA<text:tab/><text:tab/></text:span><text:span text:style-name="T76">0</text:span><text:span text:style-name="T4"> UniqueNode1 </text:span><text:span text:style-name="T76">0</text:span></text:p>
            <text:p text:style-name="P2"><text:span text:style-name="T4"><text:tab/>connect nodeA<text:tab/><text:tab/></text:span><text:span text:style-name="T76">0</text:span><text:span text:style-name="T4"> nodeB </text:span><text:span text:style-name="T76">0</text:span></text:p>
            <text:p text:style-name="P2"><text:span text:style-name="T4"><text:tab/>connect UniqueNode1<text:tab/></text:span><text:span text:style-name="T76">0</text:span><text:span text:style-name="T4"> nodeB </text:span><text:span text:style-name="T76">1</text:span></text:p>
            <text:p text:style-name="P3">}</text:p>
          </table:table-cell>
        </table:table-row>
      </table:table>
      <text:p text:style-name="P62"/>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1">*</text:span><text:span text:style-name="T4">compositorManager </text:span><text:span text:style-name="T21">=</text:span><text:span text:style-name="T4"> mRoot</text:span><text:span text:style-name="T21">-&gt;</text:span><text:span text:style-name="T4">getCompositorManager2</text:span><text:span text:style-name="T21">();</text:span></text:p>
            <text:p text:style-name="P2"><text:span text:style-name="T4">compositorManager</text:span><text:span text:style-name="T21">-&gt;</text:span><text:span text:style-name="T4">addWorkspace</text:span><text:span text:style-name="T21">(</text:span><text:span text:style-name="T4"> mSceneMgr</text:span><text:span text:style-name="T21">,</text:span><text:span text:style-name="T4"> mWindow</text:span><text:span text:style-name="T21">,</text:span><text:span text:style-name="T4"> mCamera</text:span><text:span text:style-name="T21">,</text:span><text:span text:style-name="T4"> </text:span><text:span text:style-name="T28">"MyOwnWorkspace"</text:span><text:span text:style-name="T21">,</text:span><text:span text:style-name="T4"> </text:span><text:span text:style-name="T74">true</text:span><text:span text:style-name="T4"> </text:span><text:span text:style-name="T21">);</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2">const</text:span><text:span text:style-name="T3"> IdString workspaceName</text:span><text:span text:style-name="T21">(</text:span><text:span text:style-name="T4"> </text:span><text:span text:style-name="T28">"MyOwnWorkspace"</text:span><text:span text:style-name="T4"> </text:span><text:span text:style-name="T21">);</text:span></text:p>
            <text:p text:style-name="P2"><text:span text:style-name="T4">CompositorManager2 </text:span><text:span text:style-name="T21">*</text:span><text:span text:style-name="T4">compositorManager </text:span><text:span text:style-name="T21">=</text:span><text:span text:style-name="T4"> mRoot</text:span><text:span text:style-name="T21">-&gt;</text:span><text:span text:style-name="T4">getCompositorManager2</text:span><text:span text:style-name="T21">();</text:span></text:p>
            <text:p text:style-name="P2"><text:span text:style-name="T74">if</text:span><text:span text:style-name="T21">(</text:span><text:span text:style-name="T4"> </text:span><text:span text:style-name="T21">!</text:span><text:span text:style-name="T4">compositorManager</text:span><text:span text:style-name="T21">-&gt;</text:span><text:span text:style-name="T4">hasWorkspaceDefinition</text:span><text:span text:style-name="T21">(</text:span><text:span text:style-name="T4"> workspaceName </text:span><text:span text:style-name="T21">)</text:span><text:span text:style-name="T4"> </text:span><text:span text:style-name="T21">)</text:span></text:p>
            <text:p text:style-name="P2"><text:span text:style-name="T4"><text:tab/>compositorManager</text:span><text:span text:style-name="T21">-&gt;</text:span><text:span text:style-name="T4">createBasicWorkspaceDef</text:span><text:span text:style-name="T21">(</text:span><text:span text:style-name="T4"> workspaceName</text:span><text:span text:style-name="T21">,</text:span><text:span text:style-name="T4"> ColourValue</text:span><text:span text:style-name="T21">(</text:span><text:span text:style-name="T4"> </text:span><text:span text:style-name="T76">0.6f</text:span><text:span text:style-name="T21">,</text:span><text:span text:style-name="T4"> </text:span><text:span text:style-name="T76">0.0f</text:span><text:span text:style-name="T21">,</text:span><text:span text:style-name="T4"> </text:span><text:span text:style-name="T76">0.6f</text:span><text:span text:style-name="T4"> </text:span><text:span text:style-name="T21">)</text:span><text:span text:style-name="T4"> </text:span><text:span text:style-name="T21">);</text:span></text:p>
            <text:p text:style-name="P2"><text:span text:style-name="T4">compositorManager</text:span><text:span text:style-name="T21">-&gt;</text:span><text:span text:style-name="T4">addWorkspace</text:span><text:span text:style-name="T21">(</text:span><text:span text:style-name="T4"> mSceneMgr</text:span><text:span text:style-name="T21">,</text:span><text:span text:style-name="T4"> mWindow</text:span><text:span text:style-name="T21">,</text:span><text:span text:style-name="T4"> mCamera</text:span><text:span text:style-name="T21">,</text:span><text:span text:style-name="T4"> workspaceName</text:span><text:span text:style-name="T21">,</text:span><text:span text:style-name="T4"> </text:span><text:span text:style-name="T74">true</text:span><text:span text:style-name="T4"> </text:span><text:span text:style-name="T21">);</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50">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1">pass</text:span><text:span text:style-name="T4"> clear</text:span></text:p>
            <text:p text:style-name="P2"><text:span text:style-name="T4"><text:tab/><text:tab/></text:span><text:span text:style-name="T8">{</text:span></text:p>
            <text:p text:style-name="P2"><text:span text:style-name="T4"><text:tab/><text:tab/><text:tab/>colour_value </text:span><text:span text:style-name="T50">0.6</text:span><text:span text:style-name="T4"> </text:span><text:span text:style-name="T50">0</text:span><text:span text:style-name="T4"> </text:span><text:span text:style-name="T50">0.6</text:span><text:span text:style-name="T4"> </text:span><text:span text:style-name="T50">1</text:span></text:p>
            <text:p text:style-name="P2"><text:span text:style-name="T4"><text:tab/><text:tab/></text:span><text:span text:style-name="T8">}</text:span></text:p>
            <text:p text:style-name="P2"><text:span text:style-name="T4"><text:tab/><text:tab/></text:span><text:span text:style-name="T21">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50">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50">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8">The CompositorManager2 uses a C++ pattern where there is an object Definition and an instance. For example; there is a class called <text:span text:style-name="T37">CompositorPassSceneDef</text:span> and a class called <text:span text:style-name="T37">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7">NodeDef</text:span>s contain <text:span text:style-name="T37">CompositorTargetDef</text:span>, and these contain <text:span text:style-name="T37">CompositorPassDef</text:span>; while the instances, Targets and Passes are joined together, thus Nodes contain <text:span text:style-name="T37">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60">Vector4</text:span> to <text:span text:style-name="T60">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69"><text:span text:style-name="T60">Real</text:span><text:span text:style-name="T82"> </text:span><text:span text:style-name="T1">left</text:span><text:span text:style-name="T82"> <text:s text:c="2"/></text:span><text:span text:style-name="T1">=</text:span><text:span text:style-name="T82"> </text:span><text:span text:style-name="T84">mDefinition</text:span><text:span text:style-name="T1">-&gt;</text:span><text:span text:style-name="T84">mVpLeft</text:span><text:span text:style-name="T82"> <text:s text:c="5"/></text:span><text:span text:style-name="T1">+</text:span><text:span text:style-name="T82"> </text:span><text:span text:style-name="T1">vpModifier.</text:span><text:span text:style-name="T84">x</text:span><text:span text:style-name="T1">;</text:span></text:p>
            <text:p text:style-name="P69"><text:span text:style-name="T60">Real</text:span><text:span text:style-name="T82"> </text:span><text:span text:style-name="T1">top</text:span><text:span text:style-name="T82"> <text:s text:c="3"/></text:span><text:span text:style-name="T1">=</text:span><text:span text:style-name="T82"> </text:span><text:span text:style-name="T84">mDefinition</text:span><text:span text:style-name="T1">-&gt;</text:span><text:span text:style-name="T84">mVpTop</text:span><text:span text:style-name="T82"> <text:s text:c="6"/></text:span><text:span text:style-name="T1">+</text:span><text:span text:style-name="T82"> </text:span><text:span text:style-name="T1">vpModifier.</text:span><text:span text:style-name="T84">y</text:span><text:span text:style-name="T1">;</text:span></text:p>
            <text:p text:style-name="P69"><text:span text:style-name="T60">Real</text:span><text:span text:style-name="T82"> </text:span><text:span text:style-name="T1">width</text:span><text:span text:style-name="T82"> <text:s/></text:span><text:span text:style-name="T1">=</text:span><text:span text:style-name="T82"> </text:span><text:span text:style-name="T84">mDefinition</text:span><text:span text:style-name="T1">-&gt;</text:span><text:span text:style-name="T84">mVpWidth</text:span><text:span text:style-name="T82"> <text:s text:c="4"/></text:span><text:span text:style-name="T1">*</text:span><text:span text:style-name="T82"> </text:span><text:span text:style-name="T1">vpModifier.</text:span><text:span text:style-name="T84">z</text:span><text:span text:style-name="T1">;</text:span></text:p>
            <text:p text:style-name="P69"><text:span text:style-name="T60">Real</text:span><text:span text:style-name="T82"> </text:span><text:span text:style-name="T1">height</text:span><text:span text:style-name="T82"> </text:span><text:span text:style-name="T1">=</text:span><text:span text:style-name="T82"> </text:span><text:span text:style-name="T84">mDefinition</text:span><text:span text:style-name="T1">-&gt;</text:span><text:span text:style-name="T84">mVpHeight</text:span><text:span text:style-name="T82"> <text:s text:c="3"/></text:span><text:span text:style-name="T1">*</text:span><text:span text:style-name="T82"> </text:span><text:span text:style-name="T1">vpModifier.</text:span><text:span text:style-name="T84">w</text:span><text:span text:style-name="T1">;</text:span></text:p>
          </table:table-cell>
        </table:table-row>
      </table:table>
      <text:p text:style-name="Text_20_body">This means that to render to the left eye, you would need to specify <text:span text:style-name="T60">Vector4</text:span><text:span text:style-name="T1">(</text:span><text:span text:style-name="T82"> </text:span><text:span text:style-name="T20">0.0f</text:span><text:span text:style-name="T1">,</text:span><text:span text:style-name="T82"> </text:span><text:span text:style-name="T20">0.0f</text:span><text:span text:style-name="T1">,</text:span><text:span text:style-name="T82"> </text:span><text:span text:style-name="T20">0.5f</text:span><text:span text:style-name="T1">,</text:span><text:span text:style-name="T82"> </text:span><text:span text:style-name="T20">1.0f</text:span><text:span text:style-name="T82"> </text:span><text:span text:style-name="T1">)</text:span> and to render to the right eye you would specify <text:span text:style-name="T60">Vector4</text:span><text:span text:style-name="T1">(</text:span><text:span text:style-name="T82"> </text:span><text:span text:style-name="T20">0.5f</text:span><text:span text:style-name="T1">,</text:span><text:span text:style-name="T82"> </text:span><text:span text:style-name="T20">0.0f</text:span><text:span text:style-name="T1">,</text:span><text:span text:style-name="T82"> </text:span><text:span text:style-name="T20">0.5f</text:span><text:span text:style-name="T1">,</text:span><text:span text:style-name="T82"> </text:span><text:span text:style-name="T20">1.0f</text:span><text:span text:style-name="T82"> </text:span><text:span text:style-name="T1">)</text:span>.</text:p>
      <text:h text:style-name="Heading_20_3" text:outline-level="3">Viewport modifier mask</text:h>
      <text:p text:style-name="Text_20_body">You don't want the modifier to affect <text:span text:style-name="T37">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20">0xFF</text:span> except for Clear passes where the defaults are:</text:p>
      <table:table table:name="Table5" table:style-name="Table5">
        <table:table-column table:style-name="Table5.A"/>
        <table:table-row>
          <table:table-cell table:style-name="Table5.A1" office:value-type="string">
            <text:p text:style-name="P69"><text:span text:style-name="T34">//Override</text:span><text:span text:style-name="T82"> </text:span><text:span text:style-name="T34">so</text:span><text:span text:style-name="T82"> </text:span><text:span text:style-name="T34">that</text:span><text:span text:style-name="T82"> </text:span><text:span text:style-name="T34">it</text:span><text:span text:style-name="T82"> </text:span><text:span text:style-name="T34">only</text:span><text:span text:style-name="T82"> </text:span><text:span text:style-name="T34">gets</text:span><text:span text:style-name="T82"> </text:span><text:span text:style-name="T34">executed</text:span><text:span text:style-name="T82"> </text:span><text:span text:style-name="T34">on</text:span><text:span text:style-name="T82"> </text:span><text:span text:style-name="T34">the</text:span><text:span text:style-name="T82"> </text:span><text:span text:style-name="T34">first</text:span><text:span text:style-name="T82"> </text:span><text:span text:style-name="T34">execution</text:span><text:span text:style-name="T82"> </text:span><text:span text:style-name="T34">on</text:span><text:span text:style-name="T82"> </text:span><text:span text:style-name="T34">the</text:span></text:p>
            <text:p text:style-name="P69"><text:span text:style-name="T34">//whole</text:span><text:span text:style-name="T82"> </text:span><text:span text:style-name="T34">screen</text:span><text:span text:style-name="T82"> </text:span><text:span text:style-name="T34">(i.e.</text:span><text:span text:style-name="T82"> </text:span><text:span text:style-name="T34">clear</text:span><text:span text:style-name="T82"> </text:span><text:span text:style-name="T34">the</text:span><text:span text:style-name="T82"> </text:span><text:span text:style-name="T34">whole</text:span><text:span text:style-name="T82"> </text:span><text:span text:style-name="T34">viewport</text:span><text:span text:style-name="T82"> </text:span><text:span text:style-name="T34">during</text:span><text:span text:style-name="T82"> </text:span><text:span text:style-name="T34">the</text:span><text:span text:style-name="T82"> </text:span><text:span text:style-name="T34">left</text:span><text:span text:style-name="T82"> </text:span><text:span text:style-name="T34">eye</text:span><text:span text:style-name="T82"> </text:span><text:span text:style-name="T34">pass)</text:span></text:p>
            <text:p text:style-name="P69"><text:span text:style-name="T84">mExecutionMask</text:span><text:span text:style-name="T82"> <text:s text:c="9"/></text:span><text:span text:style-name="T1">=</text:span><text:span text:style-name="T82"> </text:span><text:span text:style-name="T20">0x01</text:span><text:span text:style-name="T1">;</text:span></text:p>
            <text:p text:style-name="P69"><text:soft-page-break/><text:span text:style-name="T84">mViewportModifierMask</text:span><text:span text:style-name="T82"> <text:s text:c="2"/></text:span><text:span text:style-name="T1">=</text:span><text:span text:style-name="T82"> </text:span><text:span text:style-name="T20">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69"><text:span text:style-name="T85">for</text:span><text:span text:style-name="T1">(</text:span><text:span text:style-name="T82"> </text:span><text:span text:style-name="T85">int</text:span><text:span text:style-name="T82"> </text:span><text:span text:style-name="T1">i=</text:span><text:span text:style-name="T20">0</text:span><text:span text:style-name="T1">;</text:span><text:span text:style-name="T82"> </text:span><text:span text:style-name="T1">i&lt;</text:span><text:span text:style-name="T20">4</text:span><text:span text:style-name="T1">;</text:span><text:span text:style-name="T82"> </text:span><text:span text:style-name="T1">++i</text:span><text:span text:style-name="T82"> </text:span><text:span text:style-name="T1">)</text:span></text:p>
            <text:p text:style-name="P70">{</text:p>
            <text:p text:style-name="P69"><text:span text:style-name="T82"><text:s text:c="4"/></text:span><text:span text:style-name="T60">Vector4</text:span><text:span text:style-name="T82"> </text:span><text:span text:style-name="T1">vpModifier(</text:span><text:span text:style-name="T82"> </text:span><text:span text:style-name="T1">(i</text:span><text:span text:style-name="T82"> </text:span><text:span text:style-name="T1">%</text:span><text:span text:style-name="T82"> </text:span><text:span text:style-name="T20">2</text:span><text:span text:style-name="T1">)</text:span><text:span text:style-name="T82"> </text:span><text:span text:style-name="T1">*</text:span><text:span text:style-name="T82"> </text:span><text:span text:style-name="T20">0.5f</text:span><text:span text:style-name="T1">,</text:span><text:span text:style-name="T82"> </text:span><text:span text:style-name="T1">(i</text:span><text:span text:style-name="T82"> </text:span><text:span text:style-name="T1">&gt;&gt;</text:span><text:span text:style-name="T82"> </text:span><text:span text:style-name="T20">1</text:span><text:span text:style-name="T1">)</text:span><text:span text:style-name="T82"> </text:span><text:span text:style-name="T1">*</text:span><text:span text:style-name="T82"> </text:span><text:span text:style-name="T20">0.5f</text:span><text:span text:style-name="T1">,</text:span><text:span text:style-name="T82"> </text:span><text:span text:style-name="T20">0.25f</text:span><text:span text:style-name="T1">,</text:span><text:span text:style-name="T82"> </text:span><text:span text:style-name="T20">0.25f</text:span><text:span text:style-name="T82"> </text:span><text:span text:style-name="T1">);</text:span></text:p>
            <text:p text:style-name="P69"><text:span text:style-name="T82"><text:s text:c="4"/></text:span><text:span text:style-name="T1">m_workspace[i]</text:span><text:span text:style-name="T82"> </text:span><text:span text:style-name="T1">=</text:span><text:span text:style-name="T82"> </text:span><text:span text:style-name="T1">mgr-&gt;</text:span>addWorkspace<text:span text:style-name="T1">(</text:span><text:span text:style-name="T82"> </text:span>sceneManager<text:span text:style-name="T1">,</text:span><text:span text:style-name="T82"> </text:span>renderTarget<text:span text:style-name="T1">,</text:span></text:p>
            <text:p text:style-name="P69"><text:span text:style-name="T82"><text:s text:c="40"/></text:span>playerCam<text:span text:style-name="T1">[i],</text:span><text:span text:style-name="T82"> </text:span><text:span text:style-name="T34">"MainWorkspace"</text:span><text:span text:style-name="T1">,</text:span><text:span text:style-name="T82"> </text:span><text:span text:style-name="T85">true</text:span><text:span text:style-name="T1">,</text:span></text:p>
            <text:p text:style-name="P69"><text:span text:style-name="T82"><text:s text:c="40"/></text:span><text:span text:style-name="T1">-</text:span><text:span text:style-name="T20">1</text:span><text:span text:style-name="T1">,</text:span><text:span text:style-name="T82"> </text:span><text:span text:style-name="T1">vpModifier,</text:span></text:p>
            <text:p text:style-name="P69"><text:span text:style-name="T82"><text:s text:c="40"/></text:span><text:span text:style-name="T1">(</text:span><text:span text:style-name="T20">1</text:span><text:span text:style-name="T82"> </text:span><text:span text:style-name="T1">&lt;&lt;</text:span><text:span text:style-name="T82"> </text:span><text:span text:style-name="T1">i),</text:span><text:span text:style-name="T82"> </text:span><text:span text:style-name="T1">(</text:span><text:span text:style-name="T20">1</text:span><text:span text:style-name="T82"> </text:span><text:span text:style-name="T1">&lt;&lt;</text:span><text:span text:style-name="T82"> </text:span><text:span text:style-name="T1">i)</text:span><text:span text:style-name="T82"> </text:span><text:span text:style-name="T1">);</text:span></text:p>
            <text:p text:style-name="P70">}</text:p>
          </table:table-cell>
        </table:table-row>
      </table:table>
      <text:p text:style-name="Text_20_body"/>
      <text:h text:style-name="P177" text:outline-level="1">Instancing</text:h>
      <table:table table:name="Tabla92" table:style-name="Tabla92">
        <table:table-column table:style-name="Tabla92.A"/>
        <table:table-row>
          <table:table-cell table:style-name="Tabla92.A1" office:value-type="string">
            <text:p text:style-name="P37">Attention!</text:p>
            <text:p text:style-name="P47">This section was writen for Ogre 2.0 rather 2.1; it relies on legacy code.</text:p>
            <text:p text:style-name="P47">On Ogre 2.1; this section has become almost irrelevant as 2.1 can auto instance meshes automatically; and apply instancing even if the meshes are using different materials.</text:p>
            <text:p text:style-name="P47">The InstanceManager can only beat the Hlms if you have a very, very large number of instances (&gt;50k objects) with the same mesh and same material, which isn't very common.</text:p>
            <text:p text:style-name="P47">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6664088528654037783" text:style-name="L122">
        <text:list-item>
          <text:p text:style-name="P137"><text:span text:style-name="T44">Software:</text:span><text:span text:style-name="T68">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97">Hardware:<text:span text:style-name="T68">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7">Hardware techniques are almost always superior to Software techniques, but Software are more compatible, where as Hardware techniques require D3D9 or GL3, and is not supported in GLES2</text:p>
      <text:p text:style-name="P37">All instancing techniques require shaders<text:span text:style-name="T68">. It is not possible to use instancing with FFP (Fixed Function Pipeline)</text:span></text:p>
      <text:h text:style-name="Heading_20_2" text:outline-level="2">Instanc<text:span text:style-name="T38">ing 101</text:span></text:h>
      <text:p text:style-name="P43">A common question is why should I use instancing. The big reason is performance. There can be 10x improvements or more when used correctly. Here's a guide on when you should use instancing:</text:p>
      <text:list xml:id="list4675529664331128986" text:style-name="L123">
        <text:list-item>
          <text:p text:style-name="P138"><text:span text:style-name="T40">You have </text:span><text:span text:style-name="T39">a lot</text:span><text:span text:style-name="T40"> of Entities that are repeated and based on the same Mesh (i.e. a rock, a building, a tree, loose leaves, enemies, irrelevant crowds or NPCs)</text:span></text:p>
        </text:list-item>
        <text:list-item>
          <text:p text:style-name="P108">These Entities that repeat a lot also share the same material (or just a few materials, i.e. 3 or 4)</text:p>
        </text:list-item>
        <text:list-item>
          <text:p text:style-name="P108">Your game is CPU bottleneck.</text:p>
        </text:list-item>
      </text:list>
      <text:p text:style-name="P43">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3">If your game is not CPU bottleneck'ed (i.e. it's GPU bottleneck'ed) then instancing won't make a noticeable difference.</text:p>
      <text:h text:style-name="P183" text:outline-level="3">Instances per batch</text:h>
      <text:p text:style-name="P43">As explained in the previous section, instancing groups all instances into one draw call. However this is half the truth. Instancing actually groups a certain number of instances into a batch. One batch = One draw call.</text:p>
      <text:p text:style-name="P43">If the technique is using 80 instances per batch; then rendering 160 instances is going to need 2 draw calls (two batches); if there are 180 instances, 3 draw calls will be needed (3 batches).</text:p>
      <text:p text:style-name="P43">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4129637306371008146" text:style-name="L124">
        <text:list-item>
          <text:p text:style-name="P109">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109">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3">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73" text:outline-level="2">Techniques</text:h>
      <text:p text:style-name="P47">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7">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8">See </text:span><text:span text:style-name="T38">material Examples/Instancing/ShaderBased</text:span><text:span text:style-name="T39"> </text:span><text:span text:style-name="T40">for an example on how to write the vertex shader. Files:</text:span></text:p>
      <text:list xml:id="list6942688324073719038" text:style-name="L125">
        <text:list-item>
          <text:p text:style-name="P110">ShaderInstancing.material</text:p>
        </text:list-item>
        <text:list-item>
          <text:p text:style-name="P110"><text:soft-page-break/>ShaderInstancing.vert (GLSL)</text:p>
        </text:list-item>
        <text:list-item>
          <text:p text:style-name="P110">ShaderInstancing.cg (Cg, works with HLSL)</text:p>
        </text:list-item>
      </text:list>
      <text:h text:style-name="P183" text:outline-level="3">VTF (Software)</text:h>
      <text:p text:style-name="P43">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3">The advantage of VTF over ShaderBased is that it supports a very high max number of instances per batch; even if it's skeletally animated.</text:p>
      <text:p text:style-name="P43">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40">See </text:span><text:span text:style-name="T38">material Examples/Instancing/VTF </text:span><text:span text:style-name="T40">for an example on how to write the vertex shader and setup the material. Files:</text:span></text:p>
      <text:list xml:id="list8831704830914199741" text:style-name="L126">
        <text:list-item>
          <text:p text:style-name="P111">VTFInstancing.material</text:p>
        </text:list-item>
        <text:list-item>
          <text:p text:style-name="P111">VTFInstancing.vert (GLSL)</text:p>
        </text:list-item>
        <text:list-item>
          <text:p text:style-name="P111">VTFInstancing.cg (Cg, also works with HLSL)</text:p>
        </text:list-item>
      </text:list>
      <text:h text:style-name="P183" text:outline-level="3">HW VTF</text:h>
      <text:p text:style-name="P43">This is the same technique as VTF; but implemented through hardware instancing. It is probably one of the best and most flexible techniques.</text:p>
      <text:p text:style-name="Text_20_body"><text:span text:style-name="T40">The vertex shader has to be slightly different from SW VTF version. See </text:span><text:span text:style-name="T38">material Examples/Instancing/HW_VTF </text:span><text:span text:style-name="T40">for an example on how to write the vertex shader and setup the material. Files:</text:span></text:p>
      <text:list xml:id="list8154769240587505074" text:style-name="L127">
        <text:list-item>
          <text:p text:style-name="P112">HW_VTFInstancing.material</text:p>
        </text:list-item>
        <text:list-item>
          <text:p text:style-name="P112">HW_VTFInstancing.vert (GLSL)</text:p>
        </text:list-item>
        <text:list-item>
          <text:p text:style-name="P112">HW_VTFInstancing.cg (Cg, works with HLSL)</text:p>
        </text:list-item>
      </text:list>
      <text:h text:style-name="P179" text:outline-level="4">HW VTF LUT</text:h>
      <text:p text:style-name="P43">LUT is a special feature of HW VTF; which stands for <text:span text:style-name="T44">L</text:span>ook <text:span text:style-name="T44">U</text:span>p <text:span text:style-name="T44">T</text:span>able. It has been particularly designed for drawing large animated crowds.</text:p>
      <text:p text:style-name="P43">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3">See <text:span text:style-name="T38">material Examples/Instancing/HW_VTF_LUT</text:span>. Files:</text:p>
      <text:list xml:id="list2336941454283754256" text:style-name="L128">
        <text:list-item>
          <text:p text:style-name="P139">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1">-&gt;</text:span><text:span text:style-name="T4">createInstanceManager</text:span><text:span text:style-name="T21">(</text:span><text:span text:style-name="T4"> </text:span><text:span text:style-name="T28">"InstanceMgr"</text:span><text:span text:style-name="T21">,</text:span><text:span text:style-name="T4"> </text:span><text:span text:style-name="T28">"MyMesh.mesh"</text:span><text:span text:style-name="T21">,</text:span></text:p>
            <text:p text:style-name="P2"><text:span text:style-name="T4"><text:tab/><text:tab/><text:tab/>ResourceGroupManager</text:span><text:span text:style-name="T21">::</text:span><text:span text:style-name="T4">AUTODETECT_RESOURCE_GROUP_NAME</text:span><text:span text:style-name="T21">,</text:span><text:span text:style-name="T4"> </text:span></text:p>
            <text:p text:style-name="P2"><text:span text:style-name="T4"><text:tab/><text:tab/><text:tab/>InstanceManager</text:span><text:span text:style-name="T21">::</text:span><text:span text:style-name="T4">HWInstancingVTF</text:span><text:span text:style-name="T21">,</text:span></text:p>
            <text:p text:style-name="P2"><text:span text:style-name="T4"><text:tab/><text:tab/><text:tab/>numInstancesPerBatch</text:span><text:span text:style-name="T21">,</text:span><text:span text:style-name="T4"> IM_USEALL</text:span><text:span text:style-name="T21">|</text:span><text:span text:style-name="T4">IM_VTFBONEMATRIXLOOKUP </text:span><text:span text:style-name="T21">);</text:span></text:p>
          </table:table-cell>
        </table:table-row>
      </table:table>
      <text:h text:style-name="Heading_20_3" text:outline-level="3">HW Basic</text:h>
      <text:p text:style-name="Text_20_body">HW Basic is probably the fastest instancing technique<text:note text:id="ftn7" text:note-class="footnote"><text:note-citation>7</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7">TEXCOORD</text:span>s (<text:span text:style-name="T37">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8">material Examples/Instancing/HWBasic</text:span><text:span text:style-name="T40"> for an example. Files:</text:span></text:p>
      <text:list xml:id="list6856580457092357092" text:style-name="L129">
        <text:list-item>
          <text:p text:style-name="P113">HWInstancing.material</text:p>
        </text:list-item>
        <text:list-item>
          <text:p text:style-name="P113">HWBasicInstancing.vert (GLSL)</text:p>
        </text:list-item>
        <text:list-item>
          <text:p text:style-name="P113">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8" text:note-class="footnote"><text:note-citation>8</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4">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9">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1">*</text:span><text:span text:style-name="T4">instanceMgr</text:span><text:span text:style-name="T21">;</text:span><text:span text:style-name="T4"> </text:span><text:span text:style-name="T35">//Assumed to be valid ptr</text:span></text:p>
            <text:p text:style-name="P2"><text:span text:style-name="T4">instanceMgr</text:span><text:span text:style-name="T21">-&gt;</text:span><text:span text:style-name="T4">setNumCustomParams</text:span><text:span text:style-name="T21">(</text:span><text:span text:style-name="T4"> </text:span><text:span text:style-name="T76">2</text:span><text:span text:style-name="T4"> </text:span><text:span text:style-name="T21">);</text:span></text:p>
            <text:p text:style-name="P10"/>
            <text:p text:style-name="P2"><text:span text:style-name="T4">InstancedEntity </text:span><text:span text:style-name="T21">*</text:span><text:span text:style-name="T4">instancedEntity </text:span><text:span text:style-name="T21">=</text:span><text:span text:style-name="T4"> instanceMgr</text:span><text:span text:style-name="T21">-&gt;</text:span><text:span text:style-name="T4">createInstancedEntity</text:span><text:span text:style-name="T21">(</text:span><text:span text:style-name="T4"> </text:span><text:span text:style-name="T28">"myMaterial"</text:span><text:span text:style-name="T4"> </text:span><text:span text:style-name="T21">);</text:span></text:p>
            <text:p text:style-name="P2"><text:span text:style-name="T4">instancedEntity</text:span><text:span text:style-name="T21">-&gt;</text:span><text:span text:style-name="T4">setCustomParam</text:span><text:span text:style-name="T21">(</text:span><text:span text:style-name="T4"> </text:span><text:span text:style-name="T76">0</text:span><text:span text:style-name="T21">,</text:span><text:span text:style-name="T4"> Vector4</text:span><text:span text:style-name="T21">(</text:span><text:span text:style-name="T4"> </text:span><text:span text:style-name="T76">1.0f</text:span><text:span text:style-name="T21">,</text:span><text:span text:style-name="T4"> </text:span><text:span text:style-name="T76">1.0f</text:span><text:span text:style-name="T21">,</text:span><text:span text:style-name="T4"> </text:span><text:span text:style-name="T76">1.2f</text:span><text:span text:style-name="T21">,</text:span><text:span text:style-name="T4"> </text:span><text:span text:style-name="T76">0.0f</text:span><text:span text:style-name="T4"> </text:span><text:span text:style-name="T21">)</text:span><text:span text:style-name="T4"> </text:span><text:span text:style-name="T21">);</text:span></text:p>
            <text:p text:style-name="P2"><text:span text:style-name="T4">instancedEntity</text:span><text:span text:style-name="T21">-&gt;</text:span><text:span text:style-name="T4">setCustomParam</text:span><text:span text:style-name="T21">(</text:span><text:span text:style-name="T4"> </text:span><text:span text:style-name="T76">1</text:span><text:span text:style-name="T21">,</text:span><text:span text:style-name="T4"> Vector4</text:span><text:span text:style-name="T21">(</text:span><text:span text:style-name="T4"> </text:span><text:span text:style-name="T76">0.2f</text:span><text:span text:style-name="T21">,</text:span><text:span text:style-name="T4"> </text:span><text:span text:style-name="T76">0.0f</text:span><text:span text:style-name="T21">,</text:span><text:span text:style-name="T4"> </text:span><text:span text:style-name="T76">0.7f</text:span><text:span text:style-name="T21">,</text:span><text:span text:style-name="T4"> </text:span><text:span text:style-name="T76">1.0f</text:span><text:span text:style-name="T4"> </text:span><text:span text:style-name="T21">)</text:span><text:span text:style-name="T4"> </text:span><text:span text:style-name="T21">);</text:span></text:p>
          </table:table-cell>
        </table:table-row>
      </table:table>
      <text:p text:style-name="P43"/>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7">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1">::</text:span><text:span text:style-name="T4">vector</text:span><text:span text:style-name="T21">&lt;</text:span><text:span text:style-name="T4">InstanceManager</text:span><text:span text:style-name="T21">*&gt;</text:span><text:span text:style-name="T4"> instanceManagers</text:span><text:span text:style-name="T21">;</text:span></text:p>
            <text:p text:style-name="P2"><text:span text:style-name="T4">MeshPtr mesh </text:span><text:span text:style-name="T21">=</text:span><text:span text:style-name="T4"> MeshManager</text:span><text:span text:style-name="T21">::</text:span><text:span text:style-name="T4">getSingleton</text:span><text:span text:style-name="T21">().</text:span><text:span text:style-name="T4">load</text:span><text:span text:style-name="T21">(</text:span><text:span text:style-name="T4"> </text:span><text:span text:style-name="T28">"myMesh.mesh"</text:span><text:span text:style-name="T4"> </text:span><text:span text:style-name="T21">);</text:span></text:p>
            <text:p text:style-name="P2"><text:span text:style-name="T74">for</text:span><text:span text:style-name="T21">(</text:span><text:span text:style-name="T4"> uint16 i</text:span><text:span text:style-name="T21">=</text:span><text:span text:style-name="T76">0</text:span><text:span text:style-name="T21">;</text:span><text:span text:style-name="T4"> i</text:span><text:span text:style-name="T21">&lt;</text:span><text:span text:style-name="T4">mesh</text:span><text:span text:style-name="T21">-&gt;</text:span><text:span text:style-name="T4">getNumSubMeshes</text:span><text:span text:style-name="T21">();</text:span><text:span text:style-name="T4"> </text:span><text:span text:style-name="T21">++</text:span><text:span text:style-name="T4">i </text:span><text:span text:style-name="T21">)</text:span></text:p>
            <text:p text:style-name="P3">{</text:p>
            <text:p text:style-name="P2"><text:span text:style-name="T4"><text:tab/>InstanceManager </text:span><text:span text:style-name="T21">*</text:span><text:span text:style-name="T4">mgr </text:span><text:span text:style-name="T21">=</text:span></text:p>
            <text:p text:style-name="P2"><text:span text:style-name="T4"><text:tab/><text:tab/>mSceneMgr</text:span><text:span text:style-name="T21">-&gt;</text:span><text:span text:style-name="T4">createInstanceManager</text:span><text:span text:style-name="T21">(</text:span><text:span text:style-name="T4"> </text:span><text:span text:style-name="T28">"MyManager"</text:span><text:span text:style-name="T4"> </text:span><text:span text:style-name="T21">+</text:span><text:span text:style-name="T4"> StringConverter</text:span><text:span text:style-name="T21">::</text:span><text:span text:style-name="T4">toString</text:span><text:span text:style-name="T21">(</text:span><text:span text:style-name="T4"> i </text:span><text:span text:style-name="T21">),</text:span></text:p>
            <text:p text:style-name="P2"><text:span text:style-name="T4"><text:tab/><text:tab/><text:tab/><text:tab/><text:tab/></text:span><text:span text:style-name="T28">"myMesh.mesh"</text:span><text:span text:style-name="T21">,</text:span></text:p>
            <text:p text:style-name="P2"><text:span text:style-name="T4"><text:tab/><text:tab/><text:tab/><text:tab/>ResourceGroupManager</text:span><text:span text:style-name="T21">::</text:span><text:span text:style-name="T4">AUTODETECT_RESOURCE_GROUP_NAME</text:span><text:span text:style-name="T21">,</text:span></text:p>
            <text:p text:style-name="P2"><text:span text:style-name="T4"><text:tab/><text:tab/><text:tab/><text:tab/><text:tab/>InstanceManager</text:span><text:span text:style-name="T21">::</text:span><text:span text:style-name="T4">HWInstancingVTF</text:span><text:span text:style-name="T21">,</text:span><text:span text:style-name="T4"> numInstancePerBatch</text:span><text:span text:style-name="T21">,</text:span></text:p>
            <text:p text:style-name="P2"><text:span text:style-name="T4"><text:tab/><text:tab/><text:tab/><text:tab/><text:tab/>flags</text:span><text:span text:style-name="T21">,</text:span><text:span text:style-name="T4"> i </text:span><text:span text:style-name="T21">);</text:span></text:p>
            <text:p text:style-name="P2"><text:span text:style-name="T4"><text:tab/>instanceManagers</text:span><text:span text:style-name="T21">.</text:span><text:span text:style-name="T4">push_back</text:span><text:span text:style-name="T21">(</text:span><text:span text:style-name="T4"> mgr </text:span><text:span text:style-name="T21">);</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1">*</text:span><text:span text:style-name="T4">sceneNode</text:span><text:span text:style-name="T21">;</text:span><text:span text:style-name="T4"> </text:span><text:span text:style-name="T35">//Asumed to be valid ptr</text:span></text:p>
            <text:p text:style-name="P2"><text:span text:style-name="T4">std</text:span><text:span text:style-name="T21">::</text:span><text:span text:style-name="T4">vector</text:span><text:span text:style-name="T21">&lt;</text:span><text:span text:style-name="T4">InstancedEntity</text:span><text:span text:style-name="T21">*&gt;</text:span><text:span text:style-name="T4"> instancedEntities</text:span><text:span text:style-name="T21">;</text:span></text:p>
            <text:p text:style-name="P2"><text:span text:style-name="T74">for</text:span><text:span text:style-name="T21">(</text:span><text:span text:style-name="T4"> size_t i</text:span><text:span text:style-name="T21">=</text:span><text:span text:style-name="T76">0</text:span><text:span text:style-name="T21">;</text:span><text:span text:style-name="T4"> i</text:span><text:span text:style-name="T21">&lt;</text:span><text:span text:style-name="T4">instanceManagers</text:span><text:span text:style-name="T21">.</text:span><text:span text:style-name="T4">size</text:span><text:span text:style-name="T21">();</text:span><text:span text:style-name="T4"> </text:span><text:span text:style-name="T21">++</text:span><text:span text:style-name="T4">i </text:span><text:span text:style-name="T21">)</text:span></text:p>
            <text:p text:style-name="P3">{</text:p>
            <text:p text:style-name="P2"><text:span text:style-name="T4"><text:tab/>InstancedEntity </text:span><text:span text:style-name="T21">*</text:span><text:span text:style-name="T4">ent </text:span><text:span text:style-name="T21">=</text:span><text:span text:style-name="T4"> instanceManagers</text:span><text:span text:style-name="T21">[</text:span><text:span text:style-name="T4">i</text:span><text:span text:style-name="T21">]-&gt;</text:span><text:span text:style-name="T4">createInstancedEntity</text:span><text:span text:style-name="T21">(</text:span><text:span text:style-name="T4"> </text:span><text:span text:style-name="T28">"MyMaterial"</text:span><text:span text:style-name="T4"> </text:span><text:span text:style-name="T21">);</text:span></text:p>
            <text:p text:style-name="P10"><text:tab/></text:p>
            <text:p text:style-name="P2"><text:span text:style-name="T4"><text:tab/></text:span><text:span text:style-name="T74">if</text:span><text:span text:style-name="T21">(</text:span><text:span text:style-name="T4"> i </text:span><text:span text:style-name="T21">!=</text:span><text:span text:style-name="T4"> </text:span><text:span text:style-name="T76">0</text:span><text:span text:style-name="T4"> </text:span><text:span text:style-name="T21">)</text:span></text:p>
            <text:p text:style-name="P2"><text:span text:style-name="T4"><text:tab/><text:tab/>instancedEntities</text:span><text:span text:style-name="T21">[</text:span><text:span text:style-name="T76">0</text:span><text:span text:style-name="T21">]-&gt;</text:span><text:span text:style-name="T4">shareTransformWith</text:span><text:span text:style-name="T21">(</text:span><text:span text:style-name="T4"> ent </text:span><text:span text:style-name="T21">);</text:span></text:p>
            <text:p text:style-name="P10"><text:tab/></text:p>
            <text:p text:style-name="P2"><text:span text:style-name="T4"><text:tab/>sceneNode</text:span><text:span text:style-name="T21">-&gt;</text:span><text:span text:style-name="T4">attachObject</text:span><text:span text:style-name="T21">(</text:span><text:span text:style-name="T4"> ent </text:span><text:span text:style-name="T21">);</text:span></text:p>
            <text:p text:style-name="P2"><text:span text:style-name="T4"><text:tab/>instancedEntities</text:span><text:span text:style-name="T21">.</text:span><text:span text:style-name="T4">push_back</text:span><text:span text:style-name="T21">(</text:span><text:span text:style-name="T4"> ent </text:span><text:span text:style-name="T21">);</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ext:soft-page-break/>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1">*</text:span><text:span text:style-name="T4">sceneNode</text:span><text:span text:style-name="T21">;</text:span><text:span text:style-name="T4"> </text:span><text:span text:style-name="T35">//Asumed to be valid ptr</text:span></text:p>
            <text:p text:style-name="P2"><text:span text:style-name="T4">std</text:span><text:span text:style-name="T21">::</text:span><text:span text:style-name="T4">vector</text:span><text:span text:style-name="T21">&lt;</text:span><text:span text:style-name="T4">InstancedEntity</text:span><text:span text:style-name="T21">*&gt;</text:span><text:span text:style-name="T4"> instancedEntities</text:span><text:span text:style-name="T21">;</text:span></text:p>
            <text:p text:style-name="P2"><text:span text:style-name="T74">for</text:span><text:span text:style-name="T21">(</text:span><text:span text:style-name="T4"> size_t i</text:span><text:span text:style-name="T21">=</text:span><text:span text:style-name="T76">0</text:span><text:span text:style-name="T21">;</text:span><text:span text:style-name="T4"> i</text:span><text:span text:style-name="T21">&lt;</text:span><text:span text:style-name="T4">instanceManagers</text:span><text:span text:style-name="T21">.</text:span><text:span text:style-name="T4">size</text:span><text:span text:style-name="T21">();</text:span><text:span text:style-name="T4"> </text:span><text:span text:style-name="T21">++</text:span><text:span text:style-name="T4">i </text:span><text:span text:style-name="T21">)</text:span></text:p>
            <text:p text:style-name="P3">{</text:p>
            <text:p text:style-name="P2"><text:span text:style-name="T4"><text:tab/>instanceManagers</text:span><text:span text:style-name="T21">[</text:span><text:span text:style-name="T4">i</text:span><text:span text:style-name="T21">]-&gt;</text:span><text:span text:style-name="T4">destroyInstancedEntity</text:span><text:span text:style-name="T21">(</text:span><text:span text:style-name="T4"> instancedEntities</text:span><text:span text:style-name="T21">[</text:span><text:span text:style-name="T4">i</text:span><text:span text:style-name="T21">]</text:span><text:span text:style-name="T4"> </text:span><text:span text:style-name="T21">);</text:span></text:p>
            <text:p text:style-name="P3">}</text:p>
            <text:p text:style-name="P2"><text:span text:style-name="T4">mSceneMgr</text:span><text:span text:style-name="T21">-&gt;</text:span><text:span text:style-name="T4">getRootSceneNode</text:span><text:span text:style-name="T21">()-&gt;</text:span><text:span text:style-name="T4">removeAndDestroyChild</text:span><text:span text:style-name="T21">(</text:span><text:span text:style-name="T4"> sceneNode </text:span><text:span text:style-name="T21">);</text:span></text:p>
          </table:table-cell>
        </table:table-row>
      </table:table>
      <text:p text:style-name="Text_20_body"/>
      <text:h text:style-name="P174" text:outline-level="2">Defragmenting batches</text:h>
      <text:h text:style-name="Heading_20_3" text:outline-level="3">What is batch fragmentation?</text:h>
      <text:p text:style-name="Text_20_body">There are two kinds of fragmentation:</text:p>
      <text:list xml:id="list7117760560436378969" text:style-name="L130">
        <text:list-item>
          <text:p text:style-name="P140">“Deletion” Fragmentation is when many instances have been created, spanning multiple batches; <text:span text:style-name="T37">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40">“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9" text:note-class="footnote"><text:note-citation>9</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4">This is the typical hierachial culling optimization</text:span>. We then upload the instances transforms to the GPU.</text:p>
      <text:p text:style-name="Text_20_body"/>
      <text:p text:style-name="P37">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184" text:outline-level="3"><text:soft-page-break/>Prevention: Avoiding fragmentation</text:h>
      <text:p text:style-name="P47">If you're creating static objects that won't move (i.e. trees), create them sorted by proximity. This helps both types of fragmentation:</text:p>
      <text:list xml:id="list2012285797225066727" text:style-name="L131">
        <text:list-item>
          <text:p text:style-name="P101">When unloading areas (i.e. open world games), these objects will be removed all together, thus whole batches will no longer have active instances.</text:p>
        </text:list-item>
        <text:list-item>
          <text:p text:style-name="P101">Batches and instances are often assigned by order of creation. Those instances will belong to the same batch and thus maximizing culling efficiency.</text:p>
        </text:list-item>
      </text:list>
      <text:h text:style-name="P184" text:outline-level="3">Cure: Defragmenting on the fly</text:h>
      <text:p text:style-name="P47">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8">For this reason, the function </text:span><text:span text:style-name="T39">InstanceManager::defragmentBatches( bool optimizeCulling )</text:span><text:span text:style-name="T68"> exists.</text:span></text:p>
      <text:p text:style-name="Text_20_body"><text:span text:style-name="T68">Using it as simple as calling the function. </text:span><text:span text:style-name="T44">The sample </text:span><text:span text:style-name="T38">NewInstancing</text:span><text:span text:style-name="T44"> shows how to do this interactively</text:span><text:span text:style-name="T68">. When </text:span><text:span text:style-name="T39">optimizeCulling </text:span><text:span text:style-name="T68">is true, both types of fragmentation will be attempted to be fixed. When false, only the “deletion” kind of fragmentation will be fixed.</text:span></text:p>
      <text:p text:style-name="Text_20_body"><text:span text:style-name="T68">Take in mind that when </text:span><text:span text:style-name="T39">optimizeCulling</text:span><text:span text:style-name="T68"> = true it takes significantly more time depending on the level of fragmentation and could cause framerate spikes, even stalls. Do it sparingly and profile the optimal frequency of calling.</text:span></text:p>
      <text:h text:style-name="P174" text:outline-level="2">Troubleshooting</text:h>
      <text:p text:style-name="P44">Q: My mesh doesn't show up.</text:p>
      <text:p text:style-name="P44">A: <text:span text:style-name="T68">Verify you're using the right material, the vertex shader is set correctly, and it matches the instancing technique being used.</text:span></text:p>
      <text:p text:style-name="P44">Q: My animation plays quite differently than when it is an Entity, or previewed in Ogre Meshy</text:p>
      <text:p text:style-name="P44">A:<text:span text:style-name="T68"> Your rig animation must be using more than one weight per bone. You need to add support for it in the vertex shader, and make sure you didn't create the instance manager with the flags IM_USEONEWEIGHT or IM_FORCEONEWEIGHT.</text:span></text:p>
      <text:p text:style-name="P43">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72">float2</text:span><text:span text:style-name="T9"> uv0<text:tab/><text:tab/></text:span><text:span text:style-name="T25">:</text:span><text:span text:style-name="T10"><text:tab/>TEXCOORD0</text:span><text:span text:style-name="T25">;</text:span></text:p>
            <text:p text:style-name="P23">// Up to four weights per vertex. Don't use this shader on a model with 3 weights per vertex, or 2 or 1</text:p>
            <text:p text:style-name="P2"><text:span text:style-name="T73">float4</text:span><text:span text:style-name="T10"> m03_0<text:tab/></text:span><text:span text:style-name="T25">:</text:span><text:span text:style-name="T10"><text:tab/>TEXCOORD1</text:span><text:span text:style-name="T25">;</text:span><text:span text:style-name="T10"> </text:span><text:span text:style-name="T36">//m03.w is always 0</text:span></text:p>
            <text:p text:style-name="P2"><text:span text:style-name="T73">float4</text:span><text:span text:style-name="T10"> m03_1<text:tab/></text:span><text:span text:style-name="T25">:</text:span><text:span text:style-name="T10"><text:tab/>TEXCOORD2</text:span><text:span text:style-name="T25">;</text:span></text:p>
            <text:p text:style-name="P2"><text:span text:style-name="T73">float4</text:span><text:span text:style-name="T10"> m03_2<text:tab/></text:span><text:span text:style-name="T25">:</text:span><text:span text:style-name="T10"><text:tab/>TEXCOORD3</text:span><text:span text:style-name="T25">;</text:span></text:p>
            <text:p text:style-name="P2"><text:span text:style-name="T73">float4</text:span><text:span text:style-name="T10"> m03_3<text:tab/></text:span><text:span text:style-name="T25">:</text:span><text:span text:style-name="T10"><text:tab/>TEXCOORD4</text:span><text:span text:style-name="T25">;</text:span></text:p>
            <text:p text:style-name="P14"><text:span text:style-name="T70">float4</text:span> mWeights<text:tab/><text:span text:style-name="T27">:</text:span><text:tab/>TEXCOORD5<text:span text:style-name="T27">;</text:span></text:p>
            <text:p text:style-name="P23"/>
            <text:p text:style-name="P2"><text:soft-page-break/><text:span text:style-name="T73">float2</text:span><text:span text:style-name="T10"> mOffset<text:tab/></text:span><text:span text:style-name="T25">:</text:span><text:span text:style-name="T10"><text:tab/>TEXCOORD6</text:span><text:span text:style-name="T25">;</text:span></text:p>
            <text:p text:style-name="P4"/>
            <text:p text:style-name="P25"/>
            <text:p text:style-name="P2"><text:span text:style-name="T72">float3x4</text:span><text:span text:style-name="T9"> worldMatrix[4]</text:span><text:span text:style-name="T25">;</text:span></text:p>
            <text:p text:style-name="P2"><text:span text:style-name="T10">worldMatrix[0][0] </text:span><text:span text:style-name="T25">=</text:span><text:span text:style-name="T10"> tex2D</text:span><text:span text:style-name="T25">(</text:span><text:span text:style-name="T10"> matrixTexture, m03_0.xw </text:span><text:span text:style-name="T25">+</text:span><text:span text:style-name="T10"> mOffset </text:span><text:span text:style-name="T25">);</text:span></text:p>
            <text:p text:style-name="P2"><text:span text:style-name="T10">worldMatrix[0][1] </text:span><text:span text:style-name="T25">=</text:span><text:span text:style-name="T10"> tex2D</text:span><text:span text:style-name="T25">(</text:span><text:span text:style-name="T10"> matrixTexture, m03_0.yw </text:span><text:span text:style-name="T25">+</text:span><text:span text:style-name="T10"> mOffset </text:span><text:span text:style-name="T25">);</text:span></text:p>
            <text:p text:style-name="P2"><text:span text:style-name="T10">worldMatrix[0][2] </text:span><text:span text:style-name="T25">=</text:span><text:span text:style-name="T10"> tex2D</text:span><text:span text:style-name="T25">(</text:span><text:span text:style-name="T10"> matrixTexture, m03_0.zw </text:span><text:span text:style-name="T25">+</text:span><text:span text:style-name="T10"> mOffset </text:span><text:span text:style-name="T25">);</text:span></text:p>
            <text:p text:style-name="P4"/>
            <text:p text:style-name="P2"><text:span text:style-name="T10">worldMatrix[1][0] </text:span><text:span text:style-name="T25">=</text:span><text:span text:style-name="T10"> tex2D</text:span><text:span text:style-name="T25">(</text:span><text:span text:style-name="T10"> matrixTexture, m03_1.xw </text:span><text:span text:style-name="T25">+</text:span><text:span text:style-name="T10"> mOffset </text:span><text:span text:style-name="T25">);</text:span></text:p>
            <text:p text:style-name="P2"><text:span text:style-name="T10">worldMatrix[1][1] </text:span><text:span text:style-name="T25">=</text:span><text:span text:style-name="T10"> tex2D</text:span><text:span text:style-name="T25">(</text:span><text:span text:style-name="T10"> matrixTexture, m03_1.yw </text:span><text:span text:style-name="T25">+</text:span><text:span text:style-name="T10"> mOffset </text:span><text:span text:style-name="T25">);</text:span></text:p>
            <text:p text:style-name="P2"><text:span text:style-name="T10">worldMatrix[1][2] </text:span><text:span text:style-name="T25">=</text:span><text:span text:style-name="T10"> tex2D</text:span><text:span text:style-name="T25">(</text:span><text:span text:style-name="T10"> matrixTexture, m03_1.zw </text:span><text:span text:style-name="T25">+</text:span><text:span text:style-name="T10"> mOffset </text:span><text:span text:style-name="T25">);</text:span></text:p>
            <text:p text:style-name="P4"/>
            <text:p text:style-name="P2"><text:span text:style-name="T10">worldMatrix[2][0] </text:span><text:span text:style-name="T25">=</text:span><text:span text:style-name="T10"> tex2D</text:span><text:span text:style-name="T25">(</text:span><text:span text:style-name="T10"> matrixTexture, m03_2.xw </text:span><text:span text:style-name="T25">+</text:span><text:span text:style-name="T10"> mOffset </text:span><text:span text:style-name="T25">);</text:span></text:p>
            <text:p text:style-name="P2"><text:span text:style-name="T10">worldMatrix[2][1] </text:span><text:span text:style-name="T25">=</text:span><text:span text:style-name="T10"> tex2D</text:span><text:span text:style-name="T25">(</text:span><text:span text:style-name="T10"> matrixTexture, m03_2.yw </text:span><text:span text:style-name="T25">+</text:span><text:span text:style-name="T10"> mOffset </text:span><text:span text:style-name="T25">);</text:span></text:p>
            <text:p text:style-name="P2"><text:span text:style-name="T10">worldMatrix[2][2] </text:span><text:span text:style-name="T25">=</text:span><text:span text:style-name="T10"> tex2D</text:span><text:span text:style-name="T25">(</text:span><text:span text:style-name="T10"> matrixTexture, m03_2.zw </text:span><text:span text:style-name="T25">+</text:span><text:span text:style-name="T10"> mOffset </text:span><text:span text:style-name="T25">);</text:span></text:p>
            <text:p text:style-name="P4"/>
            <text:p text:style-name="P2"><text:span text:style-name="T10">worldMatrix[3][0] </text:span><text:span text:style-name="T25">=</text:span><text:span text:style-name="T10"> tex2D</text:span><text:span text:style-name="T25">(</text:span><text:span text:style-name="T10"> matrixTexture, m03_3.xw </text:span><text:span text:style-name="T25">+</text:span><text:span text:style-name="T10"> mOffset </text:span><text:span text:style-name="T25">);</text:span></text:p>
            <text:p text:style-name="P2"><text:span text:style-name="T10">worldMatrix[3][1] </text:span><text:span text:style-name="T25">=</text:span><text:span text:style-name="T10"> tex2D</text:span><text:span text:style-name="T25">(</text:span><text:span text:style-name="T10"> matrixTexture, m03_3.yw </text:span><text:span text:style-name="T25">+</text:span><text:span text:style-name="T10"> mOffset </text:span><text:span text:style-name="T25">);</text:span></text:p>
            <text:p text:style-name="P2"><text:span text:style-name="T10">worldMatrix[3][2] </text:span><text:span text:style-name="T25">=</text:span><text:span text:style-name="T10"> tex2D</text:span><text:span text:style-name="T25">(</text:span><text:span text:style-name="T10"> matrixTexture, m03_3.zw </text:span><text:span text:style-name="T25">+</text:span><text:span text:style-name="T10"> mOffset </text:span><text:span text:style-name="T25">);</text:span></text:p>
            <text:p text:style-name="Table_20_Contents"/>
            <text:p text:style-name="P2"><text:span text:style-name="T73">float4 </text:span><text:span text:style-name="T10">worldPos = </text:span><text:span text:style-name="T73">float4</text:span><text:span text:style-name="T25">(</text:span><text:span text:style-name="T10"> mul</text:span><text:span text:style-name="T25">(</text:span><text:span text:style-name="T10"> worldMatrix[0], inPos </text:span><text:span text:style-name="T25">)</text:span><text:span text:style-name="T10">.xyz, </text:span><text:span text:style-name="T75">1.0</text:span><text:span text:style-name="T10">f </text:span><text:span text:style-name="T25">)</text:span><text:span text:style-name="T10"> * mWeights.x</text:span><text:span text:style-name="T25">;</text:span></text:p>
            <text:p text:style-name="P2"><text:span text:style-name="T10">worldPos </text:span><text:span text:style-name="T25">+=</text:span><text:span text:style-name="T10"> </text:span><text:span text:style-name="T73">float4</text:span><text:span text:style-name="T25">(</text:span><text:span text:style-name="T10"> mul</text:span><text:span text:style-name="T25">(</text:span><text:span text:style-name="T10"> worldMatrix[1], inPos </text:span><text:span text:style-name="T25">)</text:span><text:span text:style-name="T10">.xyz, </text:span><text:span text:style-name="T75">1.0</text:span><text:span text:style-name="T10">f </text:span><text:span text:style-name="T25">)</text:span><text:span text:style-name="T10"> * mWeights.y</text:span><text:span text:style-name="T25">;</text:span></text:p>
            <text:p text:style-name="P2"><text:span text:style-name="T10">worldPos </text:span><text:span text:style-name="T25">+=</text:span><text:span text:style-name="T10"> </text:span><text:span text:style-name="T73">float4</text:span><text:span text:style-name="T25">(</text:span><text:span text:style-name="T10"> mul</text:span><text:span text:style-name="T25">(</text:span><text:span text:style-name="T10"> worldMatrix[2], inPos </text:span><text:span text:style-name="T25">)</text:span><text:span text:style-name="T10">.xyz, </text:span><text:span text:style-name="T75">1.0</text:span><text:span text:style-name="T10">f </text:span><text:span text:style-name="T25">)</text:span><text:span text:style-name="T10"> * mWeights.z</text:span><text:span text:style-name="T25">;</text:span></text:p>
            <text:p text:style-name="P2"><text:span text:style-name="T10">worldPos </text:span><text:span text:style-name="T25">+=</text:span><text:span text:style-name="T10"> </text:span><text:span text:style-name="T73">float4</text:span><text:span text:style-name="T25">(</text:span><text:span text:style-name="T10"> mul</text:span><text:span text:style-name="T25">(</text:span><text:span text:style-name="T10"> worldMatrix[3], inPos </text:span><text:span text:style-name="T25">)</text:span><text:span text:style-name="T10">.xyz, </text:span><text:span text:style-name="T75">1.0</text:span><text:span text:style-name="T10">f </text:span><text:span text:style-name="T25">)</text:span><text:span text:style-name="T10"> * mWeights.w</text:span><text:span text:style-name="T25">;</text:span></text:p>
            <text:p text:style-name="P4"/>
            <text:p text:style-name="P2"><text:span text:style-name="T73">float4 </text:span><text:span text:style-name="T10">worldNor = </text:span><text:span text:style-name="T73">float4</text:span><text:span text:style-name="T25">(</text:span><text:span text:style-name="T10"> mul</text:span><text:span text:style-name="T25">(</text:span><text:span text:style-name="T10"> worldMatrix[0], inNor </text:span><text:span text:style-name="T25">)</text:span><text:span text:style-name="T10">.xyz, </text:span><text:span text:style-name="T75">1.0</text:span><text:span text:style-name="T10">f </text:span><text:span text:style-name="T25">)</text:span><text:span text:style-name="T10"> * mWeights.x</text:span><text:span text:style-name="T25">;</text:span></text:p>
            <text:p text:style-name="P2"><text:span text:style-name="T10">worldNor </text:span><text:span text:style-name="T25">+=</text:span><text:span text:style-name="T10"> </text:span><text:span text:style-name="T73">float4</text:span><text:span text:style-name="T25">(</text:span><text:span text:style-name="T10"> mul</text:span><text:span text:style-name="T25">(</text:span><text:span text:style-name="T10"> worldMatrix[1], inNor </text:span><text:span text:style-name="T25">)</text:span><text:span text:style-name="T10">.xyz, </text:span><text:span text:style-name="T75">1.0</text:span><text:span text:style-name="T10">f </text:span><text:span text:style-name="T25">)</text:span><text:span text:style-name="T10"> * mWeights.y</text:span><text:span text:style-name="T25">;</text:span></text:p>
            <text:p text:style-name="P2"><text:span text:style-name="T10">worldNor </text:span><text:span text:style-name="T25">+=</text:span><text:span text:style-name="T10"> </text:span><text:span text:style-name="T73">float4</text:span><text:span text:style-name="T25">(</text:span><text:span text:style-name="T10"> mul</text:span><text:span text:style-name="T25">(</text:span><text:span text:style-name="T10"> worldMatrix[2], inNor </text:span><text:span text:style-name="T25">)</text:span><text:span text:style-name="T10">.xyz, </text:span><text:span text:style-name="T75">1.0</text:span><text:span text:style-name="T10">f </text:span><text:span text:style-name="T25">)</text:span><text:span text:style-name="T10"> * mWeights.z</text:span><text:span text:style-name="T25">;</text:span></text:p>
            <text:p text:style-name="P2"><text:span text:style-name="T10">worldNor </text:span><text:span text:style-name="T25">+=</text:span><text:span text:style-name="T10"> </text:span><text:span text:style-name="T73">float4</text:span><text:span text:style-name="T25">(</text:span><text:span text:style-name="T10"> mul</text:span><text:span text:style-name="T25">(</text:span><text:span text:style-name="T10"> worldMatrix[3], inNor </text:span><text:span text:style-name="T25">)</text:span><text:span text:style-name="T10">.xyz, </text:span><text:span text:style-name="T75">1.0</text:span><text:span text:style-name="T10">f </text:span><text:span text:style-name="T25">)</text:span><text:span text:style-name="T10"> * mWeights.w</text:span><text:span text:style-name="T25">;</text:span></text:p>
          </table:table-cell>
        </table:table-row>
      </table:table>
      <text:p text:style-name="P43"/>
      <text:p text:style-name="P43">As you can witness, a HW VTF vertex shader with 4 weights per vertex needs a lot of texture fetches. Fortunately they fit the texture cache very well; nonetheless it's something to keep watching out.</text:p>
      <text:p text:style-name="P43">Instancing is meant for rendering large number of objects in a scene. If you plan on rendering thousands or tens of thousands of animated objects with 4 weights per vertex, don't expect it to be fast; no matter what technique you use to draw them.</text:p>
      <text:p text:style-name="P43">Try convincing the art department to lower the animation quality or just use IM_FORCEONEWEIGHT for Ogre to do the downgrade for you. There are many plugins for popular modeling packages (3DS Max, Maya, Blender) out there that help automatizing this task.</text:p>
      <text:p text:style-name="P43"/>
      <text:p text:style-name="P44">Q: The instance doesn't show up, or when playing animations the mesh deforms very weirdly or other very visible artifacts occur</text:p>
      <text:p text:style-name="P44">A:<text:span text:style-name="T68"> Your rig uses more than one weight per vertex. Either create the instance manager with the flag IM_FORCEONEWEIGHT, or modify the vertex shader to support the </text:span><text:span text:style-name="T79">exact</text:span><text:span text:style-name="T68"> amount of weights per vertex needed (see previous questions).</text:span></text:p>
      <text:p text:style-name="P43"/>
      <text:p text:style-name="P44">Q: How do I find how many weights per vertices is using my model?</text:p>
      <text:p text:style-name="P44"><text:soft-page-break/>A: <text:span text:style-name="T68">The quickest way is by looking at the size of VES_BLEND_WEIGHTS and divide it by 4</text:span><text:span text:style-name="T68"><text:note text:id="ftn10" text:note-class="footnote"><text:note-citation>10</text:note-citation><text:note-body><text:p text:style-name="Footnote">One weight is one float. One float is 4 bytes; hence number of weights * 4 is the size of the vertex element.</text:p></text:note-body></text:note></text:span><text:span text:style-name="T68">.</text:span></text:p>
      <text:p text:style-name="P44"><draw:frame draw:style-name="fr3" draw:name="gráficos8" text:anchor-type="paragraph" svg:width="6.6929in" svg:height="5.2957in" draw:z-index="7"><draw:image xlink:href="Pictures/10000000000004AE000003B489E36146.png" xlink:type="simple" xlink:show="embed" xlink:actuate="onLoad"/></draw:frame><text:span text:style-name="T68">In the picture above, the </text:span><text:a xlink:type="simple" xlink:href="http://yosoygames.com.ar/wp/ogre-meshy/"><text:span text:style-name="T68">Ogre Meshy</text:span></text:a><text:span text:style-name="T68"> viewer is being used to quickly display the mesh' information. It can be seen that the Hair uses 1 weight per vertex, while the Head needs 2 weights per vertex.</text:span></text:p>
      <text:h text:style-name="P177"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3">const</text:span><text:span text:style-name="T9"> size_t numThreads </text:span><text:span text:style-name="T25">=</text:span><text:span text:style-name="T10"> </text:span><text:span text:style-name="T75">4</text:span><text:span text:style-name="T25">;</text:span></text:p>
            <text:p text:style-name="P14">InstancingTheadedCullingMethod</text:p>
            <text:p text:style-name="P2"><text:span text:style-name="T10"><text:tab/><text:tab/>threadedCullingMethod </text:span><text:span text:style-name="T25">=</text:span><text:span text:style-name="T10"> INSTANCING_CULLING_THREADED</text:span><text:span text:style-name="T25">;</text:span></text:p>
            <text:p text:style-name="P14"/>
            <text:p text:style-name="P2"><text:span text:style-name="T10">mSceneMgr </text:span><text:span text:style-name="T25">=</text:span><text:span text:style-name="T10"> mRoot</text:span><text:span text:style-name="T25">-&gt;</text:span><text:span text:style-name="T10">createSceneManager</text:span><text:span text:style-name="T25">(</text:span><text:span text:style-name="T10">ST_GENERIC</text:span><text:span text:style-name="T25">,</text:span><text:span text:style-name="T10"> numThreads</text:span><text:span text:style-name="T25">,</text:span></text:p>
            <text:p text:style-name="P2"><text:span text:style-name="T10"><text:tab/><text:tab/><text:tab/><text:tab/><text:tab/><text:tab/>threadedCullingMethod</text:span><text:span text:style-name="T25">,</text:span></text:p>
            <text:p text:style-name="P2"><text:span text:style-name="T10"><text:tab/><text:tab/><text:tab/><text:tab/><text:tab/><text:tab/></text:span><text:span text:style-name="T29">"ExampleSMInstance"</text:span><text:span text:style-name="T25">);</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8585572589616899202" text:style-name="L132">
        <text:list-item>
          <text:p text:style-name="P141">HW Basic</text:p>
        </text:list-item>
        <text:list-item>
          <text:p text:style-name="P141">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5087970132225760541" text:style-name="L133">
        <text:list-item>
          <text:p text:style-name="P142">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42">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42">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4">This is the approach taken by Ogre when INSTANCING_CULLING_THREADED is on</text:span></text:p>
        </text:list-item>
        <text:list-item>
          <text:p text:style-name="P142">Don't multithread instanced entitites' frustum culling. Only the InstanceBatch &amp; Entity's frustum culling will be threaded. <text:span text:style-name="T44">This is what happens when INSTANCING_CULLING_SINGLE is on</text:span>.</text:p>
        </text:list-item>
      </text:list>
      <text:p text:style-name="Text_20_body">Whether INSTANCING_CULLING_THREADED improves or degrades performance depends highly on your scene.</text:p>
      <text:p text:style-name="P37">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7">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8121462085224012971" text:style-name="L134">
        <text:list-item>
          <text:p text:style-name="P143"><text:span text:style-name="T44">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43"><text:span text:style-name="T44">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2.2909in" svg:height="0.1902in"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98">Node transform updates:<text:span text:style-name="T68"> Updating all scene nodes' derived position and orientation by inheriting from their parent's derived position &amp; orientation. We have to wait for every parent level depth due to data dependencies.</text:span></text:p>
        </text:list-item>
        <text:list-item>
          <text:p text:style-name="P98">Updating all bounds: <text:span text:style-name="T68">Updating the World AABB by applying the node's transform to the local aabbs. The World AABB is needed for correct frustum culling, among other things.</text:span></text:p>
        </text:list-item>
        <text:list-item>
          <text:p text:style-name="P98">Frustum culling instanced entities: <text:a xlink:type="simple" xlink:href="#5.1.1.More info about InstancingThreadedCullingMethod|outline"><text:span text:style-name="T68">See previous section</text:span></text:a><text:span text:style-name="T68">.</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7">UniformScalableTask</text:span><text:span text:style-name="T42"> and call SceneManager::executeUserScalableTask.</text:span></text:p>
      <text:p text:style-name="P40">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2">class</text:span><text:span text:style-name="T3"> MyThreadedTask </text:span><text:span text:style-name="T21">:</text:span><text:span text:style-name="T4"> </text:span><text:span text:style-name="T31">public</text:span><text:span text:style-name="T4"> Ogre</text:span><text:span text:style-name="T21">::</text:span><text:span text:style-name="T4">UniformScalableTask</text:span></text:p>
            <text:p text:style-name="P3">{</text:p>
            <text:p text:style-name="P2"><text:span text:style-name="T31">public</text:span><text:span text:style-name="T21">:</text:span></text:p>
            <text:p text:style-name="P2"><text:span text:style-name="T4"><text:tab/></text:span><text:span text:style-name="T31">virtual</text:span><text:span text:style-name="T4"> </text:span><text:span text:style-name="T31">void</text:span><text:span text:style-name="T4"> execute</text:span><text:span text:style-name="T21">(</text:span><text:span text:style-name="T4"> size_t threadId</text:span><text:span text:style-name="T21">,</text:span><text:span text:style-name="T4"> size_t numThreads </text:span><text:span text:style-name="T21">)</text:span></text:p>
            <text:p text:style-name="P2"><text:span text:style-name="T4"><text:tab/></text:span><text:span text:style-name="T21">{</text:span></text:p>
            <text:p text:style-name="P2"><text:span text:style-name="T4"><text:tab/><text:tab/>printf</text:span><text:span text:style-name="T21">(</text:span><text:span text:style-name="T4"> </text:span><text:span text:style-name="T28">"Hello world from thread %i"</text:span><text:span text:style-name="T21">,</text:span><text:span text:style-name="T4"> threadId </text:span><text:span text:style-name="T21">);</text:span></text:p>
            <text:p text:style-name="P2"><text:span text:style-name="T4"><text:tab/></text:span><text:span text:style-name="T21">}</text:span></text:p>
            <text:p text:style-name="P3">};</text:p>
            <text:p text:style-name="P10"/>
            <text:p text:style-name="P2"><text:span text:style-name="T31">int</text:span><text:span text:style-name="T4"> main</text:span><text:span text:style-name="T21">()</text:span></text:p>
            <text:p text:style-name="P3">{</text:p>
            <text:p text:style-name="P2"><text:span text:style-name="T4"><text:tab/></text:span><text:span text:style-name="T57">/** assumes Ogre is initialized and sceneMgr is a valid ptr **/</text:span></text:p>
            <text:p text:style-name="P2"><text:span text:style-name="T4"><text:tab/>Ogre::SceneManager </text:span><text:span text:style-name="T21">*</text:span><text:span text:style-name="T4">sceneMgr</text:span><text:span text:style-name="T21">;</text:span></text:p>
            <text:p text:style-name="P10"><text:tab/></text:p>
            <text:p text:style-name="P2"><text:soft-page-break/><text:span text:style-name="T4"><text:tab/>MyThreadedTask myThreadedTask</text:span><text:span text:style-name="T21">;</text:span></text:p>
            <text:p text:style-name="P2"><text:span text:style-name="T4"><text:tab/>sceneMgr</text:span><text:span text:style-name="T21">-&gt;</text:span><text:span text:style-name="T4">executeUserScalableTask</text:span><text:span text:style-name="T21">(</text:span><text:span text:style-name="T4"> myThreadedTask</text:span><text:span text:style-name="T21">,</text:span><text:span text:style-name="T4"> </text:span><text:span text:style-name="T74">true</text:span><text:span text:style-name="T4"> </text:span><text:span text:style-name="T21">);</text:span></text:p>
            <text:p text:style-name="P10"><text:tab/></text:p>
            <text:p text:style-name="P2"><text:span text:style-name="T4"><text:tab/></text:span><text:span text:style-name="T74">return</text:span><text:span text:style-name="T4"> </text:span><text:span text:style-name="T76">0</text:span><text:span text:style-name="T21">;</text:span></text:p>
            <text:p text:style-name="P3">}</text:p>
          </table:table-cell>
        </table:table-row>
      </table:table>
      <text:p text:style-name="P40"/>
      <text:p text:style-name="P45"><text:span text:style-name="T42">Parameter </text:span>threadId<text:span text:style-name="T42"> is guaranteed to be in range [0; numThreads) while parameter </text:span>numThreads<text:span text:style-name="T42"> is the total number of worker threads spawned by that SceneManager.</text:span></text:p>
      <text:p text:style-name="P45">executeUserScalableTask<text:span text:style-name="T42"> will block until all threads are done. If you do not wish to block; you can pass false to the second argument and then call </text:span>waitForPendingUserScalableTask<text:span text:style-name="T42"> to block until done:</text:span></text:p>
      <table:table table:name="Tabla21" table:style-name="Tabla21">
        <table:table-column table:style-name="Tabla21.A"/>
        <table:table-row>
          <table:table-cell table:style-name="Tabla21.A1" office:value-type="string">
            <text:p text:style-name="P2"><text:span text:style-name="T32">int</text:span><text:span text:style-name="T3"> main</text:span><text:span text:style-name="T21">()</text:span></text:p>
            <text:p text:style-name="P3">{</text:p>
            <text:p text:style-name="P2"><text:span text:style-name="T4"><text:tab/></text:span><text:span text:style-name="T57">/** assumes Ogre is intialized and sceneMgr is a valid ptr **/</text:span></text:p>
            <text:p text:style-name="P2"><text:span text:style-name="T4"><text:tab/>SceneManager </text:span><text:span text:style-name="T21">*</text:span><text:span text:style-name="T4">sceneMgr</text:span><text:span text:style-name="T21">;</text:span></text:p>
            <text:p text:style-name="P10"><text:tab/></text:p>
            <text:p text:style-name="P2"><text:span text:style-name="T4"><text:tab/>MyThreadedTask myThreadedTask</text:span><text:span text:style-name="T21">;</text:span></text:p>
            <text:p text:style-name="P2"><text:span text:style-name="T4"><text:tab/>sceneMgr</text:span><text:span text:style-name="T21">-&gt;</text:span><text:span text:style-name="T4">executeUserScalableTask</text:span><text:span text:style-name="T21">(</text:span><text:span text:style-name="T4"> myThreadedTask</text:span><text:span text:style-name="T21">,</text:span><text:span text:style-name="T4"> </text:span><text:span text:style-name="T74">false</text:span><text:span text:style-name="T4"> </text:span><text:span text:style-name="T21">);</text:span></text:p>
            <text:p text:style-name="P10"/>
            <text:p text:style-name="P2"><text:span text:style-name="T4"><text:tab/>doSomeWork</text:span><text:span text:style-name="T21">();</text:span></text:p>
            <text:p text:style-name="P2"><text:span text:style-name="T4"><text:tab/>printf</text:span><text:span text:style-name="T21">(</text:span><text:span text:style-name="T4"> </text:span><text:span text:style-name="T28">"I am going to sleep now"</text:span><text:span text:style-name="T4"> </text:span><text:span text:style-name="T21">);</text:span></text:p>
            <text:p text:style-name="P10"/>
            <text:p text:style-name="P2"><text:span text:style-name="T4"><text:tab/>sceneMgr</text:span><text:span text:style-name="T21">-&gt;</text:span><text:span text:style-name="T4">waitForPendingUserScalableTask</text:span><text:span text:style-name="T21">();</text:span></text:p>
            <text:p text:style-name="P10"/>
            <text:p text:style-name="P2"><text:span text:style-name="T4"><text:tab/>printf</text:span><text:span text:style-name="T21">(</text:span><text:span text:style-name="T4"> </text:span><text:span text:style-name="T28">"All worker threads finished. Resuming execution of main thread"</text:span><text:span text:style-name="T4"> </text:span><text:span text:style-name="T21">);</text:span></text:p>
            <text:p text:style-name="P10"><text:tab/></text:p>
            <text:p text:style-name="P2"><text:span text:style-name="T4"><text:tab/></text:span><text:span text:style-name="T74">return</text:span><text:span text:style-name="T4"> </text:span><text:span text:style-name="T76">0</text:span><text:span text:style-name="T21">;</text:span></text:p>
            <text:p text:style-name="P3">}</text:p>
          </table:table-cell>
        </table:table-row>
      </table:table>
      <text:p text:style-name="P40"/>
      <table:table table:name="Tabla22" table:style-name="Tabla22">
        <table:table-column table:style-name="Tabla22.A"/>
        <table:table-row>
          <table:table-cell table:style-name="Tabla22.A1" office:value-type="string">
            <text:p text:style-name="P37">Attention!</text:p>
            <text:p text:style-name="Text_20_body"><text:span text:style-name="T68">You </text:span><text:span text:style-name="T44">must</text:span><text:span text:style-name="T68"> call </text:span><text:span text:style-name="T39">waitForPendingUserScalableTask</text:span><text:span text:style-name="T68"> after calling </text:span><text:span text:style-name="T39">executeUserScalableTask</text:span><text:span text:style-name="T68">( myThreadedTask, false ) before </text:span><text:span text:style-name="T39">executeUserScalableTask</text:span><text:span text:style-name="T68"> can be called again.</text:span></text:p>
            <text:p text:style-name="P47">Otherwise deadlocks are bound to happen and Ogre makes no integrity checks. Queuing or scheduling of multiples tasks is not supported. This system is for synchronous multithreading, not for asynchronous tasks.</text:p>
          </table:table-cell>
        </table:table-row>
      </table:table>
      <text:p text:style-name="P40"/>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4">operations are not thread safe</text:span>:</text:p>
      <text:list xml:id="list4267354128029782000" text:style-name="L135">
        <text:list-item>
          <text:p text:style-name="P144"><text:span text:style-name="T44">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invalidates all iterators when resizing). If that happens, all SceneNodes will be in an inconsistent <text:soft-page-break/>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44"><text:span text:style-name="T44">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44"><text:span text:style-name="T44">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7">The following operations are thread-safe:</text:p>
      <text:list xml:id="list1295572260321706773" text:style-name="L136">
        <text:list-item>
          <text:p text:style-name="P145"><text:span text:style-name="T44">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45"><text:span text:style-name="T44">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45"><text:span text:style-name="T44">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77" text:outline-level="1">Performance Hints</text:h>
      <text:p text:style-name="P46">DO:</text:p>
      <text:list xml:id="list235228238598221" text:continue-list="list235230147016029" text:style-name="L137">
        <text:list-item>
          <text:p text:style-name="P146"><text:span text:style-name="T44">Sort your creation order of Entities by frequency of creation &amp; destruction (LIFO):</text:span><text:span text:style-name="T68"> Entities that will be created &amp; destroyed often should be done last. Entities that will never be destroyed should be created first, followed by Entities that will rarely be removed/destroyed.</text:span></text:p>
        </text:list-item>
        <text:list-item>
          <text:p text:style-name="P146"><text:span text:style-name="T44">Use Instancing whenever possible:</text:span> InstancedObjects are lightweight, have less RenderQueue and API draw call overhead</text:p>
        </text:list-item>
        <text:list-item>
          <text:p text:style-name="P146"><text:span text:style-name="T44">Reduce the number of bones in a rig to the minimum necessary.</text:span> Specially if there are going to be many copies of it</text:p>
        </text:list-item>
        <text:list-item>
          <text:p text:style-name="P146">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46"/>
        </text:list-item>
      </text:list>
      <text:p text:style-name="P46">DON'T:</text:p>
      <text:list xml:id="list9097882307894635398" text:style-name="L138">
        <text:list-item>
          <text:p text:style-name="P147">Don't update objects created as SCENE_STATIC very often. Updating just one SceneNode or Entity will force to update many of them, possibly all; thus nullifying the performance benefits from SCENE_STATIC .</text:p>
        </text:list-item>
        <text:list-item>
          <text:p text:style-name="P147">Don't create objects that never move, rotate or scale as SCENE_DYNAMIC</text:p>
        </text:list-item>
        <text:list-item>
          <text:p text:style-name="P147">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47">Don't specify more threads than the number of available cores. If your code fully uses (i.e.) 2 cores all for yourself, then substract 2 to the number of threads (don't oversubscribe).<text:note text:id="ftn11" text:note-class="footnote"><text:note-citation>11</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77"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7">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5126434292448635677" text:style-name="L139">
        <text:list-item>
          <text:p text:style-name="P148">Viewports hold the information about the scissor rectangle (see Viewport::setScissors)</text:p>
        </text:list-item>
        <text:list-item>
          <text:p text:style-name="P148">Enabling and disabling scissor testing is controlled via Macroblocks.</text:p>
        </text:list-item>
        <text:list-item>
          <text:p text:style-name="P148">RenderSystem::setScissorTest was removed.</text:p>
        </text:list-item>
        <text:list-item>
          <text:p text:style-name="P148">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text:soft-page-break/>overhead in practice (as long as you keep sorting by state), and they’re right about that.</text:p>
      <text:p text:style-name="Text_20_body">However, there are big advantages for using blocks:</text:p>
      <text:list xml:id="list6389141955065792335" text:style-name="L140">
        <text:list-item>
          <text:p text:style-name="P149">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49">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4173272496207614244" text:style-name="L141">
        <text:list-item>
          <text:p text:style-name="P150">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50"><text:soft-page-break/>Postprocessing effects. Materials are much better suited for this. Materials are data driven, easy 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4668649503967454904" text:style-name="L142">
        <text:list-item>
          <text:p text:style-name="P151"><text:span text:style-name="T44">Scripts.</text:span> To set the material properties (i.e. type of Hlms to use: PBS, Toon shading, GUI; what textures, diffuse colour, roughness, etc). You can also do this from C++ obviously. Everybody will be using this part.</text:p>
        </text:list-item>
        <text:list-item>
          <text:p text:style-name="P151"><text:span text:style-name="T44">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51"><text:span text:style-name="T44">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text:soft-page-break/>and thus have multiple uniforms buffers sorted by update frequency. Very advanced user will be 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8"><draw:g text:anchor-type="as-char" draw:z-index="10" draw:style-name="gr7"><draw:rect draw:style-name="gr8" draw:text-style-name="P198" svg:width="1.8098in" svg:height="1.5878in" svg:x="1.6272in" svg:y="2.0693in"><text:p text:style-name="P198">3. C++ implementation</text:p><text:p text:style-name="P198">Derives from base</text:p><text:p text:style-name="P198">class “Hlms”</text:p><text:p text:style-name="P198">Parses shader templates</text:p></draw:rect><draw:custom-shape draw:style-name="gr9" svg:width="1.5303in" svg:height="1.7713in" svg:x="0in" svg:y="0.0516in"><text:p text:style-name="P198">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1.5303in" svg:height="1.7713in" svg:x="3.2291in" svg:y="0in"><text:p text:style-name="P198">2. Hlms shader</text:p><text:p text:style-name="P198">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xt:soft-page-break/>Technically on OpenGL render systems (GL3+, GLES2) you could const_cast the pointers, change the 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7">HlmsPbs</text:span> creates a datablock called <text:span text:style-name="T37">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2" text:note-class="footnote"><text:note-citation>12</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200" svg:width="5.6843in" svg:height="3.3142in" svg:x="0in" svg:y="0in"><text:p text:style-name="P199"><text:span text:style-name="T105">HlmsPbsDatablock</text:span></text:p><text:p text:style-name="P199"><text:span text:style-name="T106"/></text:p><text:p text:style-name="P199"><text:span text:style-name="T106"><text:tab/></text:span><text:span text:style-name="T106">Diffuse, Specular, Roughness, Fresnel, Textures etc</text:span></text:p></draw:rect><draw:rect draw:style-name="gr11" draw:text-style-name="P202" svg:width="2.937in" svg:height="2.1488in" svg:x="2.6634in" svg:y="0.9634in"><text:p text:style-name="P201"><text:span text:style-name="T107">HlmsDatablock</text:span></text:p></draw:rect><draw:rect draw:style-name="gr12" draw:text-style-name="P203" svg:width="2.5295in" svg:height="0.7051in" svg:x="2.9429in" svg:y="2.2965in"><text:p text:style-name="P199"><text:span text:style-name="T108">Blendblock</text:span></text:p><text:p text:style-name="P199"><text:span text:style-name="T109">(alpha blending)</text:span></text:p></draw:rect><draw:rect draw:style-name="gr12" draw:text-style-name="P203" svg:width="2.5169in" svg:height="0.7343in" svg:x="2.9555in" svg:y="1.4791in"><text:p text:style-name="P199"><text:span text:style-name="T108">Macroblock</text:span></text:p><text:p text:style-name="P199"><text:span text:style-name="T109">(depth check &amp; writes, cull mode)</text:span></text:p></draw:rect><draw:rect draw:style-name="gr12" draw:text-style-name="P203" svg:width="2.1752in" svg:height="0.7343in" svg:x="0.3839in" svg:y="0.9799in"><text:p text:style-name="P199"><text:span text:style-name="T108">Samplerblock(s)</text:span></text:p><text:p text:style-name="P199"><text:span text:style-name="T109">(filtering, addressing modes)</text:span></text:p></draw:rect></draw:g></text:p>
      <text:p text:style-name="P38">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8">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1599699700912175603" text:style-name="L143">
        <text:list-item>
          <text:p text:style-name="P152">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52">The files that contain the string “piece_vs” in their filenames will be parsed only for collecting pieces (more on <text:span text:style-name="T37">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1">(</text:span><text:span text:style-name="T4"> IncludeLighting </text:span><text:span text:style-name="T21">)</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7">IncludeLighting</text:span> to anything other than zero and non-zero, i.e. you can't check whether <text:span text:style-name="T42">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6310178516369696044" text:style-name="L144">
        <text:list-item>
          <text:p text:style-name="P153">@property</text:p>
        </text:list-item>
        <text:list-item>
          <text:p text:style-name="P153">@foreach</text:p>
        </text:list-item>
        <text:list-item>
          <text:p text:style-name="P153">@counter</text:p>
        </text:list-item>
        <text:list-item>
          <text:p text:style-name="P153">@value</text:p>
        </text:list-item>
        <text:list-item>
          <text:p text:style-name="P153">@set add sub mul div mod min max</text:p>
        </text:list-item>
        <text:list-item>
          <text:p text:style-name="P153">@piece</text:p>
        </text:list-item>
        <text:list-item>
          <text:p text:style-name="P153">@insertpiece</text:p>
        </text:list-item>
        <text:list-item>
          <text:p text:style-name="P153">@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1">(</text:span><text:span text:style-name="T4"> hlms_skeleton </text:span><text:span text:style-name="T21">)</text:span></text:p>
            <text:p text:style-name="P2"><text:span text:style-name="T4"><text:tab/></text:span><text:span text:style-name="T35">//Skeleton animation code here</text:span></text:p>
            <text:p text:style-name="P10">@end</text:p>
            <text:p text:style-name="P10"/>
            <text:p text:style-name="P2"><text:span text:style-name="T4">@property</text:span><text:span text:style-name="T21">(</text:span><text:span text:style-name="T4"> hlms_skeleton </text:span><text:span text:style-name="T21">&amp;&amp;</text:span><text:span text:style-name="T4"> </text:span><text:span text:style-name="T21">!</text:span><text:span text:style-name="T4">hlms_normal </text:span><text:span text:style-name="T21">)</text:span></text:p>
            <text:p text:style-name="P2"><text:span text:style-name="T4"><text:tab/></text:span><text:span text:style-name="T35">//Print this code if it has skeleton animation but no normals</text:span></text:p>
            <text:p text:style-name="P10">@end</text:p>
            <text:p text:style-name="P10"/>
            <text:p text:style-name="P2"><text:span text:style-name="T4">@property</text:span><text:span text:style-name="T21">(</text:span><text:span text:style-name="T4"> hlms_normal </text:span><text:span text:style-name="T21">||</text:span><text:span text:style-name="T4"> hlms_tangent </text:span><text:span text:style-name="T21">)</text:span></text:p>
            <text:p text:style-name="P2"><text:span text:style-name="T4"><text:tab/></text:span><text:span text:style-name="T35">//Print this code if it has normals or tangents</text:span></text:p>
            <text:p text:style-name="P10">@end</text:p>
            <text:p text:style-name="P10"/>
            <text:p text:style-name="P2"><text:span text:style-name="T4">@property</text:span><text:span text:style-name="T21">(</text:span><text:span text:style-name="T4"> hlms_normal </text:span><text:span text:style-name="T21">&amp;&amp;</text:span><text:span text:style-name="T4"> </text:span><text:span text:style-name="T21">(!</text:span><text:span text:style-name="T4">hlms_skeleton </text:span><text:span text:style-name="T21">||</text:span><text:span text:style-name="T4"> hlms_tangent</text:span><text:span text:style-name="T21">)</text:span><text:span text:style-name="T4"> </text:span><text:span text:style-name="T21">)</text:span></text:p>
            <text:p text:style-name="P2"><text:span text:style-name="T4"><text:tab/></text:span><text:span text:style-name="T35">//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1">(</text:span><text:span text:style-name="T4"> hlms_skeleton </text:span><text:span text:style-name="T21">)</text:span></text:p>
            <text:p text:style-name="P2"><text:span text:style-name="T4"><text:tab/></text:span><text:span text:style-name="T35">//Skeleton animation code here</text:span></text:p>
            <text:p text:style-name="P2"><text:span text:style-name="T4">@end @property</text:span><text:span text:style-name="T21">(</text:span><text:span text:style-name="T4"> </text:span><text:span text:style-name="T21">!</text:span><text:span text:style-name="T4">hlms_skeleton </text:span><text:span text:style-name="T21">)</text:span></text:p>
            <text:p text:style-name="P2"><text:span text:style-name="T4"><text:tab/></text:span><text:span text:style-name="T35">//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1">=</text:span><text:span text:style-name="T4"> surfaceDiffuse @property</text:span><text:span text:style-name="T21">(</text:span><text:span text:style-name="T4"> hasLights </text:span><text:span text:style-name="T21">)*</text:span><text:span text:style-name="T4"> lightDiffuse@end </text:span><text:span text:style-name="T21">;</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1">=</text:span><text:span text:style-name="T4"> surfaceDiffuse </text:span><text:span text:style-name="T21">*</text:span><text:span text:style-name="T4"> lightDiffuse</text:span><text:span text:style-name="T21">;</text:span></text:p>
          </table:table-cell>
          <table:table-cell table:style-name="Tabla57.B2" office:value-type="string">
            <text:p text:style-name="P2"><text:span text:style-name="T4">diffuse </text:span><text:span text:style-name="T21">=</text:span><text:span text:style-name="T4"> surfaceDiffuse </text:span><text:span text:style-name="T21">;</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7">count - start</text:span> times. Must be finalized with @end.</text:p>
      <text:list xml:id="list3578423348544312519" text:style-name="L145">
        <text:list-item>
          <text:p text:style-name="P154"><text:span text:style-name="T44">s</text:span><text:span text:style-name="T38">copedVar</text:span><text:span text:style-name="T37"> is a variable that </text:span><text:span text:style-name="T42">can be used to print the current iteration of the loop while inside the block. i.e. “@scopedVar” will be converted into a number in the range [start; count)</text:span></text:p>
        </text:list-item>
        <text:list-item>
          <text:p text:style-name="P155">count <text:span text:style-name="T40">The number of times to repeat the loop (if start = 0). Count can read variables.</text:span></text:p>
        </text:list-item>
        <text:list-item>
          <text:p text:style-name="P155">start<text:span text:style-name="T40"> Optional. Allows to start from a value different than 0. Start can read variables.</text:span></text:p>
        </text:list-item>
      </text:list>
      <text:p text:style-name="P43">Newlines are very important, as they will be printed with the loop.</text:p>
      <text:p text:style-name="P43">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1">(</text:span><text:span text:style-name="T4"> </text:span><text:span text:style-name="T76">4</text:span><text:span text:style-name="T21">,</text:span><text:span text:style-name="T4"> n </text:span><text:span text:style-name="T21">)</text:span></text:p>
            <text:p text:style-name="P10"><text:tab/>@n@end</text:p>
          </table:table-cell>
          <table:table-cell table:style-name="Tabla58.B2" office:value-type="string">
            <text:p text:style-name="P2"><text:span text:style-name="T4"><text:tab/></text:span><text:span text:style-name="T76">0</text:span></text:p>
            <text:p text:style-name="P2"><text:span text:style-name="T4"><text:tab/></text:span><text:span text:style-name="T76">1</text:span></text:p>
            <text:p text:style-name="P2"><text:span text:style-name="T4"><text:tab/></text:span><text:span text:style-name="T76">2</text:span></text:p>
            <text:p text:style-name="P2"><text:span text:style-name="T4"><text:tab/></text:span><text:span text:style-name="T76">3</text:span></text:p>
          </table:table-cell>
        </table:table-row>
        <table:table-row>
          <table:table-cell table:style-name="Tabla58.A2" office:value-type="string">
            <text:p text:style-name="P2"><text:span text:style-name="T4">@foreach</text:span><text:span text:style-name="T21">(</text:span><text:span text:style-name="T4"> </text:span><text:span text:style-name="T76">4</text:span><text:span text:style-name="T21">,</text:span><text:span text:style-name="T4"> n </text:span><text:span text:style-name="T21">)</text:span><text:span text:style-name="T4"> @n@end</text:span></text:p>
          </table:table-cell>
          <table:table-cell table:style-name="Tabla58.B2" office:value-type="string">
            <text:p text:style-name="P2"><text:span text:style-name="T4"><text:s/></text:span><text:span text:style-name="T76">0</text:span><text:span text:style-name="T4"> </text:span><text:span text:style-name="T76">1</text:span><text:span text:style-name="T4"> </text:span><text:span text:style-name="T76">2</text:span><text:span text:style-name="T4"> </text:span><text:span text:style-name="T76">3</text:span></text:p>
          </table:table-cell>
        </table:table-row>
        <table:table-row>
          <table:table-cell table:style-name="Tabla58.A2" office:value-type="string">
            <text:p text:style-name="P2"><text:span text:style-name="T4">@foreach</text:span><text:span text:style-name="T21">(</text:span><text:span text:style-name="T4"> </text:span><text:span text:style-name="T76">4</text:span><text:span text:style-name="T21">,</text:span><text:span text:style-name="T4"> n </text:span><text:span text:style-name="T21">)</text:span></text:p>
            <text:p text:style-name="P10"><text:tab/>@n</text:p>
            <text:p text:style-name="P10">@end</text:p>
          </table:table-cell>
          <table:table-cell table:style-name="Tabla58.B2" office:value-type="string">
            <text:p text:style-name="P2"><text:span text:style-name="T4"><text:tab/></text:span><text:span text:style-name="T76">0</text:span></text:p>
            <text:p text:style-name="P10"><text:tab/></text:p>
            <text:p text:style-name="P2"><text:span text:style-name="T4"><text:tab/></text:span><text:span text:style-name="T76">1</text:span></text:p>
            <text:p text:style-name="P10"><text:tab/></text:p>
            <text:p text:style-name="P2"><text:span text:style-name="T4"><text:tab/></text:span><text:span text:style-name="T76">2</text:span></text:p>
            <text:p text:style-name="P10"><text:tab/></text:p>
            <text:p text:style-name="P2"><text:span text:style-name="T4"><text:tab/></text:span><text:span text:style-name="T76">3</text:span></text:p>
            <text:p text:style-name="P10"><text:tab/></text:p>
          </table:table-cell>
        </table:table-row>
        <table:table-row>
          <table:table-cell table:style-name="Tabla58.A2" office:value-type="string">
            <text:p text:style-name="P2"><text:span text:style-name="T4">@foreach</text:span><text:span text:style-name="T21">(</text:span><text:span text:style-name="T4"> </text:span><text:span text:style-name="T76">4</text:span><text:span text:style-name="T21">,</text:span><text:span text:style-name="T4"> n, </text:span><text:span text:style-name="T76">2</text:span><text:span text:style-name="T4"> </text:span><text:span text:style-name="T21">)</text:span><text:span text:style-name="T4"> @n@end</text:span></text:p>
          </table:table-cell>
          <table:table-cell table:style-name="Tabla58.B2" office:value-type="string">
            <text:p text:style-name="P2"><text:span text:style-name="T4"><text:s/></text:span><text:span text:style-name="T76">2</text:span><text:span text:style-name="T4"> </text:span><text:span text:style-name="T76">3</text:span></text:p>
          </table:table-cell>
        </table:table-row>
        <table:table-row>
          <table:table-cell table:style-name="Tabla58.A2" office:value-type="string">
            <text:p text:style-name="P2"><text:span text:style-name="T3">@pset</text:span><text:span text:style-name="T21">(</text:span><text:span text:style-name="T4"> myStartVar</text:span><text:span text:style-name="T21">,</text:span><text:span text:style-name="T4"> </text:span><text:span text:style-name="T76">1</text:span><text:span text:style-name="T4"> </text:span><text:span text:style-name="T21">)</text:span></text:p>
            <text:p text:style-name="P2"><text:span text:style-name="T4">@pset</text:span><text:span text:style-name="T21">(</text:span><text:span text:style-name="T4"> myCountVar</text:span><text:span text:style-name="T21">,</text:span><text:span text:style-name="T4"> </text:span><text:span text:style-name="T76">3</text:span><text:span text:style-name="T4"> </text:span><text:span text:style-name="T21">)</text:span></text:p>
            <text:p text:style-name="P2"><text:span text:style-name="T4">@foreach</text:span><text:span text:style-name="T21">(</text:span><text:span text:style-name="T4"> myStartVar</text:span><text:span text:style-name="T21">,</text:span><text:span text:style-name="T4"> n</text:span><text:span text:style-name="T21">,</text:span><text:span text:style-name="T4"> myCountVar </text:span><text:span text:style-name="T21">)</text:span></text:p>
            <text:p text:style-name="P10"><text:tab/>@n@end</text:p>
          </table:table-cell>
          <table:table-cell table:style-name="Tabla58.B2" office:value-type="string">
            <text:p text:style-name="P2"><text:span text:style-name="T4"><text:tab/></text:span><text:span text:style-name="T76">1</text:span></text:p>
            <text:p text:style-name="P2"><text:span text:style-name="T4"><text:tab/></text:span><text:span text:style-name="T76">2</text:span></text:p>
          </table:table-cell>
        </table:table-row>
        <table:table-row>
          <table:table-cell table:style-name="Tabla58.A2" office:value-type="string">
            <text:p text:style-name="P2"><text:span text:style-name="T3">@foreach</text:span><text:span text:style-name="T21">(</text:span><text:span text:style-name="T4"> </text:span><text:span text:style-name="T76">2</text:span><text:span text:style-name="T21">,</text:span><text:span text:style-name="T4"> n </text:span><text:span text:style-name="T21">)</text:span></text:p>
            <text:p text:style-name="P2"><text:span text:style-name="T4"><text:tab/>@insertpiece</text:span><text:span text:style-name="T21">(</text:span><text:span text:style-name="T4"> pieceName@n </text:span><text:span text:style-name="T21">)</text:span><text:span text:style-name="T4">@end</text:span></text:p>
          </table:table-cell>
          <table:table-cell table:style-name="Tabla58.B2" office:value-type="string">
            <text:p text:style-name="P2"><text:span text:style-name="T4"><text:tab/>@insertpiece</text:span><text:span text:style-name="T21">(</text:span><text:span text:style-name="T4"> pieceName0 </text:span><text:span text:style-name="T21">)</text:span></text:p>
            <text:p text:style-name="P2"><text:span text:style-name="T4"><text:tab/>@insertpiece</text:span><text:span text:style-name="T21">(</text:span><text:span text:style-name="T4"> pieceName1 </text:span><text:span text:style-name="T21">)</text:span></text:p>
          </table:table-cell>
        </table:table-row>
      </table:table>
      <text:p text:style-name="P43"/>
      <table:table table:name="Tabla59" table:style-name="Tabla59">
        <table:table-column table:style-name="Tabla59.A"/>
        <table:table-row>
          <table:table-cell table:style-name="Tabla59.A1" office:value-type="string">
            <text:p text:style-name="P37">Attention #1!</text:p>
            <text:p text:style-name="P47">Don't use the common letter i for the loop counter. It will conflict with other keywords.</text:p>
            <text:p text:style-name="P47">i.e. “@foreach( 1, i )@insertpiece( pieceName )@end” will print “0nsertpiece( pieceName )” which is probably not what you intended.</text:p>
            <text:p text:style-name="P37"/>
            <text:p text:style-name="P37">Attention #2!</text:p>
            <text:p text:style-name="P43">foreach is parsed after property math (pset, padd, etc). That means that driving each iteration through a combination of properties and padd functions will not work as you would expect.</text:p>
            <text:p text:style-name="P43">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1">(</text:span><text:span text:style-name="T4"> myVar</text:span><text:span text:style-name="T21">,</text:span><text:span text:style-name="T4"> </text:span><text:span text:style-name="T76">1</text:span><text:span text:style-name="T4"> </text:span><text:span text:style-name="T21">)</text:span></text:p>
                  <text:p text:style-name="P2"><text:span text:style-name="T4">@foreach</text:span><text:span text:style-name="T21">(</text:span><text:span text:style-name="T4"> </text:span><text:span text:style-name="T76">2</text:span><text:span text:style-name="T21">,</text:span><text:span text:style-name="T4"> n </text:span><text:span text:style-name="T21">)</text:span></text:p>
                  <text:p text:style-name="P2"><text:span text:style-name="T4"><text:tab/></text:span><text:span text:style-name="T35">//Code</text:span></text:p>
                  <text:p text:style-name="P2"><text:span text:style-name="T4"><text:tab/>@psub</text:span><text:span text:style-name="T21">(</text:span><text:span text:style-name="T4"> myVar</text:span><text:span text:style-name="T21">,</text:span><text:span text:style-name="T4"> </text:span><text:span text:style-name="T76">1</text:span><text:span text:style-name="T4"> </text:span><text:span text:style-name="T21">)</text:span><text:span text:style-name="T4"> </text:span><text:span text:style-name="T35">//Decrement myVar on each loop</text:span></text:p>
                  <text:p text:style-name="P2"><text:span text:style-name="T4"><text:tab/>@property</text:span><text:span text:style-name="T21">(</text:span><text:span text:style-name="T4"> myVar </text:span><text:span text:style-name="T21">)</text:span></text:p>
                  <text:p text:style-name="P2"><text:span text:style-name="T4"><text:tab/><text:tab/></text:span><text:span text:style-name="T35">//Code that shouldn't be printed in the last iteration</text:span></text:p>
                  <text:p text:style-name="P10"><text:tab/>@end</text:p>
                  <text:p text:style-name="P10">@end</text:p>
                </table:table-cell>
              </table:table-row>
            </table:table>
            <text:p text:style-name="P43">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ext:p text:style-name="P2"><text:span text:style-name="T4">@counter</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3">(</text:span><text:span text:style-name="T4"> myVar</text:span><text:span text:style-name="T21">,</text:span><text:span text:style-name="T4"> </text:span><text:span text:style-name="T76">1</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1">
            <text:p text:style-name="P28">1</text:p>
          </table:table-cell>
          <table:table-cell table:style-name="Tabla63.C7" office:value-type="string">
            <text:p text:style-name="P2"><text:span text:style-name="T3">myVar </text:span><text:span text:style-name="T21">=</text:span><text:span text:style-name="T4"> </text:span><text:span text:style-name="T76">1</text:span></text:p>
          </table:table-cell>
        </table:table-row>
        <table:table-row>
          <table:table-cell table:style-name="Tabla63.A2" office:value-type="string">
            <text:p text:style-name="P2"><text:span text:style-name="T4">@add</text:span><text:span text:style-name="T21">(</text:span><text:span text:style-name="T4"> myVar</text:span><text:span text:style-name="T21">,</text:span><text:span text:style-name="T4"> </text:span><text:span text:style-name="T76">5</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6">
            <text:p text:style-name="P28">6</text:p>
          </table:table-cell>
          <table:table-cell table:style-name="Tabla63.C7" office:value-type="string">
            <text:p text:style-name="P2"><text:span text:style-name="T4">myVar </text:span><text:span text:style-name="T21">=</text:span><text:span text:style-name="T4"> </text:span><text:span text:style-name="T76">1</text:span><text:span text:style-name="T4"> </text:span><text:span text:style-name="T21">+</text:span><text:span text:style-name="T4"> </text:span><text:span text:style-name="T76">5</text:span><text:span text:style-name="T4"> </text:span></text:p>
          </table:table-cell>
        </table:table-row>
        <table:table-row>
          <table:table-cell table:style-name="Tabla63.A2" office:value-type="string">
            <text:p text:style-name="P2"><text:span text:style-name="T4">@div</text:span><text:span text:style-name="T21">(</text:span><text:span text:style-name="T4"> myVar</text:span><text:span text:style-name="T21">,</text:span><text:span text:style-name="T4"> </text:span><text:span text:style-name="T76">2</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3">
            <text:p text:style-name="P28">3</text:p>
          </table:table-cell>
          <table:table-cell table:style-name="Tabla63.C7" office:value-type="string">
            <text:p text:style-name="P2"><text:span text:style-name="T4">myVar </text:span><text:span text:style-name="T21">=</text:span><text:span text:style-name="T4"> </text:span><text:span text:style-name="T76">6</text:span><text:span text:style-name="T4"> </text:span><text:span text:style-name="T21">/</text:span><text:span text:style-name="T4"> </text:span><text:span text:style-name="T76">2</text:span></text:p>
          </table:table-cell>
        </table:table-row>
        <table:table-row>
          <table:table-cell table:style-name="Tabla63.A2" office:value-type="string">
            <text:p text:style-name="P2"><text:span text:style-name="T4">@mul</text:span><text:span text:style-name="T21">(</text:span><text:span text:style-name="T4"> myVar</text:span><text:span text:style-name="T21">,</text:span><text:span text:style-name="T4"> myVar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9">
            <text:p text:style-name="P28">9</text:p>
          </table:table-cell>
          <table:table-cell table:style-name="Tabla63.C7" office:value-type="string">
            <text:p text:style-name="P2"><text:span text:style-name="T4">myVar </text:span><text:span text:style-name="T21">=</text:span><text:span text:style-name="T4"> </text:span><text:span text:style-name="T76">3</text:span><text:span text:style-name="T4"> </text:span><text:span text:style-name="T21">*</text:span><text:span text:style-name="T4"> </text:span><text:span text:style-name="T76">3</text:span></text:p>
          </table:table-cell>
        </table:table-row>
        <table:table-row>
          <table:table-cell table:style-name="Tabla63.A2" office:value-type="string">
            <text:p text:style-name="P2"><text:span text:style-name="T4">@mod</text:span><text:span text:style-name="T21">(</text:span><text:span text:style-name="T4"> myVar</text:span><text:span text:style-name="T21">,</text:span><text:span text:style-name="T4"> </text:span><text:span text:style-name="T76">5</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4">
            <text:p text:style-name="P28">4</text:p>
          </table:table-cell>
          <table:table-cell table:style-name="Tabla63.C7" office:value-type="string">
            <text:p text:style-name="P28"><text:span text:style-name="T1">myVar </text:span><text:span text:style-name="T27">=</text:span><text:span text:style-name="T1"> </text:span>9<text:span text:style-name="T1"> </text:span><text:span text:style-name="T27">%</text:span><text:span text:style-name="T1"> </text:span>5</text:p>
          </table:table-cell>
        </table:table-row>
        <table:table-row>
          <table:table-cell table:style-name="Tabla63.A2" office:value-type="string">
            <text:p text:style-name="P2"><text:span text:style-name="T4">@add</text:span><text:span text:style-name="T21">(</text:span><text:span text:style-name="T4"> myVar</text:span><text:span text:style-name="T21">,</text:span><text:span text:style-name="T4"> </text:span><text:span text:style-name="T76">1</text:span><text:span text:style-name="T21">,</text:span><text:span text:style-name="T76"> 1</text:span><text:span text:style-name="T4"> </text:span><text:span text:style-name="T21">)</text:span></text:p>
            <text:p text:style-name="P2"><text:span text:style-name="T4">@value</text:span><text:span text:style-name="T21">(</text:span><text:span text:style-name="T4"> myVar </text:span><text:span text:style-name="T21">)</text:span></text:p>
          </table:table-cell>
          <table:table-cell table:style-name="Tabla63.B2" office:value-type="float" office:value="2">
            <text:p text:style-name="P28">2</text:p>
          </table:table-cell>
          <table:table-cell table:style-name="Tabla63.C7" office:value-type="string">
            <text:p text:style-name="P28"><text:span text:style-name="T1">myVar </text:span><text:span text:style-name="T27">=</text:span><text:span text:style-name="T1"> </text:span>1<text:span text:style-name="T1"> </text:span><text:span text:style-name="T27">+</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1">(</text:span><text:span text:style-name="T4"> VertexTransform </text:span><text:span text:style-name="T21">)</text:span></text:p>
            <text:p text:style-name="P2"><text:span text:style-name="T4"><text:tab/>outPos = worldViewProj </text:span><text:span text:style-name="T21">*</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1">(</text:span><text:span text:style-name="T4"> VertexTransform </text:span><text:span text:style-name="T21">)</text:span><text:span text:style-name="T4">outPos </text:span><text:span text:style-name="T21">=</text:span><text:span text:style-name="T4"> worldViewProj </text:span><text:span text:style-name="T21">*</text:span><text:span text:style-name="T4"> inPos@end</text:span></text:p>
            <text:p text:style-name="P10"/>
            <text:p text:style-name="P2"><text:span text:style-name="T31">void</text:span><text:span text:style-name="T4"> main</text:span><text:span text:style-name="T21">()</text:span></text:p>
            <text:p text:style-name="P3">{</text:p>
            <text:p text:style-name="P2"><text:span text:style-name="T4"><text:tab/>@insertpiece</text:span><text:span text:style-name="T21">(</text:span><text:span text:style-name="T4"> VertexTransform </text:span><text:span text:style-name="T21">)</text:span></text:p>
            <text:p text:style-name="P2"><text:span text:style-name="T4"><text:tab/>@insertpiece</text:span><text:span text:style-name="T21">(</text:span><text:span text:style-name="T4"> InexistentPiece </text:span><text:span text:style-name="T21">)</text:span></text:p>
            <text:p text:style-name="P3">}</text:p>
          </table:table-cell>
          <table:table-cell table:style-name="Tabla65.B2" office:value-type="string">
            <text:p text:style-name="P29"/>
            <text:p text:style-name="P2"><text:span text:style-name="T31">void</text:span><text:span text:style-name="T4"> main</text:span><text:span text:style-name="T21">()</text:span></text:p>
            <text:p text:style-name="P3">{</text:p>
            <text:p text:style-name="P2"><text:span text:style-name="T4"><text:tab/>outPos </text:span><text:span text:style-name="T21">=</text:span><text:span text:style-name="T4"> worldViewProj </text:span><text:span text:style-name="T21">*</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6183384908584202759" text:style-name="L146">
        <text:list-item>
          <text:p text:style-name="P156">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56"><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60">Renderable</text:span><text:span text:style-name="T1">::</text:span><text:span text:style-name="T15">setDatablock</text:span><text:span text:style-name="T1">()</text:span>, what happens is that <text:span text:style-name="T60">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84">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204" svg:width="1.5748in" svg:height="2.3224in" svg:x="3.8189in" svg:y="0in"><text:p text:style-name="P201"><text:span text:style-name="T11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5" xml:id="id1" draw:id="id1" svg:width="1.0295in" svg:height="0.4303in" svg:x="0in" svg:y="0.9055in"><text:p text:style-name="P201"><text:span text:style-name="T109">Datablock</text:span></text:p></draw:rect><draw:rect draw:style-name="gr14" draw:text-style-name="P205" xml:id="id3" draw:id="id3" svg:width="1.0303in" svg:height="0.4307in" svg:x="2.0016in" svg:y="1.9311in"><text:p text:style-name="P201"><text:span text:style-name="T109">Renderable</text:span></text:p></draw:rect><draw:rect draw:style-name="gr14" draw:text-style-name="P205" xml:id="id5" draw:id="id5" svg:width="1.0295in" svg:height="0.4307in" svg:x="3.9764in" svg:y="1.0626in"><text:p text:style-name="P201"><text:span text:style-name="T109">Properties</text:span></text:p></draw:rect><draw:rect draw:style-name="gr14" draw:text-style-name="P205" xml:id="id6" draw:id="id6" svg:width="1.0303in" svg:height="0.4307in" svg:x="3.9764in" svg:y="1.5354in"><text:p text:style-name="P201"><text:span text:style-name="T109">Pieces</text:span></text:p></draw:rect><draw:connector draw:style-name="gr15" draw:text-style-name="P204" draw:type="line" svg:x1="1.0291in" svg:y1="1.1205in" svg:x2="1.5354in" svg:y2="1.1217in" draw:start-shape="id1" draw:start-glue-point="1" draw:end-shape="id2" svg:d="M2614-155l1286 3" svg:viewBox="0 0 1288 5"><text:p/></draw:connector><draw:connector draw:style-name="gr15" draw:text-style-name="P204" draw:type="line" svg:x1="2.5161in" svg:y1="1.9311in" svg:x2="2.5in" svg:y2="1.4563in" draw:start-shape="id3" draw:start-glue-point="0" draw:end-shape="id2" draw:end-glue-point="2" svg:d="M6391 1905l-41-1206" svg:viewBox="0 0 42 1208"><text:p/></draw:connector><draw:custom-shape draw:style-name="gr16" draw:text-style-name="P204" xml:id="id2" draw:id="id2" svg:width="1.9295in" svg:height="0.6697in" svg:x="1.5354in" svg:y="0.7866in"><text:p text:style-name="P201"><text:span text:style-name="T109">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206" xml:id="id4" draw:id="id4" svg:width="0.985in" svg:height="0.3941in" svg:x="4.0154in" svg:y="0.5508in"><text:p text:style-name="P201"><text:span text:style-name="T111">Hash</text:span></text:p></draw:rect><draw:connector draw:style-name="gr15" draw:text-style-name="P204" draw:type="curve" svg:x1="5in" svg:y1="0.7476in" svg:x2="3.0311in" svg:y2="2.1465in" draw:start-shape="id4" draw:start-glue-point="1" draw:end-shape="id3" draw:end-glue-point="1" svg:d="M12700-1102c751 0 3251 3554-5001 3554" svg:viewBox="0 0 5948 3556"><text:p/></draw:connector><draw:connector draw:style-name="gr15" draw:text-style-name="P204" svg:x1="3.4646in" svg:y1="1.1217in" svg:x2="4.0154in" svg:y2="0.7476in" draw:start-shape="id2" draw:start-glue-point="1" draw:end-shape="id4" draw:end-glue-point="3" svg:d="M8800-152h700v-950h699" svg:viewBox="0 0 1401 953"><text:p/></draw:connector><draw:connector draw:style-name="gr15" draw:text-style-name="P204" svg:x1="3.4646in" svg:y1="1.122in" svg:x2="3.9764in" svg:y2="1.278in" draw:start-shape="id2" draw:start-glue-point="1" draw:end-shape="id5" draw:end-glue-point="3" svg:d="M8800-151h651v397h649" svg:viewBox="0 0 1302 399"><text:p/></draw:connector><draw:connector draw:style-name="gr15" draw:text-style-name="P204" svg:x1="3.4646in" svg:y1="1.122in" svg:x2="3.9764in" svg:y2="1.7508in" draw:start-shape="id2" draw:start-glue-point="1" draw:end-shape="id6" draw:end-glue-point="3" svg:d="M8800-151h651v1598h649" svg:viewBox="0 0 1302 1600"><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8"><text:soft-page-break/><draw:g text:anchor-type="as-char" draw:z-index="13" draw:style-name="gr1"><draw:rect draw:style-name="gr18" draw:text-style-name="P205" svg:width="1.1815in" svg:height="0.7843in" svg:x="1.6138in" svg:y="0in"><text:p text:style-name="P201"><text:span text:style-name="T109">Renderable</text:span></text:p></draw:rect><draw:rect draw:style-name="gr17" draw:text-style-name="P206" xml:id="id7" draw:id="id7" svg:width="0.9843in" svg:height="0.3941in" svg:x="1.7319in" svg:y="0.3118in"><text:p text:style-name="P201"><text:span text:style-name="T111">Hash</text:span></text:p></draw:rect><draw:custom-shape draw:style-name="gr16" draw:text-style-name="P204" xml:id="id8" draw:id="id8" svg:width="1.615in" svg:height="0.4724in" svg:x="3.228in" svg:y="0.5091in"><text:p text:style-name="P201"><text:span text:style-name="T109">Hlms::getMaterial</text:span></text:p><text:p text:style-name="P201"><text:span text:style-name="T109">(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204" draw:type="line" svg:x1="2.7161in" svg:y1="0.5087in" svg:x2="3.228in" svg:y2="0.7453in" draw:start-shape="id7" draw:start-glue-point="1" draw:end-shape="id8" svg:d="M6899-3606l1300 601" svg:viewBox="0 0 1302 603"><text:p/></draw:connector><draw:custom-shape draw:style-name="gr16" draw:text-style-name="P206" xml:id="id9" draw:id="id9" svg:width="1.378in" svg:height="0.5122in" svg:x="5.1181in" svg:y="0.5091in"><text:p text:style-name="P201"><text:span text:style-name="T111">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204" draw:type="line" svg:x1="4.8425in" svg:y1="0.7457in" svg:x2="5.1181in" svg:y2="0.7657in" draw:start-shape="id8" draw:start-glue-point="1" draw:end-shape="id9" draw:end-glue-point="5" svg:d="M12300-3004l700 51" svg:viewBox="0 0 702 53"><text:p/></draw:connector><draw:custom-shape draw:style-name="gr16" draw:text-style-name="P206" xml:id="id10" draw:id="id10" svg:width="1.2213in" svg:height="1.1815in" svg:x="5.1571in" svg:y="1.6898in"><text:p text:style-name="P201"><text:span text:style-name="T111">is shader</text:span></text:p><text:p text:style-name="P201"><text:span text:style-name="T111">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204" xml:id="id12" draw:id="id12" svg:width="2.1661in" svg:height="0.3941in" svg:x="2.322in" svg:y="2.3193in"><text:p text:style-name="P201"><text:span text:style-name="T109">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204" xml:id="id11" draw:id="id11" svg:width="1.4177in" svg:height="0.3941in" svg:x="4.8811in" svg:y="3.3429in"><text:p text:style-name="P201"><text:span text:style-name="T109">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206" draw:type="line" svg:x1="5.7673in" svg:y1="2.8709in" svg:x2="5.5898in" svg:y2="3.3433in" draw:start-shape="id10" draw:start-glue-point="6" draw:end-shape="id11" svg:d="M14649 2395l-451 1200" svg:viewBox="0 0 453 1201"><text:p text:style-name="P201"><text:span text:style-name="T111">YES</text:span></text:p><text:p text:style-name="P201"><text:span text:style-name="T111"/></text:p></draw:connector><draw:connector draw:style-name="gr19" draw:text-style-name="P206" draw:type="line" svg:x1="5.1571in" svg:y1="2.2807in" svg:x2="4.4882in" svg:y2="2.5161in" draw:start-shape="id10" draw:start-glue-point="5" draw:end-shape="id12" svg:d="M13099 896l-1699 598" svg:viewBox="0 0 1700 600"><text:p text:style-name="P201"><text:span text:style-name="T111">NO</text:span></text:p><text:p text:style-name="P201"><text:span text:style-name="T111"/></text:p></draw:connector><draw:connector draw:style-name="gr15" draw:text-style-name="P204" draw:type="line" svg:x1="5.8071in" svg:y1="1.0213in" svg:x2="5.7673in" svg:y2="1.6902in" draw:start-shape="id9" draw:start-glue-point="6" draw:end-shape="id10" draw:end-glue-point="4" svg:d="M14750-2304l-101 1699" svg:viewBox="0 0 102 1700"><text:p/></draw:connector><draw:rect draw:style-name="gr18" draw:text-style-name="P205" svg:width="1.1815in" svg:height="0.785in" svg:x="1.6138in" svg:y="0.8661in"><text:p text:style-name="P201"><text:span text:style-name="T109">Scene's Pass</text:span></text:p></draw:rect><draw:rect draw:style-name="gr17" draw:text-style-name="P206" xml:id="id13" draw:id="id13" svg:width="0.9843in" svg:height="0.3941in" svg:x="1.7319in" svg:y="1.1783in"><text:p text:style-name="P201"><text:span text:style-name="T111">Hash</text:span></text:p></draw:rect><draw:connector draw:style-name="gr15" draw:text-style-name="P204" draw:type="line" svg:x1="2.7161in" svg:y1="1.3756in" svg:x2="3.228in" svg:y2="0.7457in" draw:start-shape="id13" draw:start-glue-point="1" draw:end-shape="id8" draw:end-glue-point="3" svg:d="M6899-1404l1300-1600" svg:viewBox="0 0 1302 1602"><text:p/></draw:connector><draw:g draw:style-name="gr2" xml:id="id14" draw:id="id14"><draw:custom-shape draw:style-name="gr13" draw:text-style-name="P204" svg:width="1.5748in" svg:height="1.0634in" svg:x="0in" svg:y="1.3752in"><text:p text:style-name="P201"><text:span text:style-name="T11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5" svg:width="1.0303in" svg:height="0.1961in" svg:x="0.1571in" svg:y="1.8618in"><text:p text:style-name="P201"><text:span text:style-name="T109">Properties</text:span></text:p></draw:rect><draw:rect draw:style-name="gr14" draw:text-style-name="P205" svg:width="1.0295in" svg:height="0.1969in" svg:x="0.1575in" svg:y="2.078in"><text:p text:style-name="P201"><text:span text:style-name="T109">Pieces</text:span></text:p></draw:rect></draw:g><draw:g draw:style-name="gr2" xml:id="id15" draw:id="id15"><draw:custom-shape draw:style-name="gr13" draw:text-style-name="P204" svg:width="1.5752in" svg:height="1.0634in" svg:x="0.4327in" svg:y="2.7925in"><text:p text:style-name="P201"><text:span text:style-name="T11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205" svg:width="1.0295in" svg:height="0.1961in" svg:x="0.5902in" svg:y="3.2791in"><text:p text:style-name="P201"><text:span text:style-name="T109">Properties</text:span></text:p></draw:rect><draw:rect draw:style-name="gr14" draw:text-style-name="P205" svg:width="1.0295in" svg:height="0.1969in" svg:x="0.5909in" svg:y="3.4953in"><text:p text:style-name="P201"><text:span text:style-name="T109">Pieces</text:span></text:p></draw:rect></draw:g><draw:connector draw:style-name="gr15" draw:text-style-name="P204" draw:type="curve" svg:x1="1.7319in" svg:y1="0.5087in" svg:x2="0.7866in" svg:y2="1.3752in" draw:start-shape="id7" draw:start-glue-point="3" draw:end-shape="id14" draw:end-glue-point="0" svg:d="M4399-3606c-1601 0-2401 733-2401 2201" svg:viewBox="0 0 2402 2203"><text:p/></draw:connector><draw:connector draw:style-name="gr15" draw:text-style-name="P204" draw:type="curve" svg:x1="2.2236in" svg:y1="1.5724in" svg:x2="1.2201in" svg:y2="2.7921in" draw:start-shape="id13" draw:start-glue-point="2" draw:end-shape="id15" svg:d="M5648-904c0 2323-2549 774-2549 3099" svg:viewBox="0 0 2551 3101"><text:p/></draw:connector><draw:connector draw:style-name="gr15" draw:text-style-name="P204" draw:type="line" svg:x1="2.0075in" svg:y1="3.3236in" svg:x2="2.322in" svg:y2="2.5161in" draw:start-shape="id15" draw:start-glue-point="1" draw:end-shape="id12" draw:end-glue-point="3" svg:d="M5099 3545l799-2051" svg:viewBox="0 0 801 2053"><text:p/></draw:connector><draw:connector draw:style-name="gr15" draw:text-style-name="P204" draw:type="line" svg:x1="1.5744in" svg:y1="1.9067in" svg:x2="2.322in" svg:y2="2.5161in" draw:start-shape="id14" draw:start-glue-point="1" draw:end-shape="id12" draw:end-glue-point="3" svg:d="M3999-55l1899 1549" svg:viewBox="0 0 1901 1550"><text:p/></draw:connector></draw:g></text:p>
      <text:p text:style-name="P60"/>
      <text:h text:style-name="Heading_20_3" text:outline-level="3">C++ interaction with shader templates</text:h>
      <text:p text:style-name="P45">Note: This section is relevant to those seeking to write their own Hlms implementation.</text:p>
      <text:p text:style-name="Text_20_body">C++ can use <text:span text:style-name="T60">Hlms</text:span><text:span text:style-name="T1">::setProperty(</text:span><text:span text:style-name="T82"> </text:span><text:span text:style-name="T34">"key"</text:span><text:span text:style-name="T1">,</text:span><text:span text:style-name="T82"> </text:span><text:span text:style-name="T1">value</text:span><text:span text:style-name="T82">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60">Hlms</text:span><text:span text:style-name="T1">::</text:span><text:span text:style-name="T60">PiecesMap </text:span>to <text:span text:style-name="T60">Hlms</text:span><text:span text:style-name="T1">::addRenderableCache.</text:span></text:p>
      <text:p text:style-name="Text_20_body"><text:span text:style-name="T1">The recommended place to do this is in </text:span><text:span text:style-name="T60">Hlms</text:span><text:span text:style-name="T1">::</text:span><text:span text:style-name="T15">calculateHashForPreCreate and </text:span><text:span text:style-name="T63">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2">In those two functions you get the chance to call setProperty to set your own variables and add your own pieces.</text:p>
      <text:p text:style-name="Text_20_body"><text:span text:style-name="T18">Another option is to overload </text:span><text:span text:style-name="T64">Hlms</text:span><text:span text:style-name="T18">::</text:span><text:span text:style-name="T16">calculateHashFor</text:span><text:span text:style-name="T18"> which gives you more control but you'll have to do some of the work the base class does.</text:span></text:p>
      <text:p text:style-name="P52"/>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4">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4">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P53"><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60">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4">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4">hlms_disable_stage</text:span> is not an early out or an abort.</text:p>
      <text:p text:style-name="Text_20_body"/>
      <text:h text:style-name="P185" text:outline-level="3">Customizing an existing implementation</text:h>
      <text:p text:style-name="P53">In many cases, users may want to slightly customize the shaders to achieve a particular look, implement a specific feature, or solve a unique problem; without having to rewrite the whole implementation.</text:p>
      <text:p text:style-name="P55">Maximum flexibility can be get by directly modifying the original source code. However this is<text:span text:style-name="T86">n't</text:span> modular, making it difficult to merge when the original source code has changed. Most of of the customizations don't require such intrusive approach.</text:p>
      <text:p text:style-name="P56"><text:span text:style-name="T45">Note:</text:span><text:span text:style-name="T69"> For performance reasons, the listener interface does not allow you to add customizations that work per Renderable, as that loop is performance sensitive. The only listener callback that works inside </text:span><text:span text:style-name="T60">Hlms</text:span><text:span text:style-name="T1">::</text:span><text:span text:style-name="T15">fillBuffersFor</text:span><text:span text:style-name="T69"> is </text:span><text:span text:style-name="T18">hlmsTypeChanged </text:span><text:span text:style-name="T19">which only gets evaluated when the previous Renderable used a different Hlms implementation; which is rare, and since we sort the RenderQueue, it often branch predicts well.</text:span></text:p>
      <text:p text:style-name="P54">There are different levels in which an Hlms implementation can be customized:</text:p>
      <text:list xml:id="list1286588351060601453" text:style-name="L147">
        <text:list-item>
          <text:p text:style-name="P159">Using <text:span text:style-name="T92">a </text:span>library, <text:span text:style-name="T92">see </text:span><text:a xlink:type="simple" xlink:href="#8.8.1.Initialization|outline"><text:span text:style-name="T92">Hlms Initialization</text:span></text:a><text:span text:style-name="T92">.</text:span> <text:span text:style-name="T92">pass a set of piece files in a folder by pushing the folder to</text:span> <text:span text:style-name="T60">ArchiveVec</text:span><text:span text:style-name="T92">.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span></text:p>
        </text:list-item>
      </text:list>
      <table:table table:name="Table9" table:style-name="Table9">
        <table:table-column table:style-name="Table9.A"/>
        <text:soft-page-break/>
        <table:table-row>
          <table:table-cell table:style-name="Table9.A1" office:value-type="string">
            <text:p text:style-name="P85"><text:span text:style-name="T34">//Disable</text:span><text:span text:style-name="T82"> </text:span><text:span text:style-name="T34">all</text:span><text:span text:style-name="T82"> </text:span><text:span text:style-name="T34">known</text:span><text:span text:style-name="T82"> </text:span><text:span text:style-name="T34">BRDFs</text:span><text:span text:style-name="T82"> </text:span><text:span text:style-name="T34">that</text:span><text:span text:style-name="T82"> </text:span><text:span text:style-name="T34">the</text:span><text:span text:style-name="T82"> </text:span><text:span text:style-name="T34">implementation</text:span><text:span text:style-name="T82"> </text:span><text:span text:style-name="T34">may</text:span><text:span text:style-name="T82"> </text:span><text:span text:style-name="T34">enable</text:span></text:p>
            <text:p text:style-name="P69">@pset(<text:span text:style-name="T82"> </text:span>BRDF_CookTorrance,<text:span text:style-name="T82"> </text:span><text:span text:style-name="T20">0</text:span><text:span text:style-name="T82"> </text:span>)</text:p>
            <text:p text:style-name="P69">@pset(<text:span text:style-name="T82"> </text:span>BRDF_Default,<text:span text:style-name="T82"> </text:span><text:span text:style-name="T20">0</text:span><text:span text:style-name="T82"> </text:span>)</text:p>
            <text:p text:style-name="P69">@piece(<text:span text:style-name="T82"> </text:span>DeclareBRDF<text:span text:style-name="T82"> </text:span>)</text:p>
            <text:p text:style-name="P69"><text:span text:style-name="T82"><text:s text:c="8"/></text:span><text:span text:style-name="T34">//</text:span><text:span text:style-name="T82"> </text:span><text:span text:style-name="T34">Your</text:span><text:span text:style-name="T82"> </text:span><text:span text:style-name="T34">BRDF</text:span><text:span text:style-name="T82"> </text:span><text:span text:style-name="T34">code</text:span><text:span text:style-name="T82"> </text:span><text:span text:style-name="T34">declaration</text:span><text:span text:style-name="T82"> </text:span><text:span text:style-name="T34">here</text:span></text:p>
            <text:p text:style-name="P69">@end</text:p>
          </table:table-cell>
        </table:table-row>
      </table:table>
      <text:list xml:id="list235229422041523" text:continue-numbering="true" text:style-name="L147">
        <text:list-item>
          <text:p text:style-name="P157"><text:span text:style-name="T94">Via listener, through </text:span><text:span text:style-name="T60">HlmsListener</text:span><text:span text:style-name="T94">. This allows you to have access to the buffer pass to fill extra information; or bind extra buffers to the shader.</text:span></text:p>
        </text:list-item>
        <text:list-item>
          <text:p text:style-name="P158"><text:span text:style-name="T92">Overload </text:span><text:span text:style-name="T60">HlmsPbs</text:span><text:span text:style-name="T92">. Useful for overriding only specific parts, or adding new functionality that requires storing extra information in a datablock (e.g. overload </text:span><text:span text:style-name="T60">HlmsPbsDatablock</text:span><text:span text:style-name="T92"> to add more variables, and then overload </text:span><text:span text:style-name="T66">HlmsPbs::</text:span><text:span text:style-name="T92">createDatablockImpl to create these custom datablocks)</text:span></text:p>
        </text:list-item>
        <text:list-item>
          <text:p text:style-name="P160">Directly modify <text:span text:style-name="T60">HlmsPbs</text:span>, <text:span text:style-name="T60">HlmsPbsDatablock</text:span> <text:span text:style-name="T93">and the template.</text:span></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P34">Piece where users can add <text:span text:style-name="T94">extra information for the pass buffer (only useful if the user is using </text:span><text:span text:style-name="T67">HlmsListener</text:span><text:span text:style-name="T94"> or overloaded </text:span><text:span text:style-name="T67">HlmsPbs</text:span><text:span text:style-name="T94">.</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text:span text:style-name="T94">e</text:span>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text:span text:style-name="T87">before</text:span> <text:span text:style-name="T89">Ogre's </text:span>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text:span text:style-name="T88">custom_vs_uniformDeclaration, </text:span>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text:span text:style-name="T87">before</text:span> <text:span text:style-name="T89">Ogre's </text:span>code from the <text:span text:style-name="T90">Pixel </text:span>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text:span text:style-name="T91">and before anything else</text:span>. <text:span text:style-name="T91">May not get executed if there is no relevant material data (i.e. doesn't have normals or QTangents for lighting calculation)</text:spa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P53"/>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he function returns a cache + hash specific for the pass that will be merged with the Renderable's hash and the result will be used to compile the shader to be used.</text:p>
      <text:h text:style-name="Heading_20_3" text:outline-level="3"><text:soft-page-break/>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7">lastCache</text:span> and <text:span text:style-name="T17">lastTextureHash</text:span><text:span text:style-name="T1"> to obtain information about the previously rendered object and avoid setting again many shared paremeters.</text:span></text:p>
      <text:h text:style-name="P175" text:outline-level="2">Using the HLMS implementations</text:h>
      <text:h text:style-name="P186" text:outline-level="3">Initialization</text:h>
      <text:p text:style-name="Text_20_body"><text:span text:style-name="T1">Before parsing the resources, i.e. before </text:span><text:span text:style-name="T60">ResourceGroupManager</text:span><text:span text:style-name="T1">::</text:span>initialiseAllResourceGroups<text:span text:style-name="T1"> is called, you need to setup the proper Hlms.</text:span></text:p>
      <text:p text:style-name="P51">Ogre is shipped with four implementations:</text:p>
      <text:list xml:id="list7948653612771833304" text:style-name="L148">
        <text:list-item>
          <text:p text:style-name="P161">PBS: Stands for Physically Based Shading. The most common for most of your material needs.</text:p>
        </text:list-item>
        <text:list-item>
          <text:p text:style-name="P161">Unlit: Basic system with no lighting or skeleton skinning. Great for GUI, billboards, particle FXs. Supports multiple texture layering with photoshop-like blending modes.</text:p>
        </text:list-item>
        <text:list-item>
          <text:p text:style-name="P161">PBS Mobile: Same as PBS, but written for GLES2 (i.e. old Android and iOS devices, WebGL)</text:p>
        </text:list-item>
        <text:list-item>
          <text:p text:style-name="P161">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69"><text:span text:style-name="T60">Archive</text:span><text:span text:style-name="T82"> </text:span><text:span text:style-name="T1">*archiveLibrary</text:span><text:span text:style-name="T82"> </text:span><text:span text:style-name="T1">=</text:span><text:span text:style-name="T82"> </text:span><text:span text:style-name="T60">Ogre</text:span><text:span text:style-name="T1">::</text:span><text:span text:style-name="T60">ArchiveManager</text:span><text:span text:style-name="T1">::getSingletonPtr()-&gt;load(</text:span></text:p>
            <text:p text:style-name="P71"><text:span text:style-name="T82"><text:s text:c="16"/></text:span><text:span text:style-name="T34">"/home/myuser/OgreSDK/Samples/Media/Hlms/Common/GLSL"</text:span><text:span text:style-name="T1">,</text:span></text:p>
            <text:p text:style-name="P71"><text:span text:style-name="T82"><text:s text:c="16"/></text:span><text:span text:style-name="T34">"FileSystem"</text:span><text:span text:style-name="T1">,</text:span><text:span text:style-name="T82"> </text:span><text:span text:style-name="T85">true</text:span><text:span text:style-name="T82"> </text:span><text:span text:style-name="T1">);</text:span></text:p>
            <text:p text:style-name="P71"><text:span text:style-name="T60">ArchiveVec</text:span><text:span text:style-name="T82"> </text:span><text:span text:style-name="T1">library;</text:span></text:p>
            <text:p text:style-name="P69"><text:span text:style-name="T1">library.push_back(</text:span><text:span text:style-name="T82"> </text:span><text:span text:style-name="T1">archiveLibrary</text:span><text:span text:style-name="T82"> </text:span><text:span text:style-name="T1">);</text:span></text:p>
            <text:p text:style-name="P69"/>
            <text:p text:style-name="P69"><text:span text:style-name="T60">Archive</text:span><text:span text:style-name="T82"> </text:span><text:span text:style-name="T1">*archivePbs</text:span><text:span text:style-name="T82"> </text:span><text:span text:style-name="T1">=</text:span><text:span text:style-name="T82"> </text:span><text:span text:style-name="T60">ArchiveManager</text:span><text:span text:style-name="T1">::getSingletonPtr()-&gt;load(</text:span></text:p>
            <text:p text:style-name="P69"><text:span text:style-name="T82"><text:s text:c="16"/></text:span><text:span text:style-name="T34">"/home/myuser/OgreSDK/Samples/Media/Hlms/Pbs/GLSL"</text:span><text:span text:style-name="T1">,</text:span></text:p>
            <text:p text:style-name="P69"><text:span text:style-name="T82"><text:s text:c="16"/></text:span><text:span text:style-name="T34">"FileSystem"</text:span><text:span text:style-name="T1">,</text:span><text:span text:style-name="T82"> </text:span><text:span text:style-name="T85">true</text:span><text:span text:style-name="T82"> </text:span><text:span text:style-name="T1">);</text:span></text:p>
            <text:p text:style-name="P71"><text:span text:style-name="T60">HlmsPbs</text:span><text:span text:style-name="T82"> </text:span><text:span text:style-name="T1">*hlmsPbs</text:span><text:span text:style-name="T82"> </text:span><text:span text:style-name="T1">=</text:span><text:span text:style-name="T82"> </text:span><text:span text:style-name="T20">OGRE_NEW</text:span><text:span text:style-name="T82"> </text:span><text:span text:style-name="T60">HlmsPbs</text:span><text:span text:style-name="T1">(</text:span><text:span text:style-name="T82"> </text:span><text:span text:style-name="T1">archivePbs,</text:span><text:span text:style-name="T82"> </text:span><text:span text:style-name="T1">&amp;library</text:span><text:span text:style-name="T82">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69"><text:span text:style-name="T60">Root</text:span><text:span text:style-name="T1">::getSingleton().getHlmsManager()-&gt;registerHlms(</text:span><text:span text:style-name="T82"> </text:span><text:span text:style-name="T1">hlmsPbs</text:span><text:span text:style-name="T82">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7">deleteOnExit</text:span> which is true by default.</text:p>
      <text:p text:style-name="Text_20_body">When true, Ogre will automatically call “<text:span text:style-name="T20">OGRE_DELETE</text:span><text:span text:style-name="T82"> </text:span>hlmsPbs” on shutdown (when unregisterHlms gets called) and most of the time you don't need to worry.</text:p>
      <text:p text:style-name="Text_20_body"><text:soft-page-break/>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69"><text:span text:style-name="T85">bool</text:span><text:span text:style-name="T82"> </text:span><text:span text:style-name="T1">visibleToManager</text:span><text:span text:style-name="T82"> </text:span><text:span text:style-name="T1">=</text:span><text:span text:style-name="T82"> </text:span><text:span text:style-name="T85">true</text:span><text:span text:style-name="T1">;</text:span></text:p>
            <text:p text:style-name="P69"><text:span text:style-name="T60">HlmsPbsDatablock</text:span><text:span text:style-name="T82"> </text:span><text:span text:style-name="T1">*datablock</text:span><text:span text:style-name="T82"> </text:span><text:span text:style-name="T1">=</text:span><text:span text:style-name="T82"> </text:span><text:span text:style-name="T85">reinterpret_cast</text:span><text:span text:style-name="T1">&lt;</text:span><text:span text:style-name="T60">HlmsPbsDatablock</text:span><text:span text:style-name="T1">*&gt;(</text:span></text:p>
            <text:p text:style-name="P69"><text:span text:style-name="T82"><text:s text:c="12"/></text:span><text:span text:style-name="T1">hlmsPbs-&gt;createDatablock(</text:span><text:span text:style-name="T82"> </text:span><text:span text:style-name="T34">"myRealName"</text:span><text:span text:style-name="T1">,</text:span><text:span text:style-name="T82"> </text:span><text:span text:style-name="T34">"myHumanReadableName"</text:span><text:span text:style-name="T1">,</text:span></text:p>
            <text:p text:style-name="P69"><text:span text:style-name="T82"><text:s text:c="26"/></text:span><text:span text:style-name="T60">HlmsMacroblock</text:span><text:span text:style-name="T1">(),</text:span><text:span text:style-name="T82"> </text:span><text:span text:style-name="T60">HlmsBlendblock</text:span><text:span text:style-name="T1">(),</text:span></text:p>
            <text:p text:style-name="P69"><text:span text:style-name="T82"><text:s text:c="26"/></text:span><text:span text:style-name="T60">HlmsParamVec</text:span><text:span text:style-name="T1">(),</text:span><text:span text:style-name="T82"> </text:span><text:span text:style-name="T1">visibleToManager</text:span><text:span text:style-name="T82"> </text:span><text:span text:style-name="T1">)</text:span><text:span text:style-name="T82"> </text:span><text:span text:style-name="T1">);</text:span></text:p>
          </table:table-cell>
        </table:table-row>
      </table:table>
      <text:p text:style-name="Text_20_body">The last parameter, '<text:span text:style-name="T37">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60">Renderable</text:span><text:span text:style-name="T1">::setDatablock(</text:span><text:span text:style-name="T82"> </text:span><text:span text:style-name="T34">"Green"</text:span><text:span text:style-name="T82">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60">Renderable</text:span><text:span text:style-name="T1">::setDatablock( hlmsUnlit-&gt;getDatablock( </text:span><text:span text:style-name="T34">"Green"</text:span><text:span text:style-name="T1"> ) );</text:span></text:p>
      <text:p text:style-name="P51">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51">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7">on top</text:span> of the original TextureManager and is <text:span text:style-name="T37">not</text:span> meant to replace it.</text:p>
      <text:p text:style-name="Text_20_body">On desktop, it will pack texture together using texture arrays. On mobile, it will use UV atlas instead. Ideally we would use bindless textures on desktop, however lack of D3D11 API (and D3D10 hardware) support for <text:soft-page-break/>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60">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69"><text:span text:style-name="T85">struct</text:span><text:span text:style-name="T82"> </text:span><text:span text:style-name="T60">TextureLocation</text:span></text:p>
            <text:p text:style-name="P70">{</text:p>
            <text:p text:style-name="P69"><text:span text:style-name="T82"><text:s text:c="4"/></text:span><text:span text:style-name="T60">TexturePtr</text:span><text:span text:style-name="T82"> <text:s/></text:span><text:span text:style-name="T84">texture</text:span><text:span text:style-name="T1">;</text:span></text:p>
            <text:p text:style-name="P69"><text:span text:style-name="T82"><text:s text:c="4"/></text:span><text:span text:style-name="T60">uint16</text:span><text:span text:style-name="T82"> <text:s text:c="5"/></text:span><text:span text:style-name="T84">xIdx</text:span><text:span text:style-name="T1">;</text:span></text:p>
            <text:p text:style-name="P69"><text:span text:style-name="T82"><text:s text:c="4"/></text:span><text:span text:style-name="T60">uint16</text:span><text:span text:style-name="T82"> <text:s text:c="5"/></text:span><text:span text:style-name="T84">yIdx</text:span><text:span text:style-name="T1">;</text:span></text:p>
            <text:p text:style-name="P69"><text:span text:style-name="T82"><text:s text:c="4"/></text:span><text:span text:style-name="T60">uint16</text:span><text:span text:style-name="T82"> <text:s text:c="5"/></text:span><text:span text:style-name="T84">divisor</text:span><text:span text:style-name="T1">;</text:span></text:p>
            <text:p text:style-name="P70">};</text:p>
          </table:table-cell>
        </table:table-row>
      </table:table>
      <text:p text:style-name="Text_20_body">The texture pointer is the actual atlas/array texture.</text:p>
      <text:p text:style-name="Text_20_body">On Desktop, only <text:span text:style-name="T84">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69"><text:span text:style-name="T34">//</text:span><text:span text:style-name="T82"> </text:span><text:span text:style-name="T34">GLSL</text:span></text:p>
            <text:p text:style-name="P69"><text:span text:style-name="T85">vec4</text:span><text:span text:style-name="T82"> </text:span>colour<text:span text:style-name="T82"> </text:span>=<text:span text:style-name="T82"> </text:span>texture(<text:span text:style-name="T82"> </text:span>myArrayTex,<text:span text:style-name="T82"> </text:span><text:span text:style-name="T85">vec3</text:span>(<text:span text:style-name="T82"> </text:span>uv.xy,<text:span text:style-name="T82"> </text:span><text:span text:style-name="T85">float</text:span>(xIdx)<text:span text:style-name="T82"> </text:span>)<text:span text:style-name="T82"> </text:span>);</text:p>
            <text:p text:style-name="P69"><text:span text:style-name="T34">//</text:span><text:span text:style-name="T82"> </text:span><text:span text:style-name="T34">HLSL</text:span></text:p>
            <text:p text:style-name="P69"><text:span text:style-name="T85">float4 </text:span>colour myArrayTex.Sample(<text:span text:style-name="T82"> </text:span>mySampler,<text:span text:style-name="T82"> </text:span><text:span text:style-name="T85">float3</text:span>(<text:span text:style-name="T82"> </text:span>uv.xy,<text:span text:style-name="T82"> </text:span><text:span text:style-name="T85">float</text:span>(xIdx)<text:span text:style-name="T82"> </text:span>)<text:span text:style-name="T82"> </text:span>);</text:p>
          </table:table-cell>
        </table:table-row>
      </table:table>
      <text:p text:style-name="Text_20_body"/>
      <text:p text:style-name="Text_20_body">On Mobile, <text:span text:style-name="T84">xIdx</text:span> indicates the horizontal offset of the UV needed to sample the texture, and <text:span text:style-name="T84">yIdx</text:span> the vertical offset. Both values have to be divided by <text:span text:style-name="T84">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69"><text:span text:style-name="T85">vec4</text:span><text:span text:style-name="T82"> </text:span>colour<text:span text:style-name="T82"> </text:span>=<text:span text:style-name="T82"> </text:span>texture2D(<text:span text:style-name="T82"> </text:span>myTex,<text:span text:style-name="T82"> </text:span>(uv.xy<text:span text:style-name="T82"> </text:span>+<text:span text:style-name="T82"> </text:span><text:span text:style-name="T85">vec2</text:span>(<text:span text:style-name="T82"> </text:span>xIdx,<text:span text:style-name="T82"> </text:span>yIdx<text:span text:style-name="T82"> </text:span>))<text:span text:style-name="T82"> </text:span>/<text:span text:style-name="T82"> </text:span>divisor<text:span text:style-name="T82"> </text:span>);</text:p>
          </table:table-cell>
        </table:table-row>
      </table:table>
      <text:p text:style-name="Text_20_body"/>
      <text:p text:style-name="Text_20_body"><text:span text:style-name="T44">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pan text:style-name="T60">DefaultTextureParameters </text:span><text:span text:style-name="T84">mDefaultTextureParameters</text:span><text:span text:style-name="T1">[</text:span><text:span text:style-name="T60">NUM_TEXTURE_TYPES</text:span><text:span text:style-name="T1">];</text:span></text:p>
      <table:table table:name="Tabla83" table:style-name="Tabla83">
        <table:table-column table:style-name="Tabla83.A"/>
        <text:soft-page-break/>
        <table:table-row>
          <table:table-cell table:style-name="Tabla83.A1" office:value-type="string">
            <text:p text:style-name="P37">Attention #1!</text:p>
            <text:p text:style-name="P47">Automatic batching works 'on the fly'. You should load related textures together to prevent completely unrelated textures getting packed in the same array/atlas while the related ones end up in different arrays/atlas.</text:p>
            <text:p text:style-name="P47">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4">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3723901521333476251" text:style-name="L149">
        <text:list-item>
          <text:p text:style-name="P192">TEXTURE_TYPE_DIFFUSE</text:p>
        </text:list-item>
        <text:list-item>
          <text:p text:style-name="P192">TEXTURE_TYPE_MONOCHROME</text:p>
        </text:list-item>
        <text:list-item>
          <text:p text:style-name="P192">TEXTURE_TYPE_NORMALS</text:p>
        </text:list-item>
        <text:list-item>
          <text:p text:style-name="P192">TEXTURE_TYPE_ENV_MAP</text:p>
        </text:list-item>
        <text:list-item>
          <text:p text:style-name="P192">TEXTURE_TYPE_DETAIL</text:p>
        </text:list-item>
        <text:list-item>
          <text:p text:style-name="P192">TEXTURE_TYPE_DETAIL_NORMAL_MAP</text:p>
        </text:list-item>
      </text:list>
      <text:p text:style-name="Text_20_body"/>
      <text:p text:style-name="Text_20_body">The reasons to have multiple profiles are simple:</text:p>
      <text:list xml:id="list6632537761488177518" text:style-name="L150">
        <text:list-item>
          <text:p text:style-name="P162">Some textures, i.e. normal maps, require to be transformed to a special format, like BC5 or UV88 (two-component normalized signed 8-bit format). The Manager will convert the texture to those formats before packing.</text:p>
        </text:list-item>
        <text:list-item>
          <text:p text:style-name="P162">Roughness textures are usually monochrome and users may want to ensure that they get loaded with the optimal pixel format for them (i.e. <text:span text:style-name="T60">PF_L8</text:span>) even if the original is stored as a 32-bit RGBA PNG file. Furthermore, sRGB (gamma correction) is disabled for these textures.</text:p>
        </text:list-item>
        <text:list-item>
          <text:p text:style-name="P162">Detail maps &amp; its normal maps are usually meant to be tileable. Therefore on mobile, UV atlas is disabled.</text:p>
        </text:list-item>
      </text:list>
      <text:p text:style-name="Text_20_body">Desktop-only Hlms implementations already skip the use of <text:span text:style-name="T60">TEXTURE_TYPE_DETAIL</text:span> &amp; <text:span text:style-name="T20"><text:s/></text:span><text:span text:style-name="T60">TEXTURE_TYPE_DETAIL_NORMAL_MAP</text:span> enumerations since they're only useful in Mobile; and use <text:span text:style-name="T60">TEXTURE_TYPE_DIFFUSE</text:span> and <text:span text:style-name="T60">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able:table-row>
          <table:table-cell table:style-name="Tabla82.A1" office:value-type="string">
            <text:p text:style-name="P69"><text:span text:style-name="T20">///</text:span><text:span text:style-name="T82"> </text:span><text:span text:style-name="T20">Textures</text:span><text:span text:style-name="T82"> </text:span><text:span text:style-name="T20">whose</text:span><text:span text:style-name="T82"> </text:span><text:span text:style-name="T20">size</text:span><text:span text:style-name="T82"> </text:span><text:span text:style-name="T20">are</text:span><text:span text:style-name="T82"> </text:span><text:span text:style-name="T20">less</text:span><text:span text:style-name="T82"> </text:span><text:span text:style-name="T20">or</text:span><text:span text:style-name="T82"> </text:span><text:span text:style-name="T20">equal</text:span><text:span text:style-name="T82"> </text:span><text:span text:style-name="T20">to</text:span><text:span text:style-name="T82"> </text:span><text:span text:style-name="T20">minTextureSize</text:span></text:p>
            <text:p text:style-name="P69"><text:span text:style-name="T20">///</text:span><text:span text:style-name="T82"> </text:span><text:span text:style-name="T20">(without</text:span><text:span text:style-name="T82"> </text:span><text:span text:style-name="T20">considering</text:span><text:span text:style-name="T82"> </text:span><text:span text:style-name="T20">mipmaps)</text:span><text:span text:style-name="T82"> </text:span><text:span text:style-name="T20">will</text:span><text:span text:style-name="T82"> </text:span><text:span text:style-name="T20">have</text:span><text:span text:style-name="T82"> </text:span><text:span text:style-name="T20">their</text:span><text:span text:style-name="T82"> </text:span><text:span text:style-name="T20">maxTexturesPerArray</text:span></text:p>
            <text:p text:style-name="P69"><text:soft-page-break/><text:span text:style-name="T20">///</text:span><text:span text:style-name="T82"> </text:span><text:span text:style-name="T20">clamped</text:span><text:span text:style-name="T82"> </text:span><text:span text:style-name="T20">to</text:span><text:span text:style-name="T82"> </text:span><text:span text:style-name="T20">the</text:span><text:span text:style-name="T82"> </text:span><text:span text:style-name="T20">value</text:span><text:span text:style-name="T82"> </text:span><text:span text:style-name="T20">given</text:span><text:span text:style-name="T82"> </text:span><text:span text:style-name="T20">in</text:span><text:span text:style-name="T82"> </text:span><text:span text:style-name="T20">this</text:span><text:span text:style-name="T82"> </text:span><text:span text:style-name="T20">threshold</text:span><text:span text:style-name="T82"> </text:span><text:span text:style-name="T20">structure</text:span></text:p>
            <text:p text:style-name="P69"><text:span text:style-name="T85">struct</text:span><text:span text:style-name="T82"> </text:span><text:span text:style-name="T60">Threshold</text:span></text:p>
            <text:p text:style-name="P70">{</text:p>
            <text:p text:style-name="P69"><text:span text:style-name="T82"><text:s text:c="4"/></text:span><text:span text:style-name="T60">uint32</text:span><text:span text:style-name="T82"> <text:s text:c="5"/></text:span><text:span text:style-name="T84">minTextureSize</text:span><text:span text:style-name="T1">;</text:span></text:p>
            <text:p text:style-name="P69"><text:span text:style-name="T82"><text:s text:c="4"/></text:span><text:span text:style-name="T60">uint32</text:span><text:span text:style-name="T82"> <text:s text:c="5"/></text:span><text:span text:style-name="T84">maxTexturesPerArray</text:span><text:span text:style-name="T1">;</text:span></text:p>
            <text:p text:style-name="P68">};</text:p>
            <text:p text:style-name="P67"><text:span text:style-name="T85">typedef</text:span><text:span text:style-name="T82"> </text:span><text:span text:style-name="T60">vector</text:span><text:span text:style-name="T1">&lt;</text:span><text:span text:style-name="T60">Threshold</text:span><text:span text:style-name="T1">&gt;::</text:span><text:span text:style-name="T60">type</text:span><text:span text:style-name="T82"> </text:span><text:span text:style-name="T60">ThresholdVec</text:span><text:span text:style-name="T1">;</text:span></text:p>
            <text:p text:style-name="P69"><text:span text:style-name="T85">struct</text:span><text:span text:style-name="T82"> </text:span><text:span text:style-name="T60">DefaultTextureParameters</text:span></text:p>
            <text:p text:style-name="P70">{</text:p>
            <text:p text:style-name="P69"><text:span text:style-name="T82"><text:s text:c="4"/></text:span><text:span text:style-name="T20">///</text:span><text:span text:style-name="T82"> </text:span><text:span text:style-name="T20">Unknown</text:span><text:span text:style-name="T82"> </text:span><text:span text:style-name="T20">means</text:span><text:span text:style-name="T82"> </text:span><text:span text:style-name="T20">assign</text:span><text:span text:style-name="T82"> </text:span><text:span text:style-name="T20">based</text:span><text:span text:style-name="T82"> </text:span><text:span text:style-name="T20">on</text:span><text:span text:style-name="T82"> </text:span><text:span text:style-name="T20">the</text:span><text:span text:style-name="T82"> </text:span><text:span text:style-name="T20">individual</text:span><text:span text:style-name="T82"> </text:span><text:span text:style-name="T20">texture</text:span></text:p>
            <text:p text:style-name="P69"><text:span text:style-name="T82"><text:s text:c="4"/></text:span><text:span text:style-name="T60">PixelFormat</text:span><text:span text:style-name="T82"> </text:span><text:span text:style-name="T84">pixelFormat</text:span><text:span text:style-name="T1">;</text:span></text:p>
            <text:p text:style-name="P69"><text:span text:style-name="T82"><text:s text:c="4"/></text:span><text:span text:style-name="T60">uint16</text:span><text:span text:style-name="T82"> <text:s text:c="5"/></text:span><text:span text:style-name="T84">maxTexturesPerArray</text:span><text:span text:style-name="T1">;</text:span></text:p>
            <text:p text:style-name="P69"><text:span text:style-name="T82"><text:s text:c="4"/></text:span><text:span text:style-name="T85">bool</text:span><text:span text:style-name="T82"> <text:s text:c="7"/></text:span><text:span text:style-name="T84">mipmaps</text:span><text:span text:style-name="T1">;</text:span></text:p>
            <text:p text:style-name="P69"><text:span text:style-name="T82"><text:s text:c="4"/></text:span><text:span text:style-name="T85">bool</text:span><text:span text:style-name="T82"> <text:s text:c="7"/></text:span><text:span text:style-name="T84">hwGammaCorrection</text:span><text:span text:style-name="T1">;</text:span></text:p>
            <text:p text:style-name="P69"><text:span text:style-name="T82"><text:s text:c="4"/></text:span><text:span text:style-name="T60">PackingMethod</text:span><text:span text:style-name="T82"> </text:span><text:span text:style-name="T84">packingMethod</text:span><text:span text:style-name="T1">;</text:span></text:p>
            <text:p text:style-name="P67"><text:span text:style-name="T82"><text:s text:c="4"/></text:span><text:span text:style-name="T85">bool</text:span><text:span text:style-name="T82"> <text:s text:c="7"/></text:span><text:span text:style-name="T84">isNormalMap</text:span><text:span text:style-name="T1">;</text:span></text:p>
            <text:p text:style-name="P69"><text:span text:style-name="T82"><text:s text:c="4"/></text:span><text:span text:style-name="T20">///</text:span><text:span text:style-name="T82"> </text:span><text:span text:style-name="T20">Whether</text:span><text:span text:style-name="T82"> </text:span><text:span text:style-name="T20">non-power-of-2</text:span><text:span text:style-name="T82"> </text:span><text:span text:style-name="T20">textures</text:span><text:span text:style-name="T82"> </text:span><text:span text:style-name="T20">should</text:span><text:span text:style-name="T82"> </text:span><text:span text:style-name="T20">be</text:span><text:span text:style-name="T82"> </text:span><text:span text:style-name="T20">packed</text:span><text:span text:style-name="T82"> </text:span><text:span text:style-name="T20">together.</text:span></text:p>
            <text:p text:style-name="P67"><text:span text:style-name="T82"><text:s text:c="4"/></text:span><text:span text:style-name="T85">bool</text:span><text:span text:style-name="T82"> <text:s text:c="7"/></text:span><text:span text:style-name="T84">packNonPow2</text:span><text:span text:style-name="T1">;</text:span></text:p>
            <text:p text:style-name="P69"><text:span text:style-name="T82"><text:s text:c="4"/></text:span><text:span text:style-name="T20">///</text:span><text:span text:style-name="T82"> </text:span><text:span text:style-name="T20">Textures</text:span><text:span text:style-name="T82"> </text:span><text:span text:style-name="T20">with</text:span><text:span text:style-name="T82"> </text:span><text:span text:style-name="T20">a</text:span><text:span text:style-name="T82"> </text:span><text:span text:style-name="T20">higher</text:span><text:span text:style-name="T82"> </text:span><text:span text:style-name="T20">AR</text:span><text:span text:style-name="T82"> </text:span><text:span text:style-name="T20">(whether</text:span><text:span text:style-name="T82"> </text:span><text:span text:style-name="T20">width</text:span><text:span text:style-name="T82"> </text:span><text:span text:style-name="T20">/</text:span><text:span text:style-name="T82"> </text:span><text:span text:style-name="T20">height</text:span><text:span text:style-name="T82"> </text:span><text:span text:style-name="T20">or</text:span><text:span text:style-name="T82"> </text:span><text:span text:style-name="T20">height</text:span><text:span text:style-name="T82"> </text:span><text:span text:style-name="T20">/</text:span><text:span text:style-name="T82"> </text:span><text:span text:style-name="T20">width)</text:span></text:p>
            <text:p text:style-name="P69"><text:span text:style-name="T82"><text:s text:c="4"/></text:span><text:span text:style-name="T20">///</text:span><text:span text:style-name="T82"> </text:span><text:span text:style-name="T20">than</text:span><text:span text:style-name="T82"> </text:span><text:span text:style-name="T20">this</text:span><text:span text:style-name="T82"> </text:span><text:span text:style-name="T20">value</text:span><text:span text:style-name="T82"> </text:span><text:span text:style-name="T20">won't</text:span><text:span text:style-name="T82"> </text:span><text:span text:style-name="T20">be</text:span><text:span text:style-name="T82"> </text:span><text:span text:style-name="T20">packed.</text:span></text:p>
            <text:p text:style-name="P69"><text:span text:style-name="T82"><text:s text:c="4"/></text:span><text:span text:style-name="T20">///</text:span><text:span text:style-name="T82"> </text:span><text:span text:style-name="T20">Example:</text:span><text:span text:style-name="T82"> </text:span><text:span text:style-name="T20">packMaxRatio</text:span><text:span text:style-name="T82"> </text:span><text:span text:style-name="T20">=</text:span><text:span text:style-name="T82"> </text:span><text:span text:style-name="T20">2;</text:span><text:span text:style-name="T82"> </text:span><text:span text:style-name="T20">textures</text:span><text:span text:style-name="T82"> </text:span><text:span text:style-name="T20">with</text:span><text:span text:style-name="T82"> </text:span><text:span text:style-name="T20">a</text:span><text:span text:style-name="T82"> </text:span><text:span text:style-name="T20">resolution</text:span><text:span text:style-name="T82"> </text:span><text:span text:style-name="T20">of</text:span><text:span text:style-name="T82"> </text:span><text:span text:style-name="T20">1024x512</text:span><text:span text:style-name="T82"> </text:span><text:span text:style-name="T20">or</text:span></text:p>
            <text:p text:style-name="P69"><text:span text:style-name="T82"><text:s text:c="4"/></text:span><text:span text:style-name="T20">///</text:span><text:span text:style-name="T82"> </text:span><text:span text:style-name="T20">512x2048</text:span><text:span text:style-name="T82"> </text:span><text:span text:style-name="T20">won't</text:span><text:span text:style-name="T82"> </text:span><text:span text:style-name="T20">be</text:span><text:span text:style-name="T82"> </text:span><text:span text:style-name="T20">packed</text:span><text:span text:style-name="T82"> </text:span><text:span text:style-name="T20">because</text:span><text:span text:style-name="T82"> </text:span><text:span text:style-name="T20">1024</text:span><text:span text:style-name="T82"> </text:span><text:span text:style-name="T20">/</text:span><text:span text:style-name="T82"> </text:span><text:span text:style-name="T20">512</text:span><text:span text:style-name="T82"> </text:span><text:span text:style-name="T20">&gt;=</text:span><text:span text:style-name="T82"> </text:span><text:span text:style-name="T20">2</text:span><text:span text:style-name="T82"> </text:span><text:span text:style-name="T20">and</text:span><text:span text:style-name="T82"> </text:span><text:span text:style-name="T20">2048</text:span><text:span text:style-name="T82"> </text:span><text:span text:style-name="T20">/</text:span><text:span text:style-name="T82"> </text:span><text:span text:style-name="T20">512</text:span><text:span text:style-name="T82"> </text:span><text:span text:style-name="T20">&gt;=</text:span><text:span text:style-name="T82"> </text:span><text:span text:style-name="T20">2</text:span></text:p>
            <text:p text:style-name="P67"><text:span text:style-name="T82"><text:s text:c="4"/></text:span><text:span text:style-name="T85">float</text:span><text:span text:style-name="T82"> <text:s text:c="6"/></text:span><text:span text:style-name="T84">packMaxRatio</text:span><text:span text:style-name="T1">;</text:span></text:p>
            <text:p text:style-name="P69"><text:span text:style-name="T82"><text:s text:c="4"/></text:span><text:span text:style-name="T20">///</text:span><text:span text:style-name="T82"> </text:span><text:span text:style-name="T20">Only</text:span><text:span text:style-name="T82"> </text:span><text:span text:style-name="T20">used</text:span><text:span text:style-name="T82"> </text:span><text:span text:style-name="T20">when</text:span><text:span text:style-name="T82"> </text:span><text:span text:style-name="T20">packingMethod</text:span><text:span text:style-name="T82"> </text:span><text:span text:style-name="T20">==</text:span><text:span text:style-name="T82"> </text:span><text:span text:style-name="T20">TextureArrays</text:span></text:p>
            <text:p text:style-name="P67"><text:span text:style-name="T82"><text:s text:c="4"/></text:span><text:span text:style-name="T60">ThresholdVec</text:span><text:span text:style-name="T82"> <text:s text:c="3"/></text:span><text:span text:style-name="T84">textureArraysTresholds</text:span><text:span text:style-name="T1">;</text:span></text:p>
            <text:p text:style-name="P68">};</text:p>
          </table:table-cell>
        </table:table-row>
      </table:table>
      <text:p text:style-name="Text_20_body"/>
      <text:p text:style-name="Text_20_body">The comments and the code itself should be self-explanatory. The setting <text:span text:style-name="T84">pixelFormat</text:span> allows to force a conversion to a particular format. When left as PF_UNKNOWN, the texture's original format will be used (except for RGB/BGR/ARGB/BGRA/etc variations).</text:p>
      <text:p text:style-name="Text_20_body">The setting <text:span text:style-name="T84">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84">textureArraysTresholds</text:span> parameter (which only applies on Desktop).</text:p>
      <text:p text:style-name="Text_20_body">The parameters <text:span text:style-name="T84">packNonPow2</text:span> and <text:span text:style-name="T84">packMaxRatio</text:span> operate under the assumption that such textures are rare and therefore should not be packed to prevent memory waste.</text:p>
      <text:p text:style-name="Text_20_body">The setting <text:span text:style-name="T84">isNormalMap</text:span> should only be used for normal mapping: the manager will automatically convert unsigned formats [0; 1] to signed formats [-1; 1] except for the Z component (Blue channel).</text:p>
      <text:h text:style-name="Heading_20_4" text:outline-level="4">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text:soft-page-break/>were to look at them with an image viewer (unsigned format). This is not common in-game, but very common within resource editors.</text:p>
      <text:p text:style-name="Text_20_body">You achieve this via <text:span text:style-name="T37">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69"><text:span text:style-name="T20">///</text:span><text:span text:style-name="T82"> </text:span><text:span text:style-name="T20">See</text:span><text:span text:style-name="T82"> </text:span><text:span text:style-name="T20">other</text:span><text:span text:style-name="T82"> </text:span><text:span text:style-name="T20">overload.</text:span><text:span text:style-name="T82"> </text:span><text:span text:style-name="T20">This</text:span><text:span text:style-name="T82"> </text:span><text:span text:style-name="T20">one</text:span><text:span text:style-name="T82"> </text:span><text:span text:style-name="T20">allows</text:span><text:span text:style-name="T82"> </text:span><text:span text:style-name="T20">aliasing</text:span><text:span text:style-name="T82"> </text:span><text:span text:style-name="T20">a</text:span><text:span text:style-name="T82"> </text:span><text:span text:style-name="T20">texture.</text:span><text:span text:style-name="T82"> </text:span><text:span text:style-name="T20">If</text:span><text:span text:style-name="T82"> </text:span><text:span text:style-name="T20">you</text:span><text:span text:style-name="T82"> </text:span><text:span text:style-name="T20">have</text:span></text:p>
            <text:p text:style-name="P69"><text:span text:style-name="T20">///</text:span><text:span text:style-name="T82"> </text:span><text:span text:style-name="T20">"VERY_TECHNICAL_NAME_HASH_1234.png"</text:span><text:span text:style-name="T82"> </text:span><text:span text:style-name="T20">as</text:span><text:span text:style-name="T82"> </text:span><text:span text:style-name="T20">texName,</text:span><text:span text:style-name="T82"> </text:span><text:span text:style-name="T20">you</text:span><text:span text:style-name="T82"> </text:span><text:span text:style-name="T20">can</text:span><text:span text:style-name="T82"> </text:span><text:span text:style-name="T20">make</text:span><text:span text:style-name="T82"> </text:span><text:span text:style-name="T20">your</text:span><text:span text:style-name="T82"> </text:span><text:span text:style-name="T20">first</text:span></text:p>
            <text:p text:style-name="P69"><text:span text:style-name="T20">///</text:span><text:span text:style-name="T82"> </text:span><text:span text:style-name="T20">call</text:span><text:span text:style-name="T82"> </text:span><text:span text:style-name="T20">with</text:span><text:span text:style-name="T82"> </text:span><text:span text:style-name="T20">aliasName</text:span><text:span text:style-name="T82"> </text:span><text:span text:style-name="T20">as</text:span><text:span text:style-name="T82"> </text:span><text:span text:style-name="T20">"Tree</text:span><text:span text:style-name="T82"> </text:span><text:span text:style-name="T20">Wood",</text:span><text:span text:style-name="T82"> </text:span><text:span text:style-name="T20">and</text:span><text:span text:style-name="T82"> </text:span><text:span text:style-name="T20">the</text:span><text:span text:style-name="T82"> </text:span><text:span text:style-name="T20">next</text:span><text:span text:style-name="T82"> </text:span><text:span text:style-name="T20">calls</text:span><text:span text:style-name="T82"> </text:span><text:span text:style-name="T20">to</text:span></text:p>
            <text:p text:style-name="P69"><text:span text:style-name="T20">///</text:span><text:span text:style-name="T82"> </text:span><text:span text:style-name="T20">createOrRetrieveTexture(</text:span><text:span text:style-name="T82"> </text:span><text:span text:style-name="T20">"Tree</text:span><text:span text:style-name="T82"> </text:span><text:span text:style-name="T20">Wood",</text:span><text:span text:style-name="T82"> </text:span><text:span text:style-name="T20">mapType</text:span><text:span text:style-name="T82"> </text:span><text:span text:style-name="T20">)</text:span><text:span text:style-name="T82"> </text:span><text:span text:style-name="T20">will</text:span><text:span text:style-name="T82"> </text:span><text:span text:style-name="T20">refer</text:span><text:span text:style-name="T82"> </text:span><text:span text:style-name="T20">to</text:span><text:span text:style-name="T82"> </text:span><text:span text:style-name="T20">this</text:span><text:span text:style-name="T82"> </text:span><text:span text:style-name="T20">texture</text:span></text:p>
            <text:p text:style-name="P69"><text:span text:style-name="T60">TextureLocation</text:span><text:span text:style-name="T82"> </text:span><text:span text:style-name="T1">createOrRetrieveTexture(</text:span><text:span text:style-name="T82"> </text:span><text:span text:style-name="T85">const</text:span><text:span text:style-name="T82"> </text:span><text:span text:style-name="T60">String</text:span><text:span text:style-name="T82"> </text:span><text:span text:style-name="T1">&amp;</text:span>aliasName<text:span text:style-name="T1">,</text:span></text:p>
            <text:p text:style-name="P69"><text:span text:style-name="T82"><text:s text:c="41"/></text:span><text:span text:style-name="T85">const</text:span><text:span text:style-name="T82"> </text:span><text:span text:style-name="T60">String</text:span><text:span text:style-name="T82"> </text:span><text:span text:style-name="T1">&amp;</text:span>texName<text:span text:style-name="T1">,</text:span></text:p>
            <text:p text:style-name="P69"><text:span text:style-name="T82"><text:s text:c="41"/></text:span><text:span text:style-name="T60">TextureMapType</text:span><text:span text:style-name="T82"> </text:span>mapType<text:span text:style-name="T82">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69"><text:span text:style-name="T60">TextureLocation</text:span><text:span text:style-name="T82"> </text:span><text:span text:style-name="T84">texLoc</text:span><text:span text:style-name="T1">;</text:span></text:p>
            <text:p text:style-name="P69">texLoc<text:span text:style-name="T82"> </text:span><text:span text:style-name="T1">=</text:span><text:span text:style-name="T82"> </text:span>createOrRetrieveTexture<text:span text:style-name="T1">(</text:span><text:span text:style-name="T82"> </text:span><text:span text:style-name="T34">"As</text:span><text:span text:style-name="T82"> </text:span><text:span text:style-name="T34">Normal</text:span><text:span text:style-name="T82"> </text:span><text:span text:style-name="T34">Map"</text:span><text:span text:style-name="T1">,</text:span><text:span text:style-name="T82"> </text:span><text:span text:style-name="T34">"MyNormalMap.dds"</text:span><text:span text:style-name="T1">,</text:span></text:p>
            <text:p text:style-name="P69"><text:span text:style-name="T82"><text:s text:c="50"/></text:span>TEXTURE_TYPE_NORMALS<text:span text:style-name="T82"> </text:span><text:span text:style-name="T1">);</text:span></text:p>
            <text:p text:style-name="P69">texLoc<text:span text:style-name="T82"> </text:span><text:span text:style-name="T1">=</text:span><text:span text:style-name="T82"> </text:span>createOrRetrieveTexture<text:span text:style-name="T1">(</text:span><text:span text:style-name="T82"> </text:span><text:span text:style-name="T34">"As</text:span><text:span text:style-name="T82"> </text:span><text:span text:style-name="T34">Raw</text:span><text:span text:style-name="T82"> </text:span><text:span text:style-name="T34">Map"</text:span><text:span text:style-name="T1">,</text:span><text:span text:style-name="T82"> </text:span><text:span text:style-name="T34">"MyNormalMap.dds"</text:span><text:span text:style-name="T1">,</text:span></text:p>
            <text:p text:style-name="P69"><text:span text:style-name="T82"><text:s text:c="34"/></text:span>TEXTURE_TYPE_DIFFUSE<text:span text:style-name="T82"> </text:span><text:span text:style-name="T1">);</text:span></text:p>
          </table:table-cell>
        </table:table-row>
      </table:table>
      <text:p text:style-name="Text_20_body">Now the texture is loaded twice in the GPU. Set the datablock's texture to the name <text:span text:style-name="T34">"As</text:span><text:span text:style-name="T82"> </text:span><text:span text:style-name="T34">Raw</text:span><text:span text:style-name="T82"> </text:span><text:span text:style-name="T34">Map"</text:span> to view it, and the name <text:span text:style-name="T34">"As</text:span><text:span text:style-name="T82"> </text:span><text:span text:style-name="T34">Normal</text:span><text:span text:style-name="T82"> </text:span><text:span text:style-name="T34">Map" </text:span>to use it as a normal map.</text:p>
      <text:p text:style-name="P37">Note that if you try to use the name <text:span text:style-name="T34">"MyNormalMap.dds"</text:span> in the datablock, you will load the texture again for a 3<text:span text:style-name="T46">rd</text:span> time; as this will create an alias <text:span text:style-name="T34">"MyNormalMap.dds"</text:span> to the texture <text:span text:style-name="T34">"MyNormalMap.dds"</text:span>.</text:p>
      <text:p text:style-name="P47">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1180810012985879331" text:style-name="L151">
        <text:list-item>
          <text:p text:style-name="P163">Guarantee related textures are loaded together in the same array.</text:p>
        </text:list-item>
        <text:list-item>
          <text:p text:style-name="P163">Improve loading time by baking as much information as possible offline.</text:p>
        </text:list-item>
        <text:list-item>
          <text:p text:style-name="P163">Certain formats can't be batched at runtime for UV atlas (i.e. PVRTC2) and thus needs to done offline.</text:p>
        </text:list-item>
      </text:list>
      <text:p text:style-name="Text_20_body">TBD</text:p>
      <text:h text:style-name="Heading_20_3" text:outline-level="3">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84">maxTexturesPerArray</text:span> of 8 means <text:soft-page-break/>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84">textureArraysTresholds</text:span> parameter will kick in; and will clamp <text:span text:style-name="T84">maxTexturesPerArray</text:span> to 1.</text:p>
      <text:p text:style-name="Text_20_body">Nonetheless, special attention needs to be taken to ensure maximum occupancy of the each array.</text:p>
      <text:p text:style-name="Text_20_body">The function <text:span text:style-name="T60">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6.6929in" svg:height="5.8646in"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6.6929in" svg:height="2.1945in" draw:z-index="15"><draw:image xlink:href="Pictures/10000000000004590000016D135F4A4C.png" xlink:type="simple" xlink:show="embed" xlink:actuate="onLoad"/></draw:frame></text:p>
      <text:list xml:id="list7793628782405814230" text:style-name="L152">
        <text:list-item>
          <text:p text:style-name="P164">=J2 / K2 <text:s/>will give you the % of occupancy per texture.</text:p>
        </text:list-item>
        <text:list-item>
          <text:p text:style-name="P164">=I2 / K2 will give you the size of each individual texture (and not the whole array)</text:p>
        </text:list-item>
        <text:list-item>
          <text:p text:style-name="P164"><text:soft-page-break/>=J2 / K2 * J2 <text:s/>will give you the size actually being used.</text:p>
        </text:list-item>
        <text:list-item>
          <text:p text:style-name="P164">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6.6929in" svg:height="2.5154in"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2278773613866471608" text:style-name="L153">
        <text:list-item>
          <text:p text:style-name="P165">We have <text:span text:style-name="T37">very</text:span> few textures, thus we should change the defaults in <text:span text:style-name="T60">DefaultTextureParameters</text:span>. Real world applications won't usually have this problem though.</text:p>
        </text:list-item>
        <text:list-item>
          <text:p text:style-name="P165">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6.6929in" svg:height="6.7547in" draw:z-index="17"><draw:image xlink:href="Pictures/10000000000003CC000003D554653D6B.png" xlink:type="simple" xlink:show="embed" xlink:actuate="onLoad"/></draw:frame><text:soft-page-break/>We can gather:</text:p>
      <text:list xml:id="list5115700346038613520" text:style-name="L154">
        <text:list-item>
          <text:p text:style-name="P166">There's a high amount of non-power-of-2 textures that need to be taken care of.</text:p>
        </text:list-item>
        <text:list-item>
          <text:p text:style-name="P166">Texture #41 is the only 2048x2048 L8 texture, causing the biggest waste.</text:p>
        </text:list-item>
        <text:list-item>
          <text:p text:style-name="P166">There are many textures that are 256x512 and then many that are 512x256. The artitsts should be consistent; or an export script should take care of this.</text:p>
        </text:list-item>
        <text:list-item>
          <text:p text:style-name="P166">A lot of textures are not compressed when they could or should be.</text:p>
        </text:list-item>
        <text:list-item>
          <text:p text:style-name="P166">There are many DXT5/BC3 files that need verification that this compression scheme is actually needed (or if DXT1 is better).</text:p>
        </text:list-item>
        <text:list-item>
          <text:p text:style-name="P166">Overall occupancy is relatively good, but it can be improved.</text:p>
        </text:list-item>
        <text:list-item>
          <text:p text:style-name="P166"><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4">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4262567566504760548" text:style-name="L155">
        <text:list-item>
          <text:p text:style-name="P167">For directional lights, try to use PSSM with at least 3 splits. A pssm_lambda of 0.95 often gives good results, but this may vary per scene.</text:p>
        </text:list-item>
        <text:list-item>
          <text:p text:style-name="P167">Use sane defaults for shadow mapping. For example call:</text:p>
        </text:list-item>
      </text:list>
      <table:table table:name="Table7" table:style-name="Table7">
        <table:table-column table:style-name="Table7.A"/>
        <table:table-row>
          <table:table-cell table:style-name="Table7.A1" office:value-type="string">
            <text:p text:style-name="P69"><text:span text:style-name="T84">mSceneManager</text:span><text:span text:style-name="T1">-&gt;</text:span><text:span text:style-name="T15">setShadowDirectionalLightExtrusionDistance</text:span><text:span text:style-name="T1">(</text:span><text:span text:style-name="T82"> </text:span><text:span text:style-name="T20">500.0f</text:span><text:span text:style-name="T82"> </text:span><text:span text:style-name="T1">);</text:span></text:p>
            <text:p text:style-name="P69"><text:soft-page-break/><text:span text:style-name="T84">mSceneManager</text:span><text:span text:style-name="T1">-&gt;</text:span><text:span text:style-name="T15">setShadowFarDistance</text:span><text:span text:style-name="T1">(</text:span><text:span text:style-name="T82"> </text:span><text:span text:style-name="T20">500.0f</text:span><text:span text:style-name="T82"> </text:span><text:span text:style-name="T1">);</text:span></text:p>
          </table:table-cell>
        </table:table-row>
      </table:table>
      <text:list xml:id="list19507619197107866" text:style-name="L156">
        <text:list-item>
          <text:p text:style-name="P168">Try toggling HlmsManager::setShadowMappingUseBackFaces</text:p>
        </text:list-item>
        <text:list-item>
          <text:p text:style-name="P168">The default shadow bias for every material is 0.01f. Perhaps this is too much/little for you? Adjust it via HlmsDatablock::mShadowConstantBias.</text:p>
        </text:list-item>
        <text:list-item>
          <text:p text:style-name="P168">Use PF_FLOAT32_R for rendering shadow maps until you get it to look correct. Then you can start worrying about lowering precision to get better performance.</text:p>
        </text:list-item>
        <text:list-item>
          <text:p text:style-name="P168">Checkout the Sample_ShadowMapDebugging sample on how to debug shadows. Those techniques may give you useful hints about what's going on.</text:p>
        </text:list-item>
      </text:list>
      <text:h text:style-name="P177"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2090882423990028165" text:style-name="L157">
        <text:list-item>
          <text:p text:style-name="P169">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69">Software Pose/Morph animations: The reasons are exactly the same as SW Skinning.</text:p>
        </text:list-item>
        <text:list-item>
          <text:p text:style-name="P169">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60">RenderQueue</text:span><text:span text:style-name="T1">::addRenderable</text:span>. Mesh ID, material ID, texture hash, depth, macro and blend block IDs are taken into account<text:note text:id="ftn13" text:note-class="footnote"><text:note-citation>13</text:note-citation><text:note-body><text:p text:style-name="Footnote">For more information, see <text:span text:style-name="T37">Order your graphics draw calls around!</text:span> (<text:a xlink:type="simple" xlink:href="http://realtimecollisiondetection.net/blog/?p=86">http://realtimecollisiondetection.net/blog/?p=86</text:a>) and <text:span text:style-name="T37">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4620989018736994830" text:style-name="L158">
        <text:list-item>
          <text:p text:style-name="P170"><text:span text:style-name="T60">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70"><text:span text:style-name="T60">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70"><text:span text:style-name="T60">FAST</text:span>: The new system. It's similar to <text:span text:style-name="T60">V1_FAST</text:span>. However, only v2 objects can be used and they must be using dekstop Hlms materials. The API overhead is extremely low; and is more multicore-friendly because <text:span text:style-name="T60">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4" text:note-class="footnote"><text:note-citation>14</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text:soft-page-break/>excellent choice for OpenGL 3/4+, DX12, and Mantle.</text:p>
      <text:p text:style-name="Text_20_body">Dynamic buffers will allocate 3x more memory than requested to handle a triple buffer scheme and avoid stalls. Fences<text:note text:id="ftn15" text:note-class="footnote"><text:note-citation>15</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60"/>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60">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69"><text:span text:style-name="T60">VertexArrayObject</text:span><text:span text:style-name="T82"> </text:span><text:span text:style-name="T1">*</text:span>vao<text:span text:style-name="T82"> </text:span><text:span text:style-name="T1">=</text:span><text:span text:style-name="T82"> </text:span><text:span text:style-name="T34">/*...*/</text:span><text:span text:style-name="T1">;</text:span></text:p>
            <text:p text:style-name="P69"><text:span text:style-name="T1">*</text:span><text:span text:style-name="T84">mCommandBuffer</text:span><text:span text:style-name="T1">-&gt;addCommand&lt;</text:span><text:span text:style-name="T60">CbVao</text:span><text:span text:style-name="T1">&gt;()</text:span><text:span text:style-name="T82"> </text:span><text:span text:style-name="T1">=</text:span><text:span text:style-name="T82"> </text:span><text:span text:style-name="T60">CbVao</text:span><text:span text:style-name="T1">(</text:span><text:span text:style-name="T82"> </text:span><text:span text:style-name="T1">vao</text:span><text:span text:style-name="T82">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69"><text:span text:style-name="T60">v1</text:span><text:span text:style-name="T1">::</text:span><text:span text:style-name="T60">CbDrawCallIndexed</text:span><text:span text:style-name="T82"> </text:span><text:span text:style-name="T1">*drawCall</text:span><text:span text:style-name="T82"> </text:span><text:span text:style-name="T1">=</text:span></text:p>
            <text:p text:style-name="P69"><text:span text:style-name="T82"><text:s text:c="8"/></text:span><text:span text:style-name="T84">mCommandBuffer</text:span><text:span text:style-name="T1">-&gt;addCommand&lt;</text:span><text:span text:style-name="T60">v1</text:span><text:span text:style-name="T1">::</text:span><text:span text:style-name="T60">CbDrawCallIndexed</text:span><text:span text:style-name="T1">&gt;();</text:span></text:p>
            <text:p text:style-name="P67"><text:span text:style-name="T1">*drawCall</text:span><text:span text:style-name="T82"> </text:span><text:span text:style-name="T1">=</text:span><text:span text:style-name="T82"> </text:span><text:span text:style-name="T60">v1</text:span><text:span text:style-name="T1">::</text:span><text:span text:style-name="T60">CbDrawCallIndexed</text:span><text:span text:style-name="T1">();</text:span></text:p>
            <text:p text:style-name="P69"><text:span text:style-name="T1">drawCall-&gt;</text:span><text:span text:style-name="T84">operationType</text:span><text:span text:style-name="T82"> <text:s text:c="4"/></text:span><text:span text:style-name="T1">=</text:span><text:span text:style-name="T82"> </text:span><text:span text:style-name="T1">renderOp.</text:span><text:span text:style-name="T84">operationType</text:span><text:span text:style-name="T1">;</text:span></text:p>
            <text:p text:style-name="P69"><text:span text:style-name="T1">drawCall-&gt;</text:span><text:span text:style-name="T84">useGlobalInstancingVertexBufferIsAvailable</text:span><text:span text:style-name="T82"> </text:span><text:span text:style-name="T1">=</text:span></text:p>
            <text:p text:style-name="P69"><text:span text:style-name="T82"><text:s text:c="8"/></text:span><text:span text:style-name="T1">renderOp.</text:span><text:span text:style-name="T84">useGlobalInstancingVertexBufferIsAvailable</text:span><text:span text:style-name="T1">;</text:span></text:p>
            <text:p text:style-name="P69"><text:span text:style-name="T1">drawCall-&gt;</text:span><text:span text:style-name="T84">primCount</text:span><text:span text:style-name="T82"> <text:s text:c="8"/></text:span><text:span text:style-name="T1">=</text:span><text:span text:style-name="T82"> </text:span><text:span text:style-name="T1">renderOp.</text:span><text:span text:style-name="T84">indexData</text:span><text:span text:style-name="T1">-&gt;</text:span><text:span text:style-name="T84">indexCount</text:span><text:span text:style-name="T1">;</text:span></text:p>
            <text:p text:style-name="P69"><text:span text:style-name="T1">drawCall-&gt;</text:span><text:span text:style-name="T84">instanceCount</text:span><text:span text:style-name="T82"> <text:s text:c="4"/></text:span><text:span text:style-name="T1">=</text:span><text:span text:style-name="T82"> </text:span><text:span text:style-name="T1">renderOp.</text:span><text:span text:style-name="T84">numberOfInstances</text:span><text:span text:style-name="T1">;</text:span></text:p>
            <text:p text:style-name="P69"><text:span text:style-name="T1">drawCall-&gt;</text:span><text:span text:style-name="T84">firstVertexIndex</text:span><text:span text:style-name="T82"> <text:s/></text:span><text:span text:style-name="T1">=</text:span><text:span text:style-name="T82"> </text:span><text:span text:style-name="T1">renderOp.</text:span><text:span text:style-name="T84">indexData</text:span><text:span text:style-name="T1">-&gt;</text:span><text:span text:style-name="T84">indexStart</text:span><text:span text:style-name="T1">;</text:span></text:p>
            <text:p text:style-name="P69"><text:span text:style-name="T1">drawCall-&gt;</text:span><text:span text:style-name="T84">baseInstance</text:span><text:span text:style-name="T82"> <text:s text:c="5"/></text:span><text:span text:style-name="T1">=</text:span><text:span text:style-name="T82">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7">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60">CommandBuffer</text:span><text:span text:style-name="T1">::</text:span><text:span text:style-name="T84">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60">CommandBuffer</text:span><text:span text:style-name="T1">::</text:span><text:span text:style-name="T60">CommandBufferExecuteFunc</text:span><text:span text:style-name="T1">*</text:span><text:span text:style-name="T82"> </text:span>CbExecutionTable<text:span text:style-name="T1">[</text:span><text:span text:style-name="T60">MAX_COMMAND_BUFFER</text:span><text:span text:style-name="T1">+</text:span><text:span text:style-name="T20">1</text:span><text:span text:style-name="T1">]</text:span> is populated with all the entries to this vtable. See <text:span text:style-name="T85">enum</text:span><text:span text:style-name="T82"> </text:span><text:span text:style-name="T60">CbType</text:span> for all the possible entries.</text:p>
      <text:p text:style-name="Text_20_body">Each function accepts a pointer to '<text:span text:style-name="T37">this</text:span>' state and the command itself.</text:p>
      <text:p text:style-name="Text_20_body">Commands are stored in structs and its constructors are used to ensure each command populates the command type value properly.</text:p>
      <text:p text:style-name="P37">Example:</text:p>
      <text:p text:style-name="P47">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69"><text:span text:style-name="T85">struct</text:span><text:span text:style-name="T82"> </text:span><text:span text:style-name="T20">_OgreExport</text:span><text:span text:style-name="T82"> </text:span><text:span text:style-name="T60">CbMacroblock</text:span><text:span text:style-name="T82"> </text:span><text:span text:style-name="T1">:</text:span><text:span text:style-name="T82"> </text:span><text:span text:style-name="T85">public</text:span><text:span text:style-name="T82"> </text:span><text:span text:style-name="T60">CbBase</text:span></text:p>
            <text:p text:style-name="P70">{</text:p>
            <text:p text:style-name="P69"><text:span text:style-name="T82"><text:s text:c="4"/></text:span><text:span text:style-name="T60">HlmsMacroblock</text:span><text:span text:style-name="T82"> </text:span><text:span text:style-name="T85">const</text:span><text:span text:style-name="T82"> <text:s text:c="3"/></text:span><text:span text:style-name="T1">*</text:span><text:span text:style-name="T84">block</text:span><text:span text:style-name="T1">;</text:span></text:p>
            <text:p text:style-name="P69"><text:span text:style-name="T82"><text:s text:c="4"/></text:span><text:span text:style-name="T60">CbMacroblock</text:span><text:span text:style-name="T1">(</text:span><text:span text:style-name="T82"> </text:span><text:span text:style-name="T85">const</text:span><text:span text:style-name="T82"> </text:span><text:span text:style-name="T60">HlmsMacroblock</text:span><text:span text:style-name="T82"> </text:span><text:span text:style-name="T1">*</text:span>_block<text:span text:style-name="T82"> </text:span><text:span text:style-name="T1">);</text:span></text:p>
            <text:p text:style-name="P70">};</text:p>
          </table:table-cell>
        </table:table-row>
      </table:table>
      <text:p text:style-name="P47">'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6" text:note-class="footnote"><text:note-citation>16</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7">The constructor will populate all the proper values:</text:p>
      <table:table table:name="Tabla70" table:style-name="Tabla70">
        <table:table-column table:style-name="Tabla70.A"/>
        <text:soft-page-break/>
        <table:table-row>
          <table:table-cell table:style-name="Tabla70.A1" office:value-type="string">
            <text:p text:style-name="P69"><text:span text:style-name="T60">CbMacroblock</text:span><text:span text:style-name="T1">::</text:span><text:span text:style-name="T60">CbMacroblock</text:span><text:span text:style-name="T1">(</text:span><text:span text:style-name="T82"> </text:span><text:span text:style-name="T85">const</text:span><text:span text:style-name="T82"> </text:span><text:span text:style-name="T60">HlmsMacroblock</text:span><text:span text:style-name="T82"> </text:span><text:span text:style-name="T1">*_block</text:span><text:span text:style-name="T82"> </text:span><text:span text:style-name="T1">)</text:span><text:span text:style-name="T82"> </text:span><text:span text:style-name="T1">:</text:span></text:p>
            <text:p text:style-name="P69"><text:span text:style-name="T82"><text:s text:c="4"/></text:span><text:span text:style-name="T60">CbBase</text:span><text:span text:style-name="T1">(</text:span><text:span text:style-name="T82"> </text:span><text:span text:style-name="T60">CB_SET_MACROBLOCK</text:span><text:span text:style-name="T82"> </text:span><text:span text:style-name="T1">),</text:span></text:p>
            <text:p text:style-name="P69"><text:span text:style-name="T82"><text:s text:c="4"/></text:span><text:span text:style-name="T84">block</text:span><text:span text:style-name="T1">(</text:span><text:span text:style-name="T82"> </text:span><text:span text:style-name="T1">_block</text:span><text:span text:style-name="T82"> </text:span><text:span text:style-name="T1">)</text:span></text:p>
            <text:p text:style-name="P70">{</text:p>
            <text:p text:style-name="P70">}</text:p>
          </table:table-cell>
        </table:table-row>
      </table:table>
      <text:p text:style-name="P47">The constructor sets the command type to <text:span text:style-name="T60">CB_SET_MACROBLOCK</text:span> which is already part of <text:span text:style-name="T60">CbType</text:span>.</text:p>
      <text:p text:style-name="P47">Therefore running *commandBuffer-&gt;addCommand&lt;CbMacroblock&gt;() = CbMacroblock( myMacroblock ); will just work.</text:p>
      <text:p text:style-name="P47">But there's one more thing: We need to implement the actual command!</text:p>
      <text:p text:style-name="P47">For that, we declare and define the following function:</text:p>
      <table:table table:name="Tabla71" table:style-name="Tabla71">
        <table:table-column table:style-name="Tabla71.A"/>
        <table:table-row>
          <table:table-cell table:style-name="Tabla71.A1" office:value-type="string">
            <text:p text:style-name="P69"><text:span text:style-name="T34">//</text:span><text:span text:style-name="T82"> </text:span><text:span text:style-name="T34">Declaration</text:span></text:p>
            <text:p text:style-name="P69"><text:span text:style-name="T85">class</text:span><text:span text:style-name="T82"> </text:span><text:span text:style-name="T20">_OgreExport</text:span><text:span text:style-name="T82"> </text:span><text:span text:style-name="T60">CommandBuffer</text:span></text:p>
            <text:p text:style-name="P70">{</text:p>
            <text:p text:style-name="P69"><text:span text:style-name="T82"><text:s text:c="4"/></text:span><text:span text:style-name="T34">//</text:span><text:span text:style-name="T82"> </text:span><text:span text:style-name="T34">...</text:span></text:p>
            <text:p text:style-name="P69"><text:span text:style-name="T85">public</text:span><text:span text:style-name="T1">:</text:span></text:p>
            <text:p text:style-name="P69"><text:span text:style-name="T82"><text:s text:c="4"/></text:span><text:span text:style-name="T85">static</text:span><text:span text:style-name="T82"> </text:span><text:span text:style-name="T60">CommandBufferExecuteFunc</text:span><text:span text:style-name="T82"> </text:span><text:span text:style-name="T84">execute_setMacroblock</text:span><text:span text:style-name="T1">;</text:span></text:p>
            <text:p text:style-name="P69"><text:span text:style-name="T82"><text:s text:c="4"/></text:span><text:span text:style-name="T34">//</text:span><text:span text:style-name="T82"> </text:span><text:span text:style-name="T34">...</text:span></text:p>
            <text:p text:style-name="P68">};</text:p>
            <text:p text:style-name="P69"><text:span text:style-name="T34">//</text:span><text:span text:style-name="T82"> </text:span><text:span text:style-name="T34">Definition</text:span></text:p>
            <text:p text:style-name="P69"><text:span text:style-name="T85">void</text:span><text:span text:style-name="T82"> </text:span><text:span text:style-name="T60">CommandBuffer</text:span><text:span text:style-name="T1">::</text:span><text:span text:style-name="T84">execute_setMacroblock</text:span><text:span text:style-name="T1">(</text:span><text:span text:style-name="T82"> </text:span><text:span text:style-name="T60">CommandBuffer</text:span><text:span text:style-name="T82"> </text:span><text:span text:style-name="T1">*_this,</text:span><text:span text:style-name="T82"> </text:span><text:span text:style-name="T85">const</text:span><text:span text:style-name="T82"> </text:span><text:span text:style-name="T60">CbBase</text:span><text:span text:style-name="T82"> </text:span><text:span text:style-name="T1">*</text:span><text:span text:style-name="T82"> </text:span><text:span text:style-name="T20">RESTRICT_ALIAS</text:span><text:span text:style-name="T82"> </text:span><text:span text:style-name="T1">_cmd</text:span><text:span text:style-name="T82"> </text:span><text:span text:style-name="T1">)</text:span></text:p>
            <text:p text:style-name="P70">{</text:p>
            <text:p text:style-name="P69"><text:span text:style-name="T82"><text:s text:c="4"/></text:span><text:span text:style-name="T85">const</text:span><text:span text:style-name="T82"> </text:span><text:span text:style-name="T60">CbMacroblock</text:span><text:span text:style-name="T82"> </text:span><text:span text:style-name="T1">*cmd</text:span><text:span text:style-name="T82"> </text:span><text:span text:style-name="T1">=</text:span><text:span text:style-name="T82"> </text:span><text:span text:style-name="T85">static_cast</text:span><text:span text:style-name="T1">&lt;</text:span><text:span text:style-name="T85">const</text:span><text:span text:style-name="T82"> </text:span><text:span text:style-name="T60">CbMacroblock</text:span><text:span text:style-name="T1">*&gt;(</text:span><text:span text:style-name="T82"> </text:span><text:span text:style-name="T1">_cmd</text:span><text:span text:style-name="T82"> </text:span><text:span text:style-name="T1">);</text:span></text:p>
            <text:p text:style-name="P69"><text:span text:style-name="T82"><text:s text:c="4"/></text:span><text:span text:style-name="T1">_this-&gt;</text:span><text:span text:style-name="T84">mRenderSystem</text:span><text:span text:style-name="T1">-&gt;</text:span><text:span text:style-name="T15">_setHlmsMacroblock</text:span><text:span text:style-name="T1">(</text:span><text:span text:style-name="T82"> </text:span><text:span text:style-name="T1">cmd-&gt;</text:span><text:span text:style-name="T84">block</text:span><text:span text:style-name="T82"> </text:span><text:span text:style-name="T1">);</text:span></text:p>
            <text:p text:style-name="P70">}</text:p>
          </table:table-cell>
        </table:table-row>
      </table:table>
      <text:p text:style-name="P47"/>
      <text:p text:style-name="P47">Last but not least, we have to add the function to the table:</text:p>
      <table:table table:name="Tabla72" table:style-name="Tabla72">
        <table:table-column table:style-name="Tabla72.A"/>
        <table:table-row>
          <table:table-cell table:style-name="Tabla72.A1" office:value-type="string">
            <text:p text:style-name="P69"><text:span text:style-name="T60">CommandBuffer</text:span><text:span text:style-name="T1">::</text:span><text:span text:style-name="T60">CommandBufferExecuteFunc</text:span><text:span text:style-name="T1">*</text:span><text:span text:style-name="T82"> </text:span>CbExecutionTable<text:span text:style-name="T1">[</text:span><text:span text:style-name="T60">MAX_COMMAND_BUFFER</text:span><text:span text:style-name="T1">+</text:span><text:span text:style-name="T20">1</text:span><text:span text:style-name="T1">]</text:span><text:span text:style-name="T82"> </text:span><text:span text:style-name="T1">=</text:span></text:p>
            <text:p text:style-name="P70">{</text:p>
            <text:p text:style-name="P69"><text:span text:style-name="T82"><text:s text:c="4"/></text:span><text:span text:style-name="T34">//</text:span><text:span text:style-name="T82"> </text:span><text:span text:style-name="T34">...</text:span></text:p>
            <text:p text:style-name="P69"><text:span text:style-name="T82"><text:s text:c="4"/></text:span><text:span text:style-name="T34">//</text:span><text:span text:style-name="T82"> </text:span><text:span text:style-name="T34">MAKE</text:span><text:span text:style-name="T82"> </text:span><text:span text:style-name="T34">SURE</text:span><text:span text:style-name="T82"> </text:span><text:span text:style-name="T34">THE</text:span><text:span text:style-name="T82"> </text:span><text:span text:style-name="T34">INDEX</text:span><text:span text:style-name="T82"> </text:span><text:span text:style-name="T34">POSITION</text:span><text:span text:style-name="T82"> </text:span><text:span text:style-name="T34">MATCHES</text:span><text:span text:style-name="T82"> </text:span><text:span text:style-name="T34">THE</text:span><text:span text:style-name="T82"> </text:span><text:span text:style-name="T34">VALUE</text:span><text:span text:style-name="T82"> </text:span><text:span text:style-name="T34">OF</text:span><text:span text:style-name="T82"> </text:span><text:span text:style-name="T34">CB_SET_MACROBLOCK</text:span></text:p>
            <text:p text:style-name="P69"><text:span text:style-name="T82"><text:s text:c="4"/></text:span><text:span text:style-name="T1">&amp;</text:span><text:span text:style-name="T60">CommandBuffer</text:span><text:span text:style-name="T1">::</text:span><text:span text:style-name="T84">execute_setMacroblock</text:span><text:span text:style-name="T1">,</text:span></text:p>
            <text:p text:style-name="P69"><text:span text:style-name="T82"><text:s text:c="4"/></text:span><text:span text:style-name="T34">//</text:span><text:span text:style-name="T82"> </text:span><text:span text:style-name="T34">...</text:span></text:p>
            <text:p text:style-name="P70">};</text:p>
          </table:table-cell>
        </table:table-row>
      </table:table>
      <text:p text:style-name="P47">The comment's remark is very important: You can't add execute_setMacroblock anywhere, you must store it at the same index as the value of CB_SET_MACROBLOCK, so that CbExecutionTable[CB_SET_MACROBLOCK] points to to execute_setMacroblock.</text:p>
      <text:h text:style-name="P184" text:outline-level="3">Hacks and Tricks</text:h>
      <text:p text:style-name="P47">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8">For example, Ogre supports indirect buffers when available. But when indirect buffers aren't supported, not </text:span><text:soft-page-break/><text:span text:style-name="T68">only we have to store the draw command data in CPU memory rather than GPU memory, but we also have to use very different draw calls. This is shown in </text:span><text:span text:style-name="T65">RenderSystem</text:span><text:span text:style-name="T14">::</text:span><text:span text:style-name="T68">_render</text:span><text:span text:style-name="T83"> </text:span><text:span text:style-name="T68">vs</text:span><text:span text:style-name="T83"> </text:span><text:span text:style-name="T65">RenderSystem</text:span><text:span text:style-name="T14">::</text:span><text:span text:style-name="T68">_renderEmulated. </text:span></text:p>
      <text:p text:style-name="P47">The former uses indirect buffer draw calls, the latter doesn't. Both do the exact same thing.</text:p>
      <text:p text:style-name="P47">Usually, during command generation, the RenderQueue could look like this:</text:p>
      <table:table table:name="Tabla73" table:style-name="Tabla73">
        <table:table-column table:style-name="Tabla73.A"/>
        <table:table-row>
          <table:table-cell table:style-name="Tabla73.A1" office:value-type="string">
            <text:p text:style-name="P69"><text:span text:style-name="T85">for</text:span><text:span text:style-name="T1">(</text:span><text:span text:style-name="T82"> </text:span><text:span text:style-name="T60">size_t</text:span><text:span text:style-name="T82"> </text:span><text:span text:style-name="T1">i=</text:span><text:span text:style-name="T20">0</text:span><text:span text:style-name="T1">;</text:span><text:span text:style-name="T82"> </text:span><text:span text:style-name="T1">i&lt;</text:span>numRenderables<text:span text:style-name="T1">;</text:span><text:span text:style-name="T82"> </text:span><text:span text:style-name="T1">++i</text:span><text:span text:style-name="T82"> </text:span><text:span text:style-name="T1">)</text:span></text:p>
            <text:p text:style-name="P70">{</text:p>
            <text:p text:style-name="P69"><text:span text:style-name="T82"><text:s text:c="4"/></text:span><text:span text:style-name="T85">if</text:span><text:span text:style-name="T1">(</text:span><text:span text:style-name="T82"> </text:span>supportsIndirectBuffers<text:span text:style-name="T82"> </text:span><text:span text:style-name="T1">)</text:span></text:p>
            <text:p text:style-name="P69"><text:span text:style-name="T82"><text:s text:c="8"/></text:span><text:span text:style-name="T1">*</text:span><text:span text:style-name="T84">mCommandBuffer</text:span><text:span text:style-name="T1">-&gt;addCommand&lt;</text:span><text:span text:style-name="T60">CbDrawCallIndexed</text:span><text:span text:style-name="T1">&gt;()</text:span><text:span text:style-name="T82"> </text:span><text:span text:style-name="T1">=</text:span><text:span text:style-name="T82"> </text:span><text:span text:style-name="T60">CbDrawCallIndexed</text:span><text:span text:style-name="T1">();</text:span></text:p>
            <text:p text:style-name="P69"><text:span text:style-name="T82"><text:s text:c="4"/></text:span><text:span text:style-name="T85">else</text:span></text:p>
            <text:p text:style-name="P69"><text:span text:style-name="T82"><text:s text:c="8"/></text:span><text:span text:style-name="T1">*</text:span><text:span text:style-name="T84">mCommandBuffer</text:span><text:span text:style-name="T1">-&gt;addCommand&lt;</text:span><text:span text:style-name="T60">CbDrawCallIndexedEmulated</text:span><text:span text:style-name="T1">&gt;()</text:span><text:span text:style-name="T82"> </text:span><text:span text:style-name="T1">=</text:span><text:span text:style-name="T82"> </text:span><text:span text:style-name="T60">CbDrawCallIndexedEmulated</text:span><text:span text:style-name="T1">();</text:span></text:p>
            <text:p text:style-name="P70">}</text:p>
          </table:table-cell>
        </table:table-row>
      </table:table>
      <text:p text:style-name="P47">This involves a branch per renderable. Since there can be literally hundred of thousands of them, this is costly.</text:p>
      <text:p text:style-name="P47">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69"><text:span text:style-name="T60">CbDrawCallIndexed</text:span><text:span text:style-name="T1">::</text:span><text:span text:style-name="T60">CbDrawCallIndexed</text:span><text:span text:style-name="T1">(</text:span><text:span text:style-name="T82"> </text:span><text:span text:style-name="T85">bool</text:span><text:span text:style-name="T82"> </text:span><text:span text:style-name="T1">supportsIndirectBuffers</text:span><text:span text:style-name="T82"> </text:span><text:span text:style-name="T1">)</text:span><text:span text:style-name="T82"> </text:span><text:span text:style-name="T1">:</text:span></text:p>
            <text:p text:style-name="P69"><text:span text:style-name="T82"><text:s text:c="4"/></text:span><text:span text:style-name="T60">CbDrawCall</text:span><text:span text:style-name="T1">(</text:span><text:span text:style-name="T82"> </text:span><text:span text:style-name="T60">CB_DRAW_CALL_INDEXED_EMULATED</text:span><text:span text:style-name="T82"> </text:span><text:span text:style-name="T1">+</text:span><text:span text:style-name="T82"> </text:span><text:span text:style-name="T1">supportsIndirectBuffers</text:span><text:span text:style-name="T82"> </text:span><text:span text:style-name="T1">)</text:span></text:p>
            <text:p text:style-name="P70">{</text:p>
            <text:p text:style-name="P70">}</text:p>
          </table:table-cell>
        </table:table-row>
      </table:table>
      <text:p text:style-name="P47">Then during the command generation in the RenderQueue just write:</text:p>
      <table:table table:name="Tabla75" table:style-name="Tabla75">
        <table:table-column table:style-name="Tabla75.A"/>
        <table:table-row>
          <table:table-cell table:style-name="Tabla75.A1" office:value-type="string">
            <text:p text:style-name="P69"><text:span text:style-name="T85">bool </text:span><text:span text:style-name="T1">supportsIndirectBuffers = </text:span><text:span text:style-name="T34">/*...*/</text:span><text:span text:style-name="T1">;</text:span></text:p>
            <text:p text:style-name="P69"><text:span text:style-name="T85">for</text:span><text:span text:style-name="T1">(</text:span><text:span text:style-name="T82"> </text:span><text:span text:style-name="T60">size_t</text:span><text:span text:style-name="T82"> </text:span><text:span text:style-name="T1">i=</text:span><text:span text:style-name="T20">0</text:span><text:span text:style-name="T1">;</text:span><text:span text:style-name="T82"> </text:span><text:span text:style-name="T1">i&lt;</text:span>numRenderables<text:span text:style-name="T1">;</text:span><text:span text:style-name="T82"> </text:span><text:span text:style-name="T1">++i</text:span><text:span text:style-name="T82"> </text:span><text:span text:style-name="T1">)</text:span></text:p>
            <text:p text:style-name="P70">{</text:p>
            <text:p text:style-name="P69"><text:span text:style-name="T82"><text:s text:c="4"/></text:span><text:span text:style-name="T1">*</text:span><text:span text:style-name="T84">mCommandBuffer</text:span><text:span text:style-name="T1">-&gt;addCommand&lt;</text:span><text:span text:style-name="T60">CbDrawCallIndexed</text:span><text:span text:style-name="T1">&gt;()</text:span><text:span text:style-name="T82"> </text:span><text:span text:style-name="T1">=</text:span></text:p>
            <text:p text:style-name="P69"><text:span text:style-name="T82"><text:s text:c="28"/></text:span><text:span text:style-name="T60">CbDrawCallIndexed</text:span><text:span text:style-name="T1">( supportsIndirectBuffers );</text:span></text:p>
            <text:p text:style-name="P70">}</text:p>
          </table:table-cell>
        </table:table-row>
      </table:table>
      <text:p text:style-name="P47">It's not just cleaner, it's also more efficient. A cmp, a jmp and a mov instruction (plus a potential miss-prediction) was just transformed into a single add.</text:p>
      <text:h text:style-name="P176" text:outline-level="2">Post-processing the command buffer</text:h>
      <text:p text:style-name="P47">Another advantage of a command buffer, is that you may have more information about the rendering sequence only after you have processed all objects. You could also try to detect redundant state changes (Ogre doesn't do this though).</text:p>
      <text:p text:style-name="P47">For example, both texture buffers require binding them to a shader by specifying an offset and a size.</text:p>
      <text:p text:style-name="P47">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8">For example, the Hlms implementations shipped with Ogre populate this size at the end. For that, it saves the command location with </text:span><text:span text:style-name="T65">CommandBuffer</text:span><text:span text:style-name="T14">::getCommandOffset</text:span><text:span text:style-name="T68"> called after adding the command:</text:span></text:p>
      <table:table table:name="Tabla76" table:style-name="Tabla76">
        <table:table-column table:style-name="Tabla76.A"/>
        <text:soft-page-break/>
        <table:table-row>
          <table:table-cell table:style-name="Tabla76.A1" office:value-type="string">
            <text:p text:style-name="P69"><text:span text:style-name="T60">CbShaderBuffer</text:span><text:span text:style-name="T82"> </text:span><text:span text:style-name="T1">*shaderBufferCmd</text:span><text:span text:style-name="T82"> </text:span><text:span text:style-name="T1">=</text:span><text:span text:style-name="T82"> </text:span><text:span text:style-name="T1">commandBuffer-&gt;addCommand&lt;</text:span><text:span text:style-name="T60">CbShaderBuffer</text:span><text:span text:style-name="T1">&gt;();</text:span></text:p>
            <text:p text:style-name="P69"><text:span text:style-name="T1">*shaderBufferCmd</text:span><text:span text:style-name="T82"> </text:span><text:span text:style-name="T1">=</text:span><text:span text:style-name="T82"> </text:span><text:span text:style-name="T60">CbShaderBuffer</text:span><text:span text:style-name="T1">(</text:span><text:span text:style-name="T82"> </text:span>shaderResourceSlot<text:span text:style-name="T1">,</text:span></text:p>
            <text:p text:style-name="P69"><text:span text:style-name="T82"><text:s text:c="35"/></text:span><text:span text:style-name="T1">texBuffer,</text:span><text:span text:style-name="T82"> </text:span>offsetStart<text:span text:style-name="T1">,</text:span><text:span text:style-name="T82"> </text:span><text:span text:style-name="T20">0</text:span><text:span text:style-name="T82"> </text:span><text:span text:style-name="T1">);</text:span></text:p>
            <text:p text:style-name="P69"><text:span text:style-name="T60">size_t</text:span><text:span text:style-name="T82"> </text:span><text:span text:style-name="T1">texBufferOffset</text:span><text:span text:style-name="T82"> </text:span><text:span text:style-name="T1">=</text:span><text:span text:style-name="T82"> </text:span><text:span text:style-name="T1">commandBuffer-&gt;getCommandOffset(</text:span><text:span text:style-name="T82"> </text:span><text:span text:style-name="T1">shaderBufferCmd</text:span><text:span text:style-name="T82"> </text:span><text:span text:style-name="T1">);</text:span></text:p>
          </table:table-cell>
        </table:table-row>
      </table:table>
      <text:p text:style-name="P47">The size at this point is set to 0, which is wrong. This will be corrected once we're done:</text:p>
      <table:table table:name="Tabla77" table:style-name="Tabla77">
        <table:table-column table:style-name="Tabla77.A"/>
        <table:table-row>
          <table:table-cell table:style-name="Tabla77.A1" office:value-type="string">
            <text:p text:style-name="P69"><text:span text:style-name="T34">//Set</text:span><text:span text:style-name="T82"> </text:span><text:span text:style-name="T34">the</text:span><text:span text:style-name="T82"> </text:span><text:span text:style-name="T34">binding</text:span><text:span text:style-name="T82"> </text:span><text:span text:style-name="T34">size</text:span><text:span text:style-name="T82"> </text:span><text:span text:style-name="T34">of</text:span><text:span text:style-name="T82"> </text:span><text:span text:style-name="T34">the</text:span><text:span text:style-name="T82"> </text:span><text:span text:style-name="T34">old</text:span><text:span text:style-name="T82"> </text:span><text:span text:style-name="T34">binding</text:span><text:span text:style-name="T82"> </text:span><text:span text:style-name="T34">command</text:span><text:span text:style-name="T82"> </text:span><text:span text:style-name="T34">(if</text:span><text:span text:style-name="T82"> </text:span><text:span text:style-name="T34">exists)</text:span></text:p>
            <text:p text:style-name="P69"><text:span text:style-name="T60">CbShaderBuffer</text:span><text:span text:style-name="T82"> </text:span><text:span text:style-name="T1">*shaderBufferCmd</text:span><text:span text:style-name="T82"> </text:span><text:span text:style-name="T1">=</text:span><text:span text:style-name="T82"> </text:span><text:span text:style-name="T85">reinterpret_cast</text:span><text:span text:style-name="T1">&lt;</text:span><text:span text:style-name="T60">CbShaderBuffer</text:span><text:span text:style-name="T1">*&gt;(</text:span></text:p>
            <text:p text:style-name="P69"><text:span text:style-name="T82"><text:s text:c="12"/></text:span><text:span text:style-name="T1">commandBuffer-&gt;getCommandFromOffset(</text:span><text:span text:style-name="T82"> </text:span>texBufferOffset<text:span text:style-name="T82"> </text:span><text:span text:style-name="T1">)</text:span><text:span text:style-name="T82"> </text:span><text:span text:style-name="T1">);</text:span></text:p>
            <text:p text:style-name="P69"><text:span text:style-name="T1">shaderBufferCmd-&gt;</text:span><text:span text:style-name="T84">bindSizeBytes</text:span><text:span text:style-name="T82"> </text:span><text:span text:style-name="T1">=</text:span><text:span text:style-name="T82"> </text:span>writtenBytes<text:span text:style-name="T1">;</text:span></text:p>
          </table:table-cell>
        </table:table-row>
      </table:table>
      <text:p text:style-name="P47">The function getCommandFromOffset will only return a null pointer if the value from texBufferOffset is invalid.</text:p>
      <text:p text:style-name="P47">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Arial1" fo:font-family="Arial" style:font-style-name="Normal" style:font-family-generic="swiss" style:font-pitch="variable" fo:font-size="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1654in" fo:margin-bottom="0.5161in" style:contextual-spacing="false"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2835in" fo:margin-bottom="0.0827in" style:contextual-spacing="false" style:page-number="auto" fo:background-color="transparent" fo:padding="0in" fo:border-left="none" fo:border-right="none" fo:border-top="none" fo:border-bottom="0.51pt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family="Arial" style:font-style-name="Normal" style:font-family-generic="swiss"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3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4-26T23:52:27.723866129</dc:date>
    <meta:editing-duration>P1DT23H19M42S</meta:editing-duration>
    <meta:editing-cycles>1149</meta:editing-cycles>
    <meta:generator>LibreOffice/4.2.7.2$Linux_X86_64 LibreOffice_project/420m0$Build-2</meta:generator>
    <meta:document-statistic meta:table-count="105" meta:image-count="12" meta:object-count="1" meta:page-count="104" meta:paragraph-count="2080" meta:word-count="30307" meta:character-count="191583" meta:non-whitespace-character-count="162257"/>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